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0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Bromophenol_07_06" table:style-name="ta1">
        <table:shapes>
          <draw:frame draw:z-index="0" draw:style-name="gr1" draw:text-style-name="P1" svg:width="38.356cm" svg:height="21.574cm" svg:x="79.491cm" svg:y="6.459cm">
            <draw:object draw:notify-on-update-of-ranges="Bromophenol_07_06.A9:Bromophenol_07_06.AE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633cm" svg:y="6.7cm">
            <draw:object draw:notify-on-update-of-ranges="Bromophenol_07_06.A9:Bromophenol_07_06.PP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7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46" table:default-cell-style-name="Default"/>
        <table:table-column table:style-name="co2" table:number-columns-repeated="2" table:default-cell-style-name="Default"/>
        <table:table-column table:style-name="co1" table:number-columns-repeated="21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1" table:number-columns-repeated="10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number-columns-repeated="435" table:default-cell-style-name="Default"/>
        <table:table-row table:style-name="ro1">
          <table:table-cell table:number-columns-repeated="10" office:value-type="float" office:value="-0.035" calcext:value-type="float">
            <text:p>-0,035</text:p>
          </table:table-cell>
          <table:table-cell table:number-columns-repeated="2" office:value-type="float" office:value="-0.036" calcext:value-type="float">
            <text:p>-0,036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9" calcext:value-type="float">
            <text:p>-0,039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2" calcext:value-type="float">
            <text:p>-0,042</text:p>
          </table:table-cell>
          <table:table-cell table:number-columns-repeated="4" office:value-type="float" office:value="-0.041" calcext:value-type="float">
            <text:p>-0,041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.041" calcext:value-type="float">
            <text:p>-0,041</text:p>
          </table:table-cell>
          <table:table-cell office:value-type="float" office:value="-0.043" calcext:value-type="float">
            <text:p>-0,043</text:p>
          </table:table-cell>
          <table:table-cell table:number-columns-repeated="2"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table:number-columns-repeated="2" office:value-type="float" office:value="-0.044" calcext:value-type="float">
            <text:p>-0,044</text:p>
          </table:table-cell>
          <table:table-cell table:number-columns-repeated="3" office:value-type="float" office:value="-0.043" calcext:value-type="float">
            <text:p>-0,043</text:p>
          </table:table-cell>
          <table:table-cell table:number-columns-repeated="2" office:value-type="float" office:value="-0.044" calcext:value-type="float">
            <text:p>-0,044</text:p>
          </table:table-cell>
          <table:table-cell table:number-columns-repeated="2" office:value-type="float" office:value="-0.045" calcext:value-type="float">
            <text:p>-0,045</text:p>
          </table:table-cell>
          <table:table-cell table:number-columns-repeated="2" office:value-type="float" office:value="-0.046" calcext:value-type="float">
            <text:p>-0,046</text:p>
          </table:table-cell>
          <table:table-cell table:number-columns-repeated="2" office:value-type="float" office:value="-0.047" calcext:value-type="float">
            <text:p>-0,047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51" calcext:value-type="float">
            <text:p>-0,051</text:p>
          </table:table-cell>
          <table:table-cell office:value-type="float" office:value="-0.053" calcext:value-type="float">
            <text:p>-0,053</text:p>
          </table:table-cell>
          <table:table-cell table:number-columns-repeated="5" office:value-type="float" office:value="-0.052" calcext:value-type="float">
            <text:p>-0,052</text:p>
          </table:table-cell>
          <table:table-cell table:number-columns-repeated="5" office:value-type="float" office:value="-0.051" calcext:value-type="float">
            <text:p>-0,051</text:p>
          </table:table-cell>
          <table:table-cell table:number-columns-repeated="2" office:value-type="float" office:value="-0.052" calcext:value-type="float">
            <text:p>-0,052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9" calcext:value-type="float">
            <text:p>-0,059</text:p>
          </table:table-cell>
          <table:table-cell table:number-columns-repeated="2" office:value-type="float" office:value="-0.06" calcext:value-type="float">
            <text:p>-0,06</text:p>
          </table:table-cell>
          <table:table-cell table:number-columns-repeated="2" office:value-type="float" office:value="-0.058" calcext:value-type="float">
            <text:p>-0,058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5" calcext:value-type="float">
            <text:p>-0,065</text:p>
          </table:table-cell>
          <table:table-cell table:number-columns-repeated="2" office:value-type="float" office:value="-0.066" calcext:value-type="float">
            <text:p>-0,066</text:p>
          </table:table-cell>
          <table:table-cell office:value-type="float" office:value="-0.068" calcext:value-type="float">
            <text:p>-0,068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77" calcext:value-type="float">
            <text:p>-0,077</text:p>
          </table:table-cell>
          <table:table-cell table:number-columns-repeated="3" office:value-type="float" office:value="-0.075" calcext:value-type="float">
            <text:p>-0,075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93" calcext:value-type="float">
            <text:p>-0,093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1" calcext:value-type="float">
            <text:p>-0,1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92" calcext:value-type="float">
            <text:p>-0,092</text:p>
          </table:table-cell>
          <table:table-cell table:number-columns-repeated="2" office:value-type="float" office:value="-0.093" calcext:value-type="float">
            <text:p>-0,093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3" calcext:value-type="float">
            <text:p>-0,103</text:p>
          </table:table-cell>
          <table:table-cell table:number-columns-repeated="2" office:value-type="float" office:value="-0.102" calcext:value-type="float">
            <text:p>-0,102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16" calcext:value-type="float">
            <text:p>-0,116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15" calcext:value-type="float">
            <text:p>-0,115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86" calcext:value-type="float">
            <text:p>-0,086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59" calcext:value-type="float">
            <text:p>-0,059</text:p>
          </table:table-cell>
          <table:table-cell table:number-columns-repeated="4" office:value-type="float" office:value="-0.058" calcext:value-type="float">
            <text:p>-0,05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3" calcext:value-type="float">
            <text:p>-0,063</text:p>
          </table:table-cell>
          <table:table-cell table:number-columns-repeated="3" office:value-type="float" office:value="-0.064" calcext:value-type="float">
            <text:p>-0,064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3" calcext:value-type="float">
            <text:p>-0,053</text:p>
          </table:table-cell>
          <table:table-cell table:number-columns-repeated="2" office:value-type="float" office:value="-0.054" calcext:value-type="float">
            <text:p>-0,05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26" calcext:value-type="float">
            <text:p>-0,026</text:p>
          </table:table-cell>
          <table:table-cell office:value-type="float" office:value="-0.025" calcext:value-type="float">
            <text:p>-0,025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2" calcext:value-type="float">
            <text:p>-0,022</text:p>
          </table:table-cell>
          <table:table-cell office:value-type="float" office:value="-0.021" calcext:value-type="float">
            <text:p>-0,02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7" calcext:value-type="float">
            <text:p>-0,017</text:p>
          </table:table-cell>
          <table:table-cell office:value-type="float" office:value="-0.015" calcext:value-type="float">
            <text:p>-0,015</text:p>
          </table:table-cell>
          <table:table-cell table:number-columns-repeated="2" office:value-type="float" office:value="-0.014" calcext:value-type="float">
            <text:p>-0,014</text:p>
          </table:table-cell>
          <table:table-cell office:value-type="float" office:value="-0.013" calcext:value-type="float">
            <text:p>-0,013</text:p>
          </table:table-cell>
          <table:table-cell table:number-columns-repeated="2" office:value-type="float" office:value="-0.012" calcext:value-type="float">
            <text:p>-0,01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12" calcext:value-type="float">
            <text:p>-0,012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.011" calcext:value-type="float">
            <text:p>-0,011</text:p>
          </table:table-cell>
          <table:table-cell table:number-columns-repeated="2"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table:number-columns-repeated="2" office:value-type="float" office:value="-0.009" calcext:value-type="float">
            <text:p>-0,00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09" calcext:value-type="float">
            <text:p>-0,00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09" calcext:value-type="float">
            <text:p>-0,009</text:p>
          </table:table-cell>
          <table:table-cell office:value-type="float" office:value="-0.008" calcext:value-type="float">
            <text:p>-0,00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13" calcext:value-type="float">
            <text:p>-0,013</text:p>
          </table:table-cell>
          <table:table-cell table:number-columns-repeated="2" office:value-type="float" office:value="-0.011" calcext:value-type="float">
            <text:p>-0,011</text:p>
          </table:table-cell>
          <table:table-cell table:number-columns-repeated="2" office:value-type="float" office:value="-0.01" calcext:value-type="float">
            <text:p>-0,01</text:p>
          </table:table-cell>
          <table:table-cell table:number-columns-repeated="3" office:value-type="float" office:value="-0.011" calcext:value-type="float">
            <text:p>-0,01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12" calcext:value-type="float">
            <text:p>-0,012</text:p>
          </table:table-cell>
          <table:table-cell table:number-columns-repeated="2" office:value-type="float" office:value="-0.013" calcext:value-type="float">
            <text:p>-0,013</text:p>
          </table:table-cell>
          <table:table-cell table:number-columns-repeated="3" office:value-type="float" office:value="-0.014" calcext:value-type="float">
            <text:p>-0,014</text:p>
          </table:table-cell>
          <table:table-cell office:value-type="float" office:value="-0.015" calcext:value-type="float">
            <text:p>-0,015</text:p>
          </table:table-cell>
          <table:table-cell table:number-columns-repeated="2" office:value-type="float" office:value="-0.016" calcext:value-type="float">
            <text:p>-0,016</text:p>
          </table:table-cell>
          <table:table-cell table:number-columns-repeated="5" office:value-type="float" office:value="-0.017" calcext:value-type="float">
            <text:p>-0,017</text:p>
          </table:table-cell>
          <table:table-cell office:value-type="float" office:value="-0.018" calcext:value-type="float">
            <text:p>-0,018</text:p>
          </table:table-cell>
          <table:table-cell table:number-columns-repeated="2" office:value-type="float" office:value="-0.019" calcext:value-type="float">
            <text:p>-0,019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-0.021" calcext:value-type="float">
            <text:p>-0,021</text:p>
          </table:table-cell>
          <table:table-cell office:value-type="float" office:value="-0.022" calcext:value-type="float">
            <text:p>-0,022</text:p>
          </table:table-cell>
          <table:table-cell office:value-type="float" office:value="-0.023" calcext:value-type="float">
            <text:p>-0,023</text:p>
          </table:table-cell>
          <table:table-cell table:number-columns-repeated="3" office:value-type="float" office:value="-0.026" calcext:value-type="float">
            <text:p>-0,026</text:p>
          </table:table-cell>
          <table:table-cell office:value-type="float" office:value="-0.027" calcext:value-type="float">
            <text:p>-0,027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52" calcext:value-type="float">
            <text:p>-0,052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14" calcext:value-type="float">
            <text:p>-0,114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5" calcext:value-type="float">
            <text:p>-0,095</text:p>
          </table:table-cell>
          <table:table-cell table:number-columns-repeated="2" office:value-type="float" office:value="-0.094" calcext:value-type="float">
            <text:p>-0,094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101" calcext:value-type="float">
            <text:p>-0,101</text:p>
          </table:table-cell>
          <table:table-cell table:number-columns-repeated="2" office:value-type="float" office:value="-0.104" calcext:value-type="float">
            <text:p>-0,104</text:p>
          </table:table-cell>
          <table:table-cell office:value-type="float" office:value="-0.106" calcext:value-type="float">
            <text:p>-0,106</text:p>
          </table:table-cell>
          <table:table-cell table:number-columns-repeated="3" office:value-type="float" office:value="-0.105" calcext:value-type="float">
            <text:p>-0,105</text:p>
          </table:table-cell>
          <table:table-cell office:value-type="float" office:value="-0.111" calcext:value-type="float">
            <text:p>-0,111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13" calcext:value-type="float">
            <text:p>-0,113</text:p>
          </table:table-cell>
          <table:table-cell office:value-type="float" office:value="-0.114" calcext:value-type="float">
            <text:p>-0,114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44" calcext:value-type="float">
            <text:p>-0,144</text:p>
          </table:table-cell>
          <table:table-cell table:number-columns-repeated="2" office:value-type="float" office:value="-0.142" calcext:value-type="float">
            <text:p>-0,142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209" calcext:value-type="float">
            <text:p>-0,209</text:p>
          </table:table-cell>
          <table:table-cell table:number-columns-repeated="2" office:value-type="float" office:value="-0.206" calcext:value-type="float">
            <text:p>-0,206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232" calcext:value-type="float">
            <text:p>-0,232</text:p>
          </table:table-cell>
          <table:table-cell office:value-type="float" office:value="-0.242" calcext:value-type="float">
            <text:p>-0,242</text:p>
          </table:table-cell>
          <table:table-cell office:value-type="float" office:value="-0.243" calcext:value-type="float">
            <text:p>-0,243</text:p>
          </table:table-cell>
          <table:table-cell office:value-type="float" office:value="-0.263" calcext:value-type="float">
            <text:p>-0,263</text:p>
          </table:table-cell>
          <table:table-cell office:value-type="float" office:value="-0.284" calcext:value-type="float">
            <text:p>-0,284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196" calcext:value-type="float">
            <text:p>-0,196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41" calcext:value-type="float">
            <text:p>-0,141</text:p>
          </table:table-cell>
          <table:table-cell table:number-columns-repeated="2" office:value-type="float" office:value="-0.14" calcext:value-type="float">
            <text:p>-0,14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42" calcext:value-type="float">
            <text:p>-0,142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161" calcext:value-type="float">
            <text:p>-0,161</text:p>
          </table:table-cell>
          <table:table-cell office:value-type="float" office:value="-0.174" calcext:value-type="float">
            <text:p>-0,174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85" calcext:value-type="float">
            <text:p>-0,185</text:p>
          </table:table-cell>
          <table:table-cell office:value-type="float" office:value="-0.189" calcext:value-type="float">
            <text:p>-0,189</text:p>
          </table:table-cell>
          <table:table-cell office:value-type="float" office:value="-0.202" calcext:value-type="float">
            <text:p>-0,202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51" calcext:value-type="float">
            <text:p>-0,251</text:p>
          </table:table-cell>
          <table:table-cell office:value-type="float" office:value="-0.224" calcext:value-type="float">
            <text:p>-0,224</text:p>
          </table:table-cell>
          <table:table-cell office:value-type="float" office:value="-0.212" calcext:value-type="float">
            <text:p>-0,212</text:p>
          </table:table-cell>
          <table:table-cell office:value-type="float" office:value="-0.206" calcext:value-type="float">
            <text:p>-0,206</text:p>
          </table:table-cell>
          <table:table-cell office:value-type="float" office:value="-0.207" calcext:value-type="float">
            <text:p>-0,207</text:p>
          </table:table-cell>
          <table:table-cell office:value-type="float" office:value="-0.218" calcext:value-type="float">
            <text:p>-0,218</text:p>
          </table:table-cell>
          <table:table-cell office:value-type="float" office:value="-0.226" calcext:value-type="float">
            <text:p>-0,226</text:p>
          </table:table-cell>
          <table:table-cell table:number-columns-repeated="2" office:value-type="float" office:value="-0.235" calcext:value-type="float">
            <text:p>-0,235</text:p>
          </table:table-cell>
          <table:table-cell office:value-type="float" office:value="-0.243" calcext:value-type="float">
            <text:p>-0,243</text:p>
          </table:table-cell>
          <table:table-cell office:value-type="float" office:value="-0.255" calcext:value-type="float">
            <text:p>-0,255</text:p>
          </table:table-cell>
          <table:table-cell office:value-type="float" office:value="-0.262" calcext:value-type="float">
            <text:p>-0,262</text:p>
          </table:table-cell>
          <table:table-cell office:value-type="float" office:value="-0.272" calcext:value-type="float">
            <text:p>-0,272</text:p>
          </table:table-cell>
          <table:table-cell office:value-type="float" office:value="-0.266" calcext:value-type="float">
            <text:p>-0,266</text:p>
          </table:table-cell>
          <table:table-cell office:value-type="float" office:value="-0.26" calcext:value-type="float">
            <text:p>-0,26</text:p>
          </table:table-cell>
          <table:table-cell table:number-columns-repeated="2" office:value-type="float" office:value="-0.251" calcext:value-type="float">
            <text:p>-0,251</text:p>
          </table:table-cell>
          <table:table-cell office:value-type="float" office:value="-0.262" calcext:value-type="float">
            <text:p>-0,262</text:p>
          </table:table-cell>
          <table:table-cell office:value-type="float" office:value="-0.266" calcext:value-type="float">
            <text:p>-0,266</text:p>
          </table:table-cell>
          <table:table-cell office:value-type="float" office:value="-0.259" calcext:value-type="float">
            <text:p>-0,259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24" calcext:value-type="float">
            <text:p>-0,24</text:p>
          </table:table-cell>
          <table:table-cell table:number-columns-repeated="2" office:value-type="float" office:value="-0.233" calcext:value-type="float">
            <text:p>-0,233</text:p>
          </table:table-cell>
          <table:table-cell office:value-type="float" office:value="-0.236" calcext:value-type="float">
            <text:p>-0,236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34" calcext:value-type="float">
            <text:p>-0,234</text:p>
          </table:table-cell>
          <table:table-cell office:value-type="float" office:value="-0.237" calcext:value-type="float">
            <text:p>-0,237</text:p>
          </table:table-cell>
          <table:table-cell office:value-type="float" office:value="-0.232" calcext:value-type="float">
            <text:p>-0,232</text:p>
          </table:table-cell>
          <table:table-cell office:value-type="float" office:value="-0.244" calcext:value-type="float">
            <text:p>-0,244</text:p>
          </table:table-cell>
          <table:table-cell office:value-type="float" office:value="-0.246" calcext:value-type="float">
            <text:p>-0,246</text:p>
          </table:table-cell>
          <table:table-cell office:value-type="float" office:value="-0.259" calcext:value-type="float">
            <text:p>-0,259</text:p>
          </table:table-cell>
          <table:table-cell office:value-type="float" office:value="-0.275" calcext:value-type="float">
            <text:p>-0,275</text:p>
          </table:table-cell>
          <table:table-cell office:value-type="float" office:value="-0.289" calcext:value-type="float">
            <text:p>-0,289</text:p>
          </table:table-cell>
          <table:table-cell table:number-columns-repeated="2" office:value-type="float" office:value="-0.298" calcext:value-type="float">
            <text:p>-0,298</text:p>
          </table:table-cell>
          <table:table-cell office:value-type="float" office:value="-0.297" calcext:value-type="float">
            <text:p>-0,297</text:p>
          </table:table-cell>
          <table:table-cell office:value-type="float" office:value="-0.294" calcext:value-type="float">
            <text:p>-0,294</text:p>
          </table:table-cell>
          <table:table-cell office:value-type="float" office:value="-0.281" calcext:value-type="float">
            <text:p>-0,281</text:p>
          </table:table-cell>
          <table:table-cell office:value-type="float" office:value="-0.262" calcext:value-type="float">
            <text:p>-0,262</text:p>
          </table:table-cell>
          <table:table-cell office:value-type="float" office:value="-0.225" calcext:value-type="float">
            <text:p>-0,225</text:p>
          </table:table-cell>
          <table:table-cell office:value-type="float" office:value="-0.217" calcext:value-type="float">
            <text:p>-0,217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88" calcext:value-type="float">
            <text:p>-0,188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72" calcext:value-type="float">
            <text:p>-0,172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165" calcext:value-type="float">
            <text:p>-0,165</text:p>
          </table:table-cell>
          <table:table-cell table:number-columns-repeated="2" office:value-type="float" office:value="-0.16" calcext:value-type="float">
            <text:p>-0,16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162" calcext:value-type="float">
            <text:p>-0,162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27" calcext:value-type="float">
            <text:p>-0,127</text:p>
          </table:table-cell>
          <table:table-cell table:number-columns-repeated="2" office:value-type="float" office:value="-0.123" calcext:value-type="float">
            <text:p>-0,123</text:p>
          </table:table-cell>
          <table:table-cell office:value-type="float" office:value="-0.126" calcext:value-type="float">
            <text:p>-0,126</text:p>
          </table:table-cell>
          <table:table-cell table:number-columns-repeated="3" office:value-type="float" office:value="-0.13" calcext:value-type="float">
            <text:p>-0,13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05" calcext:value-type="float">
            <text:p>-0,105</text:p>
          </table:table-cell>
          <table:table-cell table:number-columns-repeated="3" office:value-type="float" office:value="-0.11" calcext:value-type="float">
            <text:p>-0,11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" calcext:value-type="float">
            <text:p>-0,1</text:p>
          </table:table-cell>
          <table:table-cell office:value-type="float" office:value="-0.096" calcext:value-type="float">
            <text:p>-0,096</text:p>
          </table:table-cell>
          <table:table-cell table:number-columns-repeated="2" office:value-type="float" office:value="-0.093" calcext:value-type="float">
            <text:p>-0,093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89" calcext:value-type="float">
            <text:p>-0,089</text:p>
          </table:table-cell>
          <table:table-cell table:number-columns-repeated="3" office:value-type="float" office:value="-0.086" calcext:value-type="float">
            <text:p>-0,086</text:p>
          </table:table-cell>
          <table:table-cell table:number-columns-repeated="2" office:value-type="float" office:value="-0.084" calcext:value-type="float">
            <text:p>-0,084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1" calcext:value-type="float">
            <text:p>-0,1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27" calcext:value-type="float">
            <text:p>-0,127</text:p>
          </table:table-cell>
          <table:table-cell office:value-type="float" office:value="-0.121" calcext:value-type="float">
            <text:p>-0,121</text:p>
          </table:table-cell>
          <table:table-cell office:value-type="float" office:value="-0.114" calcext:value-type="float">
            <text:p>-0,114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114" calcext:value-type="float">
            <text:p>-0,114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67" calcext:value-type="float">
            <text:p>-0,167</text:p>
          </table:table-cell>
          <table:table-cell office:value-type="float" office:value="-0.202" calcext:value-type="float">
            <text:p>-0,202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6" calcext:value-type="float">
            <text:p>-0,036</text:p>
          </table:table-cell>
          <table:table-cell office:value-type="float" office:value="-0.035" calcext:value-type="float">
            <text:p>-0,035</text:p>
          </table:table-cell>
          <table:table-cell table:number-columns-repeated="2" office:value-type="float" office:value="-0.037" calcext:value-type="float">
            <text:p>-0,037</text:p>
          </table:table-cell>
          <table:table-cell office:value-type="float" office:value="-0.036" calcext:value-type="float">
            <text:p>-0,036</text:p>
          </table:table-cell>
          <table:table-cell table:number-columns-repeated="3" office:value-type="float" office:value="-0.037" calcext:value-type="float">
            <text:p>-0,037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51" calcext:value-type="float">
            <text:p>-0,051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1" calcext:value-type="float">
            <text:p>-0,041</text:p>
          </table:table-cell>
          <table:table-cell table:number-columns-repeated="2" office:value-type="float" office:value="-0.043" calcext:value-type="float">
            <text:p>-0,043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3" calcext:value-type="float">
            <text:p>-0,043</text:p>
          </table:table-cell>
          <table:table-cell table:number-columns-repeated="2" office:value-type="float" office:value="-0.044" calcext:value-type="float">
            <text:p>-0,044</text:p>
          </table:table-cell>
          <table:table-cell table:number-columns-repeated="4" office:value-type="float" office:value="-0.045" calcext:value-type="float">
            <text:p>-0,045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table:number-columns-repeated="2" office:value-type="float" office:value="-0.047" calcext:value-type="float">
            <text:p>-0,047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5" calcext:value-type="float">
            <text:p>-0,055</text:p>
          </table:table-cell>
          <table:table-cell table:number-columns-repeated="2" office:value-type="float" office:value="-0.053" calcext:value-type="float">
            <text:p>-0,053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2" calcext:value-type="float">
            <text:p>-0,05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1" calcext:value-type="float">
            <text:p>-0,051</text:p>
          </table:table-cell>
          <table:table-cell table:number-columns-repeated="3" office:value-type="float" office:value="-0.052" calcext:value-type="float">
            <text:p>-0,052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85" calcext:value-type="float">
            <text:p>-0,085</text:p>
          </table:table-cell>
          <table:table-cell table:number-columns-repeated="2" office:value-type="float" office:value="-0.078" calcext:value-type="float">
            <text:p>-0,078</text:p>
          </table:table-cell>
          <table:table-cell table:number-columns-repeated="2" office:value-type="float" office:value="-0.076" calcext:value-type="float">
            <text:p>-0,076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1" calcext:value-type="float">
            <text:p>-0,081</text:p>
          </table:table-cell>
          <table:table-cell table:number-columns-repeated="2" office:value-type="float" office:value="-0.078" calcext:value-type="float">
            <text:p>-0,07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1" calcext:value-type="float">
            <text:p>-0,1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1" calcext:value-type="float">
            <text:p>-0,1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554" calcext:value-type="float">
            <text:p>-0,554</text:p>
          </table:table-cell>
          <table:table-cell office:value-type="float" office:value="-0.115" calcext:value-type="float">
            <text:p>-0,115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29" calcext:value-type="float">
            <text:p>-0,129</text:p>
          </table:table-cell>
          <table:table-cell table:number-columns-repeated="2" office:value-type="float" office:value="-0.133" calcext:value-type="float">
            <text:p>-0,133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1" calcext:value-type="float">
            <text:p>-0,071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3" calcext:value-type="float">
            <text:p>-0,063</text:p>
          </table:table-cell>
          <table:table-cell table:number-columns-repeated="2" office:value-type="float" office:value="-0.061" calcext:value-type="float">
            <text:p>-0,061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" calcext:value-type="float">
            <text:p>-0,06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7" calcext:value-type="float">
            <text:p>-0,067</text:p>
          </table:table-cell>
          <table:table-cell table:number-columns-repeated="2" office:value-type="float" office:value="-0.061" calcext:value-type="float">
            <text:p>-0,061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table:number-columns-repeated="2"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4" calcext:value-type="float">
            <text:p>-0,044</text:p>
          </table:table-cell>
          <table:table-cell table:number-columns-repeated="2" office:value-type="float" office:value="-0.043" calcext:value-type="float">
            <text:p>-0,043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6" calcext:value-type="float">
            <text:p>-0,036</text:p>
          </table:table-cell>
          <table:table-cell table:number-columns-repeated="2" office:value-type="float" office:value="-0.033" calcext:value-type="float">
            <text:p>-0,033</text:p>
          </table:table-cell>
          <table:table-cell office:value-type="float" office:value="-0.032" calcext:value-type="float">
            <text:p>-0,032</text:p>
          </table:table-cell>
          <table:table-cell table:number-columns-repeated="2" office:value-type="float" office:value="-0.027" calcext:value-type="float">
            <text:p>-0,027</text:p>
          </table:table-cell>
          <table:table-cell table:number-columns-repeated="2" office:value-type="float" office:value="-0.024" calcext:value-type="float">
            <text:p>-0,024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21" calcext:value-type="float">
            <text:p>-0,021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5" calcext:value-type="float">
            <text:p>-0,015</text:p>
          </table:table-cell>
          <table:table-cell table:number-columns-repeated="3" office:value-type="float" office:value="-0.016" calcext:value-type="float">
            <text:p>-0,016</text:p>
          </table:table-cell>
          <table:table-cell table:number-columns-repeated="4" office:value-type="float" office:value="-0.014" calcext:value-type="float">
            <text:p>-0,014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15" calcext:value-type="float">
            <text:p>-0,015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16" calcext:value-type="float">
            <text:p>-0,016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6" calcext:value-type="float">
            <text:p>-0,016</text:p>
          </table:table-cell>
          <table:table-cell table:number-columns-repeated="2" office:value-type="float" office:value="-0.012" calcext:value-type="float">
            <text:p>-0,012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3" calcext:value-type="float">
            <text:p>-0,013</text:p>
          </table:table-cell>
          <table:table-cell table:number-columns-repeated="2" office:value-type="float" office:value="-0.015" calcext:value-type="float">
            <text:p>-0,015</text:p>
          </table:table-cell>
          <table:table-cell office:value-type="float" office:value="-0.019" calcext:value-type="float">
            <text:p>-0,019</text:p>
          </table:table-cell>
          <table:table-cell table:number-columns-repeated="2" office:value-type="float" office:value="-0.016" calcext:value-type="float">
            <text:p>-0,016</text:p>
          </table:table-cell>
          <table:table-cell office:value-type="float" office:value="-0.015" calcext:value-type="float">
            <text:p>-0,015</text:p>
          </table:table-cell>
          <table:table-cell table:number-columns-repeated="2" office:value-type="float" office:value="-0.019" calcext:value-type="float">
            <text:p>-0,019</text:p>
          </table:table-cell>
          <table:table-cell table:number-columns-repeated="3" office:value-type="float" office:value="-0.018" calcext:value-type="float">
            <text:p>-0,01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21" calcext:value-type="float">
            <text:p>-0,021</text:p>
          </table:table-cell>
          <table:table-cell table:number-columns-repeated="2" office:value-type="float" office:value="-0.023" calcext:value-type="float">
            <text:p>-0,023</text:p>
          </table:table-cell>
          <table:table-cell table:number-columns-repeated="2" office:value-type="float" office:value="-0.022" calcext:value-type="float">
            <text:p>-0,022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4" calcext:value-type="float">
            <text:p>-0,024</text:p>
          </table:table-cell>
          <table:table-cell office:value-type="float" office:value="-0.028" calcext:value-type="float">
            <text:p>-0,028</text:p>
          </table:table-cell>
          <table:table-cell table:number-columns-repeated="3" office:value-type="float" office:value="-0.027" calcext:value-type="float">
            <text:p>-0,027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52" calcext:value-type="float">
            <text:p>-0,052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122" calcext:value-type="float">
            <text:p>-0,122</text:p>
          </table:table-cell>
          <table:table-cell table:number-columns-repeated="2" office:value-type="float" office:value="-0.123" calcext:value-type="float">
            <text:p>-0,123</text:p>
          </table:table-cell>
          <table:table-cell office:value-type="float" office:value="-0.114" calcext:value-type="float">
            <text:p>-0,114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5" calcext:value-type="float">
            <text:p>-0,085</text:p>
          </table:table-cell>
          <table:table-cell table:number-columns-repeated="2" office:value-type="float" office:value="-0.087" calcext:value-type="float">
            <text:p>-0,087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2" calcext:value-type="float">
            <text:p>-0,102</text:p>
          </table:table-cell>
          <table:table-cell table:number-columns-repeated="2" office:value-type="float" office:value="-0.098" calcext:value-type="float">
            <text:p>-0,098</text:p>
          </table:table-cell>
          <table:table-cell office:value-type="float" office:value="-0.102" calcext:value-type="float">
            <text:p>-0,102</text:p>
          </table:table-cell>
          <table:table-cell table:number-columns-repeated="2" office:value-type="float" office:value="-0.106" calcext:value-type="float">
            <text:p>-0,106</text:p>
          </table:table-cell>
          <table:table-cell table:number-columns-repeated="2" office:value-type="float" office:value="-0.108" calcext:value-type="float">
            <text:p>-0,108</text:p>
          </table:table-cell>
          <table:table-cell table:number-columns-repeated="2" office:value-type="float" office:value="-0.109" calcext:value-type="float">
            <text:p>-0,109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-0.114" calcext:value-type="float">
            <text:p>-0,114</text:p>
          </table:table-cell>
          <table:table-cell office:value-type="float" office:value="-0.115" calcext:value-type="float">
            <text:p>-0,115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27" calcext:value-type="float">
            <text:p>-0,127</text:p>
          </table:table-cell>
          <table:table-cell office:value-type="float" office:value="-0.141" calcext:value-type="float">
            <text:p>-0,141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216" calcext:value-type="float">
            <text:p>-0,216</text:p>
          </table:table-cell>
          <table:table-cell office:value-type="float" office:value="-0.219" calcext:value-type="float">
            <text:p>-0,219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244" calcext:value-type="float">
            <text:p>-0,244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251" calcext:value-type="float">
            <text:p>-0,251</text:p>
          </table:table-cell>
          <table:table-cell office:value-type="float" office:value="-0.295" calcext:value-type="float">
            <text:p>-0,295</text:p>
          </table:table-cell>
          <table:table-cell office:value-type="float" office:value="-0.291" calcext:value-type="float">
            <text:p>-0,291</text:p>
          </table:table-cell>
          <table:table-cell office:value-type="float" office:value="-0.269" calcext:value-type="float">
            <text:p>-0,269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5" calcext:value-type="float">
            <text:p>-0,145</text:p>
          </table:table-cell>
          <table:table-cell table:number-columns-repeated="2" office:value-type="float" office:value="-0.14" calcext:value-type="float">
            <text:p>-0,14</text:p>
          </table:table-cell>
          <table:table-cell table:number-columns-repeated="2" office:value-type="float" office:value="-0.144" calcext:value-type="float">
            <text:p>-0,144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88" calcext:value-type="float">
            <text:p>-0,188</text:p>
          </table:table-cell>
          <table:table-cell table:number-columns-repeated="2" office:value-type="float" office:value="-0.194" calcext:value-type="float">
            <text:p>-0,194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33" calcext:value-type="float">
            <text:p>-0,233</text:p>
          </table:table-cell>
          <table:table-cell office:value-type="float" office:value="-0.26" calcext:value-type="float">
            <text:p>-0,26</text:p>
          </table:table-cell>
          <table:table-cell office:value-type="float" office:value="-0.271" calcext:value-type="float">
            <text:p>-0,271</text:p>
          </table:table-cell>
          <table:table-cell office:value-type="float" office:value="-0.233" calcext:value-type="float">
            <text:p>-0,233</text:p>
          </table:table-cell>
          <table:table-cell office:value-type="float" office:value="-0.228" calcext:value-type="float">
            <text:p>-0,228</text:p>
          </table:table-cell>
          <table:table-cell table:number-columns-repeated="2" office:value-type="float" office:value="-0.213" calcext:value-type="float">
            <text:p>-0,213</text:p>
          </table:table-cell>
          <table:table-cell office:value-type="float" office:value="-0.233" calcext:value-type="float">
            <text:p>-0,233</text:p>
          </table:table-cell>
          <table:table-cell office:value-type="float" office:value="-0.237" calcext:value-type="float">
            <text:p>-0,237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48" calcext:value-type="float">
            <text:p>-0,248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7" calcext:value-type="float">
            <text:p>-0,27</text:p>
          </table:table-cell>
          <table:table-cell office:value-type="float" office:value="-0.278" calcext:value-type="float">
            <text:p>-0,278</text:p>
          </table:table-cell>
          <table:table-cell office:value-type="float" office:value="-0.279" calcext:value-type="float">
            <text:p>-0,279</text:p>
          </table:table-cell>
          <table:table-cell office:value-type="float" office:value="-0.277" calcext:value-type="float">
            <text:p>-0,277</text:p>
          </table:table-cell>
          <table:table-cell office:value-type="float" office:value="-0.269" calcext:value-type="float">
            <text:p>-0,269</text:p>
          </table:table-cell>
          <table:table-cell office:value-type="float" office:value="-0.26" calcext:value-type="float">
            <text:p>-0,26</text:p>
          </table:table-cell>
          <table:table-cell office:value-type="float" office:value="-0.265" calcext:value-type="float">
            <text:p>-0,265</text:p>
          </table:table-cell>
          <table:table-cell office:value-type="float" office:value="-0.277" calcext:value-type="float">
            <text:p>-0,277</text:p>
          </table:table-cell>
          <table:table-cell office:value-type="float" office:value="-0.276" calcext:value-type="float">
            <text:p>-0,276</text:p>
          </table:table-cell>
          <table:table-cell office:value-type="float" office:value="-0.275" calcext:value-type="float">
            <text:p>-0,275</text:p>
          </table:table-cell>
          <table:table-cell office:value-type="float" office:value="-0.258" calcext:value-type="float">
            <text:p>-0,258</text:p>
          </table:table-cell>
          <table:table-cell office:value-type="float" office:value="-0.246" calcext:value-type="float">
            <text:p>-0,246</text:p>
          </table:table-cell>
          <table:table-cell office:value-type="float" office:value="-0.241" calcext:value-type="float">
            <text:p>-0,241</text:p>
          </table:table-cell>
          <table:table-cell office:value-type="float" office:value="-0.24" calcext:value-type="float">
            <text:p>-0,24</text:p>
          </table:table-cell>
          <table:table-cell table:number-columns-repeated="2" office:value-type="float" office:value="-0.246" calcext:value-type="float">
            <text:p>-0,246</text:p>
          </table:table-cell>
          <table:table-cell office:value-type="float" office:value="-0.241" calcext:value-type="float">
            <text:p>-0,241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51" calcext:value-type="float">
            <text:p>-0,251</text:p>
          </table:table-cell>
          <table:table-cell office:value-type="float" office:value="-0.26" calcext:value-type="float">
            <text:p>-0,26</text:p>
          </table:table-cell>
          <table:table-cell office:value-type="float" office:value="-0.274" calcext:value-type="float">
            <text:p>-0,274</text:p>
          </table:table-cell>
          <table:table-cell office:value-type="float" office:value="-0.289" calcext:value-type="float">
            <text:p>-0,289</text:p>
          </table:table-cell>
          <table:table-cell office:value-type="float" office:value="-0.308" calcext:value-type="float">
            <text:p>-0,308</text:p>
          </table:table-cell>
          <table:table-cell office:value-type="float" office:value="-0.315" calcext:value-type="float">
            <text:p>-0,315</text:p>
          </table:table-cell>
          <table:table-cell office:value-type="float" office:value="-0.311" calcext:value-type="float">
            <text:p>-0,311</text:p>
          </table:table-cell>
          <table:table-cell office:value-type="float" office:value="-0.307" calcext:value-type="float">
            <text:p>-0,307</text:p>
          </table:table-cell>
          <table:table-cell office:value-type="float" office:value="-0.305" calcext:value-type="float">
            <text:p>-0,305</text:p>
          </table:table-cell>
          <table:table-cell office:value-type="float" office:value="-0.302" calcext:value-type="float">
            <text:p>-0,302</text:p>
          </table:table-cell>
          <table:table-cell office:value-type="float" office:value="-0.274" calcext:value-type="float">
            <text:p>-0,274</text:p>
          </table:table-cell>
          <table:table-cell office:value-type="float" office:value="-0.246" calcext:value-type="float">
            <text:p>-0,246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1" calcext:value-type="float">
            <text:p>-0,21</text:p>
          </table:table-cell>
          <table:table-cell office:value-type="float" office:value="-0.201" calcext:value-type="float">
            <text:p>-0,201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-0.176" calcext:value-type="float">
            <text:p>-0,17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65" calcext:value-type="float">
            <text:p>-0,165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2" calcext:value-type="float">
            <text:p>-0,162</text:p>
          </table:table-cell>
          <table:table-cell table:number-columns-repeated="2" office:value-type="float" office:value="-0.166" calcext:value-type="float">
            <text:p>-0,166</text:p>
          </table:table-cell>
          <table:table-cell office:value-type="float" office:value="-0.158" calcext:value-type="float">
            <text:p>-0,158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33" calcext:value-type="float">
            <text:p>-0,133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7" calcext:value-type="float">
            <text:p>-0,13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" calcext:value-type="float">
            <text:p>0,96</text:p>
          </table:table-cell>
          <table:table-cell office:value-type="float" office:value="0.963" calcext:value-type="float">
            <text:p>0,963</text:p>
          </table:table-cell>
          <table:table-cell table:number-columns-repeated="2" office:value-type="float" office:value="0.964" calcext:value-type="float">
            <text:p>0,964</text:p>
          </table:table-cell>
          <table:table-cell office:value-type="float" office:value="0.965" calcext:value-type="float">
            <text:p>0,965</text:p>
          </table:table-cell>
          <table:table-cell table:number-columns-repeated="2" office:value-type="float" office:value="0.963" calcext:value-type="float">
            <text:p>0,963</text:p>
          </table:table-cell>
          <table:table-cell office:value-type="float" office:value="0.964" calcext:value-type="float">
            <text:p>0,964</text:p>
          </table:table-cell>
          <table:table-cell table:number-columns-repeated="3" office:value-type="float" office:value="0.963" calcext:value-type="float">
            <text:p>0,963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" calcext:value-type="float">
            <text:p>0,96</text:p>
          </table:table-cell>
          <table:table-cell office:value-type="float" office:value="0.958" calcext:value-type="float">
            <text:p>0,958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8" calcext:value-type="float">
            <text:p>0,958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8" calcext:value-type="float">
            <text:p>0,958</text:p>
          </table:table-cell>
          <table:table-cell office:value-type="float" office:value="0.959" calcext:value-type="float">
            <text:p>0,959</text:p>
          </table:table-cell>
          <table:table-cell table:number-columns-repeated="2" office:value-type="float" office:value="0.957" calcext:value-type="float">
            <text:p>0,95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56" calcext:value-type="float">
            <text:p>0,956</text:p>
          </table:table-cell>
          <table:table-cell table:number-columns-repeated="4"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4" calcext:value-type="float">
            <text:p>0,954</text:p>
          </table:table-cell>
          <table:table-cell table:number-columns-repeated="2"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6" calcext:value-type="float">
            <text:p>0,946</text:p>
          </table:table-cell>
          <table:table-cell table:number-columns-repeated="6"/>
        </table:table-row>
        <table:table-row table:style-name="ro1">
          <table:table-cell office:value-type="float" office:value="-0.034" calcext:value-type="float">
            <text:p>-0,03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6" calcext:value-type="float">
            <text:p>-0,036</text:p>
          </table:table-cell>
          <table:table-cell office:value-type="float" office:value="-0.035" calcext:value-type="float">
            <text:p>-0,035</text:p>
          </table:table-cell>
          <table:table-cell table:number-columns-repeated="2" office:value-type="float" office:value="-0.037" calcext:value-type="float">
            <text:p>-0,037</text:p>
          </table:table-cell>
          <table:table-cell office:value-type="float" office:value="-0.036" calcext:value-type="float">
            <text:p>-0,036</text:p>
          </table:table-cell>
          <table:table-cell table:number-columns-repeated="3" office:value-type="float" office:value="-0.037" calcext:value-type="float">
            <text:p>-0,037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51" calcext:value-type="float">
            <text:p>-0,051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1" calcext:value-type="float">
            <text:p>-0,041</text:p>
          </table:table-cell>
          <table:table-cell table:number-columns-repeated="2" office:value-type="float" office:value="-0.043" calcext:value-type="float">
            <text:p>-0,043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3" calcext:value-type="float">
            <text:p>-0,043</text:p>
          </table:table-cell>
          <table:table-cell table:number-columns-repeated="2" office:value-type="float" office:value="-0.044" calcext:value-type="float">
            <text:p>-0,044</text:p>
          </table:table-cell>
          <table:table-cell table:number-columns-repeated="4" office:value-type="float" office:value="-0.045" calcext:value-type="float">
            <text:p>-0,045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table:number-columns-repeated="2" office:value-type="float" office:value="-0.047" calcext:value-type="float">
            <text:p>-0,047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5" calcext:value-type="float">
            <text:p>-0,055</text:p>
          </table:table-cell>
          <table:table-cell table:number-columns-repeated="2" office:value-type="float" office:value="-0.053" calcext:value-type="float">
            <text:p>-0,053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2" calcext:value-type="float">
            <text:p>-0,05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1" calcext:value-type="float">
            <text:p>-0,051</text:p>
          </table:table-cell>
          <table:table-cell table:number-columns-repeated="3" office:value-type="float" office:value="-0.052" calcext:value-type="float">
            <text:p>-0,052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85" calcext:value-type="float">
            <text:p>-0,085</text:p>
          </table:table-cell>
          <table:table-cell table:number-columns-repeated="2" office:value-type="float" office:value="-0.078" calcext:value-type="float">
            <text:p>-0,078</text:p>
          </table:table-cell>
          <table:table-cell table:number-columns-repeated="2" office:value-type="float" office:value="-0.076" calcext:value-type="float">
            <text:p>-0,076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1" calcext:value-type="float">
            <text:p>-0,081</text:p>
          </table:table-cell>
          <table:table-cell table:number-columns-repeated="2" office:value-type="float" office:value="-0.078" calcext:value-type="float">
            <text:p>-0,07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1" calcext:value-type="float">
            <text:p>-0,1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1" calcext:value-type="float">
            <text:p>-0,1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554" calcext:value-type="float">
            <text:p>-0,554</text:p>
          </table:table-cell>
          <table:table-cell office:value-type="float" office:value="-0.115" calcext:value-type="float">
            <text:p>-0,115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29" calcext:value-type="float">
            <text:p>-0,129</text:p>
          </table:table-cell>
          <table:table-cell table:number-columns-repeated="2" office:value-type="float" office:value="-0.133" calcext:value-type="float">
            <text:p>-0,133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1" calcext:value-type="float">
            <text:p>-0,071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3" calcext:value-type="float">
            <text:p>-0,063</text:p>
          </table:table-cell>
          <table:table-cell table:number-columns-repeated="2" office:value-type="float" office:value="-0.061" calcext:value-type="float">
            <text:p>-0,061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" calcext:value-type="float">
            <text:p>-0,06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7" calcext:value-type="float">
            <text:p>-0,067</text:p>
          </table:table-cell>
          <table:table-cell table:number-columns-repeated="2" office:value-type="float" office:value="-0.061" calcext:value-type="float">
            <text:p>-0,061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table:number-columns-repeated="2"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4" calcext:value-type="float">
            <text:p>-0,044</text:p>
          </table:table-cell>
          <table:table-cell table:number-columns-repeated="2" office:value-type="float" office:value="-0.043" calcext:value-type="float">
            <text:p>-0,043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6" calcext:value-type="float">
            <text:p>-0,036</text:p>
          </table:table-cell>
          <table:table-cell table:number-columns-repeated="2" office:value-type="float" office:value="-0.033" calcext:value-type="float">
            <text:p>-0,033</text:p>
          </table:table-cell>
          <table:table-cell office:value-type="float" office:value="-0.032" calcext:value-type="float">
            <text:p>-0,032</text:p>
          </table:table-cell>
          <table:table-cell table:number-columns-repeated="2" office:value-type="float" office:value="-0.027" calcext:value-type="float">
            <text:p>-0,027</text:p>
          </table:table-cell>
          <table:table-cell table:number-columns-repeated="2" office:value-type="float" office:value="-0.024" calcext:value-type="float">
            <text:p>-0,024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21" calcext:value-type="float">
            <text:p>-0,021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5" calcext:value-type="float">
            <text:p>-0,015</text:p>
          </table:table-cell>
          <table:table-cell table:number-columns-repeated="3" office:value-type="float" office:value="-0.016" calcext:value-type="float">
            <text:p>-0,016</text:p>
          </table:table-cell>
          <table:table-cell table:number-columns-repeated="4" office:value-type="float" office:value="-0.014" calcext:value-type="float">
            <text:p>-0,014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15" calcext:value-type="float">
            <text:p>-0,015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16" calcext:value-type="float">
            <text:p>-0,016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6" calcext:value-type="float">
            <text:p>-0,016</text:p>
          </table:table-cell>
          <table:table-cell table:number-columns-repeated="2" office:value-type="float" office:value="-0.012" calcext:value-type="float">
            <text:p>-0,012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12" calcext:value-type="float">
            <text:p>-0,012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13" calcext:value-type="float">
            <text:p>-0,013</text:p>
          </table:table-cell>
          <table:table-cell table:number-columns-repeated="2" office:value-type="float" office:value="-0.015" calcext:value-type="float">
            <text:p>-0,015</text:p>
          </table:table-cell>
          <table:table-cell office:value-type="float" office:value="-0.019" calcext:value-type="float">
            <text:p>-0,019</text:p>
          </table:table-cell>
          <table:table-cell table:number-columns-repeated="2" office:value-type="float" office:value="-0.016" calcext:value-type="float">
            <text:p>-0,016</text:p>
          </table:table-cell>
          <table:table-cell office:value-type="float" office:value="-0.015" calcext:value-type="float">
            <text:p>-0,015</text:p>
          </table:table-cell>
          <table:table-cell table:number-columns-repeated="2" office:value-type="float" office:value="-0.019" calcext:value-type="float">
            <text:p>-0,019</text:p>
          </table:table-cell>
          <table:table-cell table:number-columns-repeated="3" office:value-type="float" office:value="-0.018" calcext:value-type="float">
            <text:p>-0,01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21" calcext:value-type="float">
            <text:p>-0,021</text:p>
          </table:table-cell>
          <table:table-cell table:number-columns-repeated="2" office:value-type="float" office:value="-0.023" calcext:value-type="float">
            <text:p>-0,023</text:p>
          </table:table-cell>
          <table:table-cell table:number-columns-repeated="2" office:value-type="float" office:value="-0.022" calcext:value-type="float">
            <text:p>-0,022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4" calcext:value-type="float">
            <text:p>-0,024</text:p>
          </table:table-cell>
          <table:table-cell office:value-type="float" office:value="-0.028" calcext:value-type="float">
            <text:p>-0,028</text:p>
          </table:table-cell>
          <table:table-cell table:number-columns-repeated="3" office:value-type="float" office:value="-0.027" calcext:value-type="float">
            <text:p>-0,027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52" calcext:value-type="float">
            <text:p>-0,052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122" calcext:value-type="float">
            <text:p>-0,122</text:p>
          </table:table-cell>
          <table:table-cell table:number-columns-repeated="2" office:value-type="float" office:value="-0.123" calcext:value-type="float">
            <text:p>-0,123</text:p>
          </table:table-cell>
          <table:table-cell office:value-type="float" office:value="-0.114" calcext:value-type="float">
            <text:p>-0,114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5" calcext:value-type="float">
            <text:p>-0,085</text:p>
          </table:table-cell>
          <table:table-cell table:number-columns-repeated="2" office:value-type="float" office:value="-0.087" calcext:value-type="float">
            <text:p>-0,087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2" calcext:value-type="float">
            <text:p>-0,102</text:p>
          </table:table-cell>
          <table:table-cell table:number-columns-repeated="2" office:value-type="float" office:value="-0.098" calcext:value-type="float">
            <text:p>-0,098</text:p>
          </table:table-cell>
          <table:table-cell office:value-type="float" office:value="-0.102" calcext:value-type="float">
            <text:p>-0,102</text:p>
          </table:table-cell>
          <table:table-cell table:number-columns-repeated="2" office:value-type="float" office:value="-0.106" calcext:value-type="float">
            <text:p>-0,106</text:p>
          </table:table-cell>
          <table:table-cell table:number-columns-repeated="2" office:value-type="float" office:value="-0.108" calcext:value-type="float">
            <text:p>-0,108</text:p>
          </table:table-cell>
          <table:table-cell table:number-columns-repeated="2" office:value-type="float" office:value="-0.109" calcext:value-type="float">
            <text:p>-0,109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-0.114" calcext:value-type="float">
            <text:p>-0,114</text:p>
          </table:table-cell>
          <table:table-cell office:value-type="float" office:value="-0.115" calcext:value-type="float">
            <text:p>-0,115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27" calcext:value-type="float">
            <text:p>-0,127</text:p>
          </table:table-cell>
          <table:table-cell office:value-type="float" office:value="-0.141" calcext:value-type="float">
            <text:p>-0,141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216" calcext:value-type="float">
            <text:p>-0,216</text:p>
          </table:table-cell>
          <table:table-cell office:value-type="float" office:value="-0.219" calcext:value-type="float">
            <text:p>-0,219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244" calcext:value-type="float">
            <text:p>-0,244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251" calcext:value-type="float">
            <text:p>-0,251</text:p>
          </table:table-cell>
          <table:table-cell office:value-type="float" office:value="-0.295" calcext:value-type="float">
            <text:p>-0,295</text:p>
          </table:table-cell>
          <table:table-cell office:value-type="float" office:value="-0.291" calcext:value-type="float">
            <text:p>-0,291</text:p>
          </table:table-cell>
          <table:table-cell office:value-type="float" office:value="-0.269" calcext:value-type="float">
            <text:p>-0,269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5" calcext:value-type="float">
            <text:p>-0,145</text:p>
          </table:table-cell>
          <table:table-cell table:number-columns-repeated="2" office:value-type="float" office:value="-0.14" calcext:value-type="float">
            <text:p>-0,14</text:p>
          </table:table-cell>
          <table:table-cell table:number-columns-repeated="2" office:value-type="float" office:value="-0.144" calcext:value-type="float">
            <text:p>-0,144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88" calcext:value-type="float">
            <text:p>-0,188</text:p>
          </table:table-cell>
          <table:table-cell table:number-columns-repeated="2" office:value-type="float" office:value="-0.194" calcext:value-type="float">
            <text:p>-0,194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33" calcext:value-type="float">
            <text:p>-0,233</text:p>
          </table:table-cell>
          <table:table-cell office:value-type="float" office:value="-0.26" calcext:value-type="float">
            <text:p>-0,26</text:p>
          </table:table-cell>
          <table:table-cell office:value-type="float" office:value="-0.271" calcext:value-type="float">
            <text:p>-0,271</text:p>
          </table:table-cell>
          <table:table-cell office:value-type="float" office:value="-0.233" calcext:value-type="float">
            <text:p>-0,233</text:p>
          </table:table-cell>
          <table:table-cell office:value-type="float" office:value="-0.228" calcext:value-type="float">
            <text:p>-0,228</text:p>
          </table:table-cell>
          <table:table-cell table:number-columns-repeated="2" office:value-type="float" office:value="-0.213" calcext:value-type="float">
            <text:p>-0,213</text:p>
          </table:table-cell>
          <table:table-cell office:value-type="float" office:value="-0.233" calcext:value-type="float">
            <text:p>-0,233</text:p>
          </table:table-cell>
          <table:table-cell office:value-type="float" office:value="-0.237" calcext:value-type="float">
            <text:p>-0,237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48" calcext:value-type="float">
            <text:p>-0,248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7" calcext:value-type="float">
            <text:p>-0,27</text:p>
          </table:table-cell>
          <table:table-cell office:value-type="float" office:value="-0.278" calcext:value-type="float">
            <text:p>-0,278</text:p>
          </table:table-cell>
          <table:table-cell office:value-type="float" office:value="-0.279" calcext:value-type="float">
            <text:p>-0,279</text:p>
          </table:table-cell>
          <table:table-cell office:value-type="float" office:value="-0.277" calcext:value-type="float">
            <text:p>-0,277</text:p>
          </table:table-cell>
          <table:table-cell office:value-type="float" office:value="-0.269" calcext:value-type="float">
            <text:p>-0,269</text:p>
          </table:table-cell>
          <table:table-cell office:value-type="float" office:value="-0.26" calcext:value-type="float">
            <text:p>-0,26</text:p>
          </table:table-cell>
          <table:table-cell office:value-type="float" office:value="-0.265" calcext:value-type="float">
            <text:p>-0,265</text:p>
          </table:table-cell>
          <table:table-cell office:value-type="float" office:value="-0.277" calcext:value-type="float">
            <text:p>-0,277</text:p>
          </table:table-cell>
          <table:table-cell office:value-type="float" office:value="-0.276" calcext:value-type="float">
            <text:p>-0,276</text:p>
          </table:table-cell>
          <table:table-cell office:value-type="float" office:value="-0.275" calcext:value-type="float">
            <text:p>-0,275</text:p>
          </table:table-cell>
          <table:table-cell office:value-type="float" office:value="-0.258" calcext:value-type="float">
            <text:p>-0,258</text:p>
          </table:table-cell>
          <table:table-cell office:value-type="float" office:value="-0.246" calcext:value-type="float">
            <text:p>-0,246</text:p>
          </table:table-cell>
          <table:table-cell office:value-type="float" office:value="-0.241" calcext:value-type="float">
            <text:p>-0,241</text:p>
          </table:table-cell>
          <table:table-cell office:value-type="float" office:value="-0.24" calcext:value-type="float">
            <text:p>-0,24</text:p>
          </table:table-cell>
          <table:table-cell table:number-columns-repeated="2" office:value-type="float" office:value="-0.246" calcext:value-type="float">
            <text:p>-0,246</text:p>
          </table:table-cell>
          <table:table-cell office:value-type="float" office:value="-0.241" calcext:value-type="float">
            <text:p>-0,241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51" calcext:value-type="float">
            <text:p>-0,251</text:p>
          </table:table-cell>
          <table:table-cell office:value-type="float" office:value="-0.26" calcext:value-type="float">
            <text:p>-0,26</text:p>
          </table:table-cell>
          <table:table-cell office:value-type="float" office:value="-0.274" calcext:value-type="float">
            <text:p>-0,274</text:p>
          </table:table-cell>
          <table:table-cell office:value-type="float" office:value="-0.289" calcext:value-type="float">
            <text:p>-0,289</text:p>
          </table:table-cell>
          <table:table-cell office:value-type="float" office:value="-0.308" calcext:value-type="float">
            <text:p>-0,308</text:p>
          </table:table-cell>
          <table:table-cell office:value-type="float" office:value="-0.315" calcext:value-type="float">
            <text:p>-0,315</text:p>
          </table:table-cell>
          <table:table-cell office:value-type="float" office:value="-0.311" calcext:value-type="float">
            <text:p>-0,311</text:p>
          </table:table-cell>
          <table:table-cell office:value-type="float" office:value="-0.307" calcext:value-type="float">
            <text:p>-0,307</text:p>
          </table:table-cell>
          <table:table-cell office:value-type="float" office:value="-0.305" calcext:value-type="float">
            <text:p>-0,305</text:p>
          </table:table-cell>
          <table:table-cell office:value-type="float" office:value="-0.302" calcext:value-type="float">
            <text:p>-0,302</text:p>
          </table:table-cell>
          <table:table-cell office:value-type="float" office:value="-0.274" calcext:value-type="float">
            <text:p>-0,274</text:p>
          </table:table-cell>
          <table:table-cell office:value-type="float" office:value="-0.246" calcext:value-type="float">
            <text:p>-0,246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1" calcext:value-type="float">
            <text:p>-0,21</text:p>
          </table:table-cell>
          <table:table-cell office:value-type="float" office:value="-0.201" calcext:value-type="float">
            <text:p>-0,201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-0.176" calcext:value-type="float">
            <text:p>-0,17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65" calcext:value-type="float">
            <text:p>-0,165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2" calcext:value-type="float">
            <text:p>-0,162</text:p>
          </table:table-cell>
          <table:table-cell table:number-columns-repeated="2" office:value-type="float" office:value="-0.166" calcext:value-type="float">
            <text:p>-0,166</text:p>
          </table:table-cell>
          <table:table-cell office:value-type="float" office:value="-0.158" calcext:value-type="float">
            <text:p>-0,158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33" calcext:value-type="float">
            <text:p>-0,133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7" calcext:value-type="float">
            <text:p>-0,13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" calcext:value-type="float">
            <text:p>0,96</text:p>
          </table:table-cell>
          <table:table-cell office:value-type="float" office:value="0.963" calcext:value-type="float">
            <text:p>0,963</text:p>
          </table:table-cell>
          <table:table-cell table:number-columns-repeated="2" office:value-type="float" office:value="0.964" calcext:value-type="float">
            <text:p>0,964</text:p>
          </table:table-cell>
          <table:table-cell office:value-type="float" office:value="0.965" calcext:value-type="float">
            <text:p>0,965</text:p>
          </table:table-cell>
          <table:table-cell table:number-columns-repeated="2" office:value-type="float" office:value="0.963" calcext:value-type="float">
            <text:p>0,963</text:p>
          </table:table-cell>
          <table:table-cell office:value-type="float" office:value="0.964" calcext:value-type="float">
            <text:p>0,964</text:p>
          </table:table-cell>
          <table:table-cell table:number-columns-repeated="3" office:value-type="float" office:value="0.963" calcext:value-type="float">
            <text:p>0,963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" calcext:value-type="float">
            <text:p>0,96</text:p>
          </table:table-cell>
          <table:table-cell office:value-type="float" office:value="0.958" calcext:value-type="float">
            <text:p>0,958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8" calcext:value-type="float">
            <text:p>0,958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8" calcext:value-type="float">
            <text:p>0,958</text:p>
          </table:table-cell>
          <table:table-cell office:value-type="float" office:value="0.959" calcext:value-type="float">
            <text:p>0,959</text:p>
          </table:table-cell>
          <table:table-cell table:number-columns-repeated="2" office:value-type="float" office:value="0.957" calcext:value-type="float">
            <text:p>0,95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0.956" calcext:value-type="float">
            <text:p>0,956</text:p>
          </table:table-cell>
          <table:table-cell table:number-columns-repeated="4"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4" calcext:value-type="float">
            <text:p>0,954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4" calcext:value-type="float">
            <text:p>0,954</text:p>
          </table:table-cell>
          <table:table-cell table:number-columns-repeated="2"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6" calcext:value-type="float">
            <text:p>0,946</text:p>
          </table:table-cell>
          <table:table-cell table:number-columns-repeated="435"/>
        </table:table-row>
        <table:table-row table:style-name="ro1">
          <table:table-cell table:style-name="ce1" office:value-type="string" calcext:value-type="string">
            <text:p>Bromo</text:p>
          </table:table-cell>
          <table:table-cell table:number-columns-repeated="863"/>
        </table:table-row>
        <table:table-row table:style-name="ro1">
          <table:table-cell table:style-name="ce1" office:value-type="string" calcext:value-type="string">
            <text:p>Eau</text:p>
          </table:table-cell>
          <table:table-cell table:number-columns-repeated="863"/>
        </table:table-row>
        <table:table-row table:style-name="ro1">
          <table:table-cell table:number-columns-repeated="5" office:value-type="float" office:value="-0.029" calcext:value-type="float">
            <text:p>-0,029</text:p>
          </table:table-cell>
          <table:table-cell table:number-columns-repeated="2" office:value-type="float" office:value="-0.028" calcext:value-type="float">
            <text:p>-0,028</text:p>
          </table:table-cell>
          <table:table-cell table:number-columns-repeated="5" office:value-type="float" office:value="-0.029" calcext:value-type="float">
            <text:p>-0,029</text:p>
          </table:table-cell>
          <table:table-cell table:number-columns-repeated="4" office:value-type="float" office:value="-0.03" calcext:value-type="float">
            <text:p>-0,03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3" calcext:value-type="float">
            <text:p>-0,033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4" calcext:value-type="float">
            <text:p>-0,034</text:p>
          </table:table-cell>
          <table:table-cell office:value-type="float" office:value="-0.033" calcext:value-type="float">
            <text:p>-0,033</text:p>
          </table:table-cell>
          <table:table-cell table:number-columns-repeated="2" office:value-type="float" office:value="-0.034" calcext:value-type="float">
            <text:p>-0,034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4" calcext:value-type="float">
            <text:p>-0,034</text:p>
          </table:table-cell>
          <table:table-cell table:number-columns-repeated="3" office:value-type="float" office:value="-0.035" calcext:value-type="float">
            <text:p>-0,035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37" calcext:value-type="float">
            <text:p>-0,037</text:p>
          </table:table-cell>
          <table:table-cell table:number-columns-repeated="3" office:value-type="float" office:value="-0.036" calcext:value-type="float">
            <text:p>-0,036</text:p>
          </table:table-cell>
          <table:table-cell table:number-columns-repeated="3" office:value-type="float" office:value="-0.037" calcext:value-type="float">
            <text:p>-0,037</text:p>
          </table:table-cell>
          <table:table-cell table:number-columns-repeated="2" office:value-type="float" office:value="-0.038" calcext:value-type="float">
            <text:p>-0,038</text:p>
          </table:table-cell>
          <table:table-cell table:number-columns-repeated="3" office:value-type="float" office:value="-0.039" calcext:value-type="float">
            <text:p>-0,039</text:p>
          </table:table-cell>
          <table:table-cell table:number-columns-repeated="2" office:value-type="float" office:value="-0.041" calcext:value-type="float">
            <text:p>-0,041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4" calcext:value-type="float">
            <text:p>-0,044</text:p>
          </table:table-cell>
          <table:table-cell table:number-columns-repeated="5" office:value-type="float" office:value="-0.043" calcext:value-type="float">
            <text:p>-0,043</text:p>
          </table:table-cell>
          <table:table-cell table:number-columns-repeated="4" office:value-type="float" office:value="-0.042" calcext:value-type="float">
            <text:p>-0,042</text:p>
          </table:table-cell>
          <table:table-cell table:number-columns-repeated="3" office:value-type="float" office:value="-0.043" calcext:value-type="float">
            <text:p>-0,043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7" calcext:value-type="float">
            <text:p>-0,047</text:p>
          </table:table-cell>
          <table:table-cell table:number-columns-repeated="2" office:value-type="float" office:value="-0.049" calcext:value-type="float">
            <text:p>-0,049</text:p>
          </table:table-cell>
          <table:table-cell table:number-columns-repeated="4" office:value-type="float" office:value="-0.048" calcext:value-type="float">
            <text:p>-0,048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1" calcext:value-type="float">
            <text:p>-0,061</text:p>
          </table:table-cell>
          <table:table-cell table:number-columns-repeated="3" office:value-type="float" office:value="-0.063" calcext:value-type="float">
            <text:p>-0,063</text:p>
          </table:table-cell>
          <table:table-cell table:number-columns-repeated="2" office:value-type="float" office:value="-0.064" calcext:value-type="float">
            <text:p>-0,06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8" calcext:value-type="float">
            <text:p>-0,068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76" calcext:value-type="float">
            <text:p>-0,076</text:p>
          </table:table-cell>
          <table:table-cell table:number-columns-repeated="3" office:value-type="float" office:value="-0.075" calcext:value-type="float">
            <text:p>-0,075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6" calcext:value-type="float">
            <text:p>-0,086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93" calcext:value-type="float">
            <text:p>-0,093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" calcext:value-type="float">
            <text:p>-0,1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68" calcext:value-type="float">
            <text:p>-0,068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53" calcext:value-type="float">
            <text:p>-0,053</text:p>
          </table:table-cell>
          <table:table-cell office:value-type="float" office:value="-0.052" calcext:value-type="float">
            <text:p>-0,052</text:p>
          </table:table-cell>
          <table:table-cell table:number-columns-repeated="2" office:value-type="float" office:value="-0.051" calcext:value-type="float">
            <text:p>-0,051</text:p>
          </table:table-cell>
          <table:table-cell office:value-type="float" office:value="-0.052" calcext:value-type="float">
            <text:p>-0,052</text:p>
          </table:table-cell>
          <table:table-cell office:value-type="float" office:value="-0.055" calcext:value-type="float">
            <text:p>-0,055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61" calcext:value-type="float">
            <text:p>-0,061</text:p>
          </table:table-cell>
          <table:table-cell table:number-columns-repeated="2" office:value-type="float" office:value="-0.063" calcext:value-type="float">
            <text:p>-0,063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57" calcext:value-type="float">
            <text:p>-0,057</text:p>
          </table:table-cell>
          <table:table-cell table:number-columns-repeated="2" office:value-type="float" office:value="-0.056" calcext:value-type="float">
            <text:p>-0,056</text:p>
          </table:table-cell>
          <table:table-cell office:value-type="float" office:value="-0.057" calcext:value-type="float">
            <text:p>-0,057</text:p>
          </table:table-cell>
          <table:table-cell table:number-columns-repeated="2" office:value-type="float" office:value="-0.058" calcext:value-type="float">
            <text:p>-0,058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8" calcext:value-type="float">
            <text:p>-0,068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3" calcext:value-type="float">
            <text:p>-0,073</text:p>
          </table:table-cell>
          <table:table-cell table:number-columns-repeated="2" office:value-type="float" office:value="-0.072" calcext:value-type="float">
            <text:p>-0,072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71" calcext:value-type="float">
            <text:p>-0,071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-0.069" calcext:value-type="float">
            <text:p>-0,069</text:p>
          </table:table-cell>
          <table:table-cell office:value-type="float" office:value="-0.071" calcext:value-type="float">
            <text:p>-0,071</text:p>
          </table:table-cell>
          <table:table-cell office:value-type="float" office:value="-0.073" calcext:value-type="float">
            <text:p>-0,073</text:p>
          </table:table-cell>
          <table:table-cell office:value-type="float" office:value="-0.075" calcext:value-type="float">
            <text:p>-0,075</text:p>
          </table:table-cell>
          <table:table-cell table:number-columns-repeated="2" office:value-type="float" office:value="-0.076" calcext:value-type="float">
            <text:p>-0,076</text:p>
          </table:table-cell>
          <table:table-cell office:value-type="float" office:value="-0.075" calcext:value-type="float">
            <text:p>-0,075</text:p>
          </table:table-cell>
          <table:table-cell table:number-columns-repeated="3" office:value-type="float" office:value="-0.076" calcext:value-type="float">
            <text:p>-0,076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6" calcext:value-type="float">
            <text:p>-0,086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-0.103" calcext:value-type="float">
            <text:p>-0,103</text:p>
          </table:table-cell>
          <table:table-cell office:value-type="float" office:value="-0.098" calcext:value-type="float">
            <text:p>-0,098</text:p>
          </table:table-cell>
          <table:table-cell table:number-columns-repeated="2" office:value-type="float" office:value="-0.097" calcext:value-type="float">
            <text:p>-0,097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3" calcext:value-type="float">
            <text:p>-0,093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91" calcext:value-type="float">
            <text:p>-0,091</text:p>
          </table:table-cell>
          <table:table-cell table:number-columns-repeated="2" office:value-type="float" office:value="-0.09" calcext:value-type="float">
            <text:p>-0,09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9" calcext:value-type="float">
            <text:p>-0,089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27" calcext:value-type="float">
            <text:p>-0,127</text:p>
          </table:table-cell>
          <table:table-cell office:value-type="float" office:value="-0.134" calcext:value-type="float">
            <text:p>-0,134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58" calcext:value-type="float">
            <text:p>-0,158</text:p>
          </table:table-cell>
          <table:table-cell office:value-type="float" office:value="-0.188" calcext:value-type="float">
            <text:p>-0,188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91" calcext:value-type="float">
            <text:p>-0,191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167" calcext:value-type="float">
            <text:p>-0,167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86" calcext:value-type="float">
            <text:p>-0,186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85" calcext:value-type="float">
            <text:p>-0,185</text:p>
          </table:table-cell>
          <table:table-cell office:value-type="float" office:value="-0.214" calcext:value-type="float">
            <text:p>-0,214</text:p>
          </table:table-cell>
          <table:table-cell office:value-type="float" office:value="-0.241" calcext:value-type="float">
            <text:p>-0,241</text:p>
          </table:table-cell>
          <table:table-cell office:value-type="float" office:value="-0.246" calcext:value-type="float">
            <text:p>-0,246</text:p>
          </table:table-cell>
          <table:table-cell office:value-type="float" office:value="-0.23" calcext:value-type="float">
            <text:p>-0,23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65" calcext:value-type="float">
            <text:p>-0,165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62" calcext:value-type="float">
            <text:p>-0,162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51" calcext:value-type="float">
            <text:p>-0,151</text:p>
          </table:table-cell>
          <table:table-cell table:number-columns-repeated="2" office:value-type="float" office:value="-0.148" calcext:value-type="float">
            <text:p>-0,148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41" calcext:value-type="float">
            <text:p>-0,141</text:p>
          </table:table-cell>
          <table:table-cell table:number-columns-repeated="4" office:value-type="float" office:value="-0.142" calcext:value-type="float">
            <text:p>-0,142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168" calcext:value-type="float">
            <text:p>-0,168</text:p>
          </table:table-cell>
          <table:table-cell office:value-type="float" office:value="-0.165" calcext:value-type="float">
            <text:p>-0,165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216" calcext:value-type="float">
            <text:p>-0,216</text:p>
          </table:table-cell>
          <table:table-cell office:value-type="float" office:value="-0.227" calcext:value-type="float">
            <text:p>-0,227</text:p>
          </table:table-cell>
          <table:table-cell office:value-type="float" office:value="-0.222" calcext:value-type="float">
            <text:p>-0,222</text:p>
          </table:table-cell>
          <table:table-cell office:value-type="float" office:value="-0.219" calcext:value-type="float">
            <text:p>-0,219</text:p>
          </table:table-cell>
          <table:table-cell office:value-type="float" office:value="-0.239" calcext:value-type="float">
            <text:p>-0,239</text:p>
          </table:table-cell>
          <table:table-cell office:value-type="float" office:value="-0.251" calcext:value-type="float">
            <text:p>-0,251</text:p>
          </table:table-cell>
          <table:table-cell office:value-type="float" office:value="-0.235" calcext:value-type="float">
            <text:p>-0,235</text:p>
          </table:table-cell>
          <table:table-cell office:value-type="float" office:value="-0.261" calcext:value-type="float">
            <text:p>-0,261</text:p>
          </table:table-cell>
          <table:table-cell office:value-type="float" office:value="-0.279" calcext:value-type="float">
            <text:p>-0,279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17" calcext:value-type="float">
            <text:p>-0,217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29" calcext:value-type="float">
            <text:p>-0,129</text:p>
          </table:table-cell>
          <table:table-cell table:number-columns-repeated="2" office:value-type="float" office:value="-0.127" calcext:value-type="float">
            <text:p>-0,127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32" calcext:value-type="float">
            <text:p>-0,132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72" calcext:value-type="float">
            <text:p>-0,17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209" calcext:value-type="float">
            <text:p>-0,209</text:p>
          </table:table-cell>
          <table:table-cell office:value-type="float" office:value="-0.212" calcext:value-type="float">
            <text:p>-0,212</text:p>
          </table:table-cell>
          <table:table-cell office:value-type="float" office:value="-0.202" calcext:value-type="float">
            <text:p>-0,202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85" calcext:value-type="float">
            <text:p>-0,185</text:p>
          </table:table-cell>
          <table:table-cell table:number-columns-repeated="2" office:value-type="float" office:value="-0.197" calcext:value-type="float">
            <text:p>-0,197</text:p>
          </table:table-cell>
          <table:table-cell office:value-type="float" office:value="-0.196" calcext:value-type="float">
            <text:p>-0,196</text:p>
          </table:table-cell>
          <table:table-cell office:value-type="float" office:value="-0.207" calcext:value-type="float">
            <text:p>-0,207</text:p>
          </table:table-cell>
          <table:table-cell office:value-type="float" office:value="-0.215" calcext:value-type="float">
            <text:p>-0,215</text:p>
          </table:table-cell>
          <table:table-cell office:value-type="float" office:value="-0.222" calcext:value-type="float">
            <text:p>-0,222</text:p>
          </table:table-cell>
          <table:table-cell office:value-type="float" office:value="-0.218" calcext:value-type="float">
            <text:p>-0,218</text:p>
          </table:table-cell>
          <table:table-cell office:value-type="float" office:value="-0.216" calcext:value-type="float">
            <text:p>-0,216</text:p>
          </table:table-cell>
          <table:table-cell table:number-columns-repeated="2" office:value-type="float" office:value="-0.206" calcext:value-type="float">
            <text:p>-0,206</text:p>
          </table:table-cell>
          <table:table-cell office:value-type="float" office:value="-0.209" calcext:value-type="float">
            <text:p>-0,209</text:p>
          </table:table-cell>
          <table:table-cell office:value-type="float" office:value="-0.217" calcext:value-type="float">
            <text:p>-0,217</text:p>
          </table:table-cell>
          <table:table-cell office:value-type="float" office:value="-0.216" calcext:value-type="float">
            <text:p>-0,216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93" calcext:value-type="float">
            <text:p>-0,193</text:p>
          </table:table-cell>
          <table:table-cell office:value-type="float" office:value="-0.187" calcext:value-type="float">
            <text:p>-0,187</text:p>
          </table:table-cell>
          <table:table-cell table:number-columns-repeated="2" office:value-type="float" office:value="-0.19" calcext:value-type="float">
            <text:p>-0,19</text:p>
          </table:table-cell>
          <table:table-cell office:value-type="float" office:value="-0.191" calcext:value-type="float">
            <text:p>-0,191</text:p>
          </table:table-cell>
          <table:table-cell office:value-type="float" office:value="-0.189" calcext:value-type="float">
            <text:p>-0,189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191" calcext:value-type="float">
            <text:p>-0,191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201" calcext:value-type="float">
            <text:p>-0,201</text:p>
          </table:table-cell>
          <table:table-cell office:value-type="float" office:value="-0.217" calcext:value-type="float">
            <text:p>-0,217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34" calcext:value-type="float">
            <text:p>-0,234</text:p>
          </table:table-cell>
          <table:table-cell office:value-type="float" office:value="-0.239" calcext:value-type="float">
            <text:p>-0,23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38" calcext:value-type="float">
            <text:p>-0,238</text:p>
          </table:table-cell>
          <table:table-cell office:value-type="float" office:value="-0.232" calcext:value-type="float">
            <text:p>-0,232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193" calcext:value-type="float">
            <text:p>-0,193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69" calcext:value-type="float">
            <text:p>-0,169</text:p>
          </table:table-cell>
          <table:table-cell office:value-type="float" office:value="-0.158" calcext:value-type="float">
            <text:p>-0,158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49" calcext:value-type="float">
            <text:p>-0,149</text:p>
          </table:table-cell>
          <table:table-cell table:number-columns-repeated="2" office:value-type="float" office:value="-0.144" calcext:value-type="float">
            <text:p>-0,144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2" calcext:value-type="float">
            <text:p>-0,14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4" calcext:value-type="float">
            <text:p>-0,14</text:p>
          </table:table-cell>
          <table:table-cell table:number-columns-repeated="2" office:value-type="float" office:value="-0.143" calcext:value-type="float">
            <text:p>-0,143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121" calcext:value-type="float">
            <text:p>-0,121</text:p>
          </table:table-cell>
          <table:table-cell office:value-type="float" office:value="-0.12" calcext:value-type="float">
            <text:p>-0,12</text:p>
          </table:table-cell>
          <table:table-cell table:number-columns-repeated="2" office:value-type="float" office:value="-0.121" calcext:value-type="float">
            <text:p>-0,121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19" calcext:value-type="float">
            <text:p>-0,119</text:p>
          </table:table-cell>
          <table:table-cell table:number-columns-repeated="2" office:value-type="float" office:value="-0.114" calcext:value-type="float">
            <text:p>-0,114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11" calcext:value-type="float">
            <text:p>-0,111</text:p>
          </table:table-cell>
          <table:table-cell office:value-type="float" office:value="-0.116" calcext:value-type="float">
            <text:p>-0,116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4" calcext:value-type="float">
            <text:p>-0,094</text:p>
          </table:table-cell>
          <table:table-cell table:number-columns-repeated="2" office:value-type="float" office:value="-0.091" calcext:value-type="float">
            <text:p>-0,09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16" calcext:value-type="float">
            <text:p>-0,116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1" calcext:value-type="float">
            <text:p>-0,14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27" calcext:value-type="float">
            <text:p>-0,127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18" calcext:value-type="float">
            <text:p>-0,118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033" calcext:value-type="float">
            <text:p>-0,033</text:p>
          </table:table-cell>
          <table:table-cell office:value-type="float" office:value="-0.034" calcext:value-type="float">
            <text:p>-0,034</text:p>
          </table:table-cell>
          <table:table-cell table:number-columns-repeated="4" office:value-type="float" office:value="-0.031" calcext:value-type="float">
            <text:p>-0,031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3" calcext:value-type="float">
            <text:p>-0,03</text:p>
          </table:table-cell>
          <table:table-cell table:number-columns-repeated="3"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44" calcext:value-type="float">
            <text:p>-0,044</text:p>
          </table:table-cell>
          <table:table-cell table:number-columns-repeated="2" office:value-type="float" office:value="-0.042" calcext:value-type="float">
            <text:p>-0,042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5" calcext:value-type="float">
            <text:p>-0,035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5" calcext:value-type="float">
            <text:p>-0,035</text:p>
          </table:table-cell>
          <table:table-cell table:number-columns-repeated="2" office:value-type="float" office:value="-0.036" calcext:value-type="float">
            <text:p>-0,036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9" calcext:value-type="float">
            <text:p>-0,039</text:p>
          </table:table-cell>
          <table:table-cell table:number-columns-repeated="2" office:value-type="float" office:value="-0.037" calcext:value-type="float">
            <text:p>-0,037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5" calcext:value-type="float">
            <text:p>-0,045</text:p>
          </table:table-cell>
          <table:table-cell table:number-columns-repeated="3" office:value-type="float" office:value="-0.043" calcext:value-type="float">
            <text:p>-0,043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51" calcext:value-type="float">
            <text:p>-0,051</text:p>
          </table:table-cell>
          <table:table-cell table:number-columns-repeated="2" office:value-type="float" office:value="-0.049" calcext:value-type="float">
            <text:p>-0,04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51" calcext:value-type="float">
            <text:p>-0,051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6" calcext:value-type="float">
            <text:p>-0,076</text:p>
          </table:table-cell>
          <table:table-cell table:number-columns-repeated="2" office:value-type="float" office:value="-0.078" calcext:value-type="float">
            <text:p>-0,078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8" calcext:value-type="float">
            <text:p>-0,068</text:p>
          </table:table-cell>
          <table:table-cell table:number-columns-repeated="2" office:value-type="float" office:value="-0.064" calcext:value-type="float">
            <text:p>-0,064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9" calcext:value-type="float">
            <text:p>-0,069</text:p>
          </table:table-cell>
          <table:table-cell table:number-columns-repeated="2" office:value-type="float" office:value="-0.065" calcext:value-type="float">
            <text:p>-0,065</text:p>
          </table:table-cell>
          <table:table-cell table:number-columns-repeated="2" office:value-type="float" office:value="-0.066" calcext:value-type="float">
            <text:p>-0,066</text:p>
          </table:table-cell>
          <table:table-cell table:number-columns-repeated="3" office:value-type="float" office:value="-0.07" calcext:value-type="float">
            <text:p>-0,07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1" calcext:value-type="float">
            <text:p>-0,081</text:p>
          </table:table-cell>
          <table:table-cell table:number-columns-repeated="2" office:value-type="float" office:value="-0.077" calcext:value-type="float">
            <text:p>-0,07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9" calcext:value-type="float">
            <text:p>-0,089</text:p>
          </table:table-cell>
          <table:table-cell table:number-columns-repeated="2" office:value-type="float" office:value="-0.085" calcext:value-type="float">
            <text:p>-0,085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-0.085" calcext:value-type="float">
            <text:p>-0,085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58" calcext:value-type="float">
            <text:p>-0,058</text:p>
          </table:table-cell>
          <table:table-cell table:number-columns-repeated="3" office:value-type="float" office:value="-0.056" calcext:value-type="float">
            <text:p>-0,056</text:p>
          </table:table-cell>
          <table:table-cell table:number-columns-repeated="2" office:value-type="float" office:value="-0.052" calcext:value-type="float">
            <text:p>-0,052</text:p>
          </table:table-cell>
          <table:table-cell office:value-type="float" office:value="-0.054" calcext:value-type="float">
            <text:p>-0,054</text:p>
          </table:table-cell>
          <table:table-cell table:number-columns-repeated="2" office:value-type="float" office:value="-0.057" calcext:value-type="float">
            <text:p>-0,05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3" calcext:value-type="float">
            <text:p>-0,063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57" calcext:value-type="float">
            <text:p>-0,057</text:p>
          </table:table-cell>
          <table:table-cell table:number-columns-repeated="2" office:value-type="float" office:value="-0.058" calcext:value-type="float">
            <text:p>-0,058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3" calcext:value-type="float">
            <text:p>-0,063</text:p>
          </table:table-cell>
          <table:table-cell office:value-type="float" office:value="-0.068" calcext:value-type="float">
            <text:p>-0,068</text:p>
          </table:table-cell>
          <table:table-cell office:value-type="float" office:value="-0.075" calcext:value-type="float">
            <text:p>-0,075</text:p>
          </table:table-cell>
          <table:table-cell table:number-columns-repeated="2" office:value-type="float" office:value="-0.076" calcext:value-type="float">
            <text:p>-0,076</text:p>
          </table:table-cell>
          <table:table-cell table:number-columns-repeated="2" office:value-type="float" office:value="-0.075" calcext:value-type="float">
            <text:p>-0,075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073" calcext:value-type="float">
            <text:p>-0,073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3" calcext:value-type="float">
            <text:p>-0,083</text:p>
          </table:table-cell>
          <table:table-cell table:number-columns-repeated="2" office:value-type="float" office:value="-0.079" calcext:value-type="float">
            <text:p>-0,079</text:p>
          </table:table-cell>
          <table:table-cell office:value-type="float" office:value="-0.073" calcext:value-type="float">
            <text:p>-0,073</text:p>
          </table:table-cell>
          <table:table-cell office:value-type="float" office:value="-0.071" calcext:value-type="float">
            <text:p>-0,071</text:p>
          </table:table-cell>
          <table:table-cell table:number-columns-repeated="2" office:value-type="float" office:value="-0.073" calcext:value-type="float">
            <text:p>-0,073</text:p>
          </table:table-cell>
          <table:table-cell table:number-columns-repeated="2" office:value-type="float" office:value="-0.076" calcext:value-type="float">
            <text:p>-0,076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-0.078" calcext:value-type="float">
            <text:p>-0,078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6" calcext:value-type="float">
            <text:p>-0,086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8" calcext:value-type="float">
            <text:p>-0,098</text:p>
          </table:table-cell>
          <table:table-cell table:number-columns-repeated="2" office:value-type="float" office:value="-0.103" calcext:value-type="float">
            <text:p>-0,103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" calcext:value-type="float">
            <text:p>-0,1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092" calcext:value-type="float">
            <text:p>-0,092</text:p>
          </table:table-cell>
          <table:table-cell table:number-columns-repeated="3" office:value-type="float" office:value="-0.094" calcext:value-type="float">
            <text:p>-0,094</text:p>
          </table:table-cell>
          <table:table-cell table:number-columns-repeated="3" office:value-type="float" office:value="-0.092" calcext:value-type="float">
            <text:p>-0,092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1" calcext:value-type="float">
            <text:p>-0,1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13" calcext:value-type="float">
            <text:p>-0,113</text:p>
          </table:table-cell>
          <table:table-cell office:value-type="float" office:value="-0.134" calcext:value-type="float">
            <text:p>-0,13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42" calcext:value-type="float">
            <text:p>-0,142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93" calcext:value-type="float">
            <text:p>-0,193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99" calcext:value-type="float">
            <text:p>-0,199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61" calcext:value-type="float">
            <text:p>-0,161</text:p>
          </table:table-cell>
          <table:table-cell office:value-type="float" office:value="-0.162" calcext:value-type="float">
            <text:p>-0,162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89" calcext:value-type="float">
            <text:p>-0,189</text:p>
          </table:table-cell>
          <table:table-cell office:value-type="float" office:value="-0.2" calcext:value-type="float">
            <text:p>-0,2</text:p>
          </table:table-cell>
          <table:table-cell office:value-type="float" office:value="-0.199" calcext:value-type="float">
            <text:p>-0,199</text:p>
          </table:table-cell>
          <table:table-cell office:value-type="float" office:value="-0.191" calcext:value-type="float">
            <text:p>-0,191</text:p>
          </table:table-cell>
          <table:table-cell office:value-type="float" office:value="-0.244" calcext:value-type="float">
            <text:p>-0,244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61" calcext:value-type="float">
            <text:p>-0,261</text:p>
          </table:table-cell>
          <table:table-cell office:value-type="float" office:value="-0.256" calcext:value-type="float">
            <text:p>-0,256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2" calcext:value-type="float">
            <text:p>-0,2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67" calcext:value-type="float">
            <text:p>-0,167</text:p>
          </table:table-cell>
          <table:table-cell office:value-type="float" office:value="-0.172" calcext:value-type="float">
            <text:p>-0,172</text:p>
          </table:table-cell>
          <table:table-cell office:value-type="float" office:value="-0.164" calcext:value-type="float">
            <text:p>-0,164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-0.146" calcext:value-type="float">
            <text:p>-0,146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9" calcext:value-type="float">
            <text:p>-0,169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67" calcext:value-type="float">
            <text:p>-0,167</text:p>
          </table:table-cell>
          <table:table-cell office:value-type="float" office:value="-0.172" calcext:value-type="float">
            <text:p>-0,172</text:p>
          </table:table-cell>
          <table:table-cell office:value-type="float" office:value="-0.216" calcext:value-type="float">
            <text:p>-0,216</text:p>
          </table:table-cell>
          <table:table-cell office:value-type="float" office:value="-0.222" calcext:value-type="float">
            <text:p>-0,222</text:p>
          </table:table-cell>
          <table:table-cell office:value-type="float" office:value="-0.234" calcext:value-type="float">
            <text:p>-0,234</text:p>
          </table:table-cell>
          <table:table-cell office:value-type="float" office:value="-0.227" calcext:value-type="float">
            <text:p>-0,227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52" calcext:value-type="float">
            <text:p>-0,252</text:p>
          </table:table-cell>
          <table:table-cell office:value-type="float" office:value="-0.258" calcext:value-type="float">
            <text:p>-0,258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305" calcext:value-type="float">
            <text:p>-0,305</text:p>
          </table:table-cell>
          <table:table-cell office:value-type="float" office:value="-0.292" calcext:value-type="float">
            <text:p>-0,292</text:p>
          </table:table-cell>
          <table:table-cell office:value-type="float" office:value="-0.291" calcext:value-type="float">
            <text:p>-0,291</text:p>
          </table:table-cell>
          <table:table-cell office:value-type="float" office:value="-0.252" calcext:value-type="float">
            <text:p>-0,252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4" calcext:value-type="float">
            <text:p>-0,134</text:p>
          </table:table-cell>
          <table:table-cell office:value-type="float" office:value="-0.136" calcext:value-type="float">
            <text:p>-0,136</text:p>
          </table:table-cell>
          <table:table-cell table:number-columns-repeated="2" office:value-type="float" office:value="-0.132" calcext:value-type="float">
            <text:p>-0,132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64" calcext:value-type="float">
            <text:p>-0,164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225" calcext:value-type="float">
            <text:p>-0,225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207" calcext:value-type="float">
            <text:p>-0,207</text:p>
          </table:table-cell>
          <table:table-cell office:value-type="float" office:value="-0.206" calcext:value-type="float">
            <text:p>-0,206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193" calcext:value-type="float">
            <text:p>-0,193</text:p>
          </table:table-cell>
          <table:table-cell office:value-type="float" office:value="-0.206" calcext:value-type="float">
            <text:p>-0,206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203" calcext:value-type="float">
            <text:p>-0,203</text:p>
          </table:table-cell>
          <table:table-cell office:value-type="float" office:value="-0.214" calcext:value-type="float">
            <text:p>-0,214</text:p>
          </table:table-cell>
          <table:table-cell office:value-type="float" office:value="-0.232" calcext:value-type="float">
            <text:p>-0,232</text:p>
          </table:table-cell>
          <table:table-cell office:value-type="float" office:value="-0.228" calcext:value-type="float">
            <text:p>-0,228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224" calcext:value-type="float">
            <text:p>-0,224</text:p>
          </table:table-cell>
          <table:table-cell office:value-type="float" office:value="-0.214" calcext:value-type="float">
            <text:p>-0,214</text:p>
          </table:table-cell>
          <table:table-cell office:value-type="float" office:value="-0.218" calcext:value-type="float">
            <text:p>-0,218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224" calcext:value-type="float">
            <text:p>-0,224</text:p>
          </table:table-cell>
          <table:table-cell office:value-type="float" office:value="-0.228" calcext:value-type="float">
            <text:p>-0,228</text:p>
          </table:table-cell>
          <table:table-cell office:value-type="float" office:value="-0.215" calcext:value-type="float">
            <text:p>-0,215</text:p>
          </table:table-cell>
          <table:table-cell office:value-type="float" office:value="-0.201" calcext:value-type="float">
            <text:p>-0,201</text:p>
          </table:table-cell>
          <table:table-cell office:value-type="float" office:value="-0.2" calcext:value-type="float">
            <text:p>-0,2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96" calcext:value-type="float">
            <text:p>-0,196</text:p>
          </table:table-cell>
          <table:table-cell table:number-columns-repeated="2" office:value-type="float" office:value="-0.197" calcext:value-type="float">
            <text:p>-0,197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97" calcext:value-type="float">
            <text:p>-0,197</text:p>
          </table:table-cell>
          <table:table-cell office:value-type="float" office:value="-0.205" calcext:value-type="float">
            <text:p>-0,205</text:p>
          </table:table-cell>
          <table:table-cell office:value-type="float" office:value="-0.208" calcext:value-type="float">
            <text:p>-0,208</text:p>
          </table:table-cell>
          <table:table-cell office:value-type="float" office:value="-0.228" calcext:value-type="float">
            <text:p>-0,228</text:p>
          </table:table-cell>
          <table:table-cell office:value-type="float" office:value="-0.238" calcext:value-type="float">
            <text:p>-0,238</text:p>
          </table:table-cell>
          <table:table-cell office:value-type="float" office:value="-0.242" calcext:value-type="float">
            <text:p>-0,242</text:p>
          </table:table-cell>
          <table:table-cell table:number-columns-repeated="2" office:value-type="float" office:value="-0.248" calcext:value-type="float">
            <text:p>-0,248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25" calcext:value-type="float">
            <text:p>-0,25</text:p>
          </table:table-cell>
          <table:table-cell office:value-type="float" office:value="-0.231" calcext:value-type="float">
            <text:p>-0,231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74" calcext:value-type="float">
            <text:p>-0,174</text:p>
          </table:table-cell>
          <table:table-cell office:value-type="float" office:value="-0.169" calcext:value-type="float">
            <text:p>-0,169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2" calcext:value-type="float">
            <text:p>-0,142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5" calcext:value-type="float">
            <text:p>-0,145</text:p>
          </table:table-cell>
          <table:table-cell table:number-columns-repeated="2" office:value-type="float" office:value="-0.133" calcext:value-type="float">
            <text:p>-0,133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9" calcext:value-type="float">
            <text:p>-0,139</text:p>
          </table:table-cell>
          <table:table-cell table:number-columns-repeated="2" office:value-type="float" office:value="-0.14" calcext:value-type="float">
            <text:p>-0,14</text:p>
          </table:table-cell>
          <table:table-cell table:number-columns-repeated="2" office:value-type="float" office:value="-0.133" calcext:value-type="float">
            <text:p>-0,133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22" calcext:value-type="float">
            <text:p>-0,122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18" calcext:value-type="float">
            <text:p>-0,118</text:p>
          </table:table-cell>
          <table:table-cell office:value-type="float" office:value="-0.121" calcext:value-type="float">
            <text:p>-0,121</text:p>
          </table:table-cell>
          <table:table-cell table:number-columns-repeated="2" office:value-type="float" office:value="-0.122" calcext:value-type="float">
            <text:p>-0,122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097" calcext:value-type="float">
            <text:p>-0,097</text:p>
          </table:table-cell>
          <table:table-cell table:number-columns-repeated="2" office:value-type="float" office:value="-0.094" calcext:value-type="float">
            <text:p>-0,094</text:p>
          </table:table-cell>
          <table:table-cell office:value-type="float" office:value="-0.093" calcext:value-type="float">
            <text:p>-0,093</text:p>
          </table:table-cell>
          <table:table-cell office:value-type="float" office:value="-0.1" calcext:value-type="float">
            <text:p>-0,1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22" calcext:value-type="float">
            <text:p>-0,122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32" calcext:value-type="float">
            <text:p>-0,132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16" calcext:value-type="float">
            <text:p>-0,116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135" calcext:value-type="float">
            <text:p>-0,135</text:p>
          </table:table-cell>
        </table:table-row>
        <table:table-row table:style-name="ro1">
          <table:table-cell office:value-type="float" office:value="-0.033" calcext:value-type="float">
            <text:p>-0,033</text:p>
          </table:table-cell>
          <table:table-cell office:value-type="float" office:value="-0.034" calcext:value-type="float">
            <text:p>-0,034</text:p>
          </table:table-cell>
          <table:table-cell table:number-columns-repeated="4" office:value-type="float" office:value="-0.031" calcext:value-type="float">
            <text:p>-0,031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3" calcext:value-type="float">
            <text:p>-0,03</text:p>
          </table:table-cell>
          <table:table-cell table:number-columns-repeated="3"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44" calcext:value-type="float">
            <text:p>-0,044</text:p>
          </table:table-cell>
          <table:table-cell table:number-columns-repeated="2" office:value-type="float" office:value="-0.042" calcext:value-type="float">
            <text:p>-0,042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5" calcext:value-type="float">
            <text:p>-0,035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5" calcext:value-type="float">
            <text:p>-0,035</text:p>
          </table:table-cell>
          <table:table-cell table:number-columns-repeated="2" office:value-type="float" office:value="-0.036" calcext:value-type="float">
            <text:p>-0,036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9" calcext:value-type="float">
            <text:p>-0,039</text:p>
          </table:table-cell>
          <table:table-cell table:number-columns-repeated="2" office:value-type="float" office:value="-0.037" calcext:value-type="float">
            <text:p>-0,037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42" calcext:value-type="float">
            <text:p>-0,042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5" calcext:value-type="float">
            <text:p>-0,045</text:p>
          </table:table-cell>
          <table:table-cell table:number-columns-repeated="3" office:value-type="float" office:value="-0.043" calcext:value-type="float">
            <text:p>-0,043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4" calcext:value-type="float">
            <text:p>-0,044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51" calcext:value-type="float">
            <text:p>-0,051</text:p>
          </table:table-cell>
          <table:table-cell table:number-columns-repeated="2" office:value-type="float" office:value="-0.049" calcext:value-type="float">
            <text:p>-0,04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51" calcext:value-type="float">
            <text:p>-0,051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6" calcext:value-type="float">
            <text:p>-0,056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74" calcext:value-type="float">
            <text:p>-0,074</text:p>
          </table:table-cell>
          <table:table-cell office:value-type="float" office:value="-0.076" calcext:value-type="float">
            <text:p>-0,076</text:p>
          </table:table-cell>
          <table:table-cell table:number-columns-repeated="2" office:value-type="float" office:value="-0.078" calcext:value-type="float">
            <text:p>-0,078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068" calcext:value-type="float">
            <text:p>-0,068</text:p>
          </table:table-cell>
          <table:table-cell table:number-columns-repeated="2" office:value-type="float" office:value="-0.064" calcext:value-type="float">
            <text:p>-0,064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9" calcext:value-type="float">
            <text:p>-0,069</text:p>
          </table:table-cell>
          <table:table-cell table:number-columns-repeated="2" office:value-type="float" office:value="-0.065" calcext:value-type="float">
            <text:p>-0,065</text:p>
          </table:table-cell>
          <table:table-cell table:number-columns-repeated="2" office:value-type="float" office:value="-0.066" calcext:value-type="float">
            <text:p>-0,066</text:p>
          </table:table-cell>
          <table:table-cell table:number-columns-repeated="3" office:value-type="float" office:value="-0.07" calcext:value-type="float">
            <text:p>-0,07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3" calcext:value-type="float">
            <text:p>-0,083</text:p>
          </table:table-cell>
          <table:table-cell office:value-type="float" office:value="-0.081" calcext:value-type="float">
            <text:p>-0,081</text:p>
          </table:table-cell>
          <table:table-cell table:number-columns-repeated="2" office:value-type="float" office:value="-0.077" calcext:value-type="float">
            <text:p>-0,07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89" calcext:value-type="float">
            <text:p>-0,089</text:p>
          </table:table-cell>
          <table:table-cell table:number-columns-repeated="2" office:value-type="float" office:value="-0.085" calcext:value-type="float">
            <text:p>-0,085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88" calcext:value-type="float">
            <text:p>-0,088</text:p>
          </table:table-cell>
          <table:table-cell office:value-type="float" office:value="-0.092" calcext:value-type="float">
            <text:p>-0,092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-0.085" calcext:value-type="float">
            <text:p>-0,085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58" calcext:value-type="float">
            <text:p>-0,058</text:p>
          </table:table-cell>
          <table:table-cell table:number-columns-repeated="3" office:value-type="float" office:value="-0.056" calcext:value-type="float">
            <text:p>-0,056</text:p>
          </table:table-cell>
          <table:table-cell table:number-columns-repeated="2" office:value-type="float" office:value="-0.052" calcext:value-type="float">
            <text:p>-0,052</text:p>
          </table:table-cell>
          <table:table-cell office:value-type="float" office:value="-0.054" calcext:value-type="float">
            <text:p>-0,054</text:p>
          </table:table-cell>
          <table:table-cell table:number-columns-repeated="2" office:value-type="float" office:value="-0.057" calcext:value-type="float">
            <text:p>-0,05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3" calcext:value-type="float">
            <text:p>-0,063</text:p>
          </table:table-cell>
          <table:table-cell office:value-type="float" office:value="-0.064" calcext:value-type="float">
            <text:p>-0,064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57" calcext:value-type="float">
            <text:p>-0,057</text:p>
          </table:table-cell>
          <table:table-cell table:number-columns-repeated="2" office:value-type="float" office:value="-0.058" calcext:value-type="float">
            <text:p>-0,058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62" calcext:value-type="float">
            <text:p>-0,062</text:p>
          </table:table-cell>
          <table:table-cell table:number-columns-repeated="2" office:value-type="float" office:value="-0.063" calcext:value-type="float">
            <text:p>-0,063</text:p>
          </table:table-cell>
          <table:table-cell office:value-type="float" office:value="-0.068" calcext:value-type="float">
            <text:p>-0,068</text:p>
          </table:table-cell>
          <table:table-cell office:value-type="float" office:value="-0.075" calcext:value-type="float">
            <text:p>-0,075</text:p>
          </table:table-cell>
          <table:table-cell table:number-columns-repeated="2" office:value-type="float" office:value="-0.076" calcext:value-type="float">
            <text:p>-0,076</text:p>
          </table:table-cell>
          <table:table-cell table:number-columns-repeated="2" office:value-type="float" office:value="-0.075" calcext:value-type="float">
            <text:p>-0,075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5" calcext:value-type="float">
            <text:p>-0,085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02" calcext:value-type="float">
            <text:p>-0,102</text:p>
          </table:table-cell>
          <table:table-cell office:value-type="float" office:value="-0.073" calcext:value-type="float">
            <text:p>-0,073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83" calcext:value-type="float">
            <text:p>-0,083</text:p>
          </table:table-cell>
          <table:table-cell table:number-columns-repeated="2" office:value-type="float" office:value="-0.079" calcext:value-type="float">
            <text:p>-0,079</text:p>
          </table:table-cell>
          <table:table-cell office:value-type="float" office:value="-0.073" calcext:value-type="float">
            <text:p>-0,073</text:p>
          </table:table-cell>
          <table:table-cell office:value-type="float" office:value="-0.071" calcext:value-type="float">
            <text:p>-0,071</text:p>
          </table:table-cell>
          <table:table-cell table:number-columns-repeated="2" office:value-type="float" office:value="-0.073" calcext:value-type="float">
            <text:p>-0,073</text:p>
          </table:table-cell>
          <table:table-cell table:number-columns-repeated="2" office:value-type="float" office:value="-0.076" calcext:value-type="float">
            <text:p>-0,076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-0.078" calcext:value-type="float">
            <text:p>-0,078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81" calcext:value-type="float">
            <text:p>-0,081</text:p>
          </table:table-cell>
          <table:table-cell office:value-type="float" office:value="-0.086" calcext:value-type="float">
            <text:p>-0,086</text:p>
          </table:table-cell>
          <table:table-cell office:value-type="float" office:value="-0.091" calcext:value-type="float">
            <text:p>-0,091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98" calcext:value-type="float">
            <text:p>-0,098</text:p>
          </table:table-cell>
          <table:table-cell table:number-columns-repeated="2" office:value-type="float" office:value="-0.103" calcext:value-type="float">
            <text:p>-0,103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" calcext:value-type="float">
            <text:p>-0,1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1" calcext:value-type="float">
            <text:p>-0,101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092" calcext:value-type="float">
            <text:p>-0,092</text:p>
          </table:table-cell>
          <table:table-cell table:number-columns-repeated="3" office:value-type="float" office:value="-0.094" calcext:value-type="float">
            <text:p>-0,094</text:p>
          </table:table-cell>
          <table:table-cell table:number-columns-repeated="3" office:value-type="float" office:value="-0.092" calcext:value-type="float">
            <text:p>-0,092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1" calcext:value-type="float">
            <text:p>-0,1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113" calcext:value-type="float">
            <text:p>-0,113</text:p>
          </table:table-cell>
          <table:table-cell office:value-type="float" office:value="-0.134" calcext:value-type="float">
            <text:p>-0,13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42" calcext:value-type="float">
            <text:p>-0,142</text:p>
          </table:table-cell>
          <table:table-cell office:value-type="float" office:value="-0.155" calcext:value-type="float">
            <text:p>-0,155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93" calcext:value-type="float">
            <text:p>-0,193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99" calcext:value-type="float">
            <text:p>-0,199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61" calcext:value-type="float">
            <text:p>-0,161</text:p>
          </table:table-cell>
          <table:table-cell office:value-type="float" office:value="-0.162" calcext:value-type="float">
            <text:p>-0,162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89" calcext:value-type="float">
            <text:p>-0,189</text:p>
          </table:table-cell>
          <table:table-cell office:value-type="float" office:value="-0.2" calcext:value-type="float">
            <text:p>-0,2</text:p>
          </table:table-cell>
          <table:table-cell office:value-type="float" office:value="-0.199" calcext:value-type="float">
            <text:p>-0,199</text:p>
          </table:table-cell>
          <table:table-cell office:value-type="float" office:value="-0.191" calcext:value-type="float">
            <text:p>-0,191</text:p>
          </table:table-cell>
          <table:table-cell office:value-type="float" office:value="-0.244" calcext:value-type="float">
            <text:p>-0,244</text:p>
          </table:table-cell>
          <table:table-cell office:value-type="float" office:value="-0.249" calcext:value-type="float">
            <text:p>-0,249</text:p>
          </table:table-cell>
          <table:table-cell office:value-type="float" office:value="-0.261" calcext:value-type="float">
            <text:p>-0,261</text:p>
          </table:table-cell>
          <table:table-cell office:value-type="float" office:value="-0.256" calcext:value-type="float">
            <text:p>-0,256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2" calcext:value-type="float">
            <text:p>-0,2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67" calcext:value-type="float">
            <text:p>-0,167</text:p>
          </table:table-cell>
          <table:table-cell office:value-type="float" office:value="-0.172" calcext:value-type="float">
            <text:p>-0,172</text:p>
          </table:table-cell>
          <table:table-cell office:value-type="float" office:value="-0.164" calcext:value-type="float">
            <text:p>-0,164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5" calcext:value-type="float">
            <text:p>-0,145</text:p>
          </table:table-cell>
          <table:table-cell office:value-type="float" office:value="-0.15" calcext:value-type="float">
            <text:p>-0,15</text:p>
          </table:table-cell>
          <table:table-cell table:number-columns-repeated="2" office:value-type="float" office:value="-0.146" calcext:value-type="float">
            <text:p>-0,146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69" calcext:value-type="float">
            <text:p>-0,169</text:p>
          </table:table-cell>
          <table:table-cell office:value-type="float" office:value="-0.173" calcext:value-type="float">
            <text:p>-0,173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67" calcext:value-type="float">
            <text:p>-0,167</text:p>
          </table:table-cell>
          <table:table-cell office:value-type="float" office:value="-0.172" calcext:value-type="float">
            <text:p>-0,172</text:p>
          </table:table-cell>
          <table:table-cell office:value-type="float" office:value="-0.216" calcext:value-type="float">
            <text:p>-0,216</text:p>
          </table:table-cell>
          <table:table-cell office:value-type="float" office:value="-0.222" calcext:value-type="float">
            <text:p>-0,222</text:p>
          </table:table-cell>
          <table:table-cell office:value-type="float" office:value="-0.234" calcext:value-type="float">
            <text:p>-0,234</text:p>
          </table:table-cell>
          <table:table-cell office:value-type="float" office:value="-0.227" calcext:value-type="float">
            <text:p>-0,227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52" calcext:value-type="float">
            <text:p>-0,252</text:p>
          </table:table-cell>
          <table:table-cell office:value-type="float" office:value="-0.258" calcext:value-type="float">
            <text:p>-0,258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305" calcext:value-type="float">
            <text:p>-0,305</text:p>
          </table:table-cell>
          <table:table-cell office:value-type="float" office:value="-0.292" calcext:value-type="float">
            <text:p>-0,292</text:p>
          </table:table-cell>
          <table:table-cell office:value-type="float" office:value="-0.291" calcext:value-type="float">
            <text:p>-0,291</text:p>
          </table:table-cell>
          <table:table-cell office:value-type="float" office:value="-0.252" calcext:value-type="float">
            <text:p>-0,252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166" calcext:value-type="float">
            <text:p>-0,166</text:p>
          </table:table-cell>
          <table:table-cell office:value-type="float" office:value="-0.143" calcext:value-type="float">
            <text:p>-0,143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4" calcext:value-type="float">
            <text:p>-0,134</text:p>
          </table:table-cell>
          <table:table-cell office:value-type="float" office:value="-0.136" calcext:value-type="float">
            <text:p>-0,136</text:p>
          </table:table-cell>
          <table:table-cell table:number-columns-repeated="2" office:value-type="float" office:value="-0.132" calcext:value-type="float">
            <text:p>-0,132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54" calcext:value-type="float">
            <text:p>-0,154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64" calcext:value-type="float">
            <text:p>-0,164</text:p>
          </table:table-cell>
          <table:table-cell office:value-type="float" office:value="-0.171" calcext:value-type="float">
            <text:p>-0,171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225" calcext:value-type="float">
            <text:p>-0,225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207" calcext:value-type="float">
            <text:p>-0,207</text:p>
          </table:table-cell>
          <table:table-cell office:value-type="float" office:value="-0.206" calcext:value-type="float">
            <text:p>-0,206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193" calcext:value-type="float">
            <text:p>-0,193</text:p>
          </table:table-cell>
          <table:table-cell office:value-type="float" office:value="-0.206" calcext:value-type="float">
            <text:p>-0,206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203" calcext:value-type="float">
            <text:p>-0,203</text:p>
          </table:table-cell>
          <table:table-cell office:value-type="float" office:value="-0.214" calcext:value-type="float">
            <text:p>-0,214</text:p>
          </table:table-cell>
          <table:table-cell office:value-type="float" office:value="-0.232" calcext:value-type="float">
            <text:p>-0,232</text:p>
          </table:table-cell>
          <table:table-cell office:value-type="float" office:value="-0.228" calcext:value-type="float">
            <text:p>-0,228</text:p>
          </table:table-cell>
          <table:table-cell office:value-type="float" office:value="-0.223" calcext:value-type="float">
            <text:p>-0,223</text:p>
          </table:table-cell>
          <table:table-cell office:value-type="float" office:value="-0.224" calcext:value-type="float">
            <text:p>-0,224</text:p>
          </table:table-cell>
          <table:table-cell office:value-type="float" office:value="-0.214" calcext:value-type="float">
            <text:p>-0,214</text:p>
          </table:table-cell>
          <table:table-cell office:value-type="float" office:value="-0.218" calcext:value-type="float">
            <text:p>-0,218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224" calcext:value-type="float">
            <text:p>-0,224</text:p>
          </table:table-cell>
          <table:table-cell office:value-type="float" office:value="-0.228" calcext:value-type="float">
            <text:p>-0,228</text:p>
          </table:table-cell>
          <table:table-cell office:value-type="float" office:value="-0.215" calcext:value-type="float">
            <text:p>-0,215</text:p>
          </table:table-cell>
          <table:table-cell office:value-type="float" office:value="-0.201" calcext:value-type="float">
            <text:p>-0,201</text:p>
          </table:table-cell>
          <table:table-cell office:value-type="float" office:value="-0.2" calcext:value-type="float">
            <text:p>-0,2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96" calcext:value-type="float">
            <text:p>-0,196</text:p>
          </table:table-cell>
          <table:table-cell table:number-columns-repeated="2" office:value-type="float" office:value="-0.197" calcext:value-type="float">
            <text:p>-0,197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97" calcext:value-type="float">
            <text:p>-0,197</text:p>
          </table:table-cell>
          <table:table-cell office:value-type="float" office:value="-0.205" calcext:value-type="float">
            <text:p>-0,205</text:p>
          </table:table-cell>
          <table:table-cell office:value-type="float" office:value="-0.208" calcext:value-type="float">
            <text:p>-0,208</text:p>
          </table:table-cell>
          <table:table-cell office:value-type="float" office:value="-0.228" calcext:value-type="float">
            <text:p>-0,228</text:p>
          </table:table-cell>
          <table:table-cell office:value-type="float" office:value="-0.238" calcext:value-type="float">
            <text:p>-0,238</text:p>
          </table:table-cell>
          <table:table-cell office:value-type="float" office:value="-0.242" calcext:value-type="float">
            <text:p>-0,242</text:p>
          </table:table-cell>
          <table:table-cell table:number-columns-repeated="2" office:value-type="float" office:value="-0.248" calcext:value-type="float">
            <text:p>-0,248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25" calcext:value-type="float">
            <text:p>-0,25</text:p>
          </table:table-cell>
          <table:table-cell office:value-type="float" office:value="-0.231" calcext:value-type="float">
            <text:p>-0,231</text:p>
          </table:table-cell>
          <table:table-cell office:value-type="float" office:value="-0.204" calcext:value-type="float">
            <text:p>-0,204</text:p>
          </table:table-cell>
          <table:table-cell office:value-type="float" office:value="-0.198" calcext:value-type="float">
            <text:p>-0,198</text:p>
          </table:table-cell>
          <table:table-cell office:value-type="float" office:value="-0.174" calcext:value-type="float">
            <text:p>-0,174</text:p>
          </table:table-cell>
          <table:table-cell office:value-type="float" office:value="-0.169" calcext:value-type="float">
            <text:p>-0,169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42" calcext:value-type="float">
            <text:p>-0,142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148" calcext:value-type="float">
            <text:p>-0,148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45" calcext:value-type="float">
            <text:p>-0,145</text:p>
          </table:table-cell>
          <table:table-cell table:number-columns-repeated="2" office:value-type="float" office:value="-0.133" calcext:value-type="float">
            <text:p>-0,133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39" calcext:value-type="float">
            <text:p>-0,139</text:p>
          </table:table-cell>
          <table:table-cell table:number-columns-repeated="2" office:value-type="float" office:value="-0.14" calcext:value-type="float">
            <text:p>-0,14</text:p>
          </table:table-cell>
          <table:table-cell table:number-columns-repeated="2" office:value-type="float" office:value="-0.133" calcext:value-type="float">
            <text:p>-0,133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26" calcext:value-type="float">
            <text:p>-0,126</text:p>
          </table:table-cell>
          <table:table-cell office:value-type="float" office:value="-0.124" calcext:value-type="float">
            <text:p>-0,124</text:p>
          </table:table-cell>
          <table:table-cell office:value-type="float" office:value="-0.122" calcext:value-type="float">
            <text:p>-0,122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19" calcext:value-type="float">
            <text:p>-0,119</text:p>
          </table:table-cell>
          <table:table-cell office:value-type="float" office:value="-0.137" calcext:value-type="float">
            <text:p>-0,137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118" calcext:value-type="float">
            <text:p>-0,118</text:p>
          </table:table-cell>
          <table:table-cell office:value-type="float" office:value="-0.121" calcext:value-type="float">
            <text:p>-0,121</text:p>
          </table:table-cell>
          <table:table-cell table:number-columns-repeated="2" office:value-type="float" office:value="-0.122" calcext:value-type="float">
            <text:p>-0,122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097" calcext:value-type="float">
            <text:p>-0,097</text:p>
          </table:table-cell>
          <table:table-cell table:number-columns-repeated="2" office:value-type="float" office:value="-0.094" calcext:value-type="float">
            <text:p>-0,094</text:p>
          </table:table-cell>
          <table:table-cell office:value-type="float" office:value="-0.093" calcext:value-type="float">
            <text:p>-0,093</text:p>
          </table:table-cell>
          <table:table-cell office:value-type="float" office:value="-0.1" calcext:value-type="float">
            <text:p>-0,1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17" calcext:value-type="float">
            <text:p>-0,117</text:p>
          </table:table-cell>
          <table:table-cell office:value-type="float" office:value="-0.122" calcext:value-type="float">
            <text:p>-0,122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39" calcext:value-type="float">
            <text:p>-0,139</text:p>
          </table:table-cell>
          <table:table-cell office:value-type="float" office:value="-0.132" calcext:value-type="float">
            <text:p>-0,132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16" calcext:value-type="float">
            <text:p>-0,116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49" calcext:value-type="float">
            <text:p>-0,149</text:p>
          </table:table-cell>
          <table:table-cell office:value-type="float" office:value="-0.098" calcext:value-type="float">
            <text:p>-0,098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135" calcext:value-type="float">
            <text:p>-0,135</text:p>
          </table:table-cell>
          <table:table-cell table:number-columns-repeated="432"/>
        </table:table-row>
        <table:table-row table:style-name="ro1" table:number-rows-repeated="2">
          <table:table-cell table:number-columns-repeated="864"/>
        </table:table-row>
        <table:table-row table:style-name="ro1">
          <table:table-cell table:formula="of:=LOG([.A5]/[.A1])" office:value-type="float" office:value="-0.0816700464513196" calcext:value-type="float">
            <text:p>-0,0816700464513196</text:p>
          </table:table-cell>
          <table:table-cell table:formula="of:=LOG([.B5]/[.B1])" office:value-type="float" office:value="-0.0816700464513196" calcext:value-type="float">
            <text:p>-0,0816700464513196</text:p>
          </table:table-cell>
          <table:table-cell table:formula="of:=LOG([.C5]/[.C1])" office:value-type="float" office:value="-0.0816700464513196" calcext:value-type="float">
            <text:p>-0,0816700464513196</text:p>
          </table:table-cell>
          <table:table-cell table:formula="of:=LOG([.D5]/[.D1])" office:value-type="float" office:value="-0.0816700464513196" calcext:value-type="float">
            <text:p>-0,0816700464513196</text:p>
          </table:table-cell>
          <table:table-cell table:formula="of:=LOG([.E5]/[.E1])" office:value-type="float" office:value="-0.0816700464513196" calcext:value-type="float">
            <text:p>-0,0816700464513196</text:p>
          </table:table-cell>
          <table:table-cell table:formula="of:=LOG([.F5]/[.F1])" office:value-type="float" office:value="-0.0969100130080565" calcext:value-type="float">
            <text:p>-0,0969100130080565</text:p>
          </table:table-cell>
          <table:table-cell table:formula="of:=LOG([.G5]/[.G1])" office:value-type="float" office:value="-0.0969100130080565" calcext:value-type="float">
            <text:p>-0,0969100130080565</text:p>
          </table:table-cell>
          <table:table-cell table:formula="of:=LOG([.H5]/[.H1])" office:value-type="float" office:value="-0.0816700464513196" calcext:value-type="float">
            <text:p>-0,0816700464513196</text:p>
          </table:table-cell>
          <table:table-cell table:formula="of:=LOG([.I5]/[.I1])" office:value-type="float" office:value="-0.0816700464513196" calcext:value-type="float">
            <text:p>-0,0816700464513196</text:p>
          </table:table-cell>
          <table:table-cell table:formula="of:=LOG([.J5]/[.J1])" office:value-type="float" office:value="-0.0816700464513196" calcext:value-type="float">
            <text:p>-0,0816700464513196</text:p>
          </table:table-cell>
          <table:table-cell table:formula="of:=LOG([.K5]/[.K1])" office:value-type="float" office:value="-0.0939045028683311" calcext:value-type="float">
            <text:p>-0,0939045028683311</text:p>
          </table:table-cell>
          <table:table-cell table:formula="of:=LOG([.L5]/[.L1])" office:value-type="float" office:value="-0.0939045028683311" calcext:value-type="float">
            <text:p>-0,0939045028683311</text:p>
          </table:table-cell>
          <table:table-cell table:formula="of:=LOG([.M5]/[.M1])" office:value-type="float" office:value="-0.0910804693473325" calcext:value-type="float">
            <text:p>-0,0910804693473325</text:p>
          </table:table-cell>
          <table:table-cell table:formula="of:=LOG([.N5]/[.N1])" office:value-type="float" office:value="-0.113943352306837" calcext:value-type="float">
            <text:p>-0,113943352306837</text:p>
          </table:table-cell>
          <table:table-cell table:formula="of:=LOG([.O5]/[.O1])" office:value-type="float" office:value="-0.113943352306837" calcext:value-type="float">
            <text:p>-0,113943352306837</text:p>
          </table:table-cell>
          <table:table-cell table:formula="of:=LOG([.P5]/[.P1])" office:value-type="float" office:value="-0.146128035678238" calcext:value-type="float">
            <text:p>-0,146128035678238</text:p>
          </table:table-cell>
          <table:table-cell table:formula="of:=LOG([.Q5]/[.Q1])" office:value-type="float" office:value="-0.142106761745314" calcext:value-type="float">
            <text:p>-0,142106761745314</text:p>
          </table:table-cell>
          <table:table-cell table:formula="of:=LOG([.R5]/[.R1])" office:value-type="float" office:value="-0.157607853361668" calcext:value-type="float">
            <text:p>-0,157607853361668</text:p>
          </table:table-cell>
          <table:table-cell table:formula="of:=LOG([.S5]/[.S1])" office:value-type="float" office:value="-0.171682140150626" calcext:value-type="float">
            <text:p>-0,171682140150626</text:p>
          </table:table-cell>
          <table:table-cell table:formula="of:=LOG([.T5]/[.T1])" office:value-type="float" office:value="-0.131278914639319" calcext:value-type="float">
            <text:p>-0,131278914639319</text:p>
          </table:table-cell>
          <table:table-cell table:formula="of:=LOG([.U5]/[.U1])" office:value-type="float" office:value="-0.0791812460476248" calcext:value-type="float">
            <text:p>-0,0791812460476248</text:p>
          </table:table-cell>
          <table:table-cell table:formula="of:=LOG([.V5]/[.V1])" office:value-type="float" office:value="-0.0445821326527405" calcext:value-type="float">
            <text:p>-0,0445821326527405</text:p>
          </table:table-cell>
          <table:table-cell table:formula="of:=LOG([.W5]/[.W1])" office:value-type="float" office:value="0" calcext:value-type="float">
            <text:p>0</text:p>
          </table:table-cell>
          <table:table-cell table:formula="of:=LOG([.X5]/[.X1])" office:value-type="float" office:value="-0.0217192496932363" calcext:value-type="float">
            <text:p>-0,0217192496932363</text:p>
          </table:table-cell>
          <table:table-cell table:formula="of:=LOG([.Y5]/[.Y1])" office:value-type="float" office:value="-0.0445821326527405" calcext:value-type="float">
            <text:p>-0,0445821326527405</text:p>
          </table:table-cell>
          <table:table-cell table:formula="of:=LOG([.Z5]/[.Z1])" office:value-type="float" office:value="-0.0705810742857072" calcext:value-type="float">
            <text:p>-0,0705810742857072</text:p>
          </table:table-cell>
          <table:table-cell table:formula="of:=LOG([.AA5]/[.AA1])" office:value-type="float" office:value="-0.0813049396774803" calcext:value-type="float">
            <text:p>-0,0813049396774803</text:p>
          </table:table-cell>
          <table:table-cell table:formula="of:=LOG([.AB5]/[.AB1])" office:value-type="float" office:value="-0.094269916841848" calcext:value-type="float">
            <text:p>-0,094269916841848</text:p>
          </table:table-cell>
          <table:table-cell table:formula="of:=LOG([.AC5]/[.AC1])" office:value-type="float" office:value="-0.101989538537331" calcext:value-type="float">
            <text:p>-0,101989538537331</text:p>
          </table:table-cell>
          <table:table-cell table:formula="of:=LOG([.AD5]/[.AD1])" office:value-type="float" office:value="-0.0917703733556453" calcext:value-type="float">
            <text:p>-0,0917703733556453</text:p>
          </table:table-cell>
          <table:table-cell table:formula="of:=LOG([.AE5]/[.AE1])" office:value-type="float" office:value="-0.0791812460476248" calcext:value-type="float">
            <text:p>-0,0791812460476248</text:p>
          </table:table-cell>
          <table:table-cell table:formula="of:=LOG([.AF5]/[.AF1])" office:value-type="float" office:value="-0.101989538537331" calcext:value-type="float">
            <text:p>-0,101989538537331</text:p>
          </table:table-cell>
          <table:table-cell table:formula="of:=LOG([.AG5]/[.AG1])" office:value-type="float" office:value="-0.0993846321359118" calcext:value-type="float">
            <text:p>-0,0993846321359118</text:p>
          </table:table-cell>
          <table:table-cell table:formula="of:=LOG([.AH5]/[.AH1])" office:value-type="float" office:value="-0.0993846321359118" calcext:value-type="float">
            <text:p>-0,0993846321359118</text:p>
          </table:table-cell>
          <table:table-cell table:formula="of:=LOG([.AI5]/[.AI1])" office:value-type="float" office:value="-0.0894004112293108" calcext:value-type="float">
            <text:p>-0,0894004112293108</text:p>
          </table:table-cell>
          <table:table-cell table:formula="of:=LOG([.AJ5]/[.AJ1])" office:value-type="float" office:value="-0.0771659548122992" calcext:value-type="float">
            <text:p>-0,0771659548122992</text:p>
          </table:table-cell>
          <table:table-cell table:formula="of:=LOG([.AK5]/[.AK1])" office:value-type="float" office:value="-0.0894004112293108" calcext:value-type="float">
            <text:p>-0,0894004112293108</text:p>
          </table:table-cell>
          <table:table-cell table:formula="of:=LOG([.AL5]/[.AL1])" office:value-type="float" office:value="-0.0871501757189002" calcext:value-type="float">
            <text:p>-0,0871501757189002</text:p>
          </table:table-cell>
          <table:table-cell table:formula="of:=LOG([.AM5]/[.AM1])" office:value-type="float" office:value="-0.0752509524191924" calcext:value-type="float">
            <text:p>-0,0752509524191924</text:p>
          </table:table-cell>
          <table:table-cell table:formula="of:=LOG([.AN5]/[.AN1])" office:value-type="float" office:value="-0.0969100130080565" calcext:value-type="float">
            <text:p>-0,0969100130080565</text:p>
          </table:table-cell>
          <table:table-cell table:formula="of:=LOG([.AO5]/[.AO1])" office:value-type="float" office:value="-0.0969100130080565" calcext:value-type="float">
            <text:p>-0,0969100130080565</text:p>
          </table:table-cell>
          <table:table-cell table:formula="of:=LOG([.AP5]/[.AP1])" office:value-type="float" office:value="-0.106455330914287" calcext:value-type="float">
            <text:p>-0,106455330914287</text:p>
          </table:table-cell>
          <table:table-cell table:formula="of:=LOG([.AQ5]/[.AQ1])" office:value-type="float" office:value="-0.0945561076145791" calcext:value-type="float">
            <text:p>-0,0945561076145791</text:p>
          </table:table-cell>
          <table:table-cell table:formula="of:=LOG([.AR5]/[.AR1])" office:value-type="float" office:value="-0.103896133868723" calcext:value-type="float">
            <text:p>-0,103896133868723</text:p>
          </table:table-cell>
          <table:table-cell table:formula="of:=LOG([.AS5]/[.AS1])" office:value-type="float" office:value="-0.103896133868723" calcext:value-type="float">
            <text:p>-0,103896133868723</text:p>
          </table:table-cell>
          <table:table-cell table:formula="of:=LOG([.AT5]/[.AT1])" office:value-type="float" office:value="-0.101457640758777" calcext:value-type="float">
            <text:p>-0,101457640758777</text:p>
          </table:table-cell>
          <table:table-cell table:formula="of:=LOG([.AU5]/[.AU1])" office:value-type="float" office:value="-0.119186407719209" calcext:value-type="float">
            <text:p>-0,119186407719209</text:p>
          </table:table-cell>
          <table:table-cell table:formula="of:=LOG([.AV5]/[.AV1])" office:value-type="float" office:value="-0.116505569071437" calcext:value-type="float">
            <text:p>-0,116505569071437</text:p>
          </table:table-cell>
          <table:table-cell table:formula="of:=LOG([.AW5]/[.AW1])" office:value-type="float" office:value="-0.13321126257429" calcext:value-type="float">
            <text:p>-0,13321126257429</text:p>
          </table:table-cell>
          <table:table-cell table:formula="of:=LOG([.AX5]/[.AX1])" office:value-type="float" office:value="-0.1249387366083" calcext:value-type="float">
            <text:p>-0,1249387366083</text:p>
          </table:table-cell>
          <table:table-cell table:formula="of:=LOG([.AY5]/[.AY1])" office:value-type="float" office:value="-0.103219486915064" calcext:value-type="float">
            <text:p>-0,103219486915064</text:p>
          </table:table-cell>
          <table:table-cell table:formula="of:=LOG([.AZ5]/[.AZ1])" office:value-type="float" office:value="-0.103219486915064" calcext:value-type="float">
            <text:p>-0,103219486915064</text:p>
          </table:table-cell>
          <table:table-cell table:formula="of:=LOG([.BA5]/[.BA1])" office:value-type="float" office:value="-0.0825348880552126" calcext:value-type="float">
            <text:p>-0,0825348880552126</text:p>
          </table:table-cell>
          <table:table-cell table:formula="of:=LOG([.BB5]/[.BB1])" office:value-type="float" office:value="-0.0725506671486117" calcext:value-type="float">
            <text:p>-0,0725506671486117</text:p>
          </table:table-cell>
          <table:table-cell table:formula="of:=LOG([.BC5]/[.BC1])" office:value-type="float" office:value="-0.0741017205183498" calcext:value-type="float">
            <text:p>-0,0741017205183498</text:p>
          </table:table-cell>
          <table:table-cell table:formula="of:=LOG([.BD5]/[.BD1])" office:value-type="float" office:value="-0.0741017205183498" calcext:value-type="float">
            <text:p>-0,0741017205183498</text:p>
          </table:table-cell>
          <table:table-cell table:formula="of:=LOG([.BE5]/[.BE1])" office:value-type="float" office:value="-0.0741017205183498" calcext:value-type="float">
            <text:p>-0,0741017205183498</text:p>
          </table:table-cell>
          <table:table-cell table:formula="of:=LOG([.BF5]/[.BF1])" office:value-type="float" office:value="-0.0741017205183498" calcext:value-type="float">
            <text:p>-0,0741017205183498</text:p>
          </table:table-cell>
          <table:table-cell table:formula="of:=LOG([.BG5]/[.BG1])" office:value-type="float" office:value="-0.0741017205183498" calcext:value-type="float">
            <text:p>-0,0741017205183498</text:p>
          </table:table-cell>
          <table:table-cell table:formula="of:=LOG([.BH5]/[.BH1])" office:value-type="float" office:value="-0.0927540532368986" calcext:value-type="float">
            <text:p>-0,0927540532368986</text:p>
          </table:table-cell>
          <table:table-cell table:formula="of:=LOG([.BI5]/[.BI1])" office:value-type="float" office:value="-0.0927540532368986" calcext:value-type="float">
            <text:p>-0,0927540532368986</text:p>
          </table:table-cell>
          <table:table-cell table:formula="of:=LOG([.BJ5]/[.BJ1])" office:value-type="float" office:value="-0.101026579202889" calcext:value-type="float">
            <text:p>-0,101026579202889</text:p>
          </table:table-cell>
          <table:table-cell table:formula="of:=LOG([.BK5]/[.BK1])" office:value-type="float" office:value="-0.117113399096343" calcext:value-type="float">
            <text:p>-0,117113399096343</text:p>
          </table:table-cell>
          <table:table-cell table:formula="of:=LOG([.BL5]/[.BL1])" office:value-type="float" office:value="-0.122406400092905" calcext:value-type="float">
            <text:p>-0,122406400092905</text:p>
          </table:table-cell>
          <table:table-cell table:formula="of:=LOG([.BM5]/[.BM1])" office:value-type="float" office:value="-0.137383556062558" calcext:value-type="float">
            <text:p>-0,137383556062558</text:p>
          </table:table-cell>
          <table:table-cell table:formula="of:=LOG([.BN5]/[.BN1])" office:value-type="float" office:value="-0.144682794804057" calcext:value-type="float">
            <text:p>-0,144682794804057</text:p>
          </table:table-cell>
          <table:table-cell table:formula="of:=LOG([.BO5]/[.BO1])" office:value-type="float" office:value="-0.1249387366083" calcext:value-type="float">
            <text:p>-0,1249387366083</text:p>
          </table:table-cell>
          <table:table-cell table:formula="of:=LOG([.BP5]/[.BP1])" office:value-type="float" office:value="-0.100670161881363" calcext:value-type="float">
            <text:p>-0,100670161881363</text:p>
          </table:table-cell>
          <table:table-cell table:formula="of:=LOG([.BQ5]/[.BQ1])" office:value-type="float" office:value="-0.0913301356272198" calcext:value-type="float">
            <text:p>-0,0913301356272198</text:p>
          </table:table-cell>
          <table:table-cell table:formula="of:=LOG([.BR5]/[.BR1])" office:value-type="float" office:value="-0.0656787756439777" calcext:value-type="float">
            <text:p>-0,0656787756439777</text:p>
          </table:table-cell>
          <table:table-cell table:formula="of:=LOG([.BS5]/[.BS1])" office:value-type="float" office:value="-0.0732319135344236" calcext:value-type="float">
            <text:p>-0,0732319135344236</text:p>
          </table:table-cell>
          <table:table-cell table:formula="of:=LOG([.BT5]/[.BT1])" office:value-type="float" office:value="-0.0969100130080564" calcext:value-type="float">
            <text:p>-0,0969100130080564</text:p>
          </table:table-cell>
          <table:table-cell table:formula="of:=LOG([.BU5]/[.BU1])" office:value-type="float" office:value="-0.111150452122667" calcext:value-type="float">
            <text:p>-0,111150452122667</text:p>
          </table:table-cell>
          <table:table-cell table:formula="of:=LOG([.BV5]/[.BV1])" office:value-type="float" office:value="-0.131672119267268" calcext:value-type="float">
            <text:p>-0,131672119267268</text:p>
          </table:table-cell>
          <table:table-cell table:formula="of:=LOG([.BW5]/[.BW1])" office:value-type="float" office:value="-0.138302698166281" calcext:value-type="float">
            <text:p>-0,138302698166281</text:p>
          </table:table-cell>
          <table:table-cell table:formula="of:=LOG([.BX5]/[.BX1])" office:value-type="float" office:value="-0.129347855513355" calcext:value-type="float">
            <text:p>-0,129347855513355</text:p>
          </table:table-cell>
          <table:table-cell table:formula="of:=LOG([.BY5]/[.BY1])" office:value-type="float" office:value="-0.133538908370218" calcext:value-type="float">
            <text:p>-0,133538908370218</text:p>
          </table:table-cell>
          <table:table-cell table:formula="of:=LOG([.BZ5]/[.BZ1])" office:value-type="float" office:value="-0.120822170413468" calcext:value-type="float">
            <text:p>-0,120822170413468</text:p>
          </table:table-cell>
          <table:table-cell table:formula="of:=LOG([.CA5]/[.CA1])" office:value-type="float" office:value="-0.1249387366083" calcext:value-type="float">
            <text:p>-0,1249387366083</text:p>
          </table:table-cell>
          <table:table-cell table:formula="of:=LOG([.CB5]/[.CB1])" office:value-type="float" office:value="-0.151731913196237" calcext:value-type="float">
            <text:p>-0,151731913196237</text:p>
          </table:table-cell>
          <table:table-cell table:formula="of:=LOG([.CC5]/[.CC1])" office:value-type="float" office:value="-0.176091259055681" calcext:value-type="float">
            <text:p>-0,176091259055681</text:p>
          </table:table-cell>
          <table:table-cell table:formula="of:=LOG([.CD5]/[.CD1])" office:value-type="float" office:value="-0.221848749616356" calcext:value-type="float">
            <text:p>-0,221848749616356</text:p>
          </table:table-cell>
          <table:table-cell table:formula="of:=LOG([.CE5]/[.CE1])" office:value-type="float" office:value="-0.209699860036761" calcext:value-type="float">
            <text:p>-0,209699860036761</text:p>
          </table:table-cell>
          <table:table-cell table:formula="of:=LOG([.CF5]/[.CF1])" office:value-type="float" office:value="-0.150049457191331" calcext:value-type="float">
            <text:p>-0,150049457191331</text:p>
          </table:table-cell>
          <table:table-cell table:formula="of:=LOG([.CG5]/[.CG1])" office:value-type="float" office:value="-0.0780831557485727" calcext:value-type="float">
            <text:p>-0,0780831557485727</text:p>
          </table:table-cell>
          <table:table-cell table:formula="of:=LOG([.CH5]/[.CH1])" office:value-type="float" office:value="-0.0172590054415057" calcext:value-type="float">
            <text:p>-0,0172590054415057</text:p>
          </table:table-cell>
          <table:table-cell table:formula="of:=LOG([.CI5]/[.CI1])" office:value-type="float" office:value="0.0114294617807818" calcext:value-type="float">
            <text:p>0,0114294617807818</text:p>
          </table:table-cell>
          <table:table-cell table:formula="of:=LOG([.CJ5]/[.CJ1])" office:value-type="float" office:value="0.00575232888909134" calcext:value-type="float">
            <text:p>0,00575232888909134</text:p>
          </table:table-cell>
          <table:table-cell table:formula="of:=LOG([.CK5]/[.CK1])" office:value-type="float" office:value="-0.0489864606908736" calcext:value-type="float">
            <text:p>-0,0489864606908736</text:p>
          </table:table-cell>
          <table:table-cell table:formula="of:=LOG([.CL5]/[.CL1])" office:value-type="float" office:value="-0.0746336182969041" calcext:value-type="float">
            <text:p>-0,0746336182969041</text:p>
          </table:table-cell>
          <table:table-cell table:formula="of:=LOG([.CM5]/[.CM1])" office:value-type="float" office:value="-0.094099035674228" calcext:value-type="float">
            <text:p>-0,094099035674228</text:p>
          </table:table-cell>
          <table:table-cell table:formula="of:=LOG([.CN5]/[.CN1])" office:value-type="float" office:value="-0.0954837572700243" calcext:value-type="float">
            <text:p>-0,0954837572700243</text:p>
          </table:table-cell>
          <table:table-cell table:formula="of:=LOG([.CO5]/[.CO1])" office:value-type="float" office:value="-0.101160890161715" calcext:value-type="float">
            <text:p>-0,101160890161715</text:p>
          </table:table-cell>
          <table:table-cell table:formula="of:=LOG([.CP5]/[.CP1])" office:value-type="float" office:value="-0.0982865418368597" calcext:value-type="float">
            <text:p>-0,0982865418368597</text:p>
          </table:table-cell>
          <table:table-cell table:formula="of:=LOG([.CQ5]/[.CQ1])" office:value-type="float" office:value="-0.103749437538362" calcext:value-type="float">
            <text:p>-0,103749437538362</text:p>
          </table:table-cell>
          <table:table-cell table:formula="of:=LOG([.CR5]/[.CR1])" office:value-type="float" office:value="-0.109144469425068" calcext:value-type="float">
            <text:p>-0,109144469425068</text:p>
          </table:table-cell>
          <table:table-cell table:formula="of:=LOG([.CS5]/[.CS1])" office:value-type="float" office:value="-0.118099312077995" calcext:value-type="float">
            <text:p>-0,118099312077995</text:p>
          </table:table-cell>
          <table:table-cell table:formula="of:=LOG([.CT5]/[.CT1])" office:value-type="float" office:value="-0.133339278634731" calcext:value-type="float">
            <text:p>-0,133339278634731</text:p>
          </table:table-cell>
          <table:table-cell table:formula="of:=LOG([.CU5]/[.CU1])" office:value-type="float" office:value="-0.15556959191108" calcext:value-type="float">
            <text:p>-0,15556959191108</text:p>
          </table:table-cell>
          <table:table-cell table:formula="of:=LOG([.CV5]/[.CV1])" office:value-type="float" office:value="-0.160696931565418" calcext:value-type="float">
            <text:p>-0,160696931565418</text:p>
          </table:table-cell>
          <table:table-cell table:formula="of:=LOG([.CW5]/[.CW1])" office:value-type="float" office:value="-0.167491087293764" calcext:value-type="float">
            <text:p>-0,167491087293764</text:p>
          </table:table-cell>
          <table:table-cell table:formula="of:=LOG([.CX5]/[.CX1])" office:value-type="float" office:value="-0.15237698495524" calcext:value-type="float">
            <text:p>-0,15237698495524</text:p>
          </table:table-cell>
          <table:table-cell table:formula="of:=LOG([.CY5]/[.CY1])" office:value-type="float" office:value="-0.102662341897148" calcext:value-type="float">
            <text:p>-0,102662341897148</text:p>
          </table:table-cell>
          <table:table-cell table:formula="of:=LOG([.CZ5]/[.CZ1])" office:value-type="float" office:value="-0.0716932246550749" calcext:value-type="float">
            <text:p>-0,0716932246550749</text:p>
          </table:table-cell>
          <table:table-cell table:formula="of:=LOG([.DA5]/[.DA1])" office:value-type="float" office:value="-0.0452275399373769" calcext:value-type="float">
            <text:p>-0,0452275399373769</text:p>
          </table:table-cell>
          <table:table-cell table:formula="of:=LOG([.DB5]/[.DB1])" office:value-type="float" office:value="-0.0606978403536116" calcext:value-type="float">
            <text:p>-0,0606978403536116</text:p>
          </table:table-cell>
          <table:table-cell table:formula="of:=LOG([.DC5]/[.DC1])" office:value-type="float" office:value="-0.0708558572634937" calcext:value-type="float">
            <text:p>-0,0708558572634937</text:p>
          </table:table-cell>
          <table:table-cell table:formula="of:=LOG([.DD5]/[.DD1])" office:value-type="float" office:value="-0.0876693562731438" calcext:value-type="float">
            <text:p>-0,0876693562731438</text:p>
          </table:table-cell>
          <table:table-cell table:formula="of:=LOG([.DE5]/[.DE1])" office:value-type="float" office:value="-0.102662341897148" calcext:value-type="float">
            <text:p>-0,102662341897148</text:p>
          </table:table-cell>
          <table:table-cell table:formula="of:=LOG([.DF5]/[.DF1])" office:value-type="float" office:value="-0.116164812300795" calcext:value-type="float">
            <text:p>-0,116164812300795</text:p>
          </table:table-cell>
          <table:table-cell table:formula="of:=LOG([.DG5]/[.DG1])" office:value-type="float" office:value="-0.133538908370217" calcext:value-type="float">
            <text:p>-0,133538908370217</text:p>
          </table:table-cell>
          <table:table-cell table:formula="of:=LOG([.DH5]/[.DH1])" office:value-type="float" office:value="-0.144492272983979" calcext:value-type="float">
            <text:p>-0,144492272983979</text:p>
          </table:table-cell>
          <table:table-cell table:formula="of:=LOG([.DI5]/[.DI1])" office:value-type="float" office:value="-0.12634649953269" calcext:value-type="float">
            <text:p>-0,12634649953269</text:p>
          </table:table-cell>
          <table:table-cell table:formula="of:=LOG([.DJ5]/[.DJ1])" office:value-type="float" office:value="-0.105510184769974" calcext:value-type="float">
            <text:p>-0,105510184769974</text:p>
          </table:table-cell>
          <table:table-cell table:formula="of:=LOG([.DK5]/[.DK1])" office:value-type="float" office:value="-0.0895220793858436" calcext:value-type="float">
            <text:p>-0,0895220793858436</text:p>
          </table:table-cell>
          <table:table-cell table:formula="of:=LOG([.DL5]/[.DL1])" office:value-type="float" office:value="-0.0775140866801618" calcext:value-type="float">
            <text:p>-0,0775140866801618</text:p>
          </table:table-cell>
          <table:table-cell table:formula="of:=LOG([.DM5]/[.DM1])" office:value-type="float" office:value="-0.249558021578877" calcext:value-type="float">
            <text:p>-0,249558021578877</text:p>
          </table:table-cell>
          <table:table-cell table:formula="of:=LOG([.DN5]/[.DN1])" office:value-type="float" office:value="-0.1249387366083" calcext:value-type="float">
            <text:p>-0,1249387366083</text:p>
          </table:table-cell>
          <table:table-cell table:formula="of:=LOG([.DO5]/[.DO1])" office:value-type="float" office:value="-0.145379896850845" calcext:value-type="float">
            <text:p>-0,145379896850845</text:p>
          </table:table-cell>
          <table:table-cell table:formula="of:=LOG([.DP5]/[.DP1])" office:value-type="float" office:value="-0.164002759447942" calcext:value-type="float">
            <text:p>-0,164002759447942</text:p>
          </table:table-cell>
          <table:table-cell table:formula="of:=LOG([.DQ5]/[.DQ1])" office:value-type="float" office:value="-0.179444901063269" calcext:value-type="float">
            <text:p>-0,179444901063269</text:p>
          </table:table-cell>
          <table:table-cell table:formula="of:=LOG([.DR5]/[.DR1])" office:value-type="float" office:value="-0.152967460208544" calcext:value-type="float">
            <text:p>-0,152967460208544</text:p>
          </table:table-cell>
          <table:table-cell table:formula="of:=LOG([.DS5]/[.DS1])" office:value-type="float" office:value="-0.0922148917996766" calcext:value-type="float">
            <text:p>-0,0922148917996766</text:p>
          </table:table-cell>
          <table:table-cell table:formula="of:=LOG([.DT5]/[.DT1])" office:value-type="float" office:value="-0.0417913033430737" calcext:value-type="float">
            <text:p>-0,0417913033430737</text:p>
          </table:table-cell>
          <table:table-cell table:formula="of:=LOG([.DU5]/[.DU1])" office:value-type="float" office:value="0.012468640559598" calcext:value-type="float">
            <text:p>0,012468640559598</text:p>
          </table:table-cell>
          <table:table-cell table:formula="of:=LOG([.DV5]/[.DV1])" office:value-type="float" office:value="0.0344175648036932" calcext:value-type="float">
            <text:p>0,0344175648036932</text:p>
          </table:table-cell>
          <table:table-cell table:formula="of:=LOG([.DW5]/[.DW1])" office:value-type="float" office:value="0.0268721464003013" calcext:value-type="float">
            <text:p>0,0268721464003013</text:p>
          </table:table-cell>
          <table:table-cell table:formula="of:=LOG([.DX5]/[.DX1])" office:value-type="float" office:value="-0.00474643502446169" calcext:value-type="float">
            <text:p>-0,00474643502446169</text:p>
          </table:table-cell>
          <table:table-cell table:formula="of:=LOG([.DY5]/[.DY1])" office:value-type="float" office:value="0.00998422090660092" calcext:value-type="float">
            <text:p>0,00998422090660092</text:p>
          </table:table-cell>
          <table:table-cell table:formula="of:=LOG([.DZ5]/[.DZ1])" office:value-type="float" office:value="-0.00520119368580774" calcext:value-type="float">
            <text:p>-0,00520119368580774</text:p>
          </table:table-cell>
          <table:table-cell table:formula="of:=LOG([.EA5]/[.EA1])" office:value-type="float" office:value="0.0165992618194618" calcext:value-type="float">
            <text:p>0,0165992618194618</text:p>
          </table:table-cell>
          <table:table-cell table:formula="of:=LOG([.EB5]/[.EB1])" office:value-type="float" office:value="0.034762106259212" calcext:value-type="float">
            <text:p>0,034762106259212</text:p>
          </table:table-cell>
          <table:table-cell table:formula="of:=LOG([.EC5]/[.EC1])" office:value-type="float" office:value="0.0362121726544447" calcext:value-type="float">
            <text:p>0,0362121726544447</text:p>
          </table:table-cell>
          <table:table-cell table:formula="of:=LOG([.ED5]/[.ED1])" office:value-type="float" office:value="0.0444191397884128" calcext:value-type="float">
            <text:p>0,0444191397884128</text:p>
          </table:table-cell>
          <table:table-cell table:formula="of:=LOG([.EE5]/[.EE1])" office:value-type="float" office:value="0.0401172232079825" calcext:value-type="float">
            <text:p>0,0401172232079825</text:p>
          </table:table-cell>
          <table:table-cell table:formula="of:=LOG([.EF5]/[.EF1])" office:value-type="float" office:value="0.0140107144428147" calcext:value-type="float">
            <text:p>0,0140107144428147</text:p>
          </table:table-cell>
          <table:table-cell table:formula="of:=LOG([.EG5]/[.EG1])" office:value-type="float" office:value="0.00729923874149942" calcext:value-type="float">
            <text:p>0,00729923874149942</text:p>
          </table:table-cell>
          <table:table-cell table:formula="of:=LOG([.EH5]/[.EH1])" office:value-type="float" office:value="-0.0075531378904459" calcext:value-type="float">
            <text:p>-0,0075531378904459</text:p>
          </table:table-cell>
          <table:table-cell table:formula="of:=LOG([.EI5]/[.EI1])" office:value-type="float" office:value="-0.0230653040686934" calcext:value-type="float">
            <text:p>-0,0230653040686934</text:p>
          </table:table-cell>
          <table:table-cell table:formula="of:=LOG([.EJ5]/[.EJ1])" office:value-type="float" office:value="-0.0310342337399688" calcext:value-type="float">
            <text:p>-0,0310342337399688</text:p>
          </table:table-cell>
          <table:table-cell table:formula="of:=LOG([.EK5]/[.EK1])" office:value-type="float" office:value="-0.0391521239621483" calcext:value-type="float">
            <text:p>-0,0391521239621483</text:p>
          </table:table-cell>
          <table:table-cell table:formula="of:=LOG([.EL5]/[.EL1])" office:value-type="float" office:value="-0.0621479067488445" calcext:value-type="float">
            <text:p>-0,0621479067488445</text:p>
          </table:table-cell>
          <table:table-cell table:formula="of:=LOG([.EM5]/[.EM1])" office:value-type="float" office:value="-0.0848215134003175" calcext:value-type="float">
            <text:p>-0,0848215134003175</text:p>
          </table:table-cell>
          <table:table-cell table:formula="of:=LOG([.EN5]/[.EN1])" office:value-type="float" office:value="-0.0917703733556454" calcext:value-type="float">
            <text:p>-0,0917703733556454</text:p>
          </table:table-cell>
          <table:table-cell table:formula="of:=LOG([.EO5]/[.EO1])" office:value-type="float" office:value="-0.090176630349088" calcext:value-type="float">
            <text:p>-0,090176630349088</text:p>
          </table:table-cell>
          <table:table-cell table:formula="of:=LOG([.EP5]/[.EP1])" office:value-type="float" office:value="-0.0658172844896433" calcext:value-type="float">
            <text:p>-0,0658172844896433</text:p>
          </table:table-cell>
          <table:table-cell table:formula="of:=LOG([.EQ5]/[.EQ1])" office:value-type="float" office:value="-0.0503051183113958" calcext:value-type="float">
            <text:p>-0,0503051183113958</text:p>
          </table:table-cell>
          <table:table-cell table:formula="of:=LOG([.ER5]/[.ER1])" office:value-type="float" office:value="-0.0147232568207063" calcext:value-type="float">
            <text:p>-0,0147232568207063</text:p>
          </table:table-cell>
          <table:table-cell table:formula="of:=LOG([.ES5]/[.ES1])" office:value-type="float" office:value="0.0294549793382756" calcext:value-type="float">
            <text:p>0,0294549793382756</text:p>
          </table:table-cell>
          <table:table-cell table:formula="of:=LOG([.ET5]/[.ET1])" office:value-type="float" office:value="0.0669467896306132" calcext:value-type="float">
            <text:p>0,0669467896306132</text:p>
          </table:table-cell>
          <table:table-cell table:formula="of:=LOG([.EU5]/[.EU1])" office:value-type="float" office:value="0.0750646798527926" calcext:value-type="float">
            <text:p>0,0750646798527926</text:p>
          </table:table-cell>
          <table:table-cell table:formula="of:=LOG([.EV5]/[.EV1])" office:value-type="float" office:value="0.0599979296752854" calcext:value-type="float">
            <text:p>0,0599979296752854</text:p>
          </table:table-cell>
          <table:table-cell table:formula="of:=LOG([.EW5]/[.EW1])" office:value-type="float" office:value="0.0457574905606751" calcext:value-type="float">
            <text:p>0,0457574905606751</text:p>
          </table:table-cell>
          <table:table-cell table:formula="of:=LOG([.EX5]/[.EX1])" office:value-type="float" office:value="0.0644579892269185" calcext:value-type="float">
            <text:p>0,0644579892269185</text:p>
          </table:table-cell>
          <table:table-cell table:formula="of:=LOG([.EY5]/[.EY1])" office:value-type="float" office:value="0.0746336182969042" calcext:value-type="float">
            <text:p>0,0746336182969042</text:p>
          </table:table-cell>
          <table:table-cell table:formula="of:=LOG([.EZ5]/[.EZ1])" office:value-type="float" office:value="0.137383556062558" calcext:value-type="float">
            <text:p>0,137383556062558</text:p>
          </table:table-cell>
          <table:table-cell table:formula="of:=LOG([.FA5]/[.FA1])" office:value-type="float" office:value="0.172545978291032" calcext:value-type="float">
            <text:p>0,172545978291032</text:p>
          </table:table-cell>
          <table:table-cell table:formula="of:=LOG([.FB5]/[.FB1])" office:value-type="float" office:value="0.190331698170292" calcext:value-type="float">
            <text:p>0,190331698170292</text:p>
          </table:table-cell>
          <table:table-cell table:formula="of:=LOG([.FC5]/[.FC1])" office:value-type="float" office:value="0.217128110943772" calcext:value-type="float">
            <text:p>0,217128110943772</text:p>
          </table:table-cell>
          <table:table-cell table:formula="of:=LOG([.FD5]/[.FD1])" office:value-type="float" office:value="0.231949076520682" calcext:value-type="float">
            <text:p>0,231949076520682</text:p>
          </table:table-cell>
          <table:table-cell table:formula="of:=LOG([.FE5]/[.FE1])" office:value-type="float" office:value="0.250724877352585" calcext:value-type="float">
            <text:p>0,250724877352585</text:p>
          </table:table-cell>
          <table:table-cell table:formula="of:=LOG([.FF5]/[.FF1])" office:value-type="float" office:value="0.271066772286538" calcext:value-type="float">
            <text:p>0,271066772286538</text:p>
          </table:table-cell>
          <table:table-cell table:formula="of:=LOG([.FG5]/[.FG1])" office:value-type="float" office:value="0.293476857773535" calcext:value-type="float">
            <text:p>0,293476857773535</text:p>
          </table:table-cell>
          <table:table-cell table:formula="of:=LOG([.FH5]/[.FH1])" office:value-type="float" office:value="0.333214679035383" calcext:value-type="float">
            <text:p>0,333214679035383</text:p>
          </table:table-cell>
          <table:table-cell table:formula="of:=LOG([.FI5]/[.FI1])" office:value-type="float" office:value="0.350248018334163" calcext:value-type="float">
            <text:p>0,350248018334163</text:p>
          </table:table-cell>
          <table:table-cell table:formula="of:=LOG([.FJ5]/[.FJ1])" office:value-type="float" office:value="0.394147019654899" calcext:value-type="float">
            <text:p>0,394147019654899</text:p>
          </table:table-cell>
          <table:table-cell table:formula="of:=LOG([.FK5]/[.FK1])" office:value-type="float" office:value="0.421005312740731" calcext:value-type="float">
            <text:p>0,421005312740731</text:p>
          </table:table-cell>
          <table:table-cell table:formula="of:=LOG([.FL5]/[.FL1])" office:value-type="float" office:value="0.441208698829018" calcext:value-type="float">
            <text:p>0,441208698829018</text:p>
          </table:table-cell>
          <table:table-cell table:formula="of:=LOG([.FM5]/[.FM1])" office:value-type="float" office:value="0.469822015978163" calcext:value-type="float">
            <text:p>0,469822015978163</text:p>
          </table:table-cell>
          <table:table-cell table:formula="of:=LOG([.FN5]/[.FN1])" office:value-type="float" office:value="0.499397649430815" calcext:value-type="float">
            <text:p>0,499397649430815</text:p>
          </table:table-cell>
          <table:table-cell table:formula="of:=LOG([.FO5]/[.FO1])" office:value-type="float" office:value="0.554880913632493" calcext:value-type="float">
            <text:p>0,554880913632493</text:p>
          </table:table-cell>
          <table:table-cell table:formula="of:=LOG([.FP5]/[.FP1])" office:value-type="float" office:value="0.636822097587174" calcext:value-type="float">
            <text:p>0,636822097587174</text:p>
          </table:table-cell>
          <table:table-cell table:formula="of:=LOG([.FQ5]/[.FQ1])" office:value-type="float" office:value="0.686380877027998" calcext:value-type="float">
            <text:p>0,686380877027998</text:p>
          </table:table-cell>
          <table:table-cell table:formula="of:=LOG([.FR5]/[.FR1])" office:value-type="float" office:value="0.723103684052738" calcext:value-type="float">
            <text:p>0,723103684052738</text:p>
          </table:table-cell>
          <table:table-cell table:formula="of:=LOG([.FS5]/[.FS1])" office:value-type="float" office:value="0.749379507813619" calcext:value-type="float">
            <text:p>0,749379507813619</text:p>
          </table:table-cell>
          <table:table-cell table:formula="of:=LOG([.FT5]/[.FT1])" office:value-type="float" office:value="0.778151250383644" calcext:value-type="float">
            <text:p>0,778151250383644</text:p>
          </table:table-cell>
          <table:table-cell table:formula="of:=LOG([.FU5]/[.FU1])" office:value-type="float" office:value="0.778151250383644" calcext:value-type="float">
            <text:p>0,778151250383644</text:p>
          </table:table-cell>
          <table:table-cell table:formula="of:=LOG([.FV5]/[.FV1])" office:value-type="float" office:value="0.886490725172482" calcext:value-type="float">
            <text:p>0,886490725172482</text:p>
          </table:table-cell>
          <table:table-cell table:formula="of:=LOG([.FW5]/[.FW1])" office:value-type="float" office:value="0.834632606336092" calcext:value-type="float">
            <text:p>0,834632606336092</text:p>
          </table:table-cell>
          <table:table-cell table:formula="of:=LOG([.FX5]/[.FX1])" office:value-type="float" office:value="0.897627091290442" calcext:value-type="float">
            <text:p>0,897627091290442</text:p>
          </table:table-cell>
          <table:table-cell table:formula="of:=LOG([.FY5]/[.FY1])" office:value-type="float" office:value="0.8750612633917" calcext:value-type="float">
            <text:p>0,8750612633917</text:p>
          </table:table-cell>
          <table:table-cell table:formula="of:=LOG([.FZ5]/[.FZ1])" office:value-type="float" office:value="0.803705354856032" calcext:value-type="float">
            <text:p>0,803705354856032</text:p>
          </table:table-cell>
          <table:table-cell table:formula="of:=LOG([.GA5]/[.GA1])" office:value-type="float" office:value="0.746893556653202" calcext:value-type="float">
            <text:p>0,746893556653202</text:p>
          </table:table-cell>
          <table:table-cell table:formula="of:=LOG([.GB5]/[.GB1])" office:value-type="float" office:value="0.765916793966632" calcext:value-type="float">
            <text:p>0,765916793966632</text:p>
          </table:table-cell>
          <table:table-cell table:formula="of:=LOG([.GC5]/[.GC1])" office:value-type="float" office:value="0.80986566356085" calcext:value-type="float">
            <text:p>0,80986566356085</text:p>
          </table:table-cell>
          <table:table-cell table:formula="of:=LOG([.GD5]/[.GD1])" office:value-type="float" office:value="0.926571082841467" calcext:value-type="float">
            <text:p>0,926571082841467</text:p>
          </table:table-cell>
          <table:table-cell table:formula="of:=LOG([.GE5]/[.GE1])" office:value-type="float" office:value="0.948847477552619" calcext:value-type="float">
            <text:p>0,948847477552619</text:p>
          </table:table-cell>
          <table:table-cell table:formula="of:=LOG([.GF5]/[.GF1])" office:value-type="float" office:value="0.880813592280791" calcext:value-type="float">
            <text:p>0,880813592280791</text:p>
          </table:table-cell>
          <table:table-cell table:formula="of:=LOG([.GG5]/[.GG1])" office:value-type="float" office:value="0.914989210291651" calcext:value-type="float">
            <text:p>0,914989210291651</text:p>
          </table:table-cell>
          <table:table-cell table:formula="of:=LOG([.GH5]/[.GH1])" office:value-type="float" office:value="0.845098040014257" calcext:value-type="float">
            <text:p>0,845098040014257</text:p>
          </table:table-cell>
          <table:table-cell table:formula="of:=LOG([.GI5]/[.GI1])" office:value-type="float" office:value="0.884606581297931" calcext:value-type="float">
            <text:p>0,884606581297931</text:p>
          </table:table-cell>
          <table:table-cell table:formula="of:=LOG([.GJ5]/[.GJ1])" office:value-type="float" office:value="0.935759103745312" calcext:value-type="float">
            <text:p>0,935759103745312</text:p>
          </table:table-cell>
          <table:table-cell table:formula="of:=LOG([.GK5]/[.GK1])" office:value-type="float" office:value="0.851258348719075" calcext:value-type="float">
            <text:p>0,851258348719075</text:p>
          </table:table-cell>
          <table:table-cell table:formula="of:=LOG([.GL5]/[.GL1])" office:value-type="float" office:value="0.749379507813619" calcext:value-type="float">
            <text:p>0,749379507813619</text:p>
          </table:table-cell>
          <table:table-cell table:formula="of:=LOG([.GM5]/[.GM1])" office:value-type="float" office:value="0.833668578233475" calcext:value-type="float">
            <text:p>0,833668578233475</text:p>
          </table:table-cell>
          <table:table-cell table:formula="of:=LOG([.GN5]/[.GN1])" office:value-type="float" office:value="0.839420907122566" calcext:value-type="float">
            <text:p>0,839420907122566</text:p>
          </table:table-cell>
          <table:table-cell table:formula="of:=LOG([.GO5]/[.GO1])" office:value-type="float" office:value="0.880813592280791" calcext:value-type="float">
            <text:p>0,880813592280791</text:p>
          </table:table-cell>
          <table:table-cell table:formula="of:=LOG([.GP5]/[.GP1])" office:value-type="float" office:value="0.8750612633917" calcext:value-type="float">
            <text:p>0,8750612633917</text:p>
          </table:table-cell>
          <table:table-cell table:formula="of:=LOG([.GQ5]/[.GQ1])" office:value-type="float" office:value="0.839420907122566" calcext:value-type="float">
            <text:p>0,839420907122566</text:p>
          </table:table-cell>
          <table:table-cell table:formula="of:=LOG([.GR5]/[.GR1])" office:value-type="float" office:value="0.839420907122566" calcext:value-type="float">
            <text:p>0,839420907122566</text:p>
          </table:table-cell>
          <table:table-cell table:formula="of:=LOG([.GS5]/[.GS1])" office:value-type="float" office:value="0.839420907122566" calcext:value-type="float">
            <text:p>0,839420907122566</text:p>
          </table:table-cell>
          <table:table-cell table:formula="of:=LOG([.GT5]/[.GT1])" office:value-type="float" office:value="0.89209460269048" calcext:value-type="float">
            <text:p>0,89209460269048</text:p>
          </table:table-cell>
          <table:table-cell table:formula="of:=LOG([.GU5]/[.GU1])" office:value-type="float" office:value="0.818445845242817" calcext:value-type="float">
            <text:p>0,818445845242817</text:p>
          </table:table-cell>
          <table:table-cell table:formula="of:=LOG([.GV5]/[.GV1])" office:value-type="float" office:value="0.79987050007688" calcext:value-type="float">
            <text:p>0,79987050007688</text:p>
          </table:table-cell>
          <table:table-cell table:formula="of:=LOG([.GW5]/[.GW1])" office:value-type="float" office:value="0.820555098936731" calcext:value-type="float">
            <text:p>0,820555098936731</text:p>
          </table:table-cell>
          <table:table-cell table:formula="of:=LOG([.GX5]/[.GX1])" office:value-type="float" office:value="0.798354636471931" calcext:value-type="float">
            <text:p>0,798354636471931</text:p>
          </table:table-cell>
          <table:table-cell table:formula="of:=LOG([.GY5]/[.GY1])" office:value-type="float" office:value="0.83614319736133" calcext:value-type="float">
            <text:p>0,83614319736133</text:p>
          </table:table-cell>
          <table:table-cell table:formula="of:=LOG([.GZ5]/[.GZ1])" office:value-type="float" office:value="0.849507158919312" calcext:value-type="float">
            <text:p>0,849507158919312</text:p>
          </table:table-cell>
          <table:table-cell table:formula="of:=LOG([.HA5]/[.HA1])" office:value-type="float" office:value="0.823908740944319" calcext:value-type="float">
            <text:p>0,823908740944319</text:p>
          </table:table-cell>
          <table:table-cell table:formula="of:=LOG([.HB5]/[.HB1])" office:value-type="float" office:value="0.808717242049247" calcext:value-type="float">
            <text:p>0,808717242049247</text:p>
          </table:table-cell>
          <table:table-cell table:formula="of:=LOG([.HC5]/[.HC1])" office:value-type="float" office:value="0.808717242049247" calcext:value-type="float">
            <text:p>0,808717242049247</text:p>
          </table:table-cell>
          <table:table-cell table:formula="of:=LOG([.HD5]/[.HD1])" office:value-type="float" office:value="0.782388303326898" calcext:value-type="float">
            <text:p>0,782388303326898</text:p>
          </table:table-cell>
          <table:table-cell table:formula="of:=LOG([.HE5]/[.HE1])" office:value-type="float" office:value="0.760777154314221" calcext:value-type="float">
            <text:p>0,760777154314221</text:p>
          </table:table-cell>
          <table:table-cell table:formula="of:=LOG([.HF5]/[.HF1])" office:value-type="float" office:value="0.756322812887971" calcext:value-type="float">
            <text:p>0,756322812887971</text:p>
          </table:table-cell>
          <table:table-cell table:formula="of:=LOG([.HG5]/[.HG1])" office:value-type="float" office:value="0.756322812887971" calcext:value-type="float">
            <text:p>0,756322812887971</text:p>
          </table:table-cell>
          <table:table-cell table:formula="of:=LOG([.HH5]/[.HH1])" office:value-type="float" office:value="0.769551078621726" calcext:value-type="float">
            <text:p>0,769551078621726</text:p>
          </table:table-cell>
          <table:table-cell table:formula="of:=LOG([.HI5]/[.HI1])" office:value-type="float" office:value="0.744727494896694" calcext:value-type="float">
            <text:p>0,744727494896694</text:p>
          </table:table-cell>
          <table:table-cell table:formula="of:=LOG([.HJ5]/[.HJ1])" office:value-type="float" office:value="0.708018133313416" calcext:value-type="float">
            <text:p>0,708018133313416</text:p>
          </table:table-cell>
          <table:table-cell table:formula="of:=LOG([.HK5]/[.HK1])" office:value-type="float" office:value="0.689729347601106" calcext:value-type="float">
            <text:p>0,689729347601106</text:p>
          </table:table-cell>
          <table:table-cell table:formula="of:=LOG([.HL5]/[.HL1])" office:value-type="float" office:value="0.653212513775344" calcext:value-type="float">
            <text:p>0,653212513775344</text:p>
          </table:table-cell>
          <table:table-cell table:formula="of:=LOG([.HM5]/[.HM1])" office:value-type="float" office:value="0.658011396657112" calcext:value-type="float">
            <text:p>0,658011396657112</text:p>
          </table:table-cell>
          <table:table-cell table:formula="of:=LOG([.HN5]/[.HN1])" office:value-type="float" office:value="0.632023214705406" calcext:value-type="float">
            <text:p>0,632023214705406</text:p>
          </table:table-cell>
          <table:table-cell table:formula="of:=LOG([.HO5]/[.HO1])" office:value-type="float" office:value="0.611819828617119" calcext:value-type="float">
            <text:p>0,611819828617119</text:p>
          </table:table-cell>
          <table:table-cell table:formula="of:=LOG([.HP5]/[.HP1])" office:value-type="float" office:value="0.582754836132576" calcext:value-type="float">
            <text:p>0,582754836132576</text:p>
          </table:table-cell>
          <table:table-cell table:formula="of:=LOG([.HQ5]/[.HQ1])" office:value-type="float" office:value="0.534416658674095" calcext:value-type="float">
            <text:p>0,534416658674095</text:p>
          </table:table-cell>
          <table:table-cell table:formula="of:=LOG([.HR5]/[.HR1])" office:value-type="float" office:value="0.544068044350276" calcext:value-type="float">
            <text:p>0,544068044350276</text:p>
          </table:table-cell>
          <table:table-cell table:formula="of:=LOG([.HS5]/[.HS1])" office:value-type="float" office:value="0.548814479374737" calcext:value-type="float">
            <text:p>0,548814479374737</text:p>
          </table:table-cell>
          <table:table-cell table:formula="of:=LOG([.HT5]/[.HT1])" office:value-type="float" office:value="0.546359841129861" calcext:value-type="float">
            <text:p>0,546359841129861</text:p>
          </table:table-cell>
          <table:table-cell table:formula="of:=LOG([.HU5]/[.HU1])" office:value-type="float" office:value="0.541923375883686" calcext:value-type="float">
            <text:p>0,541923375883686</text:p>
          </table:table-cell>
          <table:table-cell table:formula="of:=LOG([.HV5]/[.HV1])" office:value-type="float" office:value="0.477121254719662" calcext:value-type="float">
            <text:p>0,477121254719662</text:p>
          </table:table-cell>
          <table:table-cell table:formula="of:=LOG([.HW5]/[.HW1])" office:value-type="float" office:value="0.444635500638177" calcext:value-type="float">
            <text:p>0,444635500638177</text:p>
          </table:table-cell>
          <table:table-cell table:formula="of:=LOG([.HX5]/[.HX1])" office:value-type="float" office:value="0.417535564735418" calcext:value-type="float">
            <text:p>0,417535564735418</text:p>
          </table:table-cell>
          <table:table-cell table:formula="of:=LOG([.HY5]/[.HY1])" office:value-type="float" office:value="0.397940008672038" calcext:value-type="float">
            <text:p>0,397940008672038</text:p>
          </table:table-cell>
          <table:table-cell table:formula="of:=LOG([.HZ5]/[.HZ1])" office:value-type="float" office:value="0.365328640004906" calcext:value-type="float">
            <text:p>0,365328640004906</text:p>
          </table:table-cell>
          <table:table-cell table:formula="of:=LOG([.IA5]/[.IA1])" office:value-type="float" office:value="0.387800377321158" calcext:value-type="float">
            <text:p>0,387800377321158</text:p>
          </table:table-cell>
          <table:table-cell table:formula="of:=LOG([.IB5]/[.IB1])" office:value-type="float" office:value="0.327764248911226" calcext:value-type="float">
            <text:p>0,327764248911226</text:p>
          </table:table-cell>
          <table:table-cell table:formula="of:=LOG([.IC5]/[.IC1])" office:value-type="float" office:value="0.344328877658153" calcext:value-type="float">
            <text:p>0,344328877658153</text:p>
          </table:table-cell>
          <table:table-cell table:formula="of:=LOG([.ID5]/[.ID1])" office:value-type="float" office:value="0.383216751851331" calcext:value-type="float">
            <text:p>0,383216751851331</text:p>
          </table:table-cell>
          <table:table-cell table:formula="of:=LOG([.IE5]/[.IE1])" office:value-type="float" office:value="0.458294397460179" calcext:value-type="float">
            <text:p>0,458294397460179</text:p>
          </table:table-cell>
          <table:table-cell table:formula="of:=LOG([.IF5]/[.IF1])" office:value-type="float" office:value="0.52596982225748" calcext:value-type="float">
            <text:p>0,52596982225748</text:p>
          </table:table-cell>
          <table:table-cell table:formula="of:=LOG([.IG5]/[.IG1])" office:value-type="float" office:value="0.486361911454575" calcext:value-type="float">
            <text:p>0,486361911454575</text:p>
          </table:table-cell>
          <table:table-cell table:formula="of:=LOG([.IH5]/[.IH1])" office:value-type="float" office:value="0.461489431705859" calcext:value-type="float">
            <text:p>0,461489431705859</text:p>
          </table:table-cell>
          <table:table-cell table:formula="of:=LOG([.II5]/[.II1])" office:value-type="float" office:value="0.354275507617206" calcext:value-type="float">
            <text:p>0,354275507617206</text:p>
          </table:table-cell>
          <table:table-cell table:formula="of:=LOG([.IJ5]/[.IJ1])" office:value-type="float" office:value="0.29280966541729" calcext:value-type="float">
            <text:p>0,29280966541729</text:p>
          </table:table-cell>
          <table:table-cell table:formula="of:=LOG([.IK5]/[.IK1])" office:value-type="float" office:value="0.287583271936735" calcext:value-type="float">
            <text:p>0,287583271936735</text:p>
          </table:table-cell>
          <table:table-cell table:formula="of:=LOG([.IL5]/[.IL1])" office:value-type="float" office:value="0.314231452268934" calcext:value-type="float">
            <text:p>0,314231452268934</text:p>
          </table:table-cell>
          <table:table-cell table:formula="of:=LOG([.IM5]/[.IM1])" office:value-type="float" office:value="0.288656096483883" calcext:value-type="float">
            <text:p>0,288656096483883</text:p>
          </table:table-cell>
          <table:table-cell table:formula="of:=LOG([.IN5]/[.IN1])" office:value-type="float" office:value="0.256675719512744" calcext:value-type="float">
            <text:p>0,256675719512744</text:p>
          </table:table-cell>
          <table:table-cell table:formula="of:=LOG([.IO5]/[.IO1])" office:value-type="float" office:value="0.207754267311019" calcext:value-type="float">
            <text:p>0,207754267311019</text:p>
          </table:table-cell>
          <table:table-cell table:formula="of:=LOG([.IP5]/[.IP1])" office:value-type="float" office:value="0.230896878593753" calcext:value-type="float">
            <text:p>0,230896878593753</text:p>
          </table:table-cell>
          <table:table-cell table:formula="of:=LOG([.IQ5]/[.IQ1])" office:value-type="float" office:value="0.241865863138244" calcext:value-type="float">
            <text:p>0,241865863138244</text:p>
          </table:table-cell>
          <table:table-cell table:formula="of:=LOG([.IR5]/[.IR1])" office:value-type="float" office:value="0.357285919749492" calcext:value-type="float">
            <text:p>0,357285919749492</text:p>
          </table:table-cell>
          <table:table-cell table:formula="of:=LOG([.IS5]/[.IS1])" office:value-type="float" office:value="0.432627035929956" calcext:value-type="float">
            <text:p>0,432627035929956</text:p>
          </table:table-cell>
          <table:table-cell table:formula="of:=LOG([.IT5]/[.IT1])" office:value-type="float" office:value="0.466655821041497" calcext:value-type="float">
            <text:p>0,466655821041497</text:p>
          </table:table-cell>
          <table:table-cell table:formula="of:=LOG([.IU5]/[.IU1])" office:value-type="float" office:value="0.453242817138943" calcext:value-type="float">
            <text:p>0,453242817138943</text:p>
          </table:table-cell>
          <table:table-cell table:formula="of:=LOG([.IV5]/[.IV1])" office:value-type="float" office:value="0.377587097885457" calcext:value-type="float">
            <text:p>0,377587097885457</text:p>
          </table:table-cell>
          <table:table-cell table:formula="of:=LOG([.IW5]/[.IW1])" office:value-type="float" office:value="0.323693980299925" calcext:value-type="float">
            <text:p>0,323693980299925</text:p>
          </table:table-cell>
          <table:table-cell table:formula="of:=LOG([.IX5]/[.IX1])" office:value-type="float" office:value="0.235212711174338" calcext:value-type="float">
            <text:p>0,235212711174338</text:p>
          </table:table-cell>
          <table:table-cell table:formula="of:=LOG([.IY5]/[.IY1])" office:value-type="float" office:value="0.179035639702462" calcext:value-type="float">
            <text:p>0,179035639702462</text:p>
          </table:table-cell>
          <table:table-cell table:formula="of:=LOG([.IZ5]/[.IZ1])" office:value-type="float" office:value="0.160031482001794" calcext:value-type="float">
            <text:p>0,160031482001794</text:p>
          </table:table-cell>
          <table:table-cell table:formula="of:=LOG([.JA5]/[.JA1])" office:value-type="float" office:value="0.180638886806402" calcext:value-type="float">
            <text:p>0,180638886806402</text:p>
          </table:table-cell>
          <table:table-cell table:formula="of:=LOG([.JB5]/[.JB1])" office:value-type="float" office:value="0.217203844570593" calcext:value-type="float">
            <text:p>0,217203844570593</text:p>
          </table:table-cell>
          <table:table-cell table:formula="of:=LOG([.JC5]/[.JC1])" office:value-type="float" office:value="0.236387160942932" calcext:value-type="float">
            <text:p>0,236387160942932</text:p>
          </table:table-cell>
          <table:table-cell table:formula="of:=LOG([.JD5]/[.JD1])" office:value-type="float" office:value="0.23333635377381" calcext:value-type="float">
            <text:p>0,23333635377381</text:p>
          </table:table-cell>
          <table:table-cell table:formula="of:=LOG([.JE5]/[.JE1])" office:value-type="float" office:value="0.180370057034956" calcext:value-type="float">
            <text:p>0,180370057034956</text:p>
          </table:table-cell>
          <table:table-cell table:formula="of:=LOG([.JF5]/[.JF1])" office:value-type="float" office:value="0.147319516485657" calcext:value-type="float">
            <text:p>0,147319516485657</text:p>
          </table:table-cell>
          <table:table-cell table:formula="of:=LOG([.JG5]/[.JG1])" office:value-type="float" office:value="0.138302698166281" calcext:value-type="float">
            <text:p>0,138302698166281</text:p>
          </table:table-cell>
          <table:table-cell table:formula="of:=LOG([.JH5]/[.JH1])" office:value-type="float" office:value="0.133056626830479" calcext:value-type="float">
            <text:p>0,133056626830479</text:p>
          </table:table-cell>
          <table:table-cell table:formula="of:=LOG([.JI5]/[.JI1])" office:value-type="float" office:value="0.143163556714499" calcext:value-type="float">
            <text:p>0,143163556714499</text:p>
          </table:table-cell>
          <table:table-cell table:formula="of:=LOG([.JJ5]/[.JJ1])" office:value-type="float" office:value="0.157787648223231" calcext:value-type="float">
            <text:p>0,157787648223231</text:p>
          </table:table-cell>
          <table:table-cell table:formula="of:=LOG([.JK5]/[.JK1])" office:value-type="float" office:value="0.149072416325019" calcext:value-type="float">
            <text:p>0,149072416325019</text:p>
          </table:table-cell>
          <table:table-cell table:formula="of:=LOG([.JL5]/[.JL1])" office:value-type="float" office:value="0.1249387366083" calcext:value-type="float">
            <text:p>0,1249387366083</text:p>
          </table:table-cell>
          <table:table-cell table:formula="of:=LOG([.JM5]/[.JM1])" office:value-type="float" office:value="0.112149979564793" calcext:value-type="float">
            <text:p>0,112149979564793</text:p>
          </table:table-cell>
          <table:table-cell table:formula="of:=LOG([.JN5]/[.JN1])" office:value-type="float" office:value="0.102257593981642" calcext:value-type="float">
            <text:p>0,102257593981642</text:p>
          </table:table-cell>
          <table:table-cell table:formula="of:=LOG([.JO5]/[.JO1])" office:value-type="float" office:value="0.0923142613189072" calcext:value-type="float">
            <text:p>0,0923142613189072</text:p>
          </table:table-cell>
          <table:table-cell table:formula="of:=LOG([.JP5]/[.JP1])" office:value-type="float" office:value="0.0841024826368948" calcext:value-type="float">
            <text:p>0,0841024826368948</text:p>
          </table:table-cell>
          <table:table-cell table:formula="of:=LOG([.JQ5]/[.JQ1])" office:value-type="float" office:value="0.0623832329436585" calcext:value-type="float">
            <text:p>0,0623832329436585</text:p>
          </table:table-cell>
          <table:table-cell table:formula="of:=LOG([.JR5]/[.JR1])" office:value-type="float" office:value="0.0383449920762197" calcext:value-type="float">
            <text:p>0,0383449920762197</text:p>
          </table:table-cell>
          <table:table-cell table:formula="of:=LOG([.JS5]/[.JS1])" office:value-type="float" office:value="0.0187494360128389" calcext:value-type="float">
            <text:p>0,0187494360128389</text:p>
          </table:table-cell>
          <table:table-cell table:formula="of:=LOG([.JT5]/[.JT1])" office:value-type="float" office:value="-0.00302645463018783" calcext:value-type="float">
            <text:p>-0,00302645463018783</text:p>
          </table:table-cell>
          <table:table-cell table:formula="of:=LOG([.JU5]/[.JU1])" office:value-type="float" office:value="0.0120645114013806" calcext:value-type="float">
            <text:p>0,0120645114013806</text:p>
          </table:table-cell>
          <table:table-cell table:formula="of:=LOG([.JV5]/[.JV1])" office:value-type="float" office:value="0.0352323764534066" calcext:value-type="float">
            <text:p>0,0352323764534066</text:p>
          </table:table-cell>
          <table:table-cell table:formula="of:=LOG([.JW5]/[.JW1])" office:value-type="float" office:value="0.00549747191121774" calcext:value-type="float">
            <text:p>0,00549747191121774</text:p>
          </table:table-cell>
          <table:table-cell table:formula="of:=LOG([.JX5]/[.JX1])" office:value-type="float" office:value="-0.0127368214029325" calcext:value-type="float">
            <text:p>-0,0127368214029325</text:p>
          </table:table-cell>
          <table:table-cell table:formula="of:=LOG([.JY5]/[.JY1])" office:value-type="float" office:value="-0.102662341897148" calcext:value-type="float">
            <text:p>-0,102662341897148</text:p>
          </table:table-cell>
          <table:table-cell table:formula="of:=LOG([.JZ5]/[.JZ1])" office:value-type="float" office:value="-0.101679615965196" calcext:value-type="float">
            <text:p>-0,101679615965196</text:p>
          </table:table-cell>
          <table:table-cell table:formula="of:=LOG([.KA5]/[.KA1])" office:value-type="float" office:value="-0.0937591323290982" calcext:value-type="float">
            <text:p>-0,0937591323290982</text:p>
          </table:table-cell>
          <table:table-cell table:formula="of:=LOG([.KB5]/[.KB1])" office:value-type="float" office:value="-0.0843208857000359" calcext:value-type="float">
            <text:p>-0,0843208857000359</text:p>
          </table:table-cell>
          <table:table-cell table:formula="of:=LOG([.KC5]/[.KC1])" office:value-type="float" office:value="-0.0310342337399688" calcext:value-type="float">
            <text:p>-0,0310342337399688</text:p>
          </table:table-cell>
          <table:table-cell table:formula="of:=LOG([.KD5]/[.KD1])" office:value-type="float" office:value="-0.0277895087873085" calcext:value-type="float">
            <text:p>-0,0277895087873085</text:p>
          </table:table-cell>
          <table:table-cell table:formula="of:=LOG([.KE5]/[.KE1])" office:value-type="float" office:value="-0.0392532991476735" calcext:value-type="float">
            <text:p>-0,0392532991476735</text:p>
          </table:table-cell>
          <table:table-cell table:formula="of:=LOG([.KF5]/[.KF1])" office:value-type="float" office:value="-0.0795116336496395" calcext:value-type="float">
            <text:p>-0,0795116336496395</text:p>
          </table:table-cell>
          <table:table-cell table:formula="of:=LOG([.KG5]/[.KG1])" office:value-type="float" office:value="-0.0749204390989" calcext:value-type="float">
            <text:p>-0,0749204390989</text:p>
          </table:table-cell>
          <table:table-cell table:formula="of:=LOG([.KH5]/[.KH1])" office:value-type="float" office:value="0.0513688584328774" calcext:value-type="float">
            <text:p>0,0513688584328774</text:p>
          </table:table-cell>
          <table:table-cell table:formula="of:=LOG([.KI5]/[.KI1])" office:value-type="float" office:value="0.0788117909152602" calcext:value-type="float">
            <text:p>0,0788117909152602</text:p>
          </table:table-cell>
          <table:table-cell table:formula="of:=LOG([.KJ5]/[.KJ1])" office:value-type="float" office:value="0.226308809167989" calcext:value-type="float">
            <text:p>0,226308809167989</text:p>
          </table:table-cell>
          <table:table-cell table:formula="of:=LOG([.KK5]/[.KK1])" office:value-type="float" office:value="0.284236201038623" calcext:value-type="float">
            <text:p>0,284236201038623</text:p>
          </table:table-cell>
          <table:table-cell table:formula="of:=LOG([.KL5]/[.KL1])" office:value-type="float" office:value="0.246980234440357" calcext:value-type="float">
            <text:p>0,246980234440357</text:p>
          </table:table-cell>
          <table:table-cell table:formula="of:=LOG([.KM5]/[.KM1])" office:value-type="float" office:value="0.190331698170291" calcext:value-type="float">
            <text:p>0,190331698170291</text:p>
          </table:table-cell>
          <table:table-cell table:formula="of:=LOG([.KN5]/[.KN1])" office:value-type="float" office:value="0.0739800523618171" calcext:value-type="float">
            <text:p>0,0739800523618171</text:p>
          </table:table-cell>
          <table:table-cell table:formula="of:=LOG([.KO5]/[.KO1])" office:value-type="float" office:value="0.0308139474142196" calcext:value-type="float">
            <text:p>0,0308139474142196</text:p>
          </table:table-cell>
          <table:table-cell table:formula="of:=LOG([.KP5]/[.KP1])" office:value-type="float" office:value="0.0062942330976883" calcext:value-type="float">
            <text:p>0,0062942330976883</text:p>
          </table:table-cell>
          <table:table-cell table:formula="of:=LOG([.KQ5]/[.KQ1])" office:value-type="float" office:value="-0.00947589188387756" calcext:value-type="float">
            <text:p>-0,00947589188387756</text:p>
          </table:table-cell>
          <table:table-cell table:formula="of:=LOG([.KR5]/[.KR1])" office:value-type="float" office:value="-0.0157942671832319" calcext:value-type="float">
            <text:p>-0,0157942671832319</text:p>
          </table:table-cell>
          <table:table-cell table:formula="of:=LOG([.KS5]/[.KS1])" office:value-type="float" office:value="-0.0350170487272922" calcext:value-type="float">
            <text:p>-0,0350170487272922</text:p>
          </table:table-cell>
          <table:table-cell table:formula="of:=LOG([.KT5]/[.KT1])" office:value-type="float" office:value="-0.0507782919357259" calcext:value-type="float">
            <text:p>-0,0507782919357259</text:p>
          </table:table-cell>
          <table:table-cell table:formula="of:=LOG([.KU5]/[.KU1])" office:value-type="float" office:value="-0.0722875380997244" calcext:value-type="float">
            <text:p>-0,0722875380997244</text:p>
          </table:table-cell>
          <table:table-cell table:formula="of:=LOG([.KV5]/[.KV1])" office:value-type="float" office:value="-0.0893208773985047" calcext:value-type="float">
            <text:p>-0,0893208773985047</text:p>
          </table:table-cell>
          <table:table-cell table:formula="of:=LOG([.KW5]/[.KW1])" office:value-type="float" office:value="-0.0962361657326008" calcext:value-type="float">
            <text:p>-0,0962361657326008</text:p>
          </table:table-cell>
          <table:table-cell table:formula="of:=LOG([.KX5]/[.KX1])" office:value-type="float" office:value="-0.126605895975763" calcext:value-type="float">
            <text:p>-0,126605895975763</text:p>
          </table:table-cell>
          <table:table-cell table:formula="of:=LOG([.KY5]/[.KY1])" office:value-type="float" office:value="-0.134698573897456" calcext:value-type="float">
            <text:p>-0,134698573897456</text:p>
          </table:table-cell>
          <table:table-cell table:formula="of:=LOG([.KZ5]/[.KZ1])" office:value-type="float" office:value="-0.127292642001777" calcext:value-type="float">
            <text:p>-0,127292642001777</text:p>
          </table:table-cell>
          <table:table-cell table:formula="of:=LOG([.LA5]/[.LA1])" office:value-type="float" office:value="-0.121125766708182" calcext:value-type="float">
            <text:p>-0,121125766708182</text:p>
          </table:table-cell>
          <table:table-cell table:formula="of:=LOG([.LB5]/[.LB1])" office:value-type="float" office:value="-0.129260110390943" calcext:value-type="float">
            <text:p>-0,129260110390943</text:p>
          </table:table-cell>
          <table:table-cell table:formula="of:=LOG([.LC5]/[.LC1])" office:value-type="float" office:value="-0.154060575514819" calcext:value-type="float">
            <text:p>-0,154060575514819</text:p>
          </table:table-cell>
          <table:table-cell table:formula="of:=LOG([.LD5]/[.LD1])" office:value-type="float" office:value="-0.194802222775285" calcext:value-type="float">
            <text:p>-0,194802222775285</text:p>
          </table:table-cell>
          <table:table-cell table:formula="of:=LOG([.LE5]/[.LE1])" office:value-type="float" office:value="-0.18748611707708" calcext:value-type="float">
            <text:p>-0,18748611707708</text:p>
          </table:table-cell>
          <table:table-cell table:formula="of:=LOG([.LF5]/[.LF1])" office:value-type="float" office:value="-0.114719571426614" calcext:value-type="float">
            <text:p>-0,114719571426614</text:p>
          </table:table-cell>
          <table:table-cell table:formula="of:=LOG([.LG5]/[.LG1])" office:value-type="float" office:value="-0.0710633558254454" calcext:value-type="float">
            <text:p>-0,0710633558254454</text:p>
          </table:table-cell>
          <table:table-cell table:formula="of:=LOG([.LH5]/[.LH1])" office:value-type="float" office:value="0.0062790657419006" calcext:value-type="float">
            <text:p>0,0062790657419006</text:p>
          </table:table-cell>
          <table:table-cell table:formula="of:=LOG([.LI5]/[.LI1])" office:value-type="float" office:value="0.0103655154718337" calcext:value-type="float">
            <text:p>0,0103655154718337</text:p>
          </table:table-cell>
          <table:table-cell table:formula="of:=LOG([.LJ5]/[.LJ1])" office:value-type="float" office:value="-0.033105124157981" calcext:value-type="float">
            <text:p>-0,033105124157981</text:p>
          </table:table-cell>
          <table:table-cell table:formula="of:=LOG([.LK5]/[.LK1])" office:value-type="float" office:value="-0.0940370511623262" calcext:value-type="float">
            <text:p>-0,0940370511623262</text:p>
          </table:table-cell>
          <table:table-cell table:formula="of:=LOG([.LL5]/[.LL1])" office:value-type="float" office:value="-0.125555194457586" calcext:value-type="float">
            <text:p>-0,125555194457586</text:p>
          </table:table-cell>
          <table:table-cell table:formula="of:=LOG([.LM5]/[.LM1])" office:value-type="float" office:value="-0.133021759142941" calcext:value-type="float">
            <text:p>-0,133021759142941</text:p>
          </table:table-cell>
          <table:table-cell table:formula="of:=LOG([.LN5]/[.LN1])" office:value-type="float" office:value="-0.132753242618419" calcext:value-type="float">
            <text:p>-0,132753242618419</text:p>
          </table:table-cell>
          <table:table-cell table:formula="of:=LOG([.LO5]/[.LO1])" office:value-type="float" office:value="-0.139368452030941" calcext:value-type="float">
            <text:p>-0,139368452030941</text:p>
          </table:table-cell>
          <table:table-cell table:formula="of:=LOG([.LP5]/[.LP1])" office:value-type="float" office:value="-0.123835065158153" calcext:value-type="float">
            <text:p>-0,123835065158153</text:p>
          </table:table-cell>
          <table:table-cell table:formula="of:=LOG([.LQ5]/[.LQ1])" office:value-type="float" office:value="-0.140102677872606" calcext:value-type="float">
            <text:p>-0,140102677872606</text:p>
          </table:table-cell>
          <table:table-cell table:formula="of:=LOG([.LR5]/[.LR1])" office:value-type="float" office:value="-0.132625565274591" calcext:value-type="float">
            <text:p>-0,132625565274591</text:p>
          </table:table-cell>
          <table:table-cell table:formula="of:=LOG([.LS5]/[.LS1])" office:value-type="float" office:value="-0.0990030025139002" calcext:value-type="float">
            <text:p>-0,0990030025139002</text:p>
          </table:table-cell>
          <table:table-cell table:formula="of:=LOG([.LT5]/[.LT1])" office:value-type="float" office:value="-0.0672352615654328" calcext:value-type="float">
            <text:p>-0,0672352615654328</text:p>
          </table:table-cell>
          <table:table-cell table:formula="of:=LOG([.LU5]/[.LU1])" office:value-type="float" office:value="-0.0533207470303995" calcext:value-type="float">
            <text:p>-0,0533207470303995</text:p>
          </table:table-cell>
          <table:table-cell table:formula="of:=LOG([.LV5]/[.LV1])" office:value-type="float" office:value="-0.0798447977151407" calcext:value-type="float">
            <text:p>-0,0798447977151407</text:p>
          </table:table-cell>
          <table:table-cell table:formula="of:=LOG([.LW5]/[.LW1])" office:value-type="float" office:value="-0.0904278854801361" calcext:value-type="float">
            <text:p>-0,0904278854801361</text:p>
          </table:table-cell>
          <table:table-cell table:formula="of:=LOG([.LX5]/[.LX1])" office:value-type="float" office:value="-0.0994325437120984" calcext:value-type="float">
            <text:p>-0,0994325437120984</text:p>
          </table:table-cell>
          <table:table-cell table:formula="of:=LOG([.LY5]/[.LY1])" office:value-type="float" office:value="-0.0752988639953791" calcext:value-type="float">
            <text:p>-0,0752988639953791</text:p>
          </table:table-cell>
          <table:table-cell table:formula="of:=LOG([.LZ5]/[.LZ1])" office:value-type="float" office:value="-0.060064955600552" calcext:value-type="float">
            <text:p>-0,060064955600552</text:p>
          </table:table-cell>
          <table:table-cell table:formula="of:=LOG([.MA5]/[.MA1])" office:value-type="float" office:value="-0.0308961871774895" calcext:value-type="float">
            <text:p>-0,0308961871774895</text:p>
          </table:table-cell>
          <table:table-cell table:formula="of:=LOG([.MB5]/[.MB1])" office:value-type="float" office:value="-0.0329021698750881" calcext:value-type="float">
            <text:p>-0,0329021698750881</text:p>
          </table:table-cell>
          <table:table-cell table:formula="of:=LOG([.MC5]/[.MC1])" office:value-type="float" office:value="-0.0632818355442078" calcext:value-type="float">
            <text:p>-0,0632818355442078</text:p>
          </table:table-cell>
          <table:table-cell table:formula="of:=LOG([.MD5]/[.MD1])" office:value-type="float" office:value="-0.0969100130080564" calcext:value-type="float">
            <text:p>-0,0969100130080564</text:p>
          </table:table-cell>
          <table:table-cell table:formula="of:=LOG([.ME5]/[.ME1])" office:value-type="float" office:value="-0.0836585484023691" calcext:value-type="float">
            <text:p>-0,0836585484023691</text:p>
          </table:table-cell>
          <table:table-cell table:formula="of:=LOG([.MF5]/[.MF1])" office:value-type="float" office:value="-0.102906739473605" calcext:value-type="float">
            <text:p>-0,102906739473605</text:p>
          </table:table-cell>
          <table:table-cell table:formula="of:=LOG([.MG5]/[.MG1])" office:value-type="float" office:value="-0.0867343839380707" calcext:value-type="float">
            <text:p>-0,0867343839380707</text:p>
          </table:table-cell>
          <table:table-cell table:formula="of:=LOG([.MH5]/[.MH1])" office:value-type="float" office:value="-0.1086362253859" calcext:value-type="float">
            <text:p>-0,1086362253859</text:p>
          </table:table-cell>
          <table:table-cell table:formula="of:=LOG([.MI5]/[.MI1])" office:value-type="float" office:value="-0.109901739855652" calcext:value-type="float">
            <text:p>-0,109901739855652</text:p>
          </table:table-cell>
          <table:table-cell table:formula="of:=LOG([.MJ5]/[.MJ1])" office:value-type="float" office:value="-0.136837959908008" calcext:value-type="float">
            <text:p>-0,136837959908008</text:p>
          </table:table-cell>
          <table:table-cell table:formula="of:=LOG([.MK5]/[.MK1])" office:value-type="float" office:value="-0.167491087293764" calcext:value-type="float">
            <text:p>-0,167491087293764</text:p>
          </table:table-cell>
          <table:table-cell table:formula="of:=LOG([.ML5]/[.ML1])" office:value-type="float" office:value="-0.17986447550882" calcext:value-type="float">
            <text:p>-0,17986447550882</text:p>
          </table:table-cell>
          <table:table-cell table:formula="of:=LOG([.MM5]/[.MM1])" office:value-type="float" office:value="-0.186414534146029" calcext:value-type="float">
            <text:p>-0,186414534146029</text:p>
          </table:table-cell>
          <table:table-cell table:formula="of:=LOG([.MN5]/[.MN1])" office:value-type="float" office:value="-0.171020206655766" calcext:value-type="float">
            <text:p>-0,171020206655766</text:p>
          </table:table-cell>
          <table:table-cell table:formula="of:=LOG([.MO5]/[.MO1])" office:value-type="float" office:value="-0.136296715468683" calcext:value-type="float">
            <text:p>-0,136296715468683</text:p>
          </table:table-cell>
          <table:table-cell table:formula="of:=LOG([.MP5]/[.MP1])" office:value-type="float" office:value="-0.114238891264756" calcext:value-type="float">
            <text:p>-0,114238891264756</text:p>
          </table:table-cell>
          <table:table-cell table:formula="of:=LOG([.MQ5]/[.MQ1])" office:value-type="float" office:value="-0.0794904624949371" calcext:value-type="float">
            <text:p>-0,0794904624949371</text:p>
          </table:table-cell>
          <table:table-cell table:formula="of:=LOG([.MR5]/[.MR1])" office:value-type="float" office:value="-0.0399033903716078" calcext:value-type="float">
            <text:p>-0,0399033903716078</text:p>
          </table:table-cell>
          <table:table-cell table:formula="of:=LOG([.MS5]/[.MS1])" office:value-type="float" office:value="0.0280287236002435" calcext:value-type="float">
            <text:p>0,0280287236002435</text:p>
          </table:table-cell>
          <table:table-cell table:formula="of:=LOG([.MT5]/[.MT1])" office:value-type="float" office:value="0.0401172232079824" calcext:value-type="float">
            <text:p>0,0401172232079824</text:p>
          </table:table-cell>
          <table:table-cell table:formula="of:=LOG([.MU5]/[.MU1])" office:value-type="float" office:value="0.0688227946293686" calcext:value-type="float">
            <text:p>0,0688227946293686</text:p>
          </table:table-cell>
          <table:table-cell table:formula="of:=LOG([.MV5]/[.MV1])" office:value-type="float" office:value="0.0741470137844808" calcext:value-type="float">
            <text:p>0,0741470137844808</text:p>
          </table:table-cell>
          <table:table-cell table:formula="of:=LOG([.MW5]/[.MW1])" office:value-type="float" office:value="0.0231062192773443" calcext:value-type="float">
            <text:p>0,0231062192773443</text:p>
          </table:table-cell>
          <table:table-cell table:formula="of:=LOG([.MX5]/[.MX1])" office:value-type="float" office:value="0.0244049866016341" calcext:value-type="float">
            <text:p>0,0244049866016341</text:p>
          </table:table-cell>
          <table:table-cell table:formula="of:=LOG([.MY5]/[.MY1])" office:value-type="float" office:value="-0.00256221676460038" calcext:value-type="float">
            <text:p>-0,00256221676460038</text:p>
          </table:table-cell>
          <table:table-cell table:formula="of:=LOG([.MZ5]/[.MZ1])" office:value-type="float" office:value="-0.0368713599531263" calcext:value-type="float">
            <text:p>-0,0368713599531263</text:p>
          </table:table-cell>
          <table:table-cell table:formula="of:=LOG([.NA5]/[.NA1])" office:value-type="float" office:value="-0.0483046795745551" calcext:value-type="float">
            <text:p>-0,0483046795745551</text:p>
          </table:table-cell>
          <table:table-cell table:formula="of:=LOG([.NB5]/[.NB1])" office:value-type="float" office:value="-0.0442976758016323" calcext:value-type="float">
            <text:p>-0,0442976758016323</text:p>
          </table:table-cell>
          <table:table-cell table:formula="of:=LOG([.NC5]/[.NC1])" office:value-type="float" office:value="-0.0457574905606752" calcext:value-type="float">
            <text:p>-0,0457574905606752</text:p>
          </table:table-cell>
          <table:table-cell table:formula="of:=LOG([.ND5]/[.ND1])" office:value-type="float" office:value="-0.0457574905606752" calcext:value-type="float">
            <text:p>-0,0457574905606752</text:p>
          </table:table-cell>
          <table:table-cell table:formula="of:=LOG([.NE5]/[.NE1])" office:value-type="float" office:value="-0.0340797895722754" calcext:value-type="float">
            <text:p>-0,0340797895722754</text:p>
          </table:table-cell>
          <table:table-cell table:formula="of:=LOG([.NF5]/[.NF1])" office:value-type="float" office:value="-0.0572266701595745" calcext:value-type="float">
            <text:p>-0,0572266701595745</text:p>
          </table:table-cell>
          <table:table-cell table:formula="of:=LOG([.NG5]/[.NG1])" office:value-type="float" office:value="-0.0469965626762236" calcext:value-type="float">
            <text:p>-0,0469965626762236</text:p>
          </table:table-cell>
          <table:table-cell table:formula="of:=LOG([.NH5]/[.NH1])" office:value-type="float" office:value="-0.0393706918992744" calcext:value-type="float">
            <text:p>-0,0393706918992744</text:p>
          </table:table-cell>
          <table:table-cell table:formula="of:=LOG([.NI5]/[.NI1])" office:value-type="float" office:value="0.0157942671832319" calcext:value-type="float">
            <text:p>0,0157942671832319</text:p>
          </table:table-cell>
          <table:table-cell table:formula="of:=LOG([.NJ5]/[.NJ1])" office:value-type="float" office:value="0.0380647418092975" calcext:value-type="float">
            <text:p>0,0380647418092975</text:p>
          </table:table-cell>
          <table:table-cell table:formula="of:=LOG([.NK5]/[.NK1])" office:value-type="float" office:value="0.0447463271658128" calcext:value-type="float">
            <text:p>0,0447463271658128</text:p>
          </table:table-cell>
          <table:table-cell table:formula="of:=LOG([.NL5]/[.NL1])" office:value-type="float" office:value="0.0392110792981382" calcext:value-type="float">
            <text:p>0,0392110792981382</text:p>
          </table:table-cell>
          <table:table-cell table:formula="of:=LOG([.NM5]/[.NM1])" office:value-type="float" office:value="0.0173048582084705" calcext:value-type="float">
            <text:p>0,0173048582084705</text:p>
          </table:table-cell>
          <table:table-cell table:formula="of:=LOG([.NN5]/[.NN1])" office:value-type="float" office:value="0" calcext:value-type="float">
            <text:p>0</text:p>
          </table:table-cell>
          <table:table-cell table:formula="of:=LOG([.NO5]/[.NO1])" office:value-type="float" office:value="-0.0175851748011129" calcext:value-type="float">
            <text:p>-0,0175851748011129</text:p>
          </table:table-cell>
          <table:table-cell table:formula="of:=LOG([.NP5]/[.NP1])" office:value-type="float" office:value="-0.034762106259212" calcext:value-type="float">
            <text:p>-0,034762106259212</text:p>
          </table:table-cell>
          <table:table-cell table:formula="of:=LOG([.NQ5]/[.NQ1])" office:value-type="float" office:value="-0.0311579819903867" calcext:value-type="float">
            <text:p>-0,0311579819903867</text:p>
          </table:table-cell>
          <table:table-cell table:formula="of:=LOG([.NR5]/[.NR1])" office:value-type="float" office:value="-0.0311579819903867" calcext:value-type="float">
            <text:p>-0,0311579819903867</text:p>
          </table:table-cell>
          <table:table-cell table:formula="of:=LOG([.NS5]/[.NS1])" office:value-type="float" office:value="-0.00694885995532785" calcext:value-type="float">
            <text:p>-0,00694885995532785</text:p>
          </table:table-cell>
          <table:table-cell table:formula="of:=LOG([.NT5]/[.NT1])" office:value-type="float" office:value="0.0860206705779303" calcext:value-type="float">
            <text:p>0,0860206705779303</text:p>
          </table:table-cell>
          <table:table-cell table:formula="of:=LOG([.NU5]/[.NU1])" office:value-type="float" office:value="0.0889410833367811" calcext:value-type="float">
            <text:p>0,0889410833367811</text:p>
          </table:table-cell>
          <table:table-cell table:formula="of:=LOG([.NV5]/[.NV1])" office:value-type="float" office:value="0.0953278819981818" calcext:value-type="float">
            <text:p>0,0953278819981818</text:p>
          </table:table-cell>
          <table:table-cell table:formula="of:=LOG([.NW5]/[.NW1])" office:value-type="float" office:value="0.0921462232119925" calcext:value-type="float">
            <text:p>0,0921462232119925</text:p>
          </table:table-cell>
          <table:table-cell table:formula="of:=LOG([.NX5]/[.NX1])" office:value-type="float" office:value="0.0805195968198871" calcext:value-type="float">
            <text:p>0,0805195968198871</text:p>
          </table:table-cell>
          <table:table-cell table:formula="of:=LOG([.NY5]/[.NY1])" office:value-type="float" office:value="0.079876673709276" calcext:value-type="float">
            <text:p>0,079876673709276</text:p>
          </table:table-cell>
          <table:table-cell table:formula="of:=LOG([.NZ5]/[.NZ1])" office:value-type="float" office:value="0.0805844604570629" calcext:value-type="float">
            <text:p>0,0805844604570629</text:p>
          </table:table-cell>
          <table:table-cell table:formula="of:=LOG([.OA5]/[.OA1])" office:value-type="float" office:value="0.0755469613925307" calcext:value-type="float">
            <text:p>0,0755469613925307</text:p>
          </table:table-cell>
          <table:table-cell table:formula="of:=LOG([.OB5]/[.OB1])" office:value-type="float" office:value="0.0969100130080564" calcext:value-type="float">
            <text:p>0,0969100130080564</text:p>
          </table:table-cell>
          <table:table-cell table:formula="of:=LOG([.OC5]/[.OC1])" office:value-type="float" office:value="0.107064012838596" calcext:value-type="float">
            <text:p>0,107064012838596</text:p>
          </table:table-cell>
          <table:table-cell table:formula="of:=LOG([.OD5]/[.OD1])" office:value-type="float" office:value="0.0884219027825375" calcext:value-type="float">
            <text:p>0,0884219027825375</text:p>
          </table:table-cell>
          <table:table-cell table:formula="of:=LOG([.OE5]/[.OE1])" office:value-type="float" office:value="0.0791812460476248" calcext:value-type="float">
            <text:p>0,0791812460476248</text:p>
          </table:table-cell>
          <table:table-cell table:formula="of:=LOG([.OF5]/[.OF1])" office:value-type="float" office:value="0.044896648887539" calcext:value-type="float">
            <text:p>0,044896648887539</text:p>
          </table:table-cell>
          <table:table-cell table:formula="of:=LOG([.OG5]/[.OG1])" office:value-type="float" office:value="-0.0040779124204394" calcext:value-type="float">
            <text:p>-0,0040779124204394</text:p>
          </table:table-cell>
          <table:table-cell table:formula="of:=LOG([.OH5]/[.OH1])" office:value-type="float" office:value="0.00423705294325463" calcext:value-type="float">
            <text:p>0,00423705294325463</text:p>
          </table:table-cell>
          <table:table-cell table:formula="of:=LOG([.OI5]/[.OI1])" office:value-type="float" office:value="0.0393097340099325" calcext:value-type="float">
            <text:p>0,0393097340099325</text:p>
          </table:table-cell>
          <table:table-cell table:formula="of:=LOG([.OJ5]/[.OJ1])" office:value-type="float" office:value="0.0959329721417447" calcext:value-type="float">
            <text:p>0,0959329721417447</text:p>
          </table:table-cell>
          <table:table-cell table:formula="of:=LOG([.OK5]/[.OK1])" office:value-type="float" office:value="0.129959537983351" calcext:value-type="float">
            <text:p>0,129959537983351</text:p>
          </table:table-cell>
          <table:table-cell table:formula="of:=LOG([.OL5]/[.OL1])" office:value-type="float" office:value="0.141048510148963" calcext:value-type="float">
            <text:p>0,141048510148963</text:p>
          </table:table-cell>
          <table:table-cell table:formula="of:=LOG([.OM5]/[.OM1])" office:value-type="float" office:value="0.106894233914657" calcext:value-type="float">
            <text:p>0,106894233914657</text:p>
          </table:table-cell>
          <table:table-cell table:formula="of:=LOG([.ON5]/[.ON1])" office:value-type="float" office:value="0.0843208857000359" calcext:value-type="float">
            <text:p>0,0843208857000359</text:p>
          </table:table-cell>
          <table:table-cell table:formula="of:=LOG([.OO5]/[.OO1])" office:value-type="float" office:value="0.048848567537817" calcext:value-type="float">
            <text:p>0,048848567537817</text:p>
          </table:table-cell>
          <table:table-cell table:formula="of:=LOG([.OP5]/[.OP1])" office:value-type="float" office:value="0.0332409331386792" calcext:value-type="float">
            <text:p>0,0332409331386792</text:p>
          </table:table-cell>
          <table:table-cell table:formula="of:=LOG([.OQ5]/[.OQ1])" office:value-type="float" office:value="0.0140864612786051" calcext:value-type="float">
            <text:p>0,0140864612786051</text:p>
          </table:table-cell>
          <table:table-cell table:formula="of:=LOG([.OR5]/[.OR1])" office:value-type="float" office:value="-0.0186822129677542" calcext:value-type="float">
            <text:p>-0,0186822129677542</text:p>
          </table:table-cell>
          <table:table-cell table:formula="of:=LOG([.OS5]/[.OS1])" office:value-type="float" office:value="-0.0409586076789064" calcext:value-type="float">
            <text:p>-0,0409586076789064</text:p>
          </table:table-cell>
          <table:table-cell table:formula="of:=LOG([.OT5]/[.OT1])" office:value-type="float" office:value="-0.0949755132308568" calcext:value-type="float">
            <text:p>-0,0949755132308568</text:p>
          </table:table-cell>
          <table:table-cell table:formula="of:=LOG([.OU5]/[.OU1])" office:value-type="float" office:value="-0.119186407719209" calcext:value-type="float">
            <text:p>-0,119186407719209</text:p>
          </table:table-cell>
          <table:table-cell table:formula="of:=LOG([.OV5]/[.OV1])" office:value-type="float" office:value="-0.196705714253601" calcext:value-type="float">
            <text:p>-0,196705714253601</text:p>
          </table:table-cell>
          <table:table-cell table:formula="of:=LOG([.OW5]/[.OW1])" office:value-type="float" office:value="-0.177551073814724" calcext:value-type="float">
            <text:p>-0,177551073814724</text:p>
          </table:table-cell>
          <table:table-cell table:formula="of:=LOG([.OX5]/[.OX1])" office:value-type="float" office:value="-0.0969100130080565" calcext:value-type="float">
            <text:p>-0,0969100130080565</text:p>
          </table:table-cell>
          <table:table-cell table:formula="of:=LOG([.OY5]/[.OY1])" office:value-type="float" office:value="-0.0494853630799183" calcext:value-type="float">
            <text:p>-0,0494853630799183</text:p>
          </table:table-cell>
          <table:table-cell table:formula="of:=LOG([.OZ5]/[.OZ1])" office:value-type="float" office:value="0.0440967065792106" calcext:value-type="float">
            <text:p>0,0440967065792106</text:p>
          </table:table-cell>
          <table:table-cell table:formula="of:=LOG([.PA5]/[.PA1])" office:value-type="float" office:value="0.0605491348284802" calcext:value-type="float">
            <text:p>0,0605491348284802</text:p>
          </table:table-cell>
          <table:table-cell table:formula="of:=LOG([.PB5]/[.PB1])" office:value-type="float" office:value="0.0664337423389298" calcext:value-type="float">
            <text:p>0,0664337423389298</text:p>
          </table:table-cell>
          <table:table-cell table:formula="of:=LOG([.PC5]/[.PC1])" office:value-type="float" office:value="0.0570385009703642" calcext:value-type="float">
            <text:p>0,0570385009703642</text:p>
          </table:table-cell>
          <table:table-cell table:formula="of:=LOG([.PD5]/[.PD1])" office:value-type="float" office:value="0.0356178592097952" calcext:value-type="float">
            <text:p>0,0356178592097952</text:p>
          </table:table-cell>
          <table:table-cell table:formula="of:=LOG([.PE5]/[.PE1])" office:value-type="float" office:value="-0.0398105541483504" calcext:value-type="float">
            <text:p>-0,0398105541483504</text:p>
          </table:table-cell>
          <table:table-cell table:formula="of:=LOG([.PF5]/[.PF1])" office:value-type="float" office:value="0.10809417996057" calcext:value-type="float">
            <text:p>0,10809417996057</text:p>
          </table:table-cell>
          <table:table-cell table:formula="of:=LOG([.PG5]/[.PG1])" office:value-type="float" office:value="0.0714944173813339" calcext:value-type="float">
            <text:p>0,0714944173813339</text:p>
          </table:table-cell>
          <table:table-cell table:formula="of:=LOG([.PH5]/[.PH1])" office:value-type="float" office:value="0.0344175648036932" calcext:value-type="float">
            <text:p>0,0344175648036932</text:p>
          </table:table-cell>
          <table:table-cell table:formula="of:=LOG([.PI5]/[.PI1])" office:value-type="float" office:value="-0.0398715120376923" calcext:value-type="float">
            <text:p>-0,0398715120376923</text:p>
          </table:table-cell>
          <table:table-cell table:formula="of:=LOG([.PJ5]/[.PJ1])" office:value-type="float" office:value="-0.0390241079017067" calcext:value-type="float">
            <text:p>-0,0390241079017067</text:p>
          </table:table-cell>
          <table:table-cell table:formula="of:=LOG([.PK5]/[.PK1])" office:value-type="float" office:value="-0.0584260244570054" calcext:value-type="float">
            <text:p>-0,0584260244570054</text:p>
          </table:table-cell>
          <table:table-cell table:formula="of:=LOG([.PL5]/[.PL1])" office:value-type="float" office:value="-0.249588617547885" calcext:value-type="float">
            <text:p>-0,249588617547885</text:p>
          </table:table-cell>
          <table:table-cell table:formula="of:=LOG([.PM5]/[.PM1])" office:value-type="float" office:value="-0.267924871506" calcext:value-type="float">
            <text:p>-0,267924871506</text:p>
          </table:table-cell>
          <table:table-cell table:formula="of:=LOG([.PN5]/[.PN1])" office:value-type="float" office:value="0.517739105627926" calcext:value-type="float">
            <text:p>0,517739105627926</text:p>
          </table:table-cell>
          <table:table-cell table:formula="of:=LOG([.PO5]/[.PO1])" office:value-type="float" office:value="0.505149978319906" calcext:value-type="float">
            <text:p>0,505149978319906</text:p>
          </table:table-cell>
          <table:table-cell table:formula="of:=LOG([.PP5]/[.PP1])" office:value-type="float" office:value="0.52521996109524" calcext:value-type="float">
            <text:p>0,52521996109524</text:p>
          </table:table-cell>
          <table:table-cell table:formula="of:=LOG([.PQ5]/[.PQ1])" office:value-type="float" office:value="-0.0377885608893998" calcext:value-type="float">
            <text:p>-0,0377885608893998</text:p>
          </table:table-cell>
          <table:table-cell table:formula="of:=LOG([.PR5]/[.PR1])" office:value-type="float" office:value="-0.0248235837250321" calcext:value-type="float">
            <text:p>-0,0248235837250321</text:p>
          </table:table-cell>
          <table:table-cell table:formula="of:=LOG([.PS5]/[.PS1])" office:value-type="float" office:value="-0.052706350516003" calcext:value-type="float">
            <text:p>-0,052706350516003</text:p>
          </table:table-cell>
          <table:table-cell table:formula="of:=LOG([.PT5]/[.PT1])" office:value-type="float" office:value="-0.0768400302327223" calcext:value-type="float">
            <text:p>-0,0768400302327223</text:p>
          </table:table-cell>
          <table:table-cell table:formula="of:=LOG([.PU5]/[.PU1])" office:value-type="float" office:value="-0.0768400302327223" calcext:value-type="float">
            <text:p>-0,0768400302327223</text:p>
          </table:table-cell>
          <table:table-cell table:formula="of:=LOG([.PV5]/[.PV1])" office:value-type="float" office:value="-0.0649408069330146" calcext:value-type="float">
            <text:p>-0,0649408069330146</text:p>
          </table:table-cell>
          <table:table-cell table:formula="of:=LOG([.PW5]/[.PW1])" office:value-type="float" office:value="-0.105803726168039" calcext:value-type="float">
            <text:p>-0,105803726168039</text:p>
          </table:table-cell>
          <table:table-cell table:formula="of:=LOG([.PX5]/[.PX1])" office:value-type="float" office:value="-0.0768400302327223" calcext:value-type="float">
            <text:p>-0,0768400302327223</text:p>
          </table:table-cell>
          <table:table-cell table:formula="of:=LOG([.PY5]/[.PY1])" office:value-type="float" office:value="-0.105803726168039" calcext:value-type="float">
            <text:p>-0,105803726168039</text:p>
          </table:table-cell>
          <table:table-cell table:formula="of:=LOG([.PZ5]/[.PZ1])" office:value-type="float" office:value="-0.102662341897148" calcext:value-type="float">
            <text:p>-0,102662341897148</text:p>
          </table:table-cell>
          <table:table-cell table:formula="of:=LOG([.QA5]/[.QA1])" office:value-type="float" office:value="-0.11069829749369" calcext:value-type="float">
            <text:p>-0,11069829749369</text:p>
          </table:table-cell>
          <table:table-cell table:formula="of:=LOG([.QB5]/[.QB1])" office:value-type="float" office:value="-0.131887596563628" calcext:value-type="float">
            <text:p>-0,131887596563628</text:p>
          </table:table-cell>
          <table:table-cell table:formula="of:=LOG([.QC5]/[.QC1])" office:value-type="float" office:value="-0.142106761745314" calcext:value-type="float">
            <text:p>-0,142106761745314</text:p>
          </table:table-cell>
          <table:table-cell table:formula="of:=LOG([.QD5]/[.QD1])" office:value-type="float" office:value="-0.157607853361668" calcext:value-type="float">
            <text:p>-0,157607853361668</text:p>
          </table:table-cell>
          <table:table-cell table:formula="of:=LOG([.QE5]/[.QE1])" office:value-type="float" office:value="-0.189879543541314" calcext:value-type="float">
            <text:p>-0,189879543541314</text:p>
          </table:table-cell>
          <table:table-cell table:formula="of:=LOG([.QF5]/[.QF1])" office:value-type="float" office:value="-0.20242019777803" calcext:value-type="float">
            <text:p>-0,20242019777803</text:p>
          </table:table-cell>
          <table:table-cell table:formula="of:=LOG([.QG5]/[.QG1])" office:value-type="float" office:value="-0.198834386194241" calcext:value-type="float">
            <text:p>-0,198834386194241</text:p>
          </table:table-cell>
          <table:table-cell table:formula="of:=LOG([.QH5]/[.QH1])" office:value-type="float" office:value="-0.12831847725968" calcext:value-type="float">
            <text:p>-0,12831847725968</text:p>
          </table:table-cell>
          <table:table-cell table:formula="of:=LOG([.QI5]/[.QI1])" office:value-type="float" office:value="-0.0445821326527405" calcext:value-type="float">
            <text:p>-0,0445821326527405</text:p>
          </table:table-cell>
          <table:table-cell table:formula="of:=LOG([.QJ5]/[.QJ1])" office:value-type="float" office:value="-0.0791812460476248" calcext:value-type="float">
            <text:p>-0,0791812460476248</text:p>
          </table:table-cell>
          <table:table-cell table:formula="of:=LOG([.QK5]/[.QK1])" office:value-type="float" office:value="-0.0771659548122992" calcext:value-type="float">
            <text:p>-0,0771659548122992</text:p>
          </table:table-cell>
          <table:table-cell table:formula="of:=LOG([.QL5]/[.QL1])" office:value-type="float" office:value="0.0202033860882869" calcext:value-type="float">
            <text:p>0,0202033860882869</text:p>
          </table:table-cell>
          <table:table-cell table:formula="of:=LOG([.QM5]/[.QM1])" office:value-type="float" office:value="0.010465433678165" calcext:value-type="float">
            <text:p>0,010465433678165</text:p>
          </table:table-cell>
          <table:table-cell table:formula="of:=LOG([.QN5]/[.QN1])" office:value-type="float" office:value="-0.010219165181686" calcext:value-type="float">
            <text:p>-0,010219165181686</text:p>
          </table:table-cell>
          <table:table-cell table:formula="of:=LOG([.QO5]/[.QO1])" office:value-type="float" office:value="-0.0536848589627764" calcext:value-type="float">
            <text:p>-0,0536848589627764</text:p>
          </table:table-cell>
          <table:table-cell table:formula="of:=LOG([.QP5]/[.QP1])" office:value-type="float" office:value="-0.146128035678238" calcext:value-type="float">
            <text:p>-0,146128035678238</text:p>
          </table:table-cell>
          <table:table-cell table:formula="of:=LOG([.QQ5]/[.QQ1])" office:value-type="float" office:value="-0.0652667315125915" calcext:value-type="float">
            <text:p>-0,0652667315125915</text:p>
          </table:table-cell>
          <table:table-cell table:formula="of:=LOG([.QR5]/[.QR1])" office:value-type="float" office:value="-0.0993846321359118" calcext:value-type="float">
            <text:p>-0,0993846321359118</text:p>
          </table:table-cell>
          <table:table-cell table:formula="of:=LOG([.QS5]/[.QS1])" office:value-type="float" office:value="-0.0993846321359118" calcext:value-type="float">
            <text:p>-0,0993846321359118</text:p>
          </table:table-cell>
          <table:table-cell table:formula="of:=LOG([.QT5]/[.QT1])" office:value-type="float" office:value="-0.0969100130080565" calcext:value-type="float">
            <text:p>-0,0969100130080565</text:p>
          </table:table-cell>
          <table:table-cell table:formula="of:=LOG([.QU5]/[.QU1])" office:value-type="float" office:value="-0.0850107897083487" calcext:value-type="float">
            <text:p>-0,0850107897083487</text:p>
          </table:table-cell>
          <table:table-cell table:formula="of:=LOG([.QV5]/[.QV1])" office:value-type="float" office:value="-0.109144469425068" calcext:value-type="float">
            <text:p>-0,109144469425068</text:p>
          </table:table-cell>
          <table:table-cell table:formula="of:=LOG([.QW5]/[.QW1])" office:value-type="float" office:value="-0.109144469425068" calcext:value-type="float">
            <text:p>-0,109144469425068</text:p>
          </table:table-cell>
          <table:table-cell table:formula="of:=LOG([.QX5]/[.QX1])" office:value-type="float" office:value="-0.0871501757189002" calcext:value-type="float">
            <text:p>-0,0871501757189002</text:p>
          </table:table-cell>
          <table:table-cell table:formula="of:=LOG([.QY5]/[.QY1])" office:value-type="float" office:value="-0.106455330914287" calcext:value-type="float">
            <text:p>-0,106455330914287</text:p>
          </table:table-cell>
          <table:table-cell table:formula="of:=LOG([.QZ5]/[.QZ1])" office:value-type="float" office:value="-0.0810332509092183" calcext:value-type="float">
            <text:p>-0,0810332509092183</text:p>
          </table:table-cell>
          <table:table-cell table:formula="of:=LOG([.RA5]/[.RA1])" office:value-type="float" office:value="-0.0850107897083487" calcext:value-type="float">
            <text:p>-0,0850107897083487</text:p>
          </table:table-cell>
          <table:table-cell table:formula="of:=LOG([.RB5]/[.RB1])" office:value-type="float" office:value="-0.0829742350647639" calcext:value-type="float">
            <text:p>-0,0829742350647639</text:p>
          </table:table-cell>
          <table:table-cell table:formula="of:=LOG([.RC5]/[.RC1])" office:value-type="float" office:value="-0.0700378666077551" calcext:value-type="float">
            <text:p>-0,0700378666077551</text:p>
          </table:table-cell>
          <table:table-cell table:formula="of:=LOG([.RD5]/[.RD1])" office:value-type="float" office:value="-0.0810332509092183" calcext:value-type="float">
            <text:p>-0,0810332509092183</text:p>
          </table:table-cell>
          <table:table-cell table:formula="of:=LOG([.RE5]/[.RE1])" office:value-type="float" office:value="-0.121994355961519" calcext:value-type="float">
            <text:p>-0,121994355961519</text:p>
          </table:table-cell>
          <table:table-cell table:formula="of:=LOG([.RF5]/[.RF1])" office:value-type="float" office:value="-0.113039513308592" calcext:value-type="float">
            <text:p>-0,113039513308592</text:p>
          </table:table-cell>
          <table:table-cell table:formula="of:=LOG([.RG5]/[.RG1])" office:value-type="float" office:value="-0.0991314730020145" calcext:value-type="float">
            <text:p>-0,0991314730020145</text:p>
          </table:table-cell>
          <table:table-cell table:formula="of:=LOG([.RH5]/[.RH1])" office:value-type="float" office:value="-0.160579092877434" calcext:value-type="float">
            <text:p>-0,160579092877434</text:p>
          </table:table-cell>
          <table:table-cell table:formula="of:=LOG([.RI5]/[.RI1])" office:value-type="float" office:value="-0.141329152796469" calcext:value-type="float">
            <text:p>-0,141329152796469</text:p>
          </table:table-cell>
          <table:table-cell table:formula="of:=LOG([.RJ5]/[.RJ1])" office:value-type="float" office:value="-0.160579092877434" calcext:value-type="float">
            <text:p>-0,160579092877434</text:p>
          </table:table-cell>
          <table:table-cell table:formula="of:=LOG([.RK5]/[.RK1])" office:value-type="float" office:value="-0.101026579202889" calcext:value-type="float">
            <text:p>-0,101026579202889</text:p>
          </table:table-cell>
          <table:table-cell table:formula="of:=LOG([.RL5]/[.RL1])" office:value-type="float" office:value="-0.127578832774508" calcext:value-type="float">
            <text:p>-0,127578832774508</text:p>
          </table:table-cell>
          <table:table-cell table:formula="of:=LOG([.RM5]/[.RM1])" office:value-type="float" office:value="-0.122215878272827" calcext:value-type="float">
            <text:p>-0,122215878272827</text:p>
          </table:table-cell>
          <table:table-cell table:formula="of:=LOG([.RN5]/[.RN1])" office:value-type="float" office:value="-0.111492012881054" calcext:value-type="float">
            <text:p>-0,111492012881054</text:p>
          </table:table-cell>
          <table:table-cell table:formula="of:=LOG([.RO5]/[.RO1])" office:value-type="float" office:value="-0.109144469425068" calcext:value-type="float">
            <text:p>-0,109144469425068</text:p>
          </table:table-cell>
          <table:table-cell table:formula="of:=LOG([.RP5]/[.RP1])" office:value-type="float" office:value="-0.0825348880552126" calcext:value-type="float">
            <text:p>-0,0825348880552126</text:p>
          </table:table-cell>
          <table:table-cell table:formula="of:=LOG([.RQ5]/[.RQ1])" office:value-type="float" office:value="-0.0889410833367811" calcext:value-type="float">
            <text:p>-0,0889410833367811</text:p>
          </table:table-cell>
          <table:table-cell table:formula="of:=LOG([.RR5]/[.RR1])" office:value-type="float" office:value="-0.0543576623225927" calcext:value-type="float">
            <text:p>-0,0543576623225927</text:p>
          </table:table-cell>
          <table:table-cell table:formula="of:=LOG([.RS5]/[.RS1])" office:value-type="float" office:value="-0.0725506671486117" calcext:value-type="float">
            <text:p>-0,0725506671486117</text:p>
          </table:table-cell>
          <table:table-cell table:formula="of:=LOG([.RT5]/[.RT1])" office:value-type="float" office:value="-0.0825348880552126" calcext:value-type="float">
            <text:p>-0,0825348880552126</text:p>
          </table:table-cell>
          <table:table-cell table:formula="of:=LOG([.RU5]/[.RU1])" office:value-type="float" office:value="-0.0627908298594555" calcext:value-type="float">
            <text:p>-0,0627908298594555</text:p>
          </table:table-cell>
          <table:table-cell table:formula="of:=LOG([.RV5]/[.RV1])" office:value-type="float" office:value="-0.061518037919215" calcext:value-type="float">
            <text:p>-0,061518037919215</text:p>
          </table:table-cell>
          <table:table-cell table:formula="of:=LOG([.RW5]/[.RW1])" office:value-type="float" office:value="-0.0591214521186566" calcext:value-type="float">
            <text:p>-0,0591214521186566</text:p>
          </table:table-cell>
          <table:table-cell table:formula="of:=LOG([.RX5]/[.RX1])" office:value-type="float" office:value="-0.0949755132308568" calcext:value-type="float">
            <text:p>-0,0949755132308568</text:p>
          </table:table-cell>
          <table:table-cell table:formula="of:=LOG([.RY5]/[.RY1])" office:value-type="float" office:value="-0.137383556062558" calcext:value-type="float">
            <text:p>-0,137383556062558</text:p>
          </table:table-cell>
          <table:table-cell table:formula="of:=LOG([.RZ5]/[.RZ1])" office:value-type="float" office:value="-0.144682794804057" calcext:value-type="float">
            <text:p>-0,144682794804057</text:p>
          </table:table-cell>
          <table:table-cell table:formula="of:=LOG([.SA5]/[.SA1])" office:value-type="float" office:value="-0.165872093873995" calcext:value-type="float">
            <text:p>-0,165872093873995</text:p>
          </table:table-cell>
          <table:table-cell table:formula="of:=LOG([.SB5]/[.SB1])" office:value-type="float" office:value="-0.13917917572291" calcext:value-type="float">
            <text:p>-0,13917917572291</text:p>
          </table:table-cell>
          <table:table-cell table:formula="of:=LOG([.SC5]/[.SC1])" office:value-type="float" office:value="-0.14187715852458" calcext:value-type="float">
            <text:p>-0,14187715852458</text:p>
          </table:table-cell>
          <table:table-cell table:formula="of:=LOG([.SD5]/[.SD1])" office:value-type="float" office:value="-0.13917917572291" calcext:value-type="float">
            <text:p>-0,13917917572291</text:p>
          </table:table-cell>
          <table:table-cell table:formula="of:=LOG([.SE5]/[.SE1])" office:value-type="float" office:value="-0.122572003329193" calcext:value-type="float">
            <text:p>-0,122572003329193</text:p>
          </table:table-cell>
          <table:table-cell table:formula="of:=LOG([.SF5]/[.SF1])" office:value-type="float" office:value="-0.0896107742665569" calcext:value-type="float">
            <text:p>-0,0896107742665569</text:p>
          </table:table-cell>
          <table:table-cell table:formula="of:=LOG([.SG5]/[.SG1])" office:value-type="float" office:value="-0.120293831562536" calcext:value-type="float">
            <text:p>-0,120293831562536</text:p>
          </table:table-cell>
          <table:table-cell table:formula="of:=LOG([.SH5]/[.SH1])" office:value-type="float" office:value="-0.100370545117563" calcext:value-type="float">
            <text:p>-0,100370545117563</text:p>
          </table:table-cell>
          <table:table-cell table:formula="of:=LOG([.SI5]/[.SI1])" office:value-type="float" office:value="-0.111973759443932" calcext:value-type="float">
            <text:p>-0,111973759443932</text:p>
          </table:table-cell>
          <table:table-cell table:formula="of:=LOG([.SJ5]/[.SJ1])" office:value-type="float" office:value="-0.148653010708742" calcext:value-type="float">
            <text:p>-0,148653010708742</text:p>
          </table:table-cell>
          <table:table-cell table:formula="of:=LOG([.SK5]/[.SK1])" office:value-type="float" office:value="-0.135878722672313" calcext:value-type="float">
            <text:p>-0,135878722672313</text:p>
          </table:table-cell>
          <table:table-cell table:formula="of:=LOG([.SL5]/[.SL1])" office:value-type="float" office:value="-0.139879086401237" calcext:value-type="float">
            <text:p>-0,139879086401237</text:p>
          </table:table-cell>
          <table:table-cell table:formula="of:=LOG([.SM5]/[.SM1])" office:value-type="float" office:value="-0.179035639702463" calcext:value-type="float">
            <text:p>-0,179035639702463</text:p>
          </table:table-cell>
          <table:table-cell table:formula="of:=LOG([.SN5]/[.SN1])" office:value-type="float" office:value="-0.176091259055681" calcext:value-type="float">
            <text:p>-0,176091259055681</text:p>
          </table:table-cell>
          <table:table-cell table:formula="of:=LOG([.SO5]/[.SO1])" office:value-type="float" office:value="-0.211507916278138" calcext:value-type="float">
            <text:p>-0,211507916278138</text:p>
          </table:table-cell>
          <table:table-cell table:formula="of:=LOG([.SP5]/[.SP1])" office:value-type="float" office:value="-0.207912971673064" calcext:value-type="float">
            <text:p>-0,207912971673064</text:p>
          </table:table-cell>
          <table:table-cell table:formula="of:=LOG([.SQ5]/[.SQ1])" office:value-type="float" office:value="-0.247447167591349" calcext:value-type="float">
            <text:p>-0,247447167591349</text:p>
          </table:table-cell>
          <table:table-cell table:formula="of:=LOG([.SR5]/[.SR1])" office:value-type="float" office:value="-0.248446518110151" calcext:value-type="float">
            <text:p>-0,248446518110151</text:p>
          </table:table-cell>
          <table:table-cell table:formula="of:=LOG([.SS5]/[.SS1])" office:value-type="float" office:value="-0.195613398758156" calcext:value-type="float">
            <text:p>-0,195613398758156</text:p>
          </table:table-cell>
          <table:table-cell table:formula="of:=LOG([.ST5]/[.ST1])" office:value-type="float" office:value="-0.144089090703526" calcext:value-type="float">
            <text:p>-0,144089090703526</text:p>
          </table:table-cell>
          <table:table-cell table:formula="of:=LOG([.SU5]/[.SU1])" office:value-type="float" office:value="-0.113943352306837" calcext:value-type="float">
            <text:p>-0,113943352306837</text:p>
          </table:table-cell>
          <table:table-cell table:formula="of:=LOG([.SV5]/[.SV1])" office:value-type="float" office:value="-0.0660197999896539" calcext:value-type="float">
            <text:p>-0,0660197999896539</text:p>
          </table:table-cell>
          <table:table-cell table:formula="of:=LOG([.SW5]/[.SW1])" office:value-type="float" office:value="-0.0115818725498151" calcext:value-type="float">
            <text:p>-0,0115818725498151</text:p>
          </table:table-cell>
          <table:table-cell table:formula="of:=LOG([.SX5]/[.SX1])" office:value-type="float" office:value="0" calcext:value-type="float">
            <text:p>0</text:p>
          </table:table-cell>
          <table:table-cell table:formula="of:=LOG([.SY5]/[.SY1])" office:value-type="float" office:value="0" calcext:value-type="float">
            <text:p>0</text:p>
          </table:table-cell>
          <table:table-cell table:formula="of:=LOG([.SZ5]/[.SZ1])" office:value-type="float" office:value="-0.0163904161881694" calcext:value-type="float">
            <text:p>-0,0163904161881694</text:p>
          </table:table-cell>
          <table:table-cell table:formula="of:=LOG([.TA5]/[.TA1])" office:value-type="float" office:value="-0.0660197999896539" calcext:value-type="float">
            <text:p>-0,0660197999896539</text:p>
          </table:table-cell>
          <table:table-cell table:formula="of:=LOG([.TB5]/[.TB1])" office:value-type="float" office:value="-0.0595856899842441" calcext:value-type="float">
            <text:p>-0,0595856899842441</text:p>
          </table:table-cell>
          <table:table-cell table:formula="of:=LOG([.TC5]/[.TC1])" office:value-type="float" office:value="-0.102305044894763" calcext:value-type="float">
            <text:p>-0,102305044894763</text:p>
          </table:table-cell>
          <table:table-cell table:formula="of:=LOG([.TD5]/[.TD1])" office:value-type="float" office:value="-0.123238951730406" calcext:value-type="float">
            <text:p>-0,123238951730406</text:p>
          </table:table-cell>
          <table:table-cell table:formula="of:=LOG([.TE5]/[.TE1])" office:value-type="float" office:value="-0.121422162885463" calcext:value-type="float">
            <text:p>-0,121422162885463</text:p>
          </table:table-cell>
          <table:table-cell table:formula="of:=LOG([.TF5]/[.TF1])" office:value-type="float" office:value="-0.131569315507313" calcext:value-type="float">
            <text:p>-0,131569315507313</text:p>
          </table:table-cell>
          <table:table-cell table:formula="of:=LOG([.TG5]/[.TG1])" office:value-type="float" office:value="-0.110540915907657" calcext:value-type="float">
            <text:p>-0,110540915907657</text:p>
          </table:table-cell>
          <table:table-cell table:formula="of:=LOG([.TH5]/[.TH1])" office:value-type="float" office:value="-0.169357876396713" calcext:value-type="float">
            <text:p>-0,169357876396713</text:p>
          </table:table-cell>
          <table:table-cell table:formula="of:=LOG([.TI5]/[.TI1])" office:value-type="float" office:value="-0.187086643357144" calcext:value-type="float">
            <text:p>-0,187086643357144</text:p>
          </table:table-cell>
          <table:table-cell table:formula="of:=LOG([.TJ5]/[.TJ1])" office:value-type="float" office:value="-0.193293289163304" calcext:value-type="float">
            <text:p>-0,193293289163304</text:p>
          </table:table-cell>
          <table:table-cell table:formula="of:=LOG([.TK5]/[.TK1])" office:value-type="float" office:value="-0.184777438240774" calcext:value-type="float">
            <text:p>-0,184777438240774</text:p>
          </table:table-cell>
          <table:table-cell table:formula="of:=LOG([.TL5]/[.TL1])" office:value-type="float" office:value="-0.141673694251988" calcext:value-type="float">
            <text:p>-0,141673694251988</text:p>
          </table:table-cell>
          <table:table-cell table:formula="of:=LOG([.TM5]/[.TM1])" office:value-type="float" office:value="-0.132625565274591" calcext:value-type="float">
            <text:p>-0,132625565274591</text:p>
          </table:table-cell>
          <table:table-cell table:formula="of:=LOG([.TN5]/[.TN1])" office:value-type="float" office:value="-0.118689787331298" calcext:value-type="float">
            <text:p>-0,118689787331298</text:p>
          </table:table-cell>
          <table:table-cell table:formula="of:=LOG([.TO5]/[.TO1])" office:value-type="float" office:value="-0.0957805078670866" calcext:value-type="float">
            <text:p>-0,0957805078670866</text:p>
          </table:table-cell>
          <table:table-cell table:formula="of:=LOG([.TP5]/[.TP1])" office:value-type="float" office:value="-0.0729578818825282" calcext:value-type="float">
            <text:p>-0,0729578818825282</text:p>
          </table:table-cell>
          <table:table-cell table:formula="of:=LOG([.TQ5]/[.TQ1])" office:value-type="float" office:value="-0.048304679574555" calcext:value-type="float">
            <text:p>-0,048304679574555</text:p>
          </table:table-cell>
          <table:table-cell table:formula="of:=LOG([.TR5]/[.TR1])" office:value-type="float" office:value="-0.0721479833164209" calcext:value-type="float">
            <text:p>-0,0721479833164209</text:p>
          </table:table-cell>
          <table:table-cell table:formula="of:=LOG([.TS5]/[.TS1])" office:value-type="float" office:value="-0.0915149811213503" calcext:value-type="float">
            <text:p>-0,0915149811213503</text:p>
          </table:table-cell>
          <table:table-cell table:formula="of:=LOG([.TT5]/[.TT1])" office:value-type="float" office:value="-0.150935772768142" calcext:value-type="float">
            <text:p>-0,150935772768142</text:p>
          </table:table-cell>
          <table:table-cell table:formula="of:=LOG([.TU5]/[.TU1])" office:value-type="float" office:value="-0.142893052512728" calcext:value-type="float">
            <text:p>-0,142893052512728</text:p>
          </table:table-cell>
          <table:table-cell table:formula="of:=LOG([.TV5]/[.TV1])" office:value-type="float" office:value="-0.130333768495006" calcext:value-type="float">
            <text:p>-0,130333768495006</text:p>
          </table:table-cell>
          <table:table-cell table:formula="of:=LOG([.TW5]/[.TW1])" office:value-type="float" office:value="-0.140375706789147" calcext:value-type="float">
            <text:p>-0,140375706789147</text:p>
          </table:table-cell>
          <table:table-cell table:formula="of:=LOG([.TX5]/[.TX1])" office:value-type="float" office:value="-0.122215878272827" calcext:value-type="float">
            <text:p>-0,122215878272827</text:p>
          </table:table-cell>
          <table:table-cell table:formula="of:=LOG([.TY5]/[.TY1])" office:value-type="float" office:value="-0.145331895250143" calcext:value-type="float">
            <text:p>-0,145331895250143</text:p>
          </table:table-cell>
          <table:table-cell table:formula="of:=LOG([.TZ5]/[.TZ1])" office:value-type="float" office:value="-0.83502474584978" calcext:value-type="float">
            <text:p>-0,83502474584978</text:p>
          </table:table-cell>
          <table:table-cell table:formula="of:=LOG([.UA5]/[.UA1])" office:value-type="float" office:value="-0.121178587734993" calcext:value-type="float">
            <text:p>-0,121178587734993</text:p>
          </table:table-cell>
          <table:table-cell table:formula="of:=LOG([.UB5]/[.UB1])" office:value-type="float" office:value="-0.148939013012066" calcext:value-type="float">
            <text:p>-0,148939013012066</text:p>
          </table:table-cell>
          <table:table-cell table:formula="of:=LOG([.UC5]/[.UC1])" office:value-type="float" office:value="-0.161199703654336" calcext:value-type="float">
            <text:p>-0,161199703654336</text:p>
          </table:table-cell>
          <table:table-cell table:formula="of:=LOG([.UD5]/[.UD1])" office:value-type="float" office:value="-0.194432715252793" calcext:value-type="float">
            <text:p>-0,194432715252793</text:p>
          </table:table-cell>
          <table:table-cell table:formula="of:=LOG([.UE5]/[.UE1])" office:value-type="float" office:value="-0.194432715252793" calcext:value-type="float">
            <text:p>-0,194432715252793</text:p>
          </table:table-cell>
          <table:table-cell table:formula="of:=LOG([.UF5]/[.UF1])" office:value-type="float" office:value="-0.136027708773912" calcext:value-type="float">
            <text:p>-0,136027708773912</text:p>
          </table:table-cell>
          <table:table-cell table:formula="of:=LOG([.UG5]/[.UG1])" office:value-type="float" office:value="-0.134698573897456" calcext:value-type="float">
            <text:p>-0,134698573897456</text:p>
          </table:table-cell>
          <table:table-cell table:formula="of:=LOG([.UH5]/[.UH1])" office:value-type="float" office:value="-0.0574014717243828" calcext:value-type="float">
            <text:p>-0,0574014717243828</text:p>
          </table:table-cell>
          <table:table-cell table:formula="of:=LOG([.UI5]/[.UI1])" office:value-type="float" office:value="-0.0213981447012304" calcext:value-type="float">
            <text:p>-0,0213981447012304</text:p>
          </table:table-cell>
          <table:table-cell table:formula="of:=LOG([.UJ5]/[.UJ1])" office:value-type="float" office:value="0.0172020301076222" calcext:value-type="float">
            <text:p>0,0172020301076222</text:p>
          </table:table-cell>
          <table:table-cell table:formula="of:=LOG([.UK5]/[.UK1])" office:value-type="float" office:value="0.0682648315585264" calcext:value-type="float">
            <text:p>0,0682648315585264</text:p>
          </table:table-cell>
          <table:table-cell table:formula="of:=LOG([.UL5]/[.UL1])" office:value-type="float" office:value="0.0880364912957109" calcext:value-type="float">
            <text:p>0,0880364912957109</text:p>
          </table:table-cell>
          <table:table-cell table:formula="of:=LOG([.UM5]/[.UM1])" office:value-type="float" office:value="0.0683545525550036" calcext:value-type="float">
            <text:p>0,0683545525550036</text:p>
          </table:table-cell>
          <table:table-cell table:formula="of:=LOG([.UN5]/[.UN1])" office:value-type="float" office:value="0.0925452076056064" calcext:value-type="float">
            <text:p>0,0925452076056064</text:p>
          </table:table-cell>
          <table:table-cell table:formula="of:=LOG([.UO5]/[.UO1])" office:value-type="float" office:value="0.0734289171585335" calcext:value-type="float">
            <text:p>0,0734289171585335</text:p>
          </table:table-cell>
          <table:table-cell table:formula="of:=LOG([.UP5]/[.UP1])" office:value-type="float" office:value="0.0781605769952175" calcext:value-type="float">
            <text:p>0,0781605769952175</text:p>
          </table:table-cell>
          <table:table-cell table:formula="of:=LOG([.UQ5]/[.UQ1])" office:value-type="float" office:value="0.109874990172424" calcext:value-type="float">
            <text:p>0,109874990172424</text:p>
          </table:table-cell>
          <table:table-cell table:formula="of:=LOG([.UR5]/[.UR1])" office:value-type="float" office:value="0.100900495740861" calcext:value-type="float">
            <text:p>0,100900495740861</text:p>
          </table:table-cell>
          <table:table-cell table:formula="of:=LOG([.US5]/[.US1])" office:value-type="float" office:value="0.0814730428272096" calcext:value-type="float">
            <text:p>0,0814730428272096</text:p>
          </table:table-cell>
          <table:table-cell table:formula="of:=LOG([.UT5]/[.UT1])" office:value-type="float" office:value="0.101160890161715" calcext:value-type="float">
            <text:p>0,101160890161715</text:p>
          </table:table-cell>
          <table:table-cell table:formula="of:=LOG([.UU5]/[.UU1])" office:value-type="float" office:value="0.0535192557264883" calcext:value-type="float">
            <text:p>0,0535192557264883</text:p>
          </table:table-cell>
          <table:table-cell table:formula="of:=LOG([.UV5]/[.UV1])" office:value-type="float" office:value="0.0271522460436149" calcext:value-type="float">
            <text:p>0,0271522460436149</text:p>
          </table:table-cell>
          <table:table-cell table:formula="of:=LOG([.UW5]/[.UW1])" office:value-type="float" office:value="0.0142404391146103" calcext:value-type="float">
            <text:p>0,0142404391146103</text:p>
          </table:table-cell>
          <table:table-cell table:formula="of:=LOG([.UX5]/[.UX1])" office:value-type="float" office:value="-0.00729923874149947" calcext:value-type="float">
            <text:p>-0,00729923874149947</text:p>
          </table:table-cell>
          <table:table-cell table:formula="of:=LOG([.UY5]/[.UY1])" office:value-type="float" office:value="-0.0219018414478297" calcext:value-type="float">
            <text:p>-0,0219018414478297</text:p>
          </table:table-cell>
          <table:table-cell table:formula="of:=LOG([.UZ5]/[.UZ1])" office:value-type="float" office:value="-0.0511525224473813" calcext:value-type="float">
            <text:p>-0,0511525224473813</text:p>
          </table:table-cell>
          <table:table-cell table:formula="of:=LOG([.VA5]/[.VA1])" office:value-type="float" office:value="-0.0579919469776868" calcext:value-type="float">
            <text:p>-0,0579919469776868</text:p>
          </table:table-cell>
          <table:table-cell table:formula="of:=LOG([.VB5]/[.VB1])" office:value-type="float" office:value="-0.077886775694626" calcext:value-type="float">
            <text:p>-0,077886775694626</text:p>
          </table:table-cell>
          <table:table-cell table:formula="of:=LOG([.VC5]/[.VC1])" office:value-type="float" office:value="-0.10354059190707" calcext:value-type="float">
            <text:p>-0,10354059190707</text:p>
          </table:table-cell>
          <table:table-cell table:formula="of:=LOG([.VD5]/[.VD1])" office:value-type="float" office:value="-0.110071459066027" calcext:value-type="float">
            <text:p>-0,110071459066027</text:p>
          </table:table-cell>
          <table:table-cell table:formula="of:=LOG([.VE5]/[.VE1])" office:value-type="float" office:value="-0.0529360751877985" calcext:value-type="float">
            <text:p>-0,0529360751877985</text:p>
          </table:table-cell>
          <table:table-cell table:formula="of:=LOG([.VF5]/[.VF1])" office:value-type="float" office:value="-0.0294549793382756" calcext:value-type="float">
            <text:p>-0,0294549793382756</text:p>
          </table:table-cell>
          <table:table-cell table:formula="of:=LOG([.VG5]/[.VG1])" office:value-type="float" office:value="0.0155121661782476" calcext:value-type="float">
            <text:p>0,0155121661782476</text:p>
          </table:table-cell>
          <table:table-cell table:formula="of:=LOG([.VH5]/[.VH1])" office:value-type="float" office:value="0.0457574905606751" calcext:value-type="float">
            <text:p>0,0457574905606751</text:p>
          </table:table-cell>
          <table:table-cell table:formula="of:=LOG([.VI5]/[.VI1])" office:value-type="float" office:value="0.0589778599593379" calcext:value-type="float">
            <text:p>0,0589778599593379</text:p>
          </table:table-cell>
          <table:table-cell table:formula="of:=LOG([.VJ5]/[.VJ1])" office:value-type="float" office:value="0.0725506671486118" calcext:value-type="float">
            <text:p>0,0725506671486118</text:p>
          </table:table-cell>
          <table:table-cell table:formula="of:=LOG([.VK5]/[.VK1])" office:value-type="float" office:value="0.0737862141609186" calcext:value-type="float">
            <text:p>0,0737862141609186</text:p>
          </table:table-cell>
          <table:table-cell table:formula="of:=LOG([.VL5]/[.VL1])" office:value-type="float" office:value="0.113943352306837" calcext:value-type="float">
            <text:p>0,113943352306837</text:p>
          </table:table-cell>
          <table:table-cell table:formula="of:=LOG([.VM5]/[.VM1])" office:value-type="float" office:value="0.155887872967394" calcext:value-type="float">
            <text:p>0,155887872967394</text:p>
          </table:table-cell>
          <table:table-cell table:formula="of:=LOG([.VN5]/[.VN1])" office:value-type="float" office:value="0.137383556062558" calcext:value-type="float">
            <text:p>0,137383556062558</text:p>
          </table:table-cell>
          <table:table-cell table:formula="of:=LOG([.VO5]/[.VO1])" office:value-type="float" office:value="0.144682794804057" calcext:value-type="float">
            <text:p>0,144682794804057</text:p>
          </table:table-cell>
          <table:table-cell table:formula="of:=LOG([.VP5]/[.VP1])" office:value-type="float" office:value="0.201327082471755" calcext:value-type="float">
            <text:p>0,201327082471755</text:p>
          </table:table-cell>
          <table:table-cell table:formula="of:=LOG([.VQ5]/[.VQ1])" office:value-type="float" office:value="0.243038048686294" calcext:value-type="float">
            <text:p>0,243038048686294</text:p>
          </table:table-cell>
          <table:table-cell table:formula="of:=LOG([.VR5]/[.VR1])" office:value-type="float" office:value="0.280826609575694" calcext:value-type="float">
            <text:p>0,280826609575694</text:p>
          </table:table-cell>
          <table:table-cell table:formula="of:=LOG([.VS5]/[.VS1])" office:value-type="float" office:value="0.287666034106" calcext:value-type="float">
            <text:p>0,287666034106</text:p>
          </table:table-cell>
          <table:table-cell table:formula="of:=LOG([.VT5]/[.VT1])" office:value-type="float" office:value="0.280179856690861" calcext:value-type="float">
            <text:p>0,280179856690861</text:p>
          </table:table-cell>
          <table:table-cell table:formula="of:=LOG([.VU5]/[.VU1])" office:value-type="float" office:value="0.339488247483157" calcext:value-type="float">
            <text:p>0,339488247483157</text:p>
          </table:table-cell>
          <table:table-cell table:formula="of:=LOG([.VV5]/[.VV1])" office:value-type="float" office:value="0.324511091513504" calcext:value-type="float">
            <text:p>0,324511091513504</text:p>
          </table:table-cell>
          <table:table-cell table:formula="of:=LOG([.VW5]/[.VW1])" office:value-type="float" office:value="0.390640769930538" calcext:value-type="float">
            <text:p>0,390640769930538</text:p>
          </table:table-cell>
          <table:table-cell table:formula="of:=LOG([.VX5]/[.VX1])" office:value-type="float" office:value="0.375663613960885" calcext:value-type="float">
            <text:p>0,375663613960885</text:p>
          </table:table-cell>
          <table:table-cell table:formula="of:=LOG([.VY5]/[.VY1])" office:value-type="float" office:value="0.401700157545344" calcext:value-type="float">
            <text:p>0,401700157545344</text:p>
          </table:table-cell>
          <table:table-cell table:formula="of:=LOG([.VZ5]/[.VZ1])" office:value-type="float" office:value="0.462397997898956" calcext:value-type="float">
            <text:p>0,462397997898956</text:p>
          </table:table-cell>
          <table:table-cell table:formula="of:=LOG([.WA5]/[.WA1])" office:value-type="float" office:value="0.470172394764335" calcext:value-type="float">
            <text:p>0,470172394764335</text:p>
          </table:table-cell>
          <table:table-cell table:formula="of:=LOG([.WB5]/[.WB1])" office:value-type="float" office:value="0.499397649430815" calcext:value-type="float">
            <text:p>0,499397649430815</text:p>
          </table:table-cell>
          <table:table-cell table:formula="of:=LOG([.WC5]/[.WC1])" office:value-type="float" office:value="0.616300430442573" calcext:value-type="float">
            <text:p>0,616300430442573</text:p>
          </table:table-cell>
          <table:table-cell table:formula="of:=LOG([.WD5]/[.WD1])" office:value-type="float" office:value="0.595220566797657" calcext:value-type="float">
            <text:p>0,595220566797657</text:p>
          </table:table-cell>
          <table:table-cell table:formula="of:=LOG([.WE5]/[.WE1])" office:value-type="float" office:value="0.595220566797657" calcext:value-type="float">
            <text:p>0,595220566797657</text:p>
          </table:table-cell>
          <table:table-cell table:formula="of:=LOG([.WF5]/[.WF1])" office:value-type="float" office:value="0.628388930050312" calcext:value-type="float">
            <text:p>0,628388930050312</text:p>
          </table:table-cell>
          <table:table-cell table:formula="of:=LOG([.WG5]/[.WG1])" office:value-type="float" office:value="0.728933227713462" calcext:value-type="float">
            <text:p>0,728933227713462</text:p>
          </table:table-cell>
          <table:table-cell table:formula="of:=LOG([.WH5]/[.WH1])" office:value-type="float" office:value="0.734685556602553" calcext:value-type="float">
            <text:p>0,734685556602553</text:p>
          </table:table-cell>
          <table:table-cell table:formula="of:=LOG([.WI5]/[.WI1])" office:value-type="float" office:value="0.734685556602553" calcext:value-type="float">
            <text:p>0,734685556602553</text:p>
          </table:table-cell>
          <table:table-cell table:formula="of:=LOG([.WJ5]/[.WJ1])" office:value-type="float" office:value="0.728933227713462" calcext:value-type="float">
            <text:p>0,728933227713462</text:p>
          </table:table-cell>
          <table:table-cell table:formula="of:=LOG([.WK5]/[.WK1])" office:value-type="float" office:value="0.795880017344075" calcext:value-type="float">
            <text:p>0,795880017344075</text:p>
          </table:table-cell>
          <table:table-cell table:formula="of:=LOG([.WL5]/[.WL1])" office:value-type="float" office:value="0.867092333720425" calcext:value-type="float">
            <text:p>0,867092333720425</text:p>
          </table:table-cell>
          <table:table-cell table:formula="of:=LOG([.WM5]/[.WM1])" office:value-type="float" office:value="0.783290890036055" calcext:value-type="float">
            <text:p>0,783290890036055</text:p>
          </table:table-cell>
          <table:table-cell table:formula="of:=LOG([.WN5]/[.WN1])" office:value-type="float" office:value="0.79987050007688" calcext:value-type="float">
            <text:p>0,79987050007688</text:p>
          </table:table-cell>
          <table:table-cell table:formula="of:=LOG([.WO5]/[.WO1])" office:value-type="float" office:value="0.726998727936262" calcext:value-type="float">
            <text:p>0,726998727936262</text:p>
          </table:table-cell>
          <table:table-cell table:formula="of:=LOG([.WP5]/[.WP1])" office:value-type="float" office:value="0.778151250383644" calcext:value-type="float">
            <text:p>0,778151250383644</text:p>
          </table:table-cell>
          <table:table-cell table:formula="of:=LOG([.WQ5]/[.WQ1])" office:value-type="float" office:value="0.803705354856032" calcext:value-type="float">
            <text:p>0,803705354856032</text:p>
          </table:table-cell>
          <table:table-cell table:formula="of:=LOG([.WR5]/[.WR1])" office:value-type="float" office:value="0.929418925714293" calcext:value-type="float">
            <text:p>0,929418925714293</text:p>
          </table:table-cell>
          <table:table-cell table:formula="of:=LOG([.WS5]/[.WS1])" office:value-type="float" office:value="0.717194824442218" calcext:value-type="float">
            <text:p>0,717194824442218</text:p>
          </table:table-cell>
          <table:table-cell table:formula="of:=LOG([.WT5]/[.WT1])" office:value-type="float" office:value="0.913813852383717" calcext:value-type="float">
            <text:p>0,913813852383717</text:p>
          </table:table-cell>
          <table:table-cell table:formula="of:=LOG([.WU5]/[.WU1])" office:value-type="float" office:value="0.839896846328449" calcext:value-type="float">
            <text:p>0,839896846328449</text:p>
          </table:table-cell>
          <table:table-cell table:formula="of:=LOG([.WV5]/[.WV1])" office:value-type="float" office:value="0.856234406132216" calcext:value-type="float">
            <text:p>0,856234406132216</text:p>
          </table:table-cell>
          <table:table-cell table:formula="of:=LOG([.WW5]/[.WW1])" office:value-type="float" office:value="0.818445845242817" calcext:value-type="float">
            <text:p>0,818445845242817</text:p>
          </table:table-cell>
          <table:table-cell table:formula="of:=LOG([.WX5]/[.WX1])" office:value-type="float" office:value="0.749379507813619" calcext:value-type="float">
            <text:p>0,749379507813619</text:p>
          </table:table-cell>
          <table:table-cell table:formula="of:=LOG([.WY5]/[.WY1])" office:value-type="float" office:value="0.64713836606315" calcext:value-type="float">
            <text:p>0,64713836606315</text:p>
          </table:table-cell>
          <table:table-cell table:formula="of:=LOG([.WZ5]/[.WZ1])" office:value-type="float" office:value="0.717194824442218" calcext:value-type="float">
            <text:p>0,717194824442218</text:p>
          </table:table-cell>
          <table:table-cell table:formula="of:=LOG([.XA5]/[.XA1])" office:value-type="float" office:value="0.659202877464531" calcext:value-type="float">
            <text:p>0,659202877464531</text:p>
          </table:table-cell>
          <table:table-cell table:formula="of:=LOG([.XB5]/[.XB1])" office:value-type="float" office:value="0.801632346233166" calcext:value-type="float">
            <text:p>0,801632346233166</text:p>
          </table:table-cell>
          <table:table-cell table:formula="of:=LOG([.XC5]/[.XC1])" office:value-type="float" office:value="0.801632346233166" calcext:value-type="float">
            <text:p>0,801632346233166</text:p>
          </table:table-cell>
          <table:table-cell table:formula="of:=LOG([.XD5]/[.XD1])" office:value-type="float" office:value="0.794541666571813" calcext:value-type="float">
            <text:p>0,794541666571813</text:p>
          </table:table-cell>
          <table:table-cell table:formula="of:=LOG([.XE5]/[.XE1])" office:value-type="float" office:value="0.812913356642856" calcext:value-type="float">
            <text:p>0,812913356642856</text:p>
          </table:table-cell>
          <table:table-cell table:formula="of:=LOG([.XF5]/[.XF1])" office:value-type="float" office:value="0.756961951313706" calcext:value-type="float">
            <text:p>0,756961951313706</text:p>
          </table:table-cell>
          <table:table-cell table:formula="of:=LOG([.XG5]/[.XG1])" office:value-type="float" office:value="0.850701917532255" calcext:value-type="float">
            <text:p>0,850701917532255</text:p>
          </table:table-cell>
          <table:table-cell table:formula="of:=LOG([.XH5]/[.XH1])" office:value-type="float" office:value="0.778151250383644" calcext:value-type="float">
            <text:p>0,778151250383644</text:p>
          </table:table-cell>
          <table:table-cell table:formula="of:=LOG([.XI5]/[.XI1])" office:value-type="float" office:value="0.72153583223476" calcext:value-type="float">
            <text:p>0,72153583223476</text:p>
          </table:table-cell>
          <table:table-cell table:formula="of:=LOG([.XJ5]/[.XJ1])" office:value-type="float" office:value="0.726998727936262" calcext:value-type="float">
            <text:p>0,726998727936262</text:p>
          </table:table-cell>
          <table:table-cell table:formula="of:=LOG([.XK5]/[.XK1])" office:value-type="float" office:value="0.629731417925821" calcext:value-type="float">
            <text:p>0,629731417925821</text:p>
          </table:table-cell>
          <table:table-cell table:formula="of:=LOG([.XL5]/[.XL1])" office:value-type="float" office:value="0.730378468587643" calcext:value-type="float">
            <text:p>0,730378468587643</text:p>
          </table:table-cell>
          <table:table-cell table:formula="of:=LOG([.XM5]/[.XM1])" office:value-type="float" office:value="0.754921409665169" calcext:value-type="float">
            <text:p>0,754921409665169</text:p>
          </table:table-cell>
          <table:table-cell table:formula="of:=LOG([.XN5]/[.XN1])" office:value-type="float" office:value="0.801632346233167" calcext:value-type="float">
            <text:p>0,801632346233167</text:p>
          </table:table-cell>
          <table:table-cell table:formula="of:=LOG([.XO5]/[.XO1])" office:value-type="float" office:value="0.712472474739666" calcext:value-type="float">
            <text:p>0,712472474739666</text:p>
          </table:table-cell>
          <table:table-cell table:formula="of:=LOG([.XP5]/[.XP1])" office:value-type="float" office:value="0.734083623752343" calcext:value-type="float">
            <text:p>0,734083623752343</text:p>
          </table:table-cell>
          <table:table-cell table:formula="of:=LOG([.XQ5]/[.XQ1])" office:value-type="float" office:value="0.757564719601866" calcext:value-type="float">
            <text:p>0,757564719601866</text:p>
          </table:table-cell>
          <table:table-cell table:formula="of:=LOG([.XR5]/[.XR1])" office:value-type="float" office:value="0.778151250383644" calcext:value-type="float">
            <text:p>0,778151250383644</text:p>
          </table:table-cell>
          <table:table-cell table:formula="of:=LOG([.XS5]/[.XS1])" office:value-type="float" office:value="0.765916793966632" calcext:value-type="float">
            <text:p>0,765916793966632</text:p>
          </table:table-cell>
          <table:table-cell table:formula="of:=LOG([.XT5]/[.XT1])" office:value-type="float" office:value="0.732393759822968" calcext:value-type="float">
            <text:p>0,732393759822968</text:p>
          </table:table-cell>
          <table:table-cell table:formula="of:=LOG([.XU5]/[.XU1])" office:value-type="float" office:value="0.757564719601866" calcext:value-type="float">
            <text:p>0,757564719601866</text:p>
          </table:table-cell>
          <table:table-cell table:formula="of:=LOG([.XV5]/[.XV1])" office:value-type="float" office:value="0.721246399047171" calcext:value-type="float">
            <text:p>0,721246399047171</text:p>
          </table:table-cell>
          <table:table-cell table:formula="of:=LOG([.XW5]/[.XW1])" office:value-type="float" office:value="0.673415899863631" calcext:value-type="float">
            <text:p>0,673415899863631</text:p>
          </table:table-cell>
          <table:table-cell table:formula="of:=LOG([.XX5]/[.XX1])" office:value-type="float" office:value="0.651109388687579" calcext:value-type="float">
            <text:p>0,651109388687579</text:p>
          </table:table-cell>
          <table:table-cell table:formula="of:=LOG([.XY5]/[.XY1])" office:value-type="float" office:value="0.659461463052345" calcext:value-type="float">
            <text:p>0,659461463052345</text:p>
          </table:table-cell>
          <table:table-cell table:formula="of:=LOG([.XZ5]/[.XZ1])" office:value-type="float" office:value="0.661898692960436" calcext:value-type="float">
            <text:p>0,661898692960436</text:p>
          </table:table-cell>
          <table:table-cell table:formula="of:=LOG([.YA5]/[.YA1])" office:value-type="float" office:value="0.648803394870289" calcext:value-type="float">
            <text:p>0,648803394870289</text:p>
          </table:table-cell>
          <table:table-cell table:formula="of:=LOG([.YB5]/[.YB1])" office:value-type="float" office:value="0.602059991327962" calcext:value-type="float">
            <text:p>0,602059991327962</text:p>
          </table:table-cell>
          <table:table-cell table:formula="of:=LOG([.YC5]/[.YC1])" office:value-type="float" office:value="0.592916611888093" calcext:value-type="float">
            <text:p>0,592916611888093</text:p>
          </table:table-cell>
          <table:table-cell table:formula="of:=LOG([.YD5]/[.YD1])" office:value-type="float" office:value="0.52596982225748" calcext:value-type="float">
            <text:p>0,52596982225748</text:p>
          </table:table-cell>
          <table:table-cell table:formula="of:=LOG([.YE5]/[.YE1])" office:value-type="float" office:value="0.541764089440711" calcext:value-type="float">
            <text:p>0,541764089440711</text:p>
          </table:table-cell>
          <table:table-cell table:formula="of:=LOG([.YF5]/[.YF1])" office:value-type="float" office:value="0.532424063186568" calcext:value-type="float">
            <text:p>0,532424063186568</text:p>
          </table:table-cell>
          <table:table-cell table:formula="of:=LOG([.YG5]/[.YG1])" office:value-type="float" office:value="0.532424063186568" calcext:value-type="float">
            <text:p>0,532424063186568</text:p>
          </table:table-cell>
          <table:table-cell table:formula="of:=LOG([.YH5]/[.YH1])" office:value-type="float" office:value="0.4323089103033" calcext:value-type="float">
            <text:p>0,4323089103033</text:p>
          </table:table-cell>
          <table:table-cell table:formula="of:=LOG([.YI5]/[.YI1])" office:value-type="float" office:value="0.404926129532704" calcext:value-type="float">
            <text:p>0,404926129532704</text:p>
          </table:table-cell>
          <table:table-cell table:formula="of:=LOG([.YJ5]/[.YJ1])" office:value-type="float" office:value="0.408935392973501" calcext:value-type="float">
            <text:p>0,408935392973501</text:p>
          </table:table-cell>
          <table:table-cell table:formula="of:=LOG([.YK5]/[.YK1])" office:value-type="float" office:value="0.400053367985437" calcext:value-type="float">
            <text:p>0,400053367985437</text:p>
          </table:table-cell>
          <table:table-cell table:formula="of:=LOG([.YL5]/[.YL1])" office:value-type="float" office:value="0.395915322105623" calcext:value-type="float">
            <text:p>0,395915322105623</text:p>
          </table:table-cell>
          <table:table-cell table:formula="of:=LOG([.YM5]/[.YM1])" office:value-type="float" office:value="0.305185955435139" calcext:value-type="float">
            <text:p>0,305185955435139</text:p>
          </table:table-cell>
          <table:table-cell table:formula="of:=LOG([.YN5]/[.YN1])" office:value-type="float" office:value="0.284943175770526" calcext:value-type="float">
            <text:p>0,284943175770526</text:p>
          </table:table-cell>
          <table:table-cell table:formula="of:=LOG([.YO5]/[.YO1])" office:value-type="float" office:value="0.229674087128313" calcext:value-type="float">
            <text:p>0,229674087128313</text:p>
          </table:table-cell>
          <table:table-cell table:formula="of:=LOG([.YP5]/[.YP1])" office:value-type="float" office:value="0.246898469499533" calcext:value-type="float">
            <text:p>0,246898469499533</text:p>
          </table:table-cell>
          <table:table-cell table:formula="of:=LOG([.YQ5]/[.YQ1])" office:value-type="float" office:value="0.327764248911226" calcext:value-type="float">
            <text:p>0,327764248911226</text:p>
          </table:table-cell>
          <table:table-cell table:formula="of:=LOG([.YR5]/[.YR1])" office:value-type="float" office:value="0.367976785294594" calcext:value-type="float">
            <text:p>0,367976785294594</text:p>
          </table:table-cell>
          <table:table-cell table:formula="of:=LOG([.YS5]/[.YS1])" office:value-type="float" office:value="0.359896654884803" calcext:value-type="float">
            <text:p>0,359896654884803</text:p>
          </table:table-cell>
          <table:table-cell table:formula="of:=LOG([.YT5]/[.YT1])" office:value-type="float" office:value="0.377418341527436" calcext:value-type="float">
            <text:p>0,377418341527436</text:p>
          </table:table-cell>
          <table:table-cell table:formula="of:=LOG([.YU5]/[.YU1])" office:value-type="float" office:value="0.412580534854928" calcext:value-type="float">
            <text:p>0,412580534854928</text:p>
          </table:table-cell>
          <table:table-cell table:formula="of:=LOG([.YV5]/[.YV1])" office:value-type="float" office:value="0.38246732201583" calcext:value-type="float">
            <text:p>0,38246732201583</text:p>
          </table:table-cell>
          <table:table-cell table:formula="of:=LOG([.YW5]/[.YW1])" office:value-type="float" office:value="0.377587097885457" calcext:value-type="float">
            <text:p>0,377587097885457</text:p>
          </table:table-cell>
          <table:table-cell table:formula="of:=LOG([.YX5]/[.YX1])" office:value-type="float" office:value="0.369434150695414" calcext:value-type="float">
            <text:p>0,369434150695414</text:p>
          </table:table-cell>
          <table:table-cell table:formula="of:=LOG([.YY5]/[.YY1])" office:value-type="float" office:value="0.318968010752721" calcext:value-type="float">
            <text:p>0,318968010752721</text:p>
          </table:table-cell>
          <table:table-cell table:formula="of:=LOG([.YZ5]/[.YZ1])" office:value-type="float" office:value="0.233698022432151" calcext:value-type="float">
            <text:p>0,233698022432151</text:p>
          </table:table-cell>
          <table:table-cell table:formula="of:=LOG([.ZA5]/[.ZA1])" office:value-type="float" office:value="0.123155183867883" calcext:value-type="float">
            <text:p>0,123155183867883</text:p>
          </table:table-cell>
          <table:table-cell table:formula="of:=LOG([.ZB5]/[.ZB1])" office:value-type="float" office:value="0.148140991689397" calcext:value-type="float">
            <text:p>0,148140991689397</text:p>
          </table:table-cell>
          <table:table-cell table:formula="of:=LOG([.ZC5]/[.ZC1])" office:value-type="float" office:value="0.170166276545677" calcext:value-type="float">
            <text:p>0,170166276545677</text:p>
          </table:table-cell>
          <table:table-cell table:formula="of:=LOG([.ZD5]/[.ZD1])" office:value-type="float" office:value="0.219556952836772" calcext:value-type="float">
            <text:p>0,219556952836772</text:p>
          </table:table-cell>
          <table:table-cell table:formula="of:=LOG([.ZE5]/[.ZE1])" office:value-type="float" office:value="0.314258261397736" calcext:value-type="float">
            <text:p>0,314258261397736</text:p>
          </table:table-cell>
          <table:table-cell table:formula="of:=LOG([.ZF5]/[.ZF1])" office:value-type="float" office:value="0.321129471120859" calcext:value-type="float">
            <text:p>0,321129471120859</text:p>
          </table:table-cell>
          <table:table-cell table:formula="of:=LOG([.ZG5]/[.ZG1])" office:value-type="float" office:value="0.341514114629109" calcext:value-type="float">
            <text:p>0,341514114629109</text:p>
          </table:table-cell>
          <table:table-cell table:formula="of:=LOG([.ZH5]/[.ZH1])" office:value-type="float" office:value="0.457970900624437" calcext:value-type="float">
            <text:p>0,457970900624437</text:p>
          </table:table-cell>
          <table:table-cell table:formula="of:=LOG([.ZI5]/[.ZI1])" office:value-type="float" office:value="0.456680094477118" calcext:value-type="float">
            <text:p>0,456680094477118</text:p>
          </table:table-cell>
          <table:table-cell table:formula="of:=LOG([.ZJ5]/[.ZJ1])" office:value-type="float" office:value="0.477121254719662" calcext:value-type="float">
            <text:p>0,477121254719662</text:p>
          </table:table-cell>
          <table:table-cell table:formula="of:=LOG([.ZK5]/[.ZK1])" office:value-type="float" office:value="0.4126047707143" calcext:value-type="float">
            <text:p>0,4126047707143</text:p>
          </table:table-cell>
          <table:table-cell table:formula="of:=LOG([.ZL5]/[.ZL1])" office:value-type="float" office:value="0.296792942720727" calcext:value-type="float">
            <text:p>0,296792942720727</text:p>
          </table:table-cell>
          <table:table-cell table:formula="of:=LOG([.ZM5]/[.ZM1])" office:value-type="float" office:value="0.279840696594043" calcext:value-type="float">
            <text:p>0,279840696594043</text:p>
          </table:table-cell>
          <table:table-cell table:formula="of:=LOG([.ZN5]/[.ZN1])" office:value-type="float" office:value="0.234437876924377" calcext:value-type="float">
            <text:p>0,234437876924377</text:p>
          </table:table-cell>
          <table:table-cell table:formula="of:=LOG([.ZO5]/[.ZO1])" office:value-type="float" office:value="0.190617512252278" calcext:value-type="float">
            <text:p>0,190617512252278</text:p>
          </table:table-cell>
          <table:table-cell table:formula="of:=LOG([.ZP5]/[.ZP1])" office:value-type="float" office:value="0.196294645143968" calcext:value-type="float">
            <text:p>0,196294645143968</text:p>
          </table:table-cell>
          <table:table-cell table:formula="of:=LOG([.ZQ5]/[.ZQ1])" office:value-type="float" office:value="0.170376775531252" calcext:value-type="float">
            <text:p>0,170376775531252</text:p>
          </table:table-cell>
          <table:table-cell table:formula="of:=LOG([.ZR5]/[.ZR1])" office:value-type="float" office:value="0.178814117391155" calcext:value-type="float">
            <text:p>0,178814117391155</text:p>
          </table:table-cell>
          <table:table-cell table:formula="of:=LOG([.ZS5]/[.ZS1])" office:value-type="float" office:value="0.197410605882813" calcext:value-type="float">
            <text:p>0,197410605882813</text:p>
          </table:table-cell>
          <table:table-cell table:formula="of:=LOG([.ZT5]/[.ZT1])" office:value-type="float" office:value="0.202104691420599" calcext:value-type="float">
            <text:p>0,202104691420599</text:p>
          </table:table-cell>
          <table:table-cell table:formula="of:=LOG([.ZU5]/[.ZU1])" office:value-type="float" office:value="0.181420092560748" calcext:value-type="float">
            <text:p>0,181420092560748</text:p>
          </table:table-cell>
          <table:table-cell table:formula="of:=LOG([.ZV5]/[.ZV1])" office:value-type="float" office:value="0.150094222895839" calcext:value-type="float">
            <text:p>0,150094222895839</text:p>
          </table:table-cell>
          <table:table-cell table:formula="of:=LOG([.ZW5]/[.ZW1])" office:value-type="float" office:value="0.129890836807552" calcext:value-type="float">
            <text:p>0,129890836807552</text:p>
          </table:table-cell>
          <table:table-cell table:formula="of:=LOG([.ZX5]/[.ZX1])" office:value-type="float" office:value="0.131793583254049" calcext:value-type="float">
            <text:p>0,131793583254049</text:p>
          </table:table-cell>
          <table:table-cell table:formula="of:=LOG([.ZY5]/[.ZY1])" office:value-type="float" office:value="0.122072095956697" calcext:value-type="float">
            <text:p>0,122072095956697</text:p>
          </table:table-cell>
          <table:table-cell table:formula="of:=LOG([.ZZ5]/[.ZZ1])" office:value-type="float" office:value="0.136219747017989" calcext:value-type="float">
            <text:p>0,136219747017989</text:p>
          </table:table-cell>
          <table:table-cell table:formula="of:=LOG([.AAA5]/[.AAA1])" office:value-type="float" office:value="0.118279106939558" calcext:value-type="float">
            <text:p>0,118279106939558</text:p>
          </table:table-cell>
          <table:table-cell table:formula="of:=LOG([.AAB5]/[.AAB1])" office:value-type="float" office:value="0.113657726198611" calcext:value-type="float">
            <text:p>0,113657726198611</text:p>
          </table:table-cell>
          <table:table-cell table:formula="of:=LOG([.AAC5]/[.AAC1])" office:value-type="float" office:value="0.0688812894078129" calcext:value-type="float">
            <text:p>0,0688812894078129</text:p>
          </table:table-cell>
          <table:table-cell table:formula="of:=LOG([.AAD5]/[.AAD1])" office:value-type="float" office:value="0.0664579944390005" calcext:value-type="float">
            <text:p>0,0664579944390005</text:p>
          </table:table-cell>
          <table:table-cell table:formula="of:=LOG([.AAE5]/[.AAE1])" office:value-type="float" office:value="0.012148889579595" calcext:value-type="float">
            <text:p>0,012148889579595</text:p>
          </table:table-cell>
          <table:table-cell table:formula="of:=LOG([.AAF5]/[.AAF1])" office:value-type="float" office:value="0.0177287669604316" calcext:value-type="float">
            <text:p>0,0177287669604316</text:p>
          </table:table-cell>
          <table:table-cell table:formula="of:=LOG([.AAG5]/[.AAG1])" office:value-type="float" office:value="-0.00296447896373901" calcext:value-type="float">
            <text:p>-0,00296447896373901</text:p>
          </table:table-cell>
          <table:table-cell table:formula="of:=LOG([.AAH5]/[.AAH1])" office:value-type="float" office:value="0.00298485354946221" calcext:value-type="float">
            <text:p>0,00298485354946221</text:p>
          </table:table-cell>
          <table:table-cell table:formula="of:=LOG([.AAI5]/[.AAI1])" office:value-type="float" office:value="-0.00586893366409793" calcext:value-type="float">
            <text:p>-0,00586893366409793</text:p>
          </table:table-cell>
          <table:table-cell table:formula="of:=LOG([.AAJ5]/[.AAJ1])" office:value-type="float" office:value="-0.0569048513364726" calcext:value-type="float">
            <text:p>-0,0569048513364726</text:p>
          </table:table-cell>
          <table:table-cell table:formula="of:=LOG([.AAK5]/[.AAK1])" office:value-type="float" office:value="-0.130653220132729" calcext:value-type="float">
            <text:p>-0,130653220132729</text:p>
          </table:table-cell>
          <table:table-cell table:formula="of:=LOG([.AAL5]/[.AAL1])" office:value-type="float" office:value="-0.122266146746973" calcext:value-type="float">
            <text:p>-0,122266146746973</text:p>
          </table:table-cell>
          <table:table-cell table:formula="of:=LOG([.AAM5]/[.AAM1])" office:value-type="float" office:value="-0.112557410226445" calcext:value-type="float">
            <text:p>-0,112557410226445</text:p>
          </table:table-cell>
          <table:table-cell table:formula="of:=LOG([.AAN5]/[.AAN1])" office:value-type="float" office:value="-0.110258759919365" calcext:value-type="float">
            <text:p>-0,110258759919365</text:p>
          </table:table-cell>
          <table:table-cell table:formula="of:=LOG([.AAO5]/[.AAO1])" office:value-type="float" office:value="-0.129386560961614" calcext:value-type="float">
            <text:p>-0,129386560961614</text:p>
          </table:table-cell>
          <table:table-cell table:formula="of:=LOG([.AAP5]/[.AAP1])" office:value-type="float" office:value="-0.164673355191146" calcext:value-type="float">
            <text:p>-0,164673355191146</text:p>
          </table:table-cell>
          <table:table-cell table:formula="of:=LOG([.AAQ5]/[.AAQ1])" office:value-type="float" office:value="-0.153637637456984" calcext:value-type="float">
            <text:p>-0,153637637456984</text:p>
          </table:table-cell>
          <table:table-cell table:formula="of:=LOG([.AAR5]/[.AAR1])" office:value-type="float" office:value="-0.0652199703301072" calcext:value-type="float">
            <text:p>-0,0652199703301072</text:p>
          </table:table-cell>
          <table:table-cell table:formula="of:=LOG([.AAS5]/[.AAS1])" office:value-type="float" office:value="-0.123469041527524" calcext:value-type="float">
            <text:p>-0,123469041527524</text:p>
          </table:table-cell>
          <table:table-cell table:formula="of:=LOG([.AAT5]/[.AAT1])" office:value-type="float" office:value="-0.0946771315757644" calcext:value-type="float">
            <text:p>-0,0946771315757644</text:p>
          </table:table-cell>
          <table:table-cell table:formula="of:=LOG([.AAU5]/[.AAU1])" office:value-type="float" office:value="-0.0737264228092853" calcext:value-type="float">
            <text:p>-0,0737264228092853</text:p>
          </table:table-cell>
          <table:table-cell table:formula="of:=LOG([.AAV5]/[.AAV1])" office:value-type="float" office:value="0.00580357609924026" calcext:value-type="float">
            <text:p>0,00580357609924026</text:p>
          </table:table-cell>
          <table:table-cell table:formula="of:=LOG([.AAW5]/[.AAW1])" office:value-type="float" office:value="0.200003416461093" calcext:value-type="float">
            <text:p>0,200003416461093</text:p>
          </table:table-cell>
          <table:table-cell table:formula="of:=LOG([.AAX5]/[.AAX1])" office:value-type="float" office:value="0.221288007792939" calcext:value-type="float">
            <text:p>0,221288007792939</text:p>
          </table:table-cell>
          <table:table-cell table:formula="of:=LOG([.AAY5]/[.AAY1])" office:value-type="float" office:value="0.221848749616356" calcext:value-type="float">
            <text:p>0,221848749616356</text:p>
          </table:table-cell>
          <table:table-cell table:formula="of:=LOG([.AAZ5]/[.AAZ1])" office:value-type="float" office:value="0.319946983562349" calcext:value-type="float">
            <text:p>0,319946983562349</text:p>
          </table:table-cell>
          <table:table-cell table:formula="of:=LOG([.ABA5]/[.ABA1])" office:value-type="float" office:value="0.304014849213443" calcext:value-type="float">
            <text:p>0,304014849213443</text:p>
          </table:table-cell>
          <table:table-cell table:formula="of:=LOG([.ABB5]/[.ABB1])" office:value-type="float" office:value="0.317764953307669" calcext:value-type="float">
            <text:p>0,317764953307669</text:p>
          </table:table-cell>
          <table:table-cell table:formula="of:=LOG([.ABC5]/[.ABC1])" office:value-type="float" office:value="0.255272505103306" calcext:value-type="float">
            <text:p>0,255272505103306</text:p>
          </table:table-cell>
          <table:table-cell table:formula="of:=LOG([.ABD5]/[.ABD1])" office:value-type="float" office:value="0.0746336182969043" calcext:value-type="float">
            <text:p>0,0746336182969043</text:p>
          </table:table-cell>
          <table:table-cell table:formula="of:=LOG([.ABE5]/[.ABE1])" office:value-type="float" office:value="0.0617455959448055" calcext:value-type="float">
            <text:p>0,0617455959448055</text:p>
          </table:table-cell>
          <table:table-cell table:formula="of:=LOG([.ABF5]/[.ABF1])" office:value-type="float" office:value="-0.00603196476991309" calcext:value-type="float">
            <text:p>-0,00603196476991309</text:p>
          </table:table-cell>
          <table:table-cell table:formula="of:=LOG([.ABG5]/[.ABG1])" office:value-type="float" office:value="-0.0416766305635037" calcext:value-type="float">
            <text:p>-0,0416766305635037</text:p>
          </table:table-cell>
          <table:table-cell table:formula="of:=LOG([.ABH5]/[.ABH1])" office:value-type="float" office:value="-0.0442036624920534" calcext:value-type="float">
            <text:p>-0,0442036624920534</text:p>
          </table:table-cell>
          <table:table-cell table:formula="of:=LOG([.ABI5]/[.ABI1])" office:value-type="float" office:value="-0.0818538359089517" calcext:value-type="float">
            <text:p>-0,0818538359089517</text:p>
          </table:table-cell>
          <table:table-cell table:formula="of:=LOG([.ABJ5]/[.ABJ1])" office:value-type="float" office:value="-0.0930032896752474" calcext:value-type="float">
            <text:p>-0,0930032896752474</text:p>
          </table:table-cell>
          <table:table-cell table:formula="of:=LOG([.ABK5]/[.ABK1])" office:value-type="float" office:value="-0.121733596733088" calcext:value-type="float">
            <text:p>-0,121733596733088</text:p>
          </table:table-cell>
          <table:table-cell table:formula="of:=LOG([.ABL5]/[.ABL1])" office:value-type="float" office:value="-0.15358391805783" calcext:value-type="float">
            <text:p>-0,15358391805783</text:p>
          </table:table-cell>
          <table:table-cell table:formula="of:=LOG([.ABM5]/[.ABM1])" office:value-type="float" office:value="-0.167227798724376" calcext:value-type="float">
            <text:p>-0,167227798724376</text:p>
          </table:table-cell>
          <table:table-cell table:formula="of:=LOG([.ABN5]/[.ABN1])" office:value-type="float" office:value="-0.154262821560008" calcext:value-type="float">
            <text:p>-0,154262821560008</text:p>
          </table:table-cell>
          <table:table-cell table:formula="of:=LOG([.ABO5]/[.ABO1])" office:value-type="float" office:value="-0.217387871990994" calcext:value-type="float">
            <text:p>-0,217387871990994</text:p>
          </table:table-cell>
          <table:table-cell table:formula="of:=LOG([.ABP5]/[.ABP1])" office:value-type="float" office:value="-0.197094205631062" calcext:value-type="float">
            <text:p>-0,197094205631062</text:p>
          </table:table-cell>
          <table:table-cell table:formula="of:=LOG([.ABQ5]/[.ABQ1])" office:value-type="float" office:value="-0.241787079558544" calcext:value-type="float">
            <text:p>-0,241787079558544</text:p>
          </table:table-cell>
          <table:table-cell table:formula="of:=LOG([.ABR5]/[.ABR1])" office:value-type="float" office:value="-0.245448570037943" calcext:value-type="float">
            <text:p>-0,245448570037943</text:p>
          </table:table-cell>
          <table:table-cell table:formula="of:=LOG([.ABS5]/[.ABS1])" office:value-type="float" office:value="-0.163235938370094" calcext:value-type="float">
            <text:p>-0,163235938370094</text:p>
          </table:table-cell>
          <table:table-cell table:formula="of:=LOG([.ABT5]/[.ABT1])" office:value-type="float" office:value="-0.143090998952756" calcext:value-type="float">
            <text:p>-0,143090998952756</text:p>
          </table:table-cell>
          <table:table-cell table:formula="of:=LOG([.ABU5]/[.ABU1])" office:value-type="float" office:value="-0.0953834930465839" calcext:value-type="float">
            <text:p>-0,0953834930465839</text:p>
          </table:table-cell>
          <table:table-cell table:formula="of:=LOG([.ABV5]/[.ABV1])" office:value-type="float" office:value="-0.0683082154536629" calcext:value-type="float">
            <text:p>-0,0683082154536629</text:p>
          </table:table-cell>
          <table:table-cell table:formula="of:=LOG([.ABW5]/[.ABW1])" office:value-type="float" office:value="-0.09551431448952" calcext:value-type="float">
            <text:p>-0,09551431448952</text:p>
          </table:table-cell>
          <table:table-cell table:formula="of:=LOG([.ABX5]/[.ABX1])" office:value-type="float" office:value="-0.0225658278987414" calcext:value-type="float">
            <text:p>-0,0225658278987414</text:p>
          </table:table-cell>
          <table:table-cell table:formula="of:=LOG([.ABY5]/[.ABY1])" office:value-type="float" office:value="-0.0518070734106256" calcext:value-type="float">
            <text:p>-0,0518070734106256</text:p>
          </table:table-cell>
          <table:table-cell table:formula="of:=LOG([.ABZ5]/[.ABZ1])" office:value-type="float" office:value="-0.0784813353692986" calcext:value-type="float">
            <text:p>-0,0784813353692986</text:p>
          </table:table-cell>
          <table:table-cell table:formula="of:=LOG([.ACA5]/[.ACA1])" office:value-type="float" office:value="-0.082332126726583" calcext:value-type="float">
            <text:p>-0,082332126726583</text:p>
          </table:table-cell>
          <table:table-cell table:formula="of:=LOG([.ACB5]/[.ACB1])" office:value-type="float" office:value="-0.171292376173913" calcext:value-type="float">
            <text:p>-0,171292376173913</text:p>
          </table:table-cell>
          <table:table-cell table:formula="of:=LOG([.ACC5]/[.ACC1])" office:value-type="float" office:value="-0.18877229081477" calcext:value-type="float">
            <text:p>-0,18877229081477</text:p>
          </table:table-cell>
          <table:table-cell table:formula="of:=LOG([.ACD5]/[.ACD1])" office:value-type="float" office:value="-0.173762596737099" calcext:value-type="float">
            <text:p>-0,173762596737099</text:p>
          </table:table-cell>
          <table:table-cell table:formula="of:=LOG([.ACE5]/[.ACE1])" office:value-type="float" office:value="-0.156922460056675" calcext:value-type="float">
            <text:p>-0,156922460056675</text:p>
          </table:table-cell>
          <table:table-cell table:formula="of:=LOG([.ACF5]/[.ACF1])" office:value-type="float" office:value="-0.115885059633255" calcext:value-type="float">
            <text:p>-0,115885059633255</text:p>
          </table:table-cell>
          <table:table-cell table:formula="of:=LOG([.ACG5]/[.ACG1])" office:value-type="float" office:value="-0.105343180544919" calcext:value-type="float">
            <text:p>-0,105343180544919</text:p>
          </table:table-cell>
          <table:table-cell table:formula="of:=LOG([.ACH5]/[.ACH1])" office:value-type="float" office:value="-0.115749836023595" calcext:value-type="float">
            <text:p>-0,115749836023595</text:p>
          </table:table-cell>
          <table:table-cell table:formula="of:=LOG([.ACI5]/[.ACI1])" office:value-type="float" office:value="-0.112065995715258" calcext:value-type="float">
            <text:p>-0,112065995715258</text:p>
          </table:table-cell>
          <table:table-cell table:formula="of:=LOG([.ACJ5]/[.ACJ1])" office:value-type="float" office:value="-0.075421097174318" calcext:value-type="float">
            <text:p>-0,075421097174318</text:p>
          </table:table-cell>
          <table:table-cell table:formula="of:=LOG([.ACK5]/[.ACK1])" office:value-type="float" office:value="-0.0813978468298088" calcext:value-type="float">
            <text:p>-0,0813978468298088</text:p>
          </table:table-cell>
          <table:table-cell table:formula="of:=LOG([.ACL5]/[.ACL1])" office:value-type="float" office:value="-0.0633148429150695" calcext:value-type="float">
            <text:p>-0,0633148429150695</text:p>
          </table:table-cell>
          <table:table-cell table:formula="of:=LOG([.ACM5]/[.ACM1])" office:value-type="float" office:value="-0.0406870887692163" calcext:value-type="float">
            <text:p>-0,0406870887692163</text:p>
          </table:table-cell>
          <table:table-cell table:formula="of:=LOG([.ACN5]/[.ACN1])" office:value-type="float" office:value="-0.0516032692256775" calcext:value-type="float">
            <text:p>-0,0516032692256775</text:p>
          </table:table-cell>
          <table:table-cell table:formula="of:=LOG([.ACO5]/[.ACO1])" office:value-type="float" office:value="-0.0417547481070012" calcext:value-type="float">
            <text:p>-0,0417547481070012</text:p>
          </table:table-cell>
          <table:table-cell table:formula="of:=LOG([.ACP5]/[.ACP1])" office:value-type="float" office:value="-0.0465428334182684" calcext:value-type="float">
            <text:p>-0,0465428334182684</text:p>
          </table:table-cell>
          <table:table-cell table:formula="of:=LOG([.ACQ5]/[.ACQ1])" office:value-type="float" office:value="-0.0406870887692163" calcext:value-type="float">
            <text:p>-0,0406870887692163</text:p>
          </table:table-cell>
          <table:table-cell table:formula="of:=LOG([.ACR5]/[.ACR1])" office:value-type="float" office:value="-0.0240821955744146" calcext:value-type="float">
            <text:p>-0,0240821955744146</text:p>
          </table:table-cell>
          <table:table-cell table:formula="of:=LOG([.ACS5]/[.ACS1])" office:value-type="float" office:value="-0.063760887180131" calcext:value-type="float">
            <text:p>-0,063760887180131</text:p>
          </table:table-cell>
          <table:table-cell table:formula="of:=LOG([.ACT5]/[.ACT1])" office:value-type="float" office:value="-0.0770151842911171" calcext:value-type="float">
            <text:p>-0,0770151842911171</text:p>
          </table:table-cell>
          <table:table-cell table:formula="of:=LOG([.ACU5]/[.ACU1])" office:value-type="float" office:value="-0.0986437258170569" calcext:value-type="float">
            <text:p>-0,0986437258170569</text:p>
          </table:table-cell>
          <table:table-cell table:formula="of:=LOG([.ACV5]/[.ACV1])" office:value-type="float" office:value="-0.127171618040592" calcext:value-type="float">
            <text:p>-0,127171618040592</text:p>
          </table:table-cell>
          <table:table-cell table:formula="of:=LOG([.ACW5]/[.ACW1])" office:value-type="float" office:value="-0.145494491463912" calcext:value-type="float">
            <text:p>-0,145494491463912</text:p>
          </table:table-cell>
          <table:table-cell table:formula="of:=LOG([.ACX5]/[.ACX1])" office:value-type="float" office:value="-0.166431616594955" calcext:value-type="float">
            <text:p>-0,166431616594955</text:p>
          </table:table-cell>
          <table:table-cell table:formula="of:=LOG([.ACY5]/[.ACY1])" office:value-type="float" office:value="-0.194084490338851" calcext:value-type="float">
            <text:p>-0,194084490338851</text:p>
          </table:table-cell>
          <table:table-cell table:formula="of:=LOG([.ACZ5]/[.ACZ1])" office:value-type="float" office:value="-0.201645363528069" calcext:value-type="float">
            <text:p>-0,201645363528069</text:p>
          </table:table-cell>
          <table:table-cell table:formula="of:=LOG([.ADA5]/[.ADA1])" office:value-type="float" office:value="-0.204958659096611" calcext:value-type="float">
            <text:p>-0,204958659096611</text:p>
          </table:table-cell>
          <table:table-cell table:formula="of:=LOG([.ADB5]/[.ADB1])" office:value-type="float" office:value="-0.192672149315594" calcext:value-type="float">
            <text:p>-0,192672149315594</text:p>
          </table:table-cell>
          <table:table-cell table:formula="of:=LOG([.ADC5]/[.ADC1])" office:value-type="float" office:value="-0.172545978291032" calcext:value-type="float">
            <text:p>-0,172545978291032</text:p>
          </table:table-cell>
          <table:table-cell table:formula="of:=LOG([.ADD5]/[.ADD1])" office:value-type="float" office:value="-0.161943607994389" calcext:value-type="float">
            <text:p>-0,161943607994389</text:p>
          </table:table-cell>
          <table:table-cell table:formula="of:=LOG([.ADE5]/[.ADE1])" office:value-type="float" office:value="-0.0798157158199342" calcext:value-type="float">
            <text:p>-0,0798157158199342</text:p>
          </table:table-cell>
          <table:table-cell table:formula="of:=LOG([.ADF5]/[.ADF1])" office:value-type="float" office:value="-0.0143581500468672" calcext:value-type="float">
            <text:p>-0,0143581500468672</text:p>
          </table:table-cell>
          <table:table-cell table:formula="of:=LOG([.ADG5]/[.ADG1])" office:value-type="float" office:value="0.0297069268330303" calcext:value-type="float">
            <text:p>0,0297069268330303</text:p>
          </table:table-cell>
          <table:table-cell table:formula="of:=LOG([.ADH5]/[.ADH1])" office:value-type="float" office:value="0.072232386092297" calcext:value-type="float">
            <text:p>0,072232386092297</text:p>
          </table:table-cell>
          <table:table-cell table:formula="of:=LOG([.ADI5]/[.ADI1])" office:value-type="float" office:value="0.0912556234057274" calcext:value-type="float">
            <text:p>0,0912556234057274</text:p>
          </table:table-cell>
          <table:table-cell table:formula="of:=LOG([.ADJ5]/[.ADJ1])" office:value-type="float" office:value="0.110412483411704" calcext:value-type="float">
            <text:p>0,110412483411704</text:p>
          </table:table-cell>
          <table:table-cell table:formula="of:=LOG([.ADK5]/[.ADK1])" office:value-type="float" office:value="0.152427340857888" calcext:value-type="float">
            <text:p>0,152427340857888</text:p>
          </table:table-cell>
          <table:table-cell table:formula="of:=LOG([.ADL5]/[.ADL1])" office:value-type="float" office:value="0.118099312077995" calcext:value-type="float">
            <text:p>0,118099312077995</text:p>
          </table:table-cell>
          <table:table-cell table:formula="of:=LOG([.ADM5]/[.ADM1])" office:value-type="float" office:value="0.0567771364460055" calcext:value-type="float">
            <text:p>0,0567771364460055</text:p>
          </table:table-cell>
          <table:table-cell table:formula="of:=LOG([.ADN5]/[.ADN1])" office:value-type="float" office:value="0.0511525224473814" calcext:value-type="float">
            <text:p>0,0511525224473814</text:p>
          </table:table-cell>
          <table:table-cell table:formula="of:=LOG([.ADO5]/[.ADO1])" office:value-type="float" office:value="-0.0024888004036947" calcext:value-type="float">
            <text:p>-0,0024888004036947</text:p>
          </table:table-cell>
          <table:table-cell table:formula="of:=LOG([.ADP5]/[.ADP1])" office:value-type="float" office:value="0.0104027603997672" calcext:value-type="float">
            <text:p>0,0104027603997672</text:p>
          </table:table-cell>
          <table:table-cell table:formula="of:=LOG([.ADQ5]/[.ADQ1])" office:value-type="float" office:value="-0.00806762174803303" calcext:value-type="float">
            <text:p>-0,00806762174803303</text:p>
          </table:table-cell>
          <table:table-cell table:formula="of:=LOG([.ADR5]/[.ADR1])" office:value-type="float" office:value="-0.0248235837250322" calcext:value-type="float">
            <text:p>-0,0248235837250322</text:p>
          </table:table-cell>
          <table:table-cell table:formula="of:=LOG([.ADS5]/[.ADS1])" office:value-type="float" office:value="-0.0469218196277811" calcext:value-type="float">
            <text:p>-0,0469218196277811</text:p>
          </table:table-cell>
          <table:table-cell table:formula="of:=LOG([.ADT5]/[.ADT1])" office:value-type="float" office:value="-0.0498463726450978" calcext:value-type="float">
            <text:p>-0,0498463726450978</text:p>
          </table:table-cell>
          <table:table-cell table:formula="of:=LOG([.ADU5]/[.ADU1])" office:value-type="float" office:value="-0.0168134990096501" calcext:value-type="float">
            <text:p>-0,0168134990096501</text:p>
          </table:table-cell>
          <table:table-cell table:formula="of:=LOG([.ADV5]/[.ADV1])" office:value-type="float" office:value="0.0270582327340359" calcext:value-type="float">
            <text:p>0,0270582327340359</text:p>
          </table:table-cell>
          <table:table-cell table:formula="of:=LOG([.ADW5]/[.ADW1])" office:value-type="float" office:value="0.021338055530342" calcext:value-type="float">
            <text:p>0,021338055530342</text:p>
          </table:table-cell>
          <table:table-cell table:formula="of:=LOG([.ADX5]/[.ADX1])" office:value-type="float" office:value="0.0284367034159706" calcext:value-type="float">
            <text:p>0,0284367034159706</text:p>
          </table:table-cell>
          <table:table-cell table:formula="of:=LOG([.ADY5]/[.ADY1])" office:value-type="float" office:value="0.0410911964394853" calcext:value-type="float">
            <text:p>0,0410911964394853</text:p>
          </table:table-cell>
          <table:table-cell table:formula="of:=LOG([.ADZ5]/[.ADZ1])" office:value-type="float" office:value="0.0563183630881206" calcext:value-type="float">
            <text:p>0,0563183630881206</text:p>
          </table:table-cell>
          <table:table-cell table:formula="of:=LOG([.AEA5]/[.AEA1])" office:value-type="float" office:value="0.0669467896306131" calcext:value-type="float">
            <text:p>0,0669467896306131</text:p>
          </table:table-cell>
          <table:table-cell table:formula="of:=LOG([.AEB5]/[.AEB1])" office:value-type="float" office:value="0.047424649928138" calcext:value-type="float">
            <text:p>0,047424649928138</text:p>
          </table:table-cell>
          <table:table-cell table:formula="of:=LOG([.AEC5]/[.AEC1])" office:value-type="float" office:value="-0.00648212752792033" calcext:value-type="float">
            <text:p>-0,00648212752792033</text:p>
          </table:table-cell>
          <table:table-cell table:formula="of:=LOG([.AED5]/[.AED1])" office:value-type="float" office:value="-0.012868926189321" calcext:value-type="float">
            <text:p>-0,012868926189321</text:p>
          </table:table-cell>
          <table:table-cell table:formula="of:=LOG([.AEE5]/[.AEE1])" office:value-type="string" office:string-value="" calcext:value-type="error">
            <text:p>Err :502</text:p>
          </table:table-cell>
          <table:table-cell table:formula="of:=LOG([.AEF5]/[.AEF1])" office:value-type="string" office:string-value="" calcext:value-type="error">
            <text:p>Err :502</text:p>
          </table:table-cell>
          <table:table-cell table:formula="of:=LOG([.AEG5]/[.AEG1])" office:value-type="string" office:string-value="" calcext:value-type="error">
            <text:p>Err :502</text:p>
          </table:table-cell>
          <table:table-cell table:formula="of:=LOG([.AEH5]/[.AEH1])" office:value-type="string" office:string-value="" calcext:value-type="error">
            <text:p>Err :502</text:p>
          </table:table-cell>
          <table:table-cell table:formula="of:=LOG([.AEI5]/[.AEI1])" office:value-type="string" office:string-value="" calcext:value-type="error">
            <text:p>Err :502</text:p>
          </table:table-cell>
          <table:table-cell table:formula="of:=LOG([.AEJ5]/[.AEJ1])" office:value-type="string" office:string-value="" calcext:value-type="error">
            <text:p>Err :502</text:p>
          </table:table-cell>
          <table:table-cell table:formula="of:=LOG([.AEK5]/[.AEK1])" office:value-type="string" office:string-value="" calcext:value-type="error">
            <text:p>Err :502</text:p>
          </table:table-cell>
          <table:table-cell table:formula="of:=LOG([.AEL5]/[.AEL1])" office:value-type="string" office:string-value="" calcext:value-type="error">
            <text:p>Err :502</text:p>
          </table:table-cell>
          <table:table-cell table:formula="of:=LOG([.AEM5]/[.AEM1])" office:value-type="string" office:string-value="" calcext:value-type="error">
            <text:p>Err :502</text:p>
          </table:table-cell>
          <table:table-cell table:formula="of:=LOG([.AEN5]/[.AEN1])" office:value-type="string" office:string-value="" calcext:value-type="error">
            <text:p>Err :502</text:p>
          </table:table-cell>
          <table:table-cell table:formula="of:=LOG([.AEO5]/[.AEO1])" office:value-type="string" office:string-value="" calcext:value-type="error">
            <text:p>Err :502</text:p>
          </table:table-cell>
          <table:table-cell table:formula="of:=LOG([.AEP5]/[.AEP1])" office:value-type="string" office:string-value="" calcext:value-type="error">
            <text:p>Err :502</text:p>
          </table:table-cell>
          <table:table-cell table:formula="of:=LOG([.AEQ5]/[.AEQ1])" office:value-type="string" office:string-value="" calcext:value-type="error">
            <text:p>Err :502</text:p>
          </table:table-cell>
          <table:table-cell table:formula="of:=LOG([.AER5]/[.AER1])" office:value-type="string" office:string-value="" calcext:value-type="error">
            <text:p>Err :502</text:p>
          </table:table-cell>
          <table:table-cell table:formula="of:=LOG([.AES5]/[.AES1])" office:value-type="string" office:string-value="" calcext:value-type="error">
            <text:p>Err :502</text:p>
          </table:table-cell>
          <table:table-cell table:formula="of:=LOG([.AET5]/[.AET1])" office:value-type="string" office:string-value="" calcext:value-type="error">
            <text:p>Err :502</text:p>
          </table:table-cell>
          <table:table-cell table:formula="of:=LOG([.AEU5]/[.AEU1])" office:value-type="string" office:string-value="" calcext:value-type="error">
            <text:p>Err :502</text:p>
          </table:table-cell>
          <table:table-cell table:formula="of:=LOG([.AEV5]/[.AEV1])" office:value-type="string" office:string-value="" calcext:value-type="error">
            <text:p>Err :502</text:p>
          </table:table-cell>
          <table:table-cell table:formula="of:=LOG([.AEW5]/[.AEW1])" office:value-type="string" office:string-value="" calcext:value-type="error">
            <text:p>Err :502</text:p>
          </table:table-cell>
          <table:table-cell table:formula="of:=LOG([.AEX5]/[.AEX1])" office:value-type="string" office:string-value="" calcext:value-type="error">
            <text:p>Err :502</text:p>
          </table:table-cell>
          <table:table-cell table:formula="of:=LOG([.AEY5]/[.AEY1])" office:value-type="string" office:string-value="" calcext:value-type="error">
            <text:p>Err :502</text:p>
          </table:table-cell>
          <table:table-cell table:formula="of:=LOG([.AEZ5]/[.AEZ1])" office:value-type="string" office:string-value="" calcext:value-type="error">
            <text:p>Err :502</text:p>
          </table:table-cell>
          <table:table-cell table:formula="of:=LOG([.AFA5]/[.AFA1])" office:value-type="string" office:string-value="" calcext:value-type="error">
            <text:p>Err :502</text:p>
          </table:table-cell>
          <table:table-cell table:formula="of:=LOG([.AFB5]/[.AFB1])" office:value-type="string" office:string-value="" calcext:value-type="error">
            <text:p>Err :502</text:p>
          </table:table-cell>
          <table:table-cell table:formula="of:=LOG([.AFC5]/[.AFC1])" office:value-type="string" office:string-value="" calcext:value-type="error">
            <text:p>Err :502</text:p>
          </table:table-cell>
          <table:table-cell table:formula="of:=LOG([.AFD5]/[.AFD1])" office:value-type="string" office:string-value="" calcext:value-type="error">
            <text:p>Err :502</text:p>
          </table:table-cell>
          <table:table-cell table:formula="of:=LOG([.AFE5]/[.AFE1])" office:value-type="string" office:string-value="" calcext:value-type="error">
            <text:p>Err :502</text:p>
          </table:table-cell>
          <table:table-cell table:formula="of:=LOG([.AFF5]/[.AFF1])" office:value-type="string" office:string-value="" calcext:value-type="error">
            <text:p>Err :502</text:p>
          </table:table-cell>
          <table:table-cell table:formula="of:=LOG([.AFG5]/[.AFG1])" office:value-type="string" office:string-value="" calcext:value-type="error">
            <text:p>Err :502</text:p>
          </table:table-cell>
          <table:table-cell table:formula="of:=LOG([.AFH5]/[.AFH1])" office:value-type="string" office:string-value="" calcext:value-type="error">
            <text:p>Err :502</text:p>
          </table:table-cell>
          <table:table-cell table:formula="of:=LOG([.AFI5]/[.AFI1])" office:value-type="string" office:string-value="" calcext:value-type="error">
            <text:p>Err :502</text:p>
          </table:table-cell>
          <table:table-cell table:formula="of:=LOG([.AFJ5]/[.AFJ1])" office:value-type="string" office:string-value="" calcext:value-type="error">
            <text:p>Err :502</text:p>
          </table:table-cell>
          <table:table-cell table:formula="of:=LOG([.AFK5]/[.AFK1])" office:value-type="string" office:string-value="" calcext:value-type="error">
            <text:p>Err :502</text:p>
          </table:table-cell>
          <table:table-cell table:formula="of:=LOG([.AFL5]/[.AFL1])" office:value-type="string" office:string-value="" calcext:value-type="error">
            <text:p>Err :502</text:p>
          </table:table-cell>
          <table:table-cell table:formula="of:=LOG([.AFM5]/[.AFM1])" office:value-type="string" office:string-value="" calcext:value-type="error">
            <text:p>Err :502</text:p>
          </table:table-cell>
          <table:table-cell table:formula="of:=LOG([.AFN5]/[.AFN1])" office:value-type="string" office:string-value="" calcext:value-type="error">
            <text:p>Err :502</text:p>
          </table:table-cell>
          <table:table-cell table:formula="of:=LOG([.AFO5]/[.AFO1])" office:value-type="string" office:string-value="" calcext:value-type="error">
            <text:p>Err :502</text:p>
          </table:table-cell>
          <table:table-cell table:formula="of:=LOG([.AFP5]/[.AFP1])" office:value-type="string" office:string-value="" calcext:value-type="error">
            <text:p>Err :502</text:p>
          </table:table-cell>
          <table:table-cell table:formula="of:=LOG([.AFQ5]/[.AFQ1])" office:value-type="string" office:string-value="" calcext:value-type="error">
            <text:p>Err :502</text:p>
          </table:table-cell>
          <table:table-cell table:formula="of:=LOG([.AFR5]/[.AFR1])" office:value-type="string" office:string-value="" calcext:value-type="error">
            <text:p>Err :502</text:p>
          </table:table-cell>
          <table:table-cell table:formula="of:=LOG([.AFS5]/[.AFS1])" office:value-type="string" office:string-value="" calcext:value-type="error">
            <text:p>Err :502</text:p>
          </table:table-cell>
          <table:table-cell table:formula="of:=LOG([.AFT5]/[.AFT1])" office:value-type="string" office:string-value="" calcext:value-type="error">
            <text:p>Err :502</text:p>
          </table:table-cell>
          <table:table-cell table:formula="of:=LOG([.AFU5]/[.AFU1])" office:value-type="string" office:string-value="" calcext:value-type="error">
            <text:p>Err :502</text:p>
          </table:table-cell>
          <table:table-cell table:formula="of:=LOG([.AFV5]/[.AFV1])" office:value-type="string" office:string-value="" calcext:value-type="error">
            <text:p>Err :502</text:p>
          </table:table-cell>
          <table:table-cell table:formula="of:=LOG([.AFW5]/[.AFW1])" office:value-type="string" office:string-value="" calcext:value-type="error">
            <text:p>Err :502</text:p>
          </table:table-cell>
          <table:table-cell table:formula="of:=LOG([.AFX5]/[.AFX1])" office:value-type="string" office:string-value="" calcext:value-type="error">
            <text:p>Err :502</text:p>
          </table:table-cell>
          <table:table-cell table:formula="of:=LOG([.AFY5]/[.AFY1])" office:value-type="string" office:string-value="" calcext:value-type="error">
            <text:p>Err :502</text:p>
          </table:table-cell>
          <table:table-cell table:formula="of:=LOG([.AFZ5]/[.AFZ1])" office:value-type="string" office:string-value="" calcext:value-type="error">
            <text:p>Err :5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21:14:14.867000000</dc:date>
    <meta:editing-duration>PT1H5M14S</meta:editing-duration>
    <meta:editing-cycles>1</meta:editing-cycles>
    <meta:document-statistic meta:table-count="1" meta:cell-count="3443" meta:object-count="2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357cm" svg:height="21.575cm" xlink:href=".." xlink:type="simple" chart:class="chart:line" chart:style-name="ch1">
        <chart:legend chart:legend-position="end" svg:x="35.87cm" svg:y="10.485cm" style:legend-expansion="high" chart:style-name="ch2"/>
        <chart:plot-area chart:style-name="ch3" table:cell-range-address="Bromophenol_07_06.A9:Bromophenol_07_06.AED9" svg:x="0.767cm" svg:y="0.431cm" svg:width="34.336cm" svg:height="20.713cm">
          <chart:coordinate-region svg:x="1.632cm" svg:y="0.633cm" svg:width="33.471cm" svg:height="20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romophenol_07_06.A9:Bromophenol_07_06.AED9" chart:class="chart:line">
            <chart:data-point chart:repeated="8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-0.0816700464513196">
                <text:p>-0.0816700464513196</text:p>
                <draw:g>
                  <svg:desc>Bromophenol_07_06.A9:Bromophenol_07_06.AED9</svg:desc>
                </draw:g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939045028683311">
                <text:p>-0.0939045028683311</text:p>
              </table:table-cell>
              <table:table-cell office:value-type="float" office:value="-0.0939045028683311">
                <text:p>-0.0939045028683311</text:p>
              </table:table-cell>
              <table:table-cell office:value-type="float" office:value="-0.0910804693473325">
                <text:p>-0.0910804693473325</text:p>
              </table:table-cell>
              <table:table-cell office:value-type="float" office:value="-0.113943352306837">
                <text:p>-0.113943352306837</text:p>
              </table:table-cell>
              <table:table-cell office:value-type="float" office:value="-0.113943352306837">
                <text:p>-0.113943352306837</text:p>
              </table:table-cell>
              <table:table-cell office:value-type="float" office:value="-0.146128035678238">
                <text:p>-0.146128035678238</text:p>
              </table:table-cell>
              <table:table-cell office:value-type="float" office:value="-0.142106761745314">
                <text:p>-0.142106761745314</text:p>
              </table:table-cell>
              <table:table-cell office:value-type="float" office:value="-0.157607853361668">
                <text:p>-0.157607853361668</text:p>
              </table:table-cell>
              <table:table-cell office:value-type="float" office:value="-0.171682140150626">
                <text:p>-0.171682140150626</text:p>
              </table:table-cell>
              <table:table-cell office:value-type="float" office:value="-0.131278914639319">
                <text:p>-0.131278914639319</text:p>
              </table:table-cell>
              <table:table-cell office:value-type="float" office:value="-0.0791812460476248">
                <text:p>-0.0791812460476248</text:p>
              </table:table-cell>
              <table:table-cell office:value-type="float" office:value="-0.0445821326527405">
                <text:p>-0.0445821326527405</text:p>
              </table:table-cell>
              <table:table-cell office:value-type="float" office:value="0">
                <text:p>0</text:p>
              </table:table-cell>
              <table:table-cell office:value-type="float" office:value="-0.0217192496932363">
                <text:p>-0.0217192496932363</text:p>
              </table:table-cell>
              <table:table-cell office:value-type="float" office:value="-0.0445821326527405">
                <text:p>-0.0445821326527405</text:p>
              </table:table-cell>
              <table:table-cell office:value-type="float" office:value="-0.0705810742857072">
                <text:p>-0.0705810742857072</text:p>
              </table:table-cell>
              <table:table-cell office:value-type="float" office:value="-0.0813049396774803">
                <text:p>-0.0813049396774803</text:p>
              </table:table-cell>
              <table:table-cell office:value-type="float" office:value="-0.094269916841848">
                <text:p>-0.094269916841848</text:p>
              </table:table-cell>
              <table:table-cell office:value-type="float" office:value="-0.101989538537331">
                <text:p>-0.101989538537331</text:p>
              </table:table-cell>
              <table:table-cell office:value-type="float" office:value="-0.0917703733556453">
                <text:p>-0.0917703733556453</text:p>
              </table:table-cell>
              <table:table-cell office:value-type="float" office:value="-0.0791812460476248">
                <text:p>-0.0791812460476248</text:p>
              </table:table-cell>
              <table:table-cell office:value-type="float" office:value="-0.101989538537331">
                <text:p>-0.101989538537331</text:p>
              </table:table-cell>
              <table:table-cell office:value-type="float" office:value="-0.0993846321359118">
                <text:p>-0.0993846321359118</text:p>
              </table:table-cell>
              <table:table-cell office:value-type="float" office:value="-0.0993846321359118">
                <text:p>-0.0993846321359118</text:p>
              </table:table-cell>
              <table:table-cell office:value-type="float" office:value="-0.0894004112293108">
                <text:p>-0.0894004112293108</text:p>
              </table:table-cell>
              <table:table-cell office:value-type="float" office:value="-0.0771659548122992">
                <text:p>-0.0771659548122992</text:p>
              </table:table-cell>
              <table:table-cell office:value-type="float" office:value="-0.0894004112293108">
                <text:p>-0.0894004112293108</text:p>
              </table:table-cell>
              <table:table-cell office:value-type="float" office:value="-0.0871501757189002">
                <text:p>-0.0871501757189002</text:p>
              </table:table-cell>
              <table:table-cell office:value-type="float" office:value="-0.0752509524191924">
                <text:p>-0.0752509524191924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106455330914287">
                <text:p>-0.106455330914287</text:p>
              </table:table-cell>
              <table:table-cell office:value-type="float" office:value="-0.0945561076145791">
                <text:p>-0.0945561076145791</text:p>
              </table:table-cell>
              <table:table-cell office:value-type="float" office:value="-0.103896133868723">
                <text:p>-0.103896133868723</text:p>
              </table:table-cell>
              <table:table-cell office:value-type="float" office:value="-0.103896133868723">
                <text:p>-0.103896133868723</text:p>
              </table:table-cell>
              <table:table-cell office:value-type="float" office:value="-0.101457640758777">
                <text:p>-0.101457640758777</text:p>
              </table:table-cell>
              <table:table-cell office:value-type="float" office:value="-0.119186407719209">
                <text:p>-0.119186407719209</text:p>
              </table:table-cell>
              <table:table-cell office:value-type="float" office:value="-0.116505569071437">
                <text:p>-0.116505569071437</text:p>
              </table:table-cell>
              <table:table-cell office:value-type="float" office:value="-0.13321126257429">
                <text:p>-0.13321126257429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03219486915064">
                <text:p>-0.103219486915064</text:p>
              </table:table-cell>
              <table:table-cell office:value-type="float" office:value="-0.103219486915064">
                <text:p>-0.103219486915064</text:p>
              </table:table-cell>
              <table:table-cell office:value-type="float" office:value="-0.0825348880552126">
                <text:p>-0.0825348880552126</text:p>
              </table:table-cell>
              <table:table-cell office:value-type="float" office:value="-0.0725506671486117">
                <text:p>-0.0725506671486117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927540532368986">
                <text:p>-0.0927540532368986</text:p>
              </table:table-cell>
              <table:table-cell office:value-type="float" office:value="-0.0927540532368986">
                <text:p>-0.0927540532368986</text:p>
              </table:table-cell>
              <table:table-cell office:value-type="float" office:value="-0.101026579202889">
                <text:p>-0.101026579202889</text:p>
              </table:table-cell>
              <table:table-cell office:value-type="float" office:value="-0.117113399096343">
                <text:p>-0.117113399096343</text:p>
              </table:table-cell>
              <table:table-cell office:value-type="float" office:value="-0.122406400092905">
                <text:p>-0.122406400092905</text:p>
              </table:table-cell>
              <table:table-cell office:value-type="float" office:value="-0.137383556062558">
                <text:p>-0.137383556062558</text:p>
              </table:table-cell>
              <table:table-cell office:value-type="float" office:value="-0.144682794804057">
                <text:p>-0.144682794804057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00670161881363">
                <text:p>-0.100670161881363</text:p>
              </table:table-cell>
              <table:table-cell office:value-type="float" office:value="-0.0913301356272198">
                <text:p>-0.0913301356272198</text:p>
              </table:table-cell>
              <table:table-cell office:value-type="float" office:value="-0.0656787756439777">
                <text:p>-0.0656787756439777</text:p>
              </table:table-cell>
              <table:table-cell office:value-type="float" office:value="-0.0732319135344236">
                <text:p>-0.0732319135344236</text:p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-0.111150452122667">
                <text:p>-0.111150452122667</text:p>
              </table:table-cell>
              <table:table-cell office:value-type="float" office:value="-0.131672119267268">
                <text:p>-0.131672119267268</text:p>
              </table:table-cell>
              <table:table-cell office:value-type="float" office:value="-0.138302698166281">
                <text:p>-0.138302698166281</text:p>
              </table:table-cell>
              <table:table-cell office:value-type="float" office:value="-0.129347855513355">
                <text:p>-0.129347855513355</text:p>
              </table:table-cell>
              <table:table-cell office:value-type="float" office:value="-0.133538908370218">
                <text:p>-0.133538908370218</text:p>
              </table:table-cell>
              <table:table-cell office:value-type="float" office:value="-0.120822170413468">
                <text:p>-0.120822170413468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51731913196237">
                <text:p>-0.151731913196237</text:p>
              </table:table-cell>
              <table:table-cell office:value-type="float" office:value="-0.176091259055681">
                <text:p>-0.176091259055681</text:p>
              </table:table-cell>
              <table:table-cell office:value-type="float" office:value="-0.221848749616356">
                <text:p>-0.221848749616356</text:p>
              </table:table-cell>
              <table:table-cell office:value-type="float" office:value="-0.209699860036761">
                <text:p>-0.209699860036761</text:p>
              </table:table-cell>
              <table:table-cell office:value-type="float" office:value="-0.150049457191331">
                <text:p>-0.150049457191331</text:p>
              </table:table-cell>
              <table:table-cell office:value-type="float" office:value="-0.0780831557485727">
                <text:p>-0.0780831557485727</text:p>
              </table:table-cell>
              <table:table-cell office:value-type="float" office:value="-0.0172590054415057">
                <text:p>-0.0172590054415057</text:p>
              </table:table-cell>
              <table:table-cell office:value-type="float" office:value="0.0114294617807818">
                <text:p>0.0114294617807818</text:p>
              </table:table-cell>
              <table:table-cell office:value-type="float" office:value="0.00575232888909134">
                <text:p>0.00575232888909134</text:p>
              </table:table-cell>
              <table:table-cell office:value-type="float" office:value="-0.0489864606908736">
                <text:p>-0.0489864606908736</text:p>
              </table:table-cell>
              <table:table-cell office:value-type="float" office:value="-0.0746336182969041">
                <text:p>-0.0746336182969041</text:p>
              </table:table-cell>
              <table:table-cell office:value-type="float" office:value="-0.094099035674228">
                <text:p>-0.094099035674228</text:p>
              </table:table-cell>
              <table:table-cell office:value-type="float" office:value="-0.0954837572700243">
                <text:p>-0.0954837572700243</text:p>
              </table:table-cell>
              <table:table-cell office:value-type="float" office:value="-0.101160890161715">
                <text:p>-0.101160890161715</text:p>
              </table:table-cell>
              <table:table-cell office:value-type="float" office:value="-0.0982865418368597">
                <text:p>-0.0982865418368597</text:p>
              </table:table-cell>
              <table:table-cell office:value-type="float" office:value="-0.103749437538362">
                <text:p>-0.103749437538362</text:p>
              </table:table-cell>
              <table:table-cell office:value-type="float" office:value="-0.109144469425068">
                <text:p>-0.109144469425068</text:p>
              </table:table-cell>
              <table:table-cell office:value-type="float" office:value="-0.118099312077995">
                <text:p>-0.118099312077995</text:p>
              </table:table-cell>
              <table:table-cell office:value-type="float" office:value="-0.133339278634731">
                <text:p>-0.133339278634731</text:p>
              </table:table-cell>
              <table:table-cell office:value-type="float" office:value="-0.15556959191108">
                <text:p>-0.15556959191108</text:p>
              </table:table-cell>
              <table:table-cell office:value-type="float" office:value="-0.160696931565418">
                <text:p>-0.160696931565418</text:p>
              </table:table-cell>
              <table:table-cell office:value-type="float" office:value="-0.167491087293764">
                <text:p>-0.167491087293764</text:p>
              </table:table-cell>
              <table:table-cell office:value-type="float" office:value="-0.15237698495524">
                <text:p>-0.15237698495524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0716932246550749">
                <text:p>-0.0716932246550749</text:p>
              </table:table-cell>
              <table:table-cell office:value-type="float" office:value="-0.0452275399373769">
                <text:p>-0.0452275399373769</text:p>
              </table:table-cell>
              <table:table-cell office:value-type="float" office:value="-0.0606978403536116">
                <text:p>-0.0606978403536116</text:p>
              </table:table-cell>
              <table:table-cell office:value-type="float" office:value="-0.0708558572634937">
                <text:p>-0.0708558572634937</text:p>
              </table:table-cell>
              <table:table-cell office:value-type="float" office:value="-0.0876693562731438">
                <text:p>-0.0876693562731438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116164812300795">
                <text:p>-0.116164812300795</text:p>
              </table:table-cell>
              <table:table-cell office:value-type="float" office:value="-0.133538908370217">
                <text:p>-0.133538908370217</text:p>
              </table:table-cell>
              <table:table-cell office:value-type="float" office:value="-0.144492272983979">
                <text:p>-0.144492272983979</text:p>
              </table:table-cell>
              <table:table-cell office:value-type="float" office:value="-0.12634649953269">
                <text:p>-0.12634649953269</text:p>
              </table:table-cell>
              <table:table-cell office:value-type="float" office:value="-0.105510184769974">
                <text:p>-0.105510184769974</text:p>
              </table:table-cell>
              <table:table-cell office:value-type="float" office:value="-0.0895220793858436">
                <text:p>-0.0895220793858436</text:p>
              </table:table-cell>
              <table:table-cell office:value-type="float" office:value="-0.0775140866801618">
                <text:p>-0.0775140866801618</text:p>
              </table:table-cell>
              <table:table-cell office:value-type="float" office:value="-0.249558021578877">
                <text:p>-0.249558021578877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45379896850845">
                <text:p>-0.145379896850845</text:p>
              </table:table-cell>
              <table:table-cell office:value-type="float" office:value="-0.164002759447942">
                <text:p>-0.164002759447942</text:p>
              </table:table-cell>
              <table:table-cell office:value-type="float" office:value="-0.179444901063269">
                <text:p>-0.179444901063269</text:p>
              </table:table-cell>
              <table:table-cell office:value-type="float" office:value="-0.152967460208544">
                <text:p>-0.152967460208544</text:p>
              </table:table-cell>
              <table:table-cell office:value-type="float" office:value="-0.0922148917996766">
                <text:p>-0.0922148917996766</text:p>
              </table:table-cell>
              <table:table-cell office:value-type="float" office:value="-0.0417913033430737">
                <text:p>-0.0417913033430737</text:p>
              </table:table-cell>
              <table:table-cell office:value-type="float" office:value="0.012468640559598">
                <text:p>0.012468640559598</text:p>
              </table:table-cell>
              <table:table-cell office:value-type="float" office:value="0.0344175648036932">
                <text:p>0.0344175648036932</text:p>
              </table:table-cell>
              <table:table-cell office:value-type="float" office:value="0.0268721464003013">
                <text:p>0.0268721464003013</text:p>
              </table:table-cell>
              <table:table-cell office:value-type="float" office:value="-0.00474643502446169">
                <text:p>-0.00474643502446169</text:p>
              </table:table-cell>
              <table:table-cell office:value-type="float" office:value="0.00998422090660092">
                <text:p>0.00998422090660092</text:p>
              </table:table-cell>
              <table:table-cell office:value-type="float" office:value="-0.00520119368580774">
                <text:p>-0.00520119368580774</text:p>
              </table:table-cell>
              <table:table-cell office:value-type="float" office:value="0.0165992618194618">
                <text:p>0.0165992618194618</text:p>
              </table:table-cell>
              <table:table-cell office:value-type="float" office:value="0.034762106259212">
                <text:p>0.034762106259212</text:p>
              </table:table-cell>
              <table:table-cell office:value-type="float" office:value="0.0362121726544447">
                <text:p>0.0362121726544447</text:p>
              </table:table-cell>
              <table:table-cell office:value-type="float" office:value="0.0444191397884128">
                <text:p>0.0444191397884128</text:p>
              </table:table-cell>
              <table:table-cell office:value-type="float" office:value="0.0401172232079825">
                <text:p>0.0401172232079825</text:p>
              </table:table-cell>
              <table:table-cell office:value-type="float" office:value="0.0140107144428147">
                <text:p>0.0140107144428147</text:p>
              </table:table-cell>
              <table:table-cell office:value-type="float" office:value="0.00729923874149942">
                <text:p>0.00729923874149942</text:p>
              </table:table-cell>
              <table:table-cell office:value-type="float" office:value="-0.0075531378904459">
                <text:p>-0.0075531378904459</text:p>
              </table:table-cell>
              <table:table-cell office:value-type="float" office:value="-0.0230653040686934">
                <text:p>-0.0230653040686934</text:p>
              </table:table-cell>
              <table:table-cell office:value-type="float" office:value="-0.0310342337399688">
                <text:p>-0.0310342337399688</text:p>
              </table:table-cell>
              <table:table-cell office:value-type="float" office:value="-0.0391521239621483">
                <text:p>-0.0391521239621483</text:p>
              </table:table-cell>
              <table:table-cell office:value-type="float" office:value="-0.0621479067488445">
                <text:p>-0.0621479067488445</text:p>
              </table:table-cell>
              <table:table-cell office:value-type="float" office:value="-0.0848215134003175">
                <text:p>-0.0848215134003175</text:p>
              </table:table-cell>
              <table:table-cell office:value-type="float" office:value="-0.0917703733556454">
                <text:p>-0.0917703733556454</text:p>
              </table:table-cell>
              <table:table-cell office:value-type="float" office:value="-0.090176630349088">
                <text:p>-0.090176630349088</text:p>
              </table:table-cell>
              <table:table-cell office:value-type="float" office:value="-0.0658172844896433">
                <text:p>-0.0658172844896433</text:p>
              </table:table-cell>
              <table:table-cell office:value-type="float" office:value="-0.0503051183113958">
                <text:p>-0.0503051183113958</text:p>
              </table:table-cell>
              <table:table-cell office:value-type="float" office:value="-0.0147232568207063">
                <text:p>-0.0147232568207063</text:p>
              </table:table-cell>
              <table:table-cell office:value-type="float" office:value="0.0294549793382756">
                <text:p>0.0294549793382756</text:p>
              </table:table-cell>
              <table:table-cell office:value-type="float" office:value="0.0669467896306132">
                <text:p>0.0669467896306132</text:p>
              </table:table-cell>
              <table:table-cell office:value-type="float" office:value="0.0750646798527926">
                <text:p>0.0750646798527926</text:p>
              </table:table-cell>
              <table:table-cell office:value-type="float" office:value="0.0599979296752854">
                <text:p>0.0599979296752854</text:p>
              </table:table-cell>
              <table:table-cell office:value-type="float" office:value="0.0457574905606751">
                <text:p>0.0457574905606751</text:p>
              </table:table-cell>
              <table:table-cell office:value-type="float" office:value="0.0644579892269185">
                <text:p>0.0644579892269185</text:p>
              </table:table-cell>
              <table:table-cell office:value-type="float" office:value="0.0746336182969042">
                <text:p>0.0746336182969042</text:p>
              </table:table-cell>
              <table:table-cell office:value-type="float" office:value="0.137383556062558">
                <text:p>0.137383556062558</text:p>
              </table:table-cell>
              <table:table-cell office:value-type="float" office:value="0.172545978291032">
                <text:p>0.172545978291032</text:p>
              </table:table-cell>
              <table:table-cell office:value-type="float" office:value="0.190331698170292">
                <text:p>0.190331698170292</text:p>
              </table:table-cell>
              <table:table-cell office:value-type="float" office:value="0.217128110943772">
                <text:p>0.217128110943772</text:p>
              </table:table-cell>
              <table:table-cell office:value-type="float" office:value="0.231949076520682">
                <text:p>0.231949076520682</text:p>
              </table:table-cell>
              <table:table-cell office:value-type="float" office:value="0.250724877352585">
                <text:p>0.250724877352585</text:p>
              </table:table-cell>
              <table:table-cell office:value-type="float" office:value="0.271066772286538">
                <text:p>0.271066772286538</text:p>
              </table:table-cell>
              <table:table-cell office:value-type="float" office:value="0.293476857773535">
                <text:p>0.293476857773535</text:p>
              </table:table-cell>
              <table:table-cell office:value-type="float" office:value="0.333214679035383">
                <text:p>0.333214679035383</text:p>
              </table:table-cell>
              <table:table-cell office:value-type="float" office:value="0.350248018334163">
                <text:p>0.350248018334163</text:p>
              </table:table-cell>
              <table:table-cell office:value-type="float" office:value="0.394147019654899">
                <text:p>0.394147019654899</text:p>
              </table:table-cell>
              <table:table-cell office:value-type="float" office:value="0.421005312740731">
                <text:p>0.421005312740731</text:p>
              </table:table-cell>
              <table:table-cell office:value-type="float" office:value="0.441208698829018">
                <text:p>0.441208698829018</text:p>
              </table:table-cell>
              <table:table-cell office:value-type="float" office:value="0.469822015978163">
                <text:p>0.469822015978163</text:p>
              </table:table-cell>
              <table:table-cell office:value-type="float" office:value="0.499397649430815">
                <text:p>0.499397649430815</text:p>
              </table:table-cell>
              <table:table-cell office:value-type="float" office:value="0.554880913632493">
                <text:p>0.554880913632493</text:p>
              </table:table-cell>
              <table:table-cell office:value-type="float" office:value="0.636822097587174">
                <text:p>0.636822097587174</text:p>
              </table:table-cell>
              <table:table-cell office:value-type="float" office:value="0.686380877027998">
                <text:p>0.686380877027998</text:p>
              </table:table-cell>
              <table:table-cell office:value-type="float" office:value="0.723103684052738">
                <text:p>0.723103684052738</text:p>
              </table:table-cell>
              <table:table-cell office:value-type="float" office:value="0.749379507813619">
                <text:p>0.749379507813619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886490725172482">
                <text:p>0.886490725172482</text:p>
              </table:table-cell>
              <table:table-cell office:value-type="float" office:value="0.834632606336092">
                <text:p>0.834632606336092</text:p>
              </table:table-cell>
              <table:table-cell office:value-type="float" office:value="0.897627091290442">
                <text:p>0.897627091290442</text:p>
              </table:table-cell>
              <table:table-cell office:value-type="float" office:value="0.8750612633917">
                <text:p>0.8750612633917</text:p>
              </table:table-cell>
              <table:table-cell office:value-type="float" office:value="0.803705354856032">
                <text:p>0.803705354856032</text:p>
              </table:table-cell>
              <table:table-cell office:value-type="float" office:value="0.746893556653202">
                <text:p>0.746893556653202</text:p>
              </table:table-cell>
              <table:table-cell office:value-type="float" office:value="0.765916793966632">
                <text:p>0.765916793966632</text:p>
              </table:table-cell>
              <table:table-cell office:value-type="float" office:value="0.80986566356085">
                <text:p>0.80986566356085</text:p>
              </table:table-cell>
              <table:table-cell office:value-type="float" office:value="0.926571082841467">
                <text:p>0.926571082841467</text:p>
              </table:table-cell>
              <table:table-cell office:value-type="float" office:value="0.948847477552619">
                <text:p>0.948847477552619</text:p>
              </table:table-cell>
              <table:table-cell office:value-type="float" office:value="0.880813592280791">
                <text:p>0.880813592280791</text:p>
              </table:table-cell>
              <table:table-cell office:value-type="float" office:value="0.914989210291651">
                <text:p>0.914989210291651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884606581297931">
                <text:p>0.884606581297931</text:p>
              </table:table-cell>
              <table:table-cell office:value-type="float" office:value="0.935759103745312">
                <text:p>0.935759103745312</text:p>
              </table:table-cell>
              <table:table-cell office:value-type="float" office:value="0.851258348719075">
                <text:p>0.851258348719075</text:p>
              </table:table-cell>
              <table:table-cell office:value-type="float" office:value="0.749379507813619">
                <text:p>0.749379507813619</text:p>
              </table:table-cell>
              <table:table-cell office:value-type="float" office:value="0.833668578233475">
                <text:p>0.833668578233475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80813592280791">
                <text:p>0.880813592280791</text:p>
              </table:table-cell>
              <table:table-cell office:value-type="float" office:value="0.8750612633917">
                <text:p>0.8750612633917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9209460269048">
                <text:p>0.89209460269048</text:p>
              </table:table-cell>
              <table:table-cell office:value-type="float" office:value="0.818445845242817">
                <text:p>0.818445845242817</text:p>
              </table:table-cell>
              <table:table-cell office:value-type="float" office:value="0.79987050007688">
                <text:p>0.79987050007688</text:p>
              </table:table-cell>
              <table:table-cell office:value-type="float" office:value="0.820555098936731">
                <text:p>0.820555098936731</text:p>
              </table:table-cell>
              <table:table-cell office:value-type="float" office:value="0.798354636471931">
                <text:p>0.798354636471931</text:p>
              </table:table-cell>
              <table:table-cell office:value-type="float" office:value="0.83614319736133">
                <text:p>0.83614319736133</text:p>
              </table:table-cell>
              <table:table-cell office:value-type="float" office:value="0.849507158919312">
                <text:p>0.849507158919312</text:p>
              </table:table-cell>
              <table:table-cell office:value-type="float" office:value="0.823908740944319">
                <text:p>0.823908740944319</text:p>
              </table:table-cell>
              <table:table-cell office:value-type="float" office:value="0.808717242049247">
                <text:p>0.808717242049247</text:p>
              </table:table-cell>
              <table:table-cell office:value-type="float" office:value="0.808717242049247">
                <text:p>0.808717242049247</text:p>
              </table:table-cell>
              <table:table-cell office:value-type="float" office:value="0.782388303326898">
                <text:p>0.782388303326898</text:p>
              </table:table-cell>
              <table:table-cell office:value-type="float" office:value="0.760777154314221">
                <text:p>0.760777154314221</text:p>
              </table:table-cell>
              <table:table-cell office:value-type="float" office:value="0.756322812887971">
                <text:p>0.756322812887971</text:p>
              </table:table-cell>
              <table:table-cell office:value-type="float" office:value="0.756322812887971">
                <text:p>0.756322812887971</text:p>
              </table:table-cell>
              <table:table-cell office:value-type="float" office:value="0.769551078621726">
                <text:p>0.769551078621726</text:p>
              </table:table-cell>
              <table:table-cell office:value-type="float" office:value="0.744727494896694">
                <text:p>0.744727494896694</text:p>
              </table:table-cell>
              <table:table-cell office:value-type="float" office:value="0.708018133313416">
                <text:p>0.708018133313416</text:p>
              </table:table-cell>
              <table:table-cell office:value-type="float" office:value="0.689729347601106">
                <text:p>0.689729347601106</text:p>
              </table:table-cell>
              <table:table-cell office:value-type="float" office:value="0.653212513775344">
                <text:p>0.653212513775344</text:p>
              </table:table-cell>
              <table:table-cell office:value-type="float" office:value="0.658011396657112">
                <text:p>0.658011396657112</text:p>
              </table:table-cell>
              <table:table-cell office:value-type="float" office:value="0.632023214705406">
                <text:p>0.632023214705406</text:p>
              </table:table-cell>
              <table:table-cell office:value-type="float" office:value="0.611819828617119">
                <text:p>0.611819828617119</text:p>
              </table:table-cell>
              <table:table-cell office:value-type="float" office:value="0.582754836132576">
                <text:p>0.582754836132576</text:p>
              </table:table-cell>
              <table:table-cell office:value-type="float" office:value="0.534416658674095">
                <text:p>0.534416658674095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548814479374737">
                <text:p>0.548814479374737</text:p>
              </table:table-cell>
              <table:table-cell office:value-type="float" office:value="0.546359841129861">
                <text:p>0.546359841129861</text:p>
              </table:table-cell>
              <table:table-cell office:value-type="float" office:value="0.541923375883686">
                <text:p>0.54192337588368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444635500638177">
                <text:p>0.444635500638177</text:p>
              </table:table-cell>
              <table:table-cell office:value-type="float" office:value="0.417535564735418">
                <text:p>0.417535564735418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365328640004906">
                <text:p>0.365328640004906</text:p>
              </table:table-cell>
              <table:table-cell office:value-type="float" office:value="0.387800377321158">
                <text:p>0.387800377321158</text:p>
              </table:table-cell>
              <table:table-cell office:value-type="float" office:value="0.327764248911226">
                <text:p>0.327764248911226</text:p>
              </table:table-cell>
              <table:table-cell office:value-type="float" office:value="0.344328877658153">
                <text:p>0.344328877658153</text:p>
              </table:table-cell>
              <table:table-cell office:value-type="float" office:value="0.383216751851331">
                <text:p>0.383216751851331</text:p>
              </table:table-cell>
              <table:table-cell office:value-type="float" office:value="0.458294397460179">
                <text:p>0.458294397460179</text:p>
              </table:table-cell>
              <table:table-cell office:value-type="float" office:value="0.52596982225748">
                <text:p>0.52596982225748</text:p>
              </table:table-cell>
              <table:table-cell office:value-type="float" office:value="0.486361911454575">
                <text:p>0.486361911454575</text:p>
              </table:table-cell>
              <table:table-cell office:value-type="float" office:value="0.461489431705859">
                <text:p>0.461489431705859</text:p>
              </table:table-cell>
              <table:table-cell office:value-type="float" office:value="0.354275507617206">
                <text:p>0.354275507617206</text:p>
              </table:table-cell>
              <table:table-cell office:value-type="float" office:value="0.29280966541729">
                <text:p>0.29280966541729</text:p>
              </table:table-cell>
              <table:table-cell office:value-type="float" office:value="0.287583271936735">
                <text:p>0.287583271936735</text:p>
              </table:table-cell>
              <table:table-cell office:value-type="float" office:value="0.314231452268934">
                <text:p>0.314231452268934</text:p>
              </table:table-cell>
              <table:table-cell office:value-type="float" office:value="0.288656096483883">
                <text:p>0.288656096483883</text:p>
              </table:table-cell>
              <table:table-cell office:value-type="float" office:value="0.256675719512744">
                <text:p>0.256675719512744</text:p>
              </table:table-cell>
              <table:table-cell office:value-type="float" office:value="0.207754267311019">
                <text:p>0.207754267311019</text:p>
              </table:table-cell>
              <table:table-cell office:value-type="float" office:value="0.230896878593753">
                <text:p>0.230896878593753</text:p>
              </table:table-cell>
              <table:table-cell office:value-type="float" office:value="0.241865863138244">
                <text:p>0.241865863138244</text:p>
              </table:table-cell>
              <table:table-cell office:value-type="float" office:value="0.357285919749492">
                <text:p>0.357285919749492</text:p>
              </table:table-cell>
              <table:table-cell office:value-type="float" office:value="0.432627035929956">
                <text:p>0.432627035929956</text:p>
              </table:table-cell>
              <table:table-cell office:value-type="float" office:value="0.466655821041497">
                <text:p>0.466655821041497</text:p>
              </table:table-cell>
              <table:table-cell office:value-type="float" office:value="0.453242817138943">
                <text:p>0.453242817138943</text:p>
              </table:table-cell>
              <table:table-cell office:value-type="float" office:value="0.377587097885457">
                <text:p>0.377587097885457</text:p>
              </table:table-cell>
              <table:table-cell office:value-type="float" office:value="0.323693980299925">
                <text:p>0.323693980299925</text:p>
              </table:table-cell>
              <table:table-cell office:value-type="float" office:value="0.235212711174338">
                <text:p>0.235212711174338</text:p>
              </table:table-cell>
              <table:table-cell office:value-type="float" office:value="0.179035639702462">
                <text:p>0.179035639702462</text:p>
              </table:table-cell>
              <table:table-cell office:value-type="float" office:value="0.160031482001794">
                <text:p>0.160031482001794</text:p>
              </table:table-cell>
              <table:table-cell office:value-type="float" office:value="0.180638886806402">
                <text:p>0.180638886806402</text:p>
              </table:table-cell>
              <table:table-cell office:value-type="float" office:value="0.217203844570593">
                <text:p>0.217203844570593</text:p>
              </table:table-cell>
              <table:table-cell office:value-type="float" office:value="0.236387160942932">
                <text:p>0.236387160942932</text:p>
              </table:table-cell>
              <table:table-cell office:value-type="float" office:value="0.23333635377381">
                <text:p>0.23333635377381</text:p>
              </table:table-cell>
              <table:table-cell office:value-type="float" office:value="0.180370057034956">
                <text:p>0.180370057034956</text:p>
              </table:table-cell>
              <table:table-cell office:value-type="float" office:value="0.147319516485657">
                <text:p>0.147319516485657</text:p>
              </table:table-cell>
              <table:table-cell office:value-type="float" office:value="0.138302698166281">
                <text:p>0.138302698166281</text:p>
              </table:table-cell>
              <table:table-cell office:value-type="float" office:value="0.133056626830479">
                <text:p>0.133056626830479</text:p>
              </table:table-cell>
              <table:table-cell office:value-type="float" office:value="0.143163556714499">
                <text:p>0.143163556714499</text:p>
              </table:table-cell>
              <table:table-cell office:value-type="float" office:value="0.157787648223231">
                <text:p>0.157787648223231</text:p>
              </table:table-cell>
              <table:table-cell office:value-type="float" office:value="0.149072416325019">
                <text:p>0.149072416325019</text:p>
              </table:table-cell>
              <table:table-cell office:value-type="float" office:value="0.1249387366083">
                <text:p>0.1249387366083</text:p>
              </table:table-cell>
              <table:table-cell office:value-type="float" office:value="0.112149979564793">
                <text:p>0.112149979564793</text:p>
              </table:table-cell>
              <table:table-cell office:value-type="float" office:value="0.102257593981642">
                <text:p>0.102257593981642</text:p>
              </table:table-cell>
              <table:table-cell office:value-type="float" office:value="0.0923142613189072">
                <text:p>0.0923142613189072</text:p>
              </table:table-cell>
              <table:table-cell office:value-type="float" office:value="0.0841024826368948">
                <text:p>0.0841024826368948</text:p>
              </table:table-cell>
              <table:table-cell office:value-type="float" office:value="0.0623832329436585">
                <text:p>0.0623832329436585</text:p>
              </table:table-cell>
              <table:table-cell office:value-type="float" office:value="0.0383449920762197">
                <text:p>0.0383449920762197</text:p>
              </table:table-cell>
              <table:table-cell office:value-type="float" office:value="0.0187494360128389">
                <text:p>0.0187494360128389</text:p>
              </table:table-cell>
              <table:table-cell office:value-type="float" office:value="-0.00302645463018783">
                <text:p>-0.00302645463018783</text:p>
              </table:table-cell>
              <table:table-cell office:value-type="float" office:value="0.0120645114013806">
                <text:p>0.0120645114013806</text:p>
              </table:table-cell>
              <table:table-cell office:value-type="float" office:value="0.0352323764534066">
                <text:p>0.0352323764534066</text:p>
              </table:table-cell>
              <table:table-cell office:value-type="float" office:value="0.00549747191121774">
                <text:p>0.00549747191121774</text:p>
              </table:table-cell>
              <table:table-cell office:value-type="float" office:value="-0.0127368214029325">
                <text:p>-0.0127368214029325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101679615965196">
                <text:p>-0.101679615965196</text:p>
              </table:table-cell>
              <table:table-cell office:value-type="float" office:value="-0.0937591323290982">
                <text:p>-0.0937591323290982</text:p>
              </table:table-cell>
              <table:table-cell office:value-type="float" office:value="-0.0843208857000359">
                <text:p>-0.0843208857000359</text:p>
              </table:table-cell>
              <table:table-cell office:value-type="float" office:value="-0.0310342337399688">
                <text:p>-0.0310342337399688</text:p>
              </table:table-cell>
              <table:table-cell office:value-type="float" office:value="-0.0277895087873085">
                <text:p>-0.0277895087873085</text:p>
              </table:table-cell>
              <table:table-cell office:value-type="float" office:value="-0.0392532991476735">
                <text:p>-0.0392532991476735</text:p>
              </table:table-cell>
              <table:table-cell office:value-type="float" office:value="-0.0795116336496395">
                <text:p>-0.0795116336496395</text:p>
              </table:table-cell>
              <table:table-cell office:value-type="float" office:value="-0.0749204390989">
                <text:p>-0.0749204390989</text:p>
              </table:table-cell>
              <table:table-cell office:value-type="float" office:value="0.0513688584328774">
                <text:p>0.0513688584328774</text:p>
              </table:table-cell>
              <table:table-cell office:value-type="float" office:value="0.0788117909152602">
                <text:p>0.0788117909152602</text:p>
              </table:table-cell>
              <table:table-cell office:value-type="float" office:value="0.226308809167989">
                <text:p>0.226308809167989</text:p>
              </table:table-cell>
              <table:table-cell office:value-type="float" office:value="0.284236201038623">
                <text:p>0.284236201038623</text:p>
              </table:table-cell>
              <table:table-cell office:value-type="float" office:value="0.246980234440357">
                <text:p>0.246980234440357</text:p>
              </table:table-cell>
              <table:table-cell office:value-type="float" office:value="0.190331698170291">
                <text:p>0.190331698170291</text:p>
              </table:table-cell>
              <table:table-cell office:value-type="float" office:value="0.0739800523618171">
                <text:p>0.0739800523618171</text:p>
              </table:table-cell>
              <table:table-cell office:value-type="float" office:value="0.0308139474142196">
                <text:p>0.0308139474142196</text:p>
              </table:table-cell>
              <table:table-cell office:value-type="float" office:value="0.0062942330976883">
                <text:p>0.0062942330976883</text:p>
              </table:table-cell>
              <table:table-cell office:value-type="float" office:value="-0.00947589188387756">
                <text:p>-0.00947589188387756</text:p>
              </table:table-cell>
              <table:table-cell office:value-type="float" office:value="-0.0157942671832319">
                <text:p>-0.0157942671832319</text:p>
              </table:table-cell>
              <table:table-cell office:value-type="float" office:value="-0.0350170487272922">
                <text:p>-0.0350170487272922</text:p>
              </table:table-cell>
              <table:table-cell office:value-type="float" office:value="-0.0507782919357259">
                <text:p>-0.0507782919357259</text:p>
              </table:table-cell>
              <table:table-cell office:value-type="float" office:value="-0.0722875380997244">
                <text:p>-0.0722875380997244</text:p>
              </table:table-cell>
              <table:table-cell office:value-type="float" office:value="-0.0893208773985047">
                <text:p>-0.0893208773985047</text:p>
              </table:table-cell>
              <table:table-cell office:value-type="float" office:value="-0.0962361657326008">
                <text:p>-0.0962361657326008</text:p>
              </table:table-cell>
              <table:table-cell office:value-type="float" office:value="-0.126605895975763">
                <text:p>-0.126605895975763</text:p>
              </table:table-cell>
              <table:table-cell office:value-type="float" office:value="-0.134698573897456">
                <text:p>-0.134698573897456</text:p>
              </table:table-cell>
              <table:table-cell office:value-type="float" office:value="-0.127292642001777">
                <text:p>-0.127292642001777</text:p>
              </table:table-cell>
              <table:table-cell office:value-type="float" office:value="-0.121125766708182">
                <text:p>-0.121125766708182</text:p>
              </table:table-cell>
              <table:table-cell office:value-type="float" office:value="-0.129260110390943">
                <text:p>-0.129260110390943</text:p>
              </table:table-cell>
              <table:table-cell office:value-type="float" office:value="-0.154060575514819">
                <text:p>-0.154060575514819</text:p>
              </table:table-cell>
              <table:table-cell office:value-type="float" office:value="-0.194802222775285">
                <text:p>-0.194802222775285</text:p>
              </table:table-cell>
              <table:table-cell office:value-type="float" office:value="-0.18748611707708">
                <text:p>-0.18748611707708</text:p>
              </table:table-cell>
              <table:table-cell office:value-type="float" office:value="-0.114719571426614">
                <text:p>-0.114719571426614</text:p>
              </table:table-cell>
              <table:table-cell office:value-type="float" office:value="-0.0710633558254454">
                <text:p>-0.0710633558254454</text:p>
              </table:table-cell>
              <table:table-cell office:value-type="float" office:value="0.0062790657419006">
                <text:p>0.0062790657419006</text:p>
              </table:table-cell>
              <table:table-cell office:value-type="float" office:value="0.0103655154718337">
                <text:p>0.0103655154718337</text:p>
              </table:table-cell>
              <table:table-cell office:value-type="float" office:value="-0.033105124157981">
                <text:p>-0.033105124157981</text:p>
              </table:table-cell>
              <table:table-cell office:value-type="float" office:value="-0.0940370511623262">
                <text:p>-0.0940370511623262</text:p>
              </table:table-cell>
              <table:table-cell office:value-type="float" office:value="-0.125555194457586">
                <text:p>-0.125555194457586</text:p>
              </table:table-cell>
              <table:table-cell office:value-type="float" office:value="-0.133021759142941">
                <text:p>-0.133021759142941</text:p>
              </table:table-cell>
              <table:table-cell office:value-type="float" office:value="-0.132753242618419">
                <text:p>-0.132753242618419</text:p>
              </table:table-cell>
              <table:table-cell office:value-type="float" office:value="-0.139368452030941">
                <text:p>-0.139368452030941</text:p>
              </table:table-cell>
              <table:table-cell office:value-type="float" office:value="-0.123835065158153">
                <text:p>-0.123835065158153</text:p>
              </table:table-cell>
              <table:table-cell office:value-type="float" office:value="-0.140102677872606">
                <text:p>-0.140102677872606</text:p>
              </table:table-cell>
              <table:table-cell office:value-type="float" office:value="-0.132625565274591">
                <text:p>-0.132625565274591</text:p>
              </table:table-cell>
              <table:table-cell office:value-type="float" office:value="-0.0990030025139002">
                <text:p>-0.0990030025139002</text:p>
              </table:table-cell>
              <table:table-cell office:value-type="float" office:value="-0.0672352615654328">
                <text:p>-0.0672352615654328</text:p>
              </table:table-cell>
              <table:table-cell office:value-type="float" office:value="-0.0533207470303995">
                <text:p>-0.0533207470303995</text:p>
              </table:table-cell>
              <table:table-cell office:value-type="float" office:value="-0.0798447977151407">
                <text:p>-0.0798447977151407</text:p>
              </table:table-cell>
              <table:table-cell office:value-type="float" office:value="-0.0904278854801361">
                <text:p>-0.0904278854801361</text:p>
              </table:table-cell>
              <table:table-cell office:value-type="float" office:value="-0.0994325437120984">
                <text:p>-0.0994325437120984</text:p>
              </table:table-cell>
              <table:table-cell office:value-type="float" office:value="-0.0752988639953791">
                <text:p>-0.0752988639953791</text:p>
              </table:table-cell>
              <table:table-cell office:value-type="float" office:value="-0.060064955600552">
                <text:p>-0.060064955600552</text:p>
              </table:table-cell>
              <table:table-cell office:value-type="float" office:value="-0.0308961871774895">
                <text:p>-0.0308961871774895</text:p>
              </table:table-cell>
              <table:table-cell office:value-type="float" office:value="-0.0329021698750881">
                <text:p>-0.0329021698750881</text:p>
              </table:table-cell>
              <table:table-cell office:value-type="float" office:value="-0.0632818355442078">
                <text:p>-0.0632818355442078</text:p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-0.0836585484023691">
                <text:p>-0.0836585484023691</text:p>
              </table:table-cell>
              <table:table-cell office:value-type="float" office:value="-0.102906739473605">
                <text:p>-0.102906739473605</text:p>
              </table:table-cell>
              <table:table-cell office:value-type="float" office:value="-0.0867343839380707">
                <text:p>-0.0867343839380707</text:p>
              </table:table-cell>
              <table:table-cell office:value-type="float" office:value="-0.1086362253859">
                <text:p>-0.1086362253859</text:p>
              </table:table-cell>
              <table:table-cell office:value-type="float" office:value="-0.109901739855652">
                <text:p>-0.109901739855652</text:p>
              </table:table-cell>
              <table:table-cell office:value-type="float" office:value="-0.136837959908008">
                <text:p>-0.136837959908008</text:p>
              </table:table-cell>
              <table:table-cell office:value-type="float" office:value="-0.167491087293764">
                <text:p>-0.167491087293764</text:p>
              </table:table-cell>
              <table:table-cell office:value-type="float" office:value="-0.17986447550882">
                <text:p>-0.17986447550882</text:p>
              </table:table-cell>
              <table:table-cell office:value-type="float" office:value="-0.186414534146029">
                <text:p>-0.186414534146029</text:p>
              </table:table-cell>
              <table:table-cell office:value-type="float" office:value="-0.171020206655766">
                <text:p>-0.171020206655766</text:p>
              </table:table-cell>
              <table:table-cell office:value-type="float" office:value="-0.136296715468683">
                <text:p>-0.136296715468683</text:p>
              </table:table-cell>
              <table:table-cell office:value-type="float" office:value="-0.114238891264756">
                <text:p>-0.114238891264756</text:p>
              </table:table-cell>
              <table:table-cell office:value-type="float" office:value="-0.0794904624949371">
                <text:p>-0.0794904624949371</text:p>
              </table:table-cell>
              <table:table-cell office:value-type="float" office:value="-0.0399033903716078">
                <text:p>-0.0399033903716078</text:p>
              </table:table-cell>
              <table:table-cell office:value-type="float" office:value="0.0280287236002435">
                <text:p>0.0280287236002435</text:p>
              </table:table-cell>
              <table:table-cell office:value-type="float" office:value="0.0401172232079824">
                <text:p>0.0401172232079824</text:p>
              </table:table-cell>
              <table:table-cell office:value-type="float" office:value="0.0688227946293686">
                <text:p>0.0688227946293686</text:p>
              </table:table-cell>
              <table:table-cell office:value-type="float" office:value="0.0741470137844808">
                <text:p>0.0741470137844808</text:p>
              </table:table-cell>
              <table:table-cell office:value-type="float" office:value="0.0231062192773443">
                <text:p>0.0231062192773443</text:p>
              </table:table-cell>
              <table:table-cell office:value-type="float" office:value="0.0244049866016341">
                <text:p>0.0244049866016341</text:p>
              </table:table-cell>
              <table:table-cell office:value-type="float" office:value="-0.00256221676460038">
                <text:p>-0.00256221676460038</text:p>
              </table:table-cell>
              <table:table-cell office:value-type="float" office:value="-0.0368713599531263">
                <text:p>-0.0368713599531263</text:p>
              </table:table-cell>
              <table:table-cell office:value-type="float" office:value="-0.0483046795745551">
                <text:p>-0.0483046795745551</text:p>
              </table:table-cell>
              <table:table-cell office:value-type="float" office:value="-0.0442976758016323">
                <text:p>-0.0442976758016323</text:p>
              </table:table-cell>
              <table:table-cell office:value-type="float" office:value="-0.0457574905606752">
                <text:p>-0.0457574905606752</text:p>
              </table:table-cell>
              <table:table-cell office:value-type="float" office:value="-0.0457574905606752">
                <text:p>-0.0457574905606752</text:p>
              </table:table-cell>
              <table:table-cell office:value-type="float" office:value="-0.0340797895722754">
                <text:p>-0.0340797895722754</text:p>
              </table:table-cell>
              <table:table-cell office:value-type="float" office:value="-0.0572266701595745">
                <text:p>-0.0572266701595745</text:p>
              </table:table-cell>
              <table:table-cell office:value-type="float" office:value="-0.0469965626762236">
                <text:p>-0.0469965626762236</text:p>
              </table:table-cell>
              <table:table-cell office:value-type="float" office:value="-0.0393706918992744">
                <text:p>-0.0393706918992744</text:p>
              </table:table-cell>
              <table:table-cell office:value-type="float" office:value="0.0157942671832319">
                <text:p>0.0157942671832319</text:p>
              </table:table-cell>
              <table:table-cell office:value-type="float" office:value="0.0380647418092975">
                <text:p>0.0380647418092975</text:p>
              </table:table-cell>
              <table:table-cell office:value-type="float" office:value="0.0447463271658128">
                <text:p>0.0447463271658128</text:p>
              </table:table-cell>
              <table:table-cell office:value-type="float" office:value="0.0392110792981382">
                <text:p>0.0392110792981382</text:p>
              </table:table-cell>
              <table:table-cell office:value-type="float" office:value="0.0173048582084705">
                <text:p>0.0173048582084705</text:p>
              </table:table-cell>
              <table:table-cell office:value-type="float" office:value="0">
                <text:p>0</text:p>
              </table:table-cell>
              <table:table-cell office:value-type="float" office:value="-0.0175851748011129">
                <text:p>-0.0175851748011129</text:p>
              </table:table-cell>
              <table:table-cell office:value-type="float" office:value="-0.034762106259212">
                <text:p>-0.034762106259212</text:p>
              </table:table-cell>
              <table:table-cell office:value-type="float" office:value="-0.0311579819903867">
                <text:p>-0.0311579819903867</text:p>
              </table:table-cell>
              <table:table-cell office:value-type="float" office:value="-0.0311579819903867">
                <text:p>-0.0311579819903867</text:p>
              </table:table-cell>
              <table:table-cell office:value-type="float" office:value="-0.00694885995532785">
                <text:p>-0.00694885995532785</text:p>
              </table:table-cell>
              <table:table-cell office:value-type="float" office:value="0.0860206705779303">
                <text:p>0.0860206705779303</text:p>
              </table:table-cell>
              <table:table-cell office:value-type="float" office:value="0.0889410833367811">
                <text:p>0.0889410833367811</text:p>
              </table:table-cell>
              <table:table-cell office:value-type="float" office:value="0.0953278819981818">
                <text:p>0.0953278819981818</text:p>
              </table:table-cell>
              <table:table-cell office:value-type="float" office:value="0.0921462232119925">
                <text:p>0.0921462232119925</text:p>
              </table:table-cell>
              <table:table-cell office:value-type="float" office:value="0.0805195968198871">
                <text:p>0.0805195968198871</text:p>
              </table:table-cell>
              <table:table-cell office:value-type="float" office:value="0.079876673709276">
                <text:p>0.079876673709276</text:p>
              </table:table-cell>
              <table:table-cell office:value-type="float" office:value="0.0805844604570629">
                <text:p>0.0805844604570629</text:p>
              </table:table-cell>
              <table:table-cell office:value-type="float" office:value="0.0755469613925307">
                <text:p>0.0755469613925307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107064012838596">
                <text:p>0.107064012838596</text:p>
              </table:table-cell>
              <table:table-cell office:value-type="float" office:value="0.0884219027825375">
                <text:p>0.0884219027825375</text:p>
              </table:table-cell>
              <table:table-cell office:value-type="float" office:value="0.0791812460476248">
                <text:p>0.0791812460476248</text:p>
              </table:table-cell>
              <table:table-cell office:value-type="float" office:value="0.044896648887539">
                <text:p>0.044896648887539</text:p>
              </table:table-cell>
              <table:table-cell office:value-type="float" office:value="-0.0040779124204394">
                <text:p>-0.0040779124204394</text:p>
              </table:table-cell>
              <table:table-cell office:value-type="float" office:value="0.00423705294325463">
                <text:p>0.00423705294325463</text:p>
              </table:table-cell>
              <table:table-cell office:value-type="float" office:value="0.0393097340099325">
                <text:p>0.0393097340099325</text:p>
              </table:table-cell>
              <table:table-cell office:value-type="float" office:value="0.0959329721417447">
                <text:p>0.0959329721417447</text:p>
              </table:table-cell>
              <table:table-cell office:value-type="float" office:value="0.129959537983351">
                <text:p>0.129959537983351</text:p>
              </table:table-cell>
              <table:table-cell office:value-type="float" office:value="0.141048510148963">
                <text:p>0.141048510148963</text:p>
              </table:table-cell>
              <table:table-cell office:value-type="float" office:value="0.106894233914657">
                <text:p>0.106894233914657</text:p>
              </table:table-cell>
              <table:table-cell office:value-type="float" office:value="0.0843208857000359">
                <text:p>0.0843208857000359</text:p>
              </table:table-cell>
              <table:table-cell office:value-type="float" office:value="0.048848567537817">
                <text:p>0.048848567537817</text:p>
              </table:table-cell>
              <table:table-cell office:value-type="float" office:value="0.0332409331386792">
                <text:p>0.0332409331386792</text:p>
              </table:table-cell>
              <table:table-cell office:value-type="float" office:value="0.0140864612786051">
                <text:p>0.0140864612786051</text:p>
              </table:table-cell>
              <table:table-cell office:value-type="float" office:value="-0.0186822129677542">
                <text:p>-0.0186822129677542</text:p>
              </table:table-cell>
              <table:table-cell office:value-type="float" office:value="-0.0409586076789064">
                <text:p>-0.0409586076789064</text:p>
              </table:table-cell>
              <table:table-cell office:value-type="float" office:value="-0.0949755132308568">
                <text:p>-0.0949755132308568</text:p>
              </table:table-cell>
              <table:table-cell office:value-type="float" office:value="-0.119186407719209">
                <text:p>-0.119186407719209</text:p>
              </table:table-cell>
              <table:table-cell office:value-type="float" office:value="-0.196705714253601">
                <text:p>-0.196705714253601</text:p>
              </table:table-cell>
              <table:table-cell office:value-type="float" office:value="-0.177551073814724">
                <text:p>-0.177551073814724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494853630799183">
                <text:p>-0.0494853630799183</text:p>
              </table:table-cell>
              <table:table-cell office:value-type="float" office:value="0.0440967065792106">
                <text:p>0.0440967065792106</text:p>
              </table:table-cell>
              <table:table-cell office:value-type="float" office:value="0.0605491348284802">
                <text:p>0.0605491348284802</text:p>
              </table:table-cell>
              <table:table-cell office:value-type="float" office:value="0.0664337423389298">
                <text:p>0.0664337423389298</text:p>
              </table:table-cell>
              <table:table-cell office:value-type="float" office:value="0.0570385009703642">
                <text:p>0.0570385009703642</text:p>
              </table:table-cell>
              <table:table-cell office:value-type="float" office:value="0.0356178592097952">
                <text:p>0.0356178592097952</text:p>
              </table:table-cell>
              <table:table-cell office:value-type="float" office:value="-0.0398105541483504">
                <text:p>-0.0398105541483504</text:p>
              </table:table-cell>
              <table:table-cell office:value-type="float" office:value="0.10809417996057">
                <text:p>0.10809417996057</text:p>
              </table:table-cell>
              <table:table-cell office:value-type="float" office:value="0.0714944173813339">
                <text:p>0.0714944173813339</text:p>
              </table:table-cell>
              <table:table-cell office:value-type="float" office:value="0.0344175648036932">
                <text:p>0.0344175648036932</text:p>
              </table:table-cell>
              <table:table-cell office:value-type="float" office:value="-0.0398715120376923">
                <text:p>-0.0398715120376923</text:p>
              </table:table-cell>
              <table:table-cell office:value-type="float" office:value="-0.0390241079017067">
                <text:p>-0.0390241079017067</text:p>
              </table:table-cell>
              <table:table-cell office:value-type="float" office:value="-0.0584260244570054">
                <text:p>-0.0584260244570054</text:p>
              </table:table-cell>
              <table:table-cell office:value-type="float" office:value="-0.249588617547885">
                <text:p>-0.249588617547885</text:p>
              </table:table-cell>
              <table:table-cell office:value-type="float" office:value="-0.267924871506">
                <text:p>-0.267924871506</text:p>
              </table:table-cell>
              <table:table-cell office:value-type="float" office:value="0.517739105627926">
                <text:p>0.517739105627926</text:p>
              </table:table-cell>
              <table:table-cell office:value-type="float" office:value="0.505149978319906">
                <text:p>0.505149978319906</text:p>
              </table:table-cell>
              <table:table-cell office:value-type="float" office:value="0.52521996109524">
                <text:p>0.52521996109524</text:p>
              </table:table-cell>
              <table:table-cell office:value-type="float" office:value="-0.0377885608893998">
                <text:p>-0.0377885608893998</text:p>
              </table:table-cell>
              <table:table-cell office:value-type="float" office:value="-0.0248235837250321">
                <text:p>-0.0248235837250321</text:p>
              </table:table-cell>
              <table:table-cell office:value-type="float" office:value="-0.052706350516003">
                <text:p>-0.052706350516003</text:p>
              </table:table-cell>
              <table:table-cell office:value-type="float" office:value="-0.0768400302327223">
                <text:p>-0.0768400302327223</text:p>
              </table:table-cell>
              <table:table-cell office:value-type="float" office:value="-0.0768400302327223">
                <text:p>-0.0768400302327223</text:p>
              </table:table-cell>
              <table:table-cell office:value-type="float" office:value="-0.0649408069330146">
                <text:p>-0.0649408069330146</text:p>
              </table:table-cell>
              <table:table-cell office:value-type="float" office:value="-0.105803726168039">
                <text:p>-0.105803726168039</text:p>
              </table:table-cell>
              <table:table-cell office:value-type="float" office:value="-0.0768400302327223">
                <text:p>-0.0768400302327223</text:p>
              </table:table-cell>
              <table:table-cell office:value-type="float" office:value="-0.105803726168039">
                <text:p>-0.105803726168039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11069829749369">
                <text:p>-0.11069829749369</text:p>
              </table:table-cell>
              <table:table-cell office:value-type="float" office:value="-0.131887596563628">
                <text:p>-0.131887596563628</text:p>
              </table:table-cell>
              <table:table-cell office:value-type="float" office:value="-0.142106761745314">
                <text:p>-0.142106761745314</text:p>
              </table:table-cell>
              <table:table-cell office:value-type="float" office:value="-0.157607853361668">
                <text:p>-0.157607853361668</text:p>
              </table:table-cell>
              <table:table-cell office:value-type="float" office:value="-0.189879543541314">
                <text:p>-0.189879543541314</text:p>
              </table:table-cell>
              <table:table-cell office:value-type="float" office:value="-0.20242019777803">
                <text:p>-0.20242019777803</text:p>
              </table:table-cell>
              <table:table-cell office:value-type="float" office:value="-0.198834386194241">
                <text:p>-0.198834386194241</text:p>
              </table:table-cell>
              <table:table-cell office:value-type="float" office:value="-0.12831847725968">
                <text:p>-0.12831847725968</text:p>
              </table:table-cell>
              <table:table-cell office:value-type="float" office:value="-0.0445821326527405">
                <text:p>-0.0445821326527405</text:p>
              </table:table-cell>
              <table:table-cell office:value-type="float" office:value="-0.0791812460476248">
                <text:p>-0.0791812460476248</text:p>
              </table:table-cell>
              <table:table-cell office:value-type="float" office:value="-0.0771659548122992">
                <text:p>-0.0771659548122992</text:p>
              </table:table-cell>
              <table:table-cell office:value-type="float" office:value="0.0202033860882869">
                <text:p>0.0202033860882869</text:p>
              </table:table-cell>
              <table:table-cell office:value-type="float" office:value="0.010465433678165">
                <text:p>0.010465433678165</text:p>
              </table:table-cell>
              <table:table-cell office:value-type="float" office:value="-0.010219165181686">
                <text:p>-0.010219165181686</text:p>
              </table:table-cell>
              <table:table-cell office:value-type="float" office:value="-0.0536848589627764">
                <text:p>-0.0536848589627764</text:p>
              </table:table-cell>
              <table:table-cell office:value-type="float" office:value="-0.146128035678238">
                <text:p>-0.146128035678238</text:p>
              </table:table-cell>
              <table:table-cell office:value-type="float" office:value="-0.0652667315125915">
                <text:p>-0.0652667315125915</text:p>
              </table:table-cell>
              <table:table-cell office:value-type="float" office:value="-0.0993846321359118">
                <text:p>-0.0993846321359118</text:p>
              </table:table-cell>
              <table:table-cell office:value-type="float" office:value="-0.0993846321359118">
                <text:p>-0.0993846321359118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850107897083487">
                <text:p>-0.0850107897083487</text:p>
              </table:table-cell>
              <table:table-cell office:value-type="float" office:value="-0.109144469425068">
                <text:p>-0.109144469425068</text:p>
              </table:table-cell>
              <table:table-cell office:value-type="float" office:value="-0.109144469425068">
                <text:p>-0.109144469425068</text:p>
              </table:table-cell>
              <table:table-cell office:value-type="float" office:value="-0.0871501757189002">
                <text:p>-0.0871501757189002</text:p>
              </table:table-cell>
              <table:table-cell office:value-type="float" office:value="-0.106455330914287">
                <text:p>-0.106455330914287</text:p>
              </table:table-cell>
              <table:table-cell office:value-type="float" office:value="-0.0810332509092183">
                <text:p>-0.0810332509092183</text:p>
              </table:table-cell>
              <table:table-cell office:value-type="float" office:value="-0.0850107897083487">
                <text:p>-0.0850107897083487</text:p>
              </table:table-cell>
              <table:table-cell office:value-type="float" office:value="-0.0829742350647639">
                <text:p>-0.0829742350647639</text:p>
              </table:table-cell>
              <table:table-cell office:value-type="float" office:value="-0.0700378666077551">
                <text:p>-0.0700378666077551</text:p>
              </table:table-cell>
              <table:table-cell office:value-type="float" office:value="-0.0810332509092183">
                <text:p>-0.0810332509092183</text:p>
              </table:table-cell>
              <table:table-cell office:value-type="float" office:value="-0.121994355961519">
                <text:p>-0.121994355961519</text:p>
              </table:table-cell>
              <table:table-cell office:value-type="float" office:value="-0.113039513308592">
                <text:p>-0.113039513308592</text:p>
              </table:table-cell>
              <table:table-cell office:value-type="float" office:value="-0.0991314730020145">
                <text:p>-0.0991314730020145</text:p>
              </table:table-cell>
              <table:table-cell office:value-type="float" office:value="-0.160579092877434">
                <text:p>-0.160579092877434</text:p>
              </table:table-cell>
              <table:table-cell office:value-type="float" office:value="-0.141329152796469">
                <text:p>-0.141329152796469</text:p>
              </table:table-cell>
              <table:table-cell office:value-type="float" office:value="-0.160579092877434">
                <text:p>-0.160579092877434</text:p>
              </table:table-cell>
              <table:table-cell office:value-type="float" office:value="-0.101026579202889">
                <text:p>-0.101026579202889</text:p>
              </table:table-cell>
              <table:table-cell office:value-type="float" office:value="-0.127578832774508">
                <text:p>-0.127578832774508</text:p>
              </table:table-cell>
              <table:table-cell office:value-type="float" office:value="-0.122215878272827">
                <text:p>-0.122215878272827</text:p>
              </table:table-cell>
              <table:table-cell office:value-type="float" office:value="-0.111492012881054">
                <text:p>-0.111492012881054</text:p>
              </table:table-cell>
              <table:table-cell office:value-type="float" office:value="-0.109144469425068">
                <text:p>-0.109144469425068</text:p>
              </table:table-cell>
              <table:table-cell office:value-type="float" office:value="-0.0825348880552126">
                <text:p>-0.0825348880552126</text:p>
              </table:table-cell>
              <table:table-cell office:value-type="float" office:value="-0.0889410833367811">
                <text:p>-0.0889410833367811</text:p>
              </table:table-cell>
              <table:table-cell office:value-type="float" office:value="-0.0543576623225927">
                <text:p>-0.0543576623225927</text:p>
              </table:table-cell>
              <table:table-cell office:value-type="float" office:value="-0.0725506671486117">
                <text:p>-0.0725506671486117</text:p>
              </table:table-cell>
              <table:table-cell office:value-type="float" office:value="-0.0825348880552126">
                <text:p>-0.0825348880552126</text:p>
              </table:table-cell>
              <table:table-cell office:value-type="float" office:value="-0.0627908298594555">
                <text:p>-0.0627908298594555</text:p>
              </table:table-cell>
              <table:table-cell office:value-type="float" office:value="-0.061518037919215">
                <text:p>-0.061518037919215</text:p>
              </table:table-cell>
              <table:table-cell office:value-type="float" office:value="-0.0591214521186566">
                <text:p>-0.0591214521186566</text:p>
              </table:table-cell>
              <table:table-cell office:value-type="float" office:value="-0.0949755132308568">
                <text:p>-0.0949755132308568</text:p>
              </table:table-cell>
              <table:table-cell office:value-type="float" office:value="-0.137383556062558">
                <text:p>-0.137383556062558</text:p>
              </table:table-cell>
              <table:table-cell office:value-type="float" office:value="-0.144682794804057">
                <text:p>-0.144682794804057</text:p>
              </table:table-cell>
              <table:table-cell office:value-type="float" office:value="-0.165872093873995">
                <text:p>-0.165872093873995</text:p>
              </table:table-cell>
              <table:table-cell office:value-type="float" office:value="-0.13917917572291">
                <text:p>-0.13917917572291</text:p>
              </table:table-cell>
              <table:table-cell office:value-type="float" office:value="-0.14187715852458">
                <text:p>-0.14187715852458</text:p>
              </table:table-cell>
              <table:table-cell office:value-type="float" office:value="-0.13917917572291">
                <text:p>-0.13917917572291</text:p>
              </table:table-cell>
              <table:table-cell office:value-type="float" office:value="-0.122572003329193">
                <text:p>-0.122572003329193</text:p>
              </table:table-cell>
              <table:table-cell office:value-type="float" office:value="-0.0896107742665569">
                <text:p>-0.0896107742665569</text:p>
              </table:table-cell>
              <table:table-cell office:value-type="float" office:value="-0.120293831562536">
                <text:p>-0.120293831562536</text:p>
              </table:table-cell>
              <table:table-cell office:value-type="float" office:value="-0.100370545117563">
                <text:p>-0.100370545117563</text:p>
              </table:table-cell>
              <table:table-cell office:value-type="float" office:value="-0.111973759443932">
                <text:p>-0.111973759443932</text:p>
              </table:table-cell>
              <table:table-cell office:value-type="float" office:value="-0.148653010708742">
                <text:p>-0.148653010708742</text:p>
              </table:table-cell>
              <table:table-cell office:value-type="float" office:value="-0.135878722672313">
                <text:p>-0.135878722672313</text:p>
              </table:table-cell>
              <table:table-cell office:value-type="float" office:value="-0.139879086401237">
                <text:p>-0.139879086401237</text:p>
              </table:table-cell>
              <table:table-cell office:value-type="float" office:value="-0.179035639702463">
                <text:p>-0.179035639702463</text:p>
              </table:table-cell>
              <table:table-cell office:value-type="float" office:value="-0.176091259055681">
                <text:p>-0.176091259055681</text:p>
              </table:table-cell>
              <table:table-cell office:value-type="float" office:value="-0.211507916278138">
                <text:p>-0.211507916278138</text:p>
              </table:table-cell>
              <table:table-cell office:value-type="float" office:value="-0.207912971673064">
                <text:p>-0.207912971673064</text:p>
              </table:table-cell>
              <table:table-cell office:value-type="float" office:value="-0.247447167591349">
                <text:p>-0.247447167591349</text:p>
              </table:table-cell>
              <table:table-cell office:value-type="float" office:value="-0.248446518110151">
                <text:p>-0.248446518110151</text:p>
              </table:table-cell>
              <table:table-cell office:value-type="float" office:value="-0.195613398758156">
                <text:p>-0.195613398758156</text:p>
              </table:table-cell>
              <table:table-cell office:value-type="float" office:value="-0.144089090703526">
                <text:p>-0.144089090703526</text:p>
              </table:table-cell>
              <table:table-cell office:value-type="float" office:value="-0.113943352306837">
                <text:p>-0.113943352306837</text:p>
              </table:table-cell>
              <table:table-cell office:value-type="float" office:value="-0.0660197999896539">
                <text:p>-0.0660197999896539</text:p>
              </table:table-cell>
              <table:table-cell office:value-type="float" office:value="-0.0115818725498151">
                <text:p>-0.0115818725498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63904161881694">
                <text:p>-0.0163904161881694</text:p>
              </table:table-cell>
              <table:table-cell office:value-type="float" office:value="-0.0660197999896539">
                <text:p>-0.0660197999896539</text:p>
              </table:table-cell>
              <table:table-cell office:value-type="float" office:value="-0.0595856899842441">
                <text:p>-0.0595856899842441</text:p>
              </table:table-cell>
              <table:table-cell office:value-type="float" office:value="-0.102305044894763">
                <text:p>-0.102305044894763</text:p>
              </table:table-cell>
              <table:table-cell office:value-type="float" office:value="-0.123238951730406">
                <text:p>-0.123238951730406</text:p>
              </table:table-cell>
              <table:table-cell office:value-type="float" office:value="-0.121422162885463">
                <text:p>-0.121422162885463</text:p>
              </table:table-cell>
              <table:table-cell office:value-type="float" office:value="-0.131569315507313">
                <text:p>-0.131569315507313</text:p>
              </table:table-cell>
              <table:table-cell office:value-type="float" office:value="-0.110540915907657">
                <text:p>-0.110540915907657</text:p>
              </table:table-cell>
              <table:table-cell office:value-type="float" office:value="-0.169357876396713">
                <text:p>-0.169357876396713</text:p>
              </table:table-cell>
              <table:table-cell office:value-type="float" office:value="-0.187086643357144">
                <text:p>-0.187086643357144</text:p>
              </table:table-cell>
              <table:table-cell office:value-type="float" office:value="-0.193293289163304">
                <text:p>-0.193293289163304</text:p>
              </table:table-cell>
              <table:table-cell office:value-type="float" office:value="-0.184777438240774">
                <text:p>-0.184777438240774</text:p>
              </table:table-cell>
              <table:table-cell office:value-type="float" office:value="-0.141673694251988">
                <text:p>-0.141673694251988</text:p>
              </table:table-cell>
              <table:table-cell office:value-type="float" office:value="-0.132625565274591">
                <text:p>-0.132625565274591</text:p>
              </table:table-cell>
              <table:table-cell office:value-type="float" office:value="-0.118689787331298">
                <text:p>-0.118689787331298</text:p>
              </table:table-cell>
              <table:table-cell office:value-type="float" office:value="-0.0957805078670866">
                <text:p>-0.0957805078670866</text:p>
              </table:table-cell>
              <table:table-cell office:value-type="float" office:value="-0.0729578818825282">
                <text:p>-0.0729578818825282</text:p>
              </table:table-cell>
              <table:table-cell office:value-type="float" office:value="-0.048304679574555">
                <text:p>-0.048304679574555</text:p>
              </table:table-cell>
              <table:table-cell office:value-type="float" office:value="-0.0721479833164209">
                <text:p>-0.0721479833164209</text:p>
              </table:table-cell>
              <table:table-cell office:value-type="float" office:value="-0.0915149811213503">
                <text:p>-0.0915149811213503</text:p>
              </table:table-cell>
              <table:table-cell office:value-type="float" office:value="-0.150935772768142">
                <text:p>-0.150935772768142</text:p>
              </table:table-cell>
              <table:table-cell office:value-type="float" office:value="-0.142893052512728">
                <text:p>-0.142893052512728</text:p>
              </table:table-cell>
              <table:table-cell office:value-type="float" office:value="-0.130333768495006">
                <text:p>-0.130333768495006</text:p>
              </table:table-cell>
              <table:table-cell office:value-type="float" office:value="-0.140375706789147">
                <text:p>-0.140375706789147</text:p>
              </table:table-cell>
              <table:table-cell office:value-type="float" office:value="-0.122215878272827">
                <text:p>-0.122215878272827</text:p>
              </table:table-cell>
              <table:table-cell office:value-type="float" office:value="-0.145331895250143">
                <text:p>-0.145331895250143</text:p>
              </table:table-cell>
              <table:table-cell office:value-type="float" office:value="-0.83502474584978">
                <text:p>-0.83502474584978</text:p>
              </table:table-cell>
              <table:table-cell office:value-type="float" office:value="-0.121178587734993">
                <text:p>-0.121178587734993</text:p>
              </table:table-cell>
              <table:table-cell office:value-type="float" office:value="-0.148939013012066">
                <text:p>-0.148939013012066</text:p>
              </table:table-cell>
              <table:table-cell office:value-type="float" office:value="-0.161199703654336">
                <text:p>-0.161199703654336</text:p>
              </table:table-cell>
              <table:table-cell office:value-type="float" office:value="-0.194432715252793">
                <text:p>-0.194432715252793</text:p>
              </table:table-cell>
              <table:table-cell office:value-type="float" office:value="-0.194432715252793">
                <text:p>-0.194432715252793</text:p>
              </table:table-cell>
              <table:table-cell office:value-type="float" office:value="-0.136027708773912">
                <text:p>-0.136027708773912</text:p>
              </table:table-cell>
              <table:table-cell office:value-type="float" office:value="-0.134698573897456">
                <text:p>-0.134698573897456</text:p>
              </table:table-cell>
              <table:table-cell office:value-type="float" office:value="-0.0574014717243828">
                <text:p>-0.0574014717243828</text:p>
              </table:table-cell>
              <table:table-cell office:value-type="float" office:value="-0.0213981447012304">
                <text:p>-0.0213981447012304</text:p>
              </table:table-cell>
              <table:table-cell office:value-type="float" office:value="0.0172020301076222">
                <text:p>0.0172020301076222</text:p>
              </table:table-cell>
              <table:table-cell office:value-type="float" office:value="0.0682648315585264">
                <text:p>0.0682648315585264</text:p>
              </table:table-cell>
              <table:table-cell office:value-type="float" office:value="0.0880364912957109">
                <text:p>0.0880364912957109</text:p>
              </table:table-cell>
              <table:table-cell office:value-type="float" office:value="0.0683545525550036">
                <text:p>0.0683545525550036</text:p>
              </table:table-cell>
              <table:table-cell office:value-type="float" office:value="0.0925452076056064">
                <text:p>0.0925452076056064</text:p>
              </table:table-cell>
              <table:table-cell office:value-type="float" office:value="0.0734289171585335">
                <text:p>0.0734289171585335</text:p>
              </table:table-cell>
              <table:table-cell office:value-type="float" office:value="0.0781605769952175">
                <text:p>0.0781605769952175</text:p>
              </table:table-cell>
              <table:table-cell office:value-type="float" office:value="0.109874990172424">
                <text:p>0.109874990172424</text:p>
              </table:table-cell>
              <table:table-cell office:value-type="float" office:value="0.100900495740861">
                <text:p>0.100900495740861</text:p>
              </table:table-cell>
              <table:table-cell office:value-type="float" office:value="0.0814730428272096">
                <text:p>0.0814730428272096</text:p>
              </table:table-cell>
              <table:table-cell office:value-type="float" office:value="0.101160890161715">
                <text:p>0.101160890161715</text:p>
              </table:table-cell>
              <table:table-cell office:value-type="float" office:value="0.0535192557264883">
                <text:p>0.0535192557264883</text:p>
              </table:table-cell>
              <table:table-cell office:value-type="float" office:value="0.0271522460436149">
                <text:p>0.0271522460436149</text:p>
              </table:table-cell>
              <table:table-cell office:value-type="float" office:value="0.0142404391146103">
                <text:p>0.0142404391146103</text:p>
              </table:table-cell>
              <table:table-cell office:value-type="float" office:value="-0.00729923874149947">
                <text:p>-0.00729923874149947</text:p>
              </table:table-cell>
              <table:table-cell office:value-type="float" office:value="-0.0219018414478297">
                <text:p>-0.0219018414478297</text:p>
              </table:table-cell>
              <table:table-cell office:value-type="float" office:value="-0.0511525224473813">
                <text:p>-0.0511525224473813</text:p>
              </table:table-cell>
              <table:table-cell office:value-type="float" office:value="-0.0579919469776868">
                <text:p>-0.0579919469776868</text:p>
              </table:table-cell>
              <table:table-cell office:value-type="float" office:value="-0.077886775694626">
                <text:p>-0.077886775694626</text:p>
              </table:table-cell>
              <table:table-cell office:value-type="float" office:value="-0.10354059190707">
                <text:p>-0.10354059190707</text:p>
              </table:table-cell>
              <table:table-cell office:value-type="float" office:value="-0.110071459066027">
                <text:p>-0.110071459066027</text:p>
              </table:table-cell>
              <table:table-cell office:value-type="float" office:value="-0.0529360751877985">
                <text:p>-0.0529360751877985</text:p>
              </table:table-cell>
              <table:table-cell office:value-type="float" office:value="-0.0294549793382756">
                <text:p>-0.0294549793382756</text:p>
              </table:table-cell>
              <table:table-cell office:value-type="float" office:value="0.0155121661782476">
                <text:p>0.0155121661782476</text:p>
              </table:table-cell>
              <table:table-cell office:value-type="float" office:value="0.0457574905606751">
                <text:p>0.0457574905606751</text:p>
              </table:table-cell>
              <table:table-cell office:value-type="float" office:value="0.0589778599593379">
                <text:p>0.0589778599593379</text:p>
              </table:table-cell>
              <table:table-cell office:value-type="float" office:value="0.0725506671486118">
                <text:p>0.0725506671486118</text:p>
              </table:table-cell>
              <table:table-cell office:value-type="float" office:value="0.0737862141609186">
                <text:p>0.0737862141609186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0.155887872967394">
                <text:p>0.155887872967394</text:p>
              </table:table-cell>
              <table:table-cell office:value-type="float" office:value="0.137383556062558">
                <text:p>0.137383556062558</text:p>
              </table:table-cell>
              <table:table-cell office:value-type="float" office:value="0.144682794804057">
                <text:p>0.144682794804057</text:p>
              </table:table-cell>
              <table:table-cell office:value-type="float" office:value="0.201327082471755">
                <text:p>0.201327082471755</text:p>
              </table:table-cell>
              <table:table-cell office:value-type="float" office:value="0.243038048686294">
                <text:p>0.243038048686294</text:p>
              </table:table-cell>
              <table:table-cell office:value-type="float" office:value="0.280826609575694">
                <text:p>0.280826609575694</text:p>
              </table:table-cell>
              <table:table-cell office:value-type="float" office:value="0.287666034106">
                <text:p>0.287666034106</text:p>
              </table:table-cell>
              <table:table-cell office:value-type="float" office:value="0.280179856690861">
                <text:p>0.280179856690861</text:p>
              </table:table-cell>
              <table:table-cell office:value-type="float" office:value="0.339488247483157">
                <text:p>0.339488247483157</text:p>
              </table:table-cell>
              <table:table-cell office:value-type="float" office:value="0.324511091513504">
                <text:p>0.324511091513504</text:p>
              </table:table-cell>
              <table:table-cell office:value-type="float" office:value="0.390640769930538">
                <text:p>0.390640769930538</text:p>
              </table:table-cell>
              <table:table-cell office:value-type="float" office:value="0.375663613960885">
                <text:p>0.375663613960885</text:p>
              </table:table-cell>
              <table:table-cell office:value-type="float" office:value="0.401700157545344">
                <text:p>0.401700157545344</text:p>
              </table:table-cell>
              <table:table-cell office:value-type="float" office:value="0.462397997898956">
                <text:p>0.462397997898956</text:p>
              </table:table-cell>
              <table:table-cell office:value-type="float" office:value="0.470172394764335">
                <text:p>0.470172394764335</text:p>
              </table:table-cell>
              <table:table-cell office:value-type="float" office:value="0.499397649430815">
                <text:p>0.499397649430815</text:p>
              </table:table-cell>
              <table:table-cell office:value-type="float" office:value="0.616300430442573">
                <text:p>0.616300430442573</text:p>
              </table:table-cell>
              <table:table-cell office:value-type="float" office:value="0.595220566797657">
                <text:p>0.595220566797657</text:p>
              </table:table-cell>
              <table:table-cell office:value-type="float" office:value="0.595220566797657">
                <text:p>0.595220566797657</text:p>
              </table:table-cell>
              <table:table-cell office:value-type="float" office:value="0.628388930050312">
                <text:p>0.628388930050312</text:p>
              </table:table-cell>
              <table:table-cell office:value-type="float" office:value="0.728933227713462">
                <text:p>0.728933227713462</text:p>
              </table:table-cell>
              <table:table-cell office:value-type="float" office:value="0.734685556602553">
                <text:p>0.734685556602553</text:p>
              </table:table-cell>
              <table:table-cell office:value-type="float" office:value="0.734685556602553">
                <text:p>0.734685556602553</text:p>
              </table:table-cell>
              <table:table-cell office:value-type="float" office:value="0.728933227713462">
                <text:p>0.728933227713462</text:p>
              </table:table-cell>
              <table:table-cell office:value-type="float" office:value="0.795880017344075">
                <text:p>0.795880017344075</text:p>
              </table:table-cell>
              <table:table-cell office:value-type="float" office:value="0.867092333720425">
                <text:p>0.867092333720425</text:p>
              </table:table-cell>
              <table:table-cell office:value-type="float" office:value="0.783290890036055">
                <text:p>0.783290890036055</text:p>
              </table:table-cell>
              <table:table-cell office:value-type="float" office:value="0.79987050007688">
                <text:p>0.79987050007688</text:p>
              </table:table-cell>
              <table:table-cell office:value-type="float" office:value="0.726998727936262">
                <text:p>0.726998727936262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803705354856032">
                <text:p>0.803705354856032</text:p>
              </table:table-cell>
              <table:table-cell office:value-type="float" office:value="0.929418925714293">
                <text:p>0.929418925714293</text:p>
              </table:table-cell>
              <table:table-cell office:value-type="float" office:value="0.717194824442218">
                <text:p>0.717194824442218</text:p>
              </table:table-cell>
              <table:table-cell office:value-type="float" office:value="0.913813852383717">
                <text:p>0.913813852383717</text:p>
              </table:table-cell>
              <table:table-cell office:value-type="float" office:value="0.839896846328449">
                <text:p>0.839896846328449</text:p>
              </table:table-cell>
              <table:table-cell office:value-type="float" office:value="0.856234406132216">
                <text:p>0.856234406132216</text:p>
              </table:table-cell>
              <table:table-cell office:value-type="float" office:value="0.818445845242817">
                <text:p>0.818445845242817</text:p>
              </table:table-cell>
              <table:table-cell office:value-type="float" office:value="0.749379507813619">
                <text:p>0.749379507813619</text:p>
              </table:table-cell>
              <table:table-cell office:value-type="float" office:value="0.64713836606315">
                <text:p>0.64713836606315</text:p>
              </table:table-cell>
              <table:table-cell office:value-type="float" office:value="0.717194824442218">
                <text:p>0.717194824442218</text:p>
              </table:table-cell>
              <table:table-cell office:value-type="float" office:value="0.659202877464531">
                <text:p>0.659202877464531</text:p>
              </table:table-cell>
              <table:table-cell office:value-type="float" office:value="0.801632346233166">
                <text:p>0.801632346233166</text:p>
              </table:table-cell>
              <table:table-cell office:value-type="float" office:value="0.801632346233166">
                <text:p>0.801632346233166</text:p>
              </table:table-cell>
              <table:table-cell office:value-type="float" office:value="0.794541666571813">
                <text:p>0.794541666571813</text:p>
              </table:table-cell>
              <table:table-cell office:value-type="float" office:value="0.812913356642856">
                <text:p>0.812913356642856</text:p>
              </table:table-cell>
              <table:table-cell office:value-type="float" office:value="0.756961951313706">
                <text:p>0.756961951313706</text:p>
              </table:table-cell>
              <table:table-cell office:value-type="float" office:value="0.850701917532255">
                <text:p>0.850701917532255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72153583223476">
                <text:p>0.72153583223476</text:p>
              </table:table-cell>
              <table:table-cell office:value-type="float" office:value="0.726998727936262">
                <text:p>0.726998727936262</text:p>
              </table:table-cell>
              <table:table-cell office:value-type="float" office:value="0.629731417925821">
                <text:p>0.629731417925821</text:p>
              </table:table-cell>
              <table:table-cell office:value-type="float" office:value="0.730378468587643">
                <text:p>0.730378468587643</text:p>
              </table:table-cell>
              <table:table-cell office:value-type="float" office:value="0.754921409665169">
                <text:p>0.754921409665169</text:p>
              </table:table-cell>
              <table:table-cell office:value-type="float" office:value="0.801632346233167">
                <text:p>0.801632346233167</text:p>
              </table:table-cell>
              <table:table-cell office:value-type="float" office:value="0.712472474739666">
                <text:p>0.712472474739666</text:p>
              </table:table-cell>
              <table:table-cell office:value-type="float" office:value="0.734083623752343">
                <text:p>0.734083623752343</text:p>
              </table:table-cell>
              <table:table-cell office:value-type="float" office:value="0.757564719601866">
                <text:p>0.75756471960186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765916793966632">
                <text:p>0.765916793966632</text:p>
              </table:table-cell>
              <table:table-cell office:value-type="float" office:value="0.732393759822968">
                <text:p>0.732393759822968</text:p>
              </table:table-cell>
              <table:table-cell office:value-type="float" office:value="0.757564719601866">
                <text:p>0.757564719601866</text:p>
              </table:table-cell>
              <table:table-cell office:value-type="float" office:value="0.721246399047171">
                <text:p>0.721246399047171</text:p>
              </table:table-cell>
              <table:table-cell office:value-type="float" office:value="0.673415899863631">
                <text:p>0.673415899863631</text:p>
              </table:table-cell>
              <table:table-cell office:value-type="float" office:value="0.651109388687579">
                <text:p>0.651109388687579</text:p>
              </table:table-cell>
              <table:table-cell office:value-type="float" office:value="0.659461463052345">
                <text:p>0.659461463052345</text:p>
              </table:table-cell>
              <table:table-cell office:value-type="float" office:value="0.661898692960436">
                <text:p>0.661898692960436</text:p>
              </table:table-cell>
              <table:table-cell office:value-type="float" office:value="0.648803394870289">
                <text:p>0.64880339487028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592916611888093">
                <text:p>0.592916611888093</text:p>
              </table:table-cell>
              <table:table-cell office:value-type="float" office:value="0.52596982225748">
                <text:p>0.52596982225748</text:p>
              </table:table-cell>
              <table:table-cell office:value-type="float" office:value="0.541764089440711">
                <text:p>0.541764089440711</text:p>
              </table:table-cell>
              <table:table-cell office:value-type="float" office:value="0.532424063186568">
                <text:p>0.532424063186568</text:p>
              </table:table-cell>
              <table:table-cell office:value-type="float" office:value="0.532424063186568">
                <text:p>0.532424063186568</text:p>
              </table:table-cell>
              <table:table-cell office:value-type="float" office:value="0.4323089103033">
                <text:p>0.4323089103033</text:p>
              </table:table-cell>
              <table:table-cell office:value-type="float" office:value="0.404926129532704">
                <text:p>0.404926129532704</text:p>
              </table:table-cell>
              <table:table-cell office:value-type="float" office:value="0.408935392973501">
                <text:p>0.408935392973501</text:p>
              </table:table-cell>
              <table:table-cell office:value-type="float" office:value="0.400053367985437">
                <text:p>0.400053367985437</text:p>
              </table:table-cell>
              <table:table-cell office:value-type="float" office:value="0.395915322105623">
                <text:p>0.395915322105623</text:p>
              </table:table-cell>
              <table:table-cell office:value-type="float" office:value="0.305185955435139">
                <text:p>0.305185955435139</text:p>
              </table:table-cell>
              <table:table-cell office:value-type="float" office:value="0.284943175770526">
                <text:p>0.284943175770526</text:p>
              </table:table-cell>
              <table:table-cell office:value-type="float" office:value="0.229674087128313">
                <text:p>0.229674087128313</text:p>
              </table:table-cell>
              <table:table-cell office:value-type="float" office:value="0.246898469499533">
                <text:p>0.246898469499533</text:p>
              </table:table-cell>
              <table:table-cell office:value-type="float" office:value="0.327764248911226">
                <text:p>0.327764248911226</text:p>
              </table:table-cell>
              <table:table-cell office:value-type="float" office:value="0.367976785294594">
                <text:p>0.367976785294594</text:p>
              </table:table-cell>
              <table:table-cell office:value-type="float" office:value="0.359896654884803">
                <text:p>0.359896654884803</text:p>
              </table:table-cell>
              <table:table-cell office:value-type="float" office:value="0.377418341527436">
                <text:p>0.377418341527436</text:p>
              </table:table-cell>
              <table:table-cell office:value-type="float" office:value="0.412580534854928">
                <text:p>0.412580534854928</text:p>
              </table:table-cell>
              <table:table-cell office:value-type="float" office:value="0.38246732201583">
                <text:p>0.38246732201583</text:p>
              </table:table-cell>
              <table:table-cell office:value-type="float" office:value="0.377587097885457">
                <text:p>0.377587097885457</text:p>
              </table:table-cell>
              <table:table-cell office:value-type="float" office:value="0.369434150695414">
                <text:p>0.369434150695414</text:p>
              </table:table-cell>
              <table:table-cell office:value-type="float" office:value="0.318968010752721">
                <text:p>0.318968010752721</text:p>
              </table:table-cell>
              <table:table-cell office:value-type="float" office:value="0.233698022432151">
                <text:p>0.233698022432151</text:p>
              </table:table-cell>
              <table:table-cell office:value-type="float" office:value="0.123155183867883">
                <text:p>0.123155183867883</text:p>
              </table:table-cell>
              <table:table-cell office:value-type="float" office:value="0.148140991689397">
                <text:p>0.148140991689397</text:p>
              </table:table-cell>
              <table:table-cell office:value-type="float" office:value="0.170166276545677">
                <text:p>0.170166276545677</text:p>
              </table:table-cell>
              <table:table-cell office:value-type="float" office:value="0.219556952836772">
                <text:p>0.219556952836772</text:p>
              </table:table-cell>
              <table:table-cell office:value-type="float" office:value="0.314258261397736">
                <text:p>0.314258261397736</text:p>
              </table:table-cell>
              <table:table-cell office:value-type="float" office:value="0.321129471120859">
                <text:p>0.321129471120859</text:p>
              </table:table-cell>
              <table:table-cell office:value-type="float" office:value="0.341514114629109">
                <text:p>0.341514114629109</text:p>
              </table:table-cell>
              <table:table-cell office:value-type="float" office:value="0.457970900624437">
                <text:p>0.457970900624437</text:p>
              </table:table-cell>
              <table:table-cell office:value-type="float" office:value="0.456680094477118">
                <text:p>0.456680094477118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4126047707143">
                <text:p>0.4126047707143</text:p>
              </table:table-cell>
              <table:table-cell office:value-type="float" office:value="0.296792942720727">
                <text:p>0.296792942720727</text:p>
              </table:table-cell>
              <table:table-cell office:value-type="float" office:value="0.279840696594043">
                <text:p>0.279840696594043</text:p>
              </table:table-cell>
              <table:table-cell office:value-type="float" office:value="0.234437876924377">
                <text:p>0.234437876924377</text:p>
              </table:table-cell>
              <table:table-cell office:value-type="float" office:value="0.190617512252278">
                <text:p>0.190617512252278</text:p>
              </table:table-cell>
              <table:table-cell office:value-type="float" office:value="0.196294645143968">
                <text:p>0.196294645143968</text:p>
              </table:table-cell>
              <table:table-cell office:value-type="float" office:value="0.170376775531252">
                <text:p>0.170376775531252</text:p>
              </table:table-cell>
              <table:table-cell office:value-type="float" office:value="0.178814117391155">
                <text:p>0.178814117391155</text:p>
              </table:table-cell>
              <table:table-cell office:value-type="float" office:value="0.197410605882813">
                <text:p>0.197410605882813</text:p>
              </table:table-cell>
              <table:table-cell office:value-type="float" office:value="0.202104691420599">
                <text:p>0.202104691420599</text:p>
              </table:table-cell>
              <table:table-cell office:value-type="float" office:value="0.181420092560748">
                <text:p>0.181420092560748</text:p>
              </table:table-cell>
              <table:table-cell office:value-type="float" office:value="0.150094222895839">
                <text:p>0.150094222895839</text:p>
              </table:table-cell>
              <table:table-cell office:value-type="float" office:value="0.129890836807552">
                <text:p>0.129890836807552</text:p>
              </table:table-cell>
              <table:table-cell office:value-type="float" office:value="0.131793583254049">
                <text:p>0.131793583254049</text:p>
              </table:table-cell>
              <table:table-cell office:value-type="float" office:value="0.122072095956697">
                <text:p>0.122072095956697</text:p>
              </table:table-cell>
              <table:table-cell office:value-type="float" office:value="0.136219747017989">
                <text:p>0.136219747017989</text:p>
              </table:table-cell>
              <table:table-cell office:value-type="float" office:value="0.118279106939558">
                <text:p>0.118279106939558</text:p>
              </table:table-cell>
              <table:table-cell office:value-type="float" office:value="0.113657726198611">
                <text:p>0.113657726198611</text:p>
              </table:table-cell>
              <table:table-cell office:value-type="float" office:value="0.0688812894078129">
                <text:p>0.0688812894078129</text:p>
              </table:table-cell>
              <table:table-cell office:value-type="float" office:value="0.0664579944390005">
                <text:p>0.0664579944390005</text:p>
              </table:table-cell>
              <table:table-cell office:value-type="float" office:value="0.012148889579595">
                <text:p>0.012148889579595</text:p>
              </table:table-cell>
              <table:table-cell office:value-type="float" office:value="0.0177287669604316">
                <text:p>0.0177287669604316</text:p>
              </table:table-cell>
              <table:table-cell office:value-type="float" office:value="-0.00296447896373901">
                <text:p>-0.00296447896373901</text:p>
              </table:table-cell>
              <table:table-cell office:value-type="float" office:value="0.00298485354946221">
                <text:p>0.00298485354946221</text:p>
              </table:table-cell>
              <table:table-cell office:value-type="float" office:value="-0.00586893366409793">
                <text:p>-0.00586893366409793</text:p>
              </table:table-cell>
              <table:table-cell office:value-type="float" office:value="-0.0569048513364726">
                <text:p>-0.0569048513364726</text:p>
              </table:table-cell>
              <table:table-cell office:value-type="float" office:value="-0.130653220132729">
                <text:p>-0.130653220132729</text:p>
              </table:table-cell>
              <table:table-cell office:value-type="float" office:value="-0.122266146746973">
                <text:p>-0.122266146746973</text:p>
              </table:table-cell>
              <table:table-cell office:value-type="float" office:value="-0.112557410226445">
                <text:p>-0.112557410226445</text:p>
              </table:table-cell>
              <table:table-cell office:value-type="float" office:value="-0.110258759919365">
                <text:p>-0.110258759919365</text:p>
              </table:table-cell>
              <table:table-cell office:value-type="float" office:value="-0.129386560961614">
                <text:p>-0.129386560961614</text:p>
              </table:table-cell>
              <table:table-cell office:value-type="float" office:value="-0.164673355191146">
                <text:p>-0.164673355191146</text:p>
              </table:table-cell>
              <table:table-cell office:value-type="float" office:value="-0.153637637456984">
                <text:p>-0.153637637456984</text:p>
              </table:table-cell>
              <table:table-cell office:value-type="float" office:value="-0.0652199703301072">
                <text:p>-0.0652199703301072</text:p>
              </table:table-cell>
              <table:table-cell office:value-type="float" office:value="-0.123469041527524">
                <text:p>-0.123469041527524</text:p>
              </table:table-cell>
              <table:table-cell office:value-type="float" office:value="-0.0946771315757644">
                <text:p>-0.0946771315757644</text:p>
              </table:table-cell>
              <table:table-cell office:value-type="float" office:value="-0.0737264228092853">
                <text:p>-0.0737264228092853</text:p>
              </table:table-cell>
              <table:table-cell office:value-type="float" office:value="0.00580357609924026">
                <text:p>0.00580357609924026</text:p>
              </table:table-cell>
              <table:table-cell office:value-type="float" office:value="0.200003416461093">
                <text:p>0.200003416461093</text:p>
              </table:table-cell>
              <table:table-cell office:value-type="float" office:value="0.221288007792939">
                <text:p>0.221288007792939</text:p>
              </table:table-cell>
              <table:table-cell office:value-type="float" office:value="0.221848749616356">
                <text:p>0.221848749616356</text:p>
              </table:table-cell>
              <table:table-cell office:value-type="float" office:value="0.319946983562349">
                <text:p>0.319946983562349</text:p>
              </table:table-cell>
              <table:table-cell office:value-type="float" office:value="0.304014849213443">
                <text:p>0.304014849213443</text:p>
              </table:table-cell>
              <table:table-cell office:value-type="float" office:value="0.317764953307669">
                <text:p>0.317764953307669</text:p>
              </table:table-cell>
              <table:table-cell office:value-type="float" office:value="0.255272505103306">
                <text:p>0.255272505103306</text:p>
              </table:table-cell>
              <table:table-cell office:value-type="float" office:value="0.0746336182969043">
                <text:p>0.0746336182969043</text:p>
              </table:table-cell>
              <table:table-cell office:value-type="float" office:value="0.0617455959448055">
                <text:p>0.0617455959448055</text:p>
              </table:table-cell>
              <table:table-cell office:value-type="float" office:value="-0.00603196476991309">
                <text:p>-0.00603196476991309</text:p>
              </table:table-cell>
              <table:table-cell office:value-type="float" office:value="-0.0416766305635037">
                <text:p>-0.0416766305635037</text:p>
              </table:table-cell>
              <table:table-cell office:value-type="float" office:value="-0.0442036624920534">
                <text:p>-0.0442036624920534</text:p>
              </table:table-cell>
              <table:table-cell office:value-type="float" office:value="-0.0818538359089517">
                <text:p>-0.0818538359089517</text:p>
              </table:table-cell>
              <table:table-cell office:value-type="float" office:value="-0.0930032896752474">
                <text:p>-0.0930032896752474</text:p>
              </table:table-cell>
              <table:table-cell office:value-type="float" office:value="-0.121733596733088">
                <text:p>-0.121733596733088</text:p>
              </table:table-cell>
              <table:table-cell office:value-type="float" office:value="-0.15358391805783">
                <text:p>-0.15358391805783</text:p>
              </table:table-cell>
              <table:table-cell office:value-type="float" office:value="-0.167227798724376">
                <text:p>-0.167227798724376</text:p>
              </table:table-cell>
              <table:table-cell office:value-type="float" office:value="-0.154262821560008">
                <text:p>-0.154262821560008</text:p>
              </table:table-cell>
              <table:table-cell office:value-type="float" office:value="-0.217387871990994">
                <text:p>-0.217387871990994</text:p>
              </table:table-cell>
              <table:table-cell office:value-type="float" office:value="-0.197094205631062">
                <text:p>-0.197094205631062</text:p>
              </table:table-cell>
              <table:table-cell office:value-type="float" office:value="-0.241787079558544">
                <text:p>-0.241787079558544</text:p>
              </table:table-cell>
              <table:table-cell office:value-type="float" office:value="-0.245448570037943">
                <text:p>-0.245448570037943</text:p>
              </table:table-cell>
              <table:table-cell office:value-type="float" office:value="-0.163235938370094">
                <text:p>-0.163235938370094</text:p>
              </table:table-cell>
              <table:table-cell office:value-type="float" office:value="-0.143090998952756">
                <text:p>-0.143090998952756</text:p>
              </table:table-cell>
              <table:table-cell office:value-type="float" office:value="-0.0953834930465839">
                <text:p>-0.0953834930465839</text:p>
              </table:table-cell>
              <table:table-cell office:value-type="float" office:value="-0.0683082154536629">
                <text:p>-0.0683082154536629</text:p>
              </table:table-cell>
              <table:table-cell office:value-type="float" office:value="-0.09551431448952">
                <text:p>-0.09551431448952</text:p>
              </table:table-cell>
              <table:table-cell office:value-type="float" office:value="-0.0225658278987414">
                <text:p>-0.0225658278987414</text:p>
              </table:table-cell>
              <table:table-cell office:value-type="float" office:value="-0.0518070734106256">
                <text:p>-0.0518070734106256</text:p>
              </table:table-cell>
              <table:table-cell office:value-type="float" office:value="-0.0784813353692986">
                <text:p>-0.0784813353692986</text:p>
              </table:table-cell>
              <table:table-cell office:value-type="float" office:value="-0.082332126726583">
                <text:p>-0.082332126726583</text:p>
              </table:table-cell>
              <table:table-cell office:value-type="float" office:value="-0.171292376173913">
                <text:p>-0.171292376173913</text:p>
              </table:table-cell>
              <table:table-cell office:value-type="float" office:value="-0.18877229081477">
                <text:p>-0.18877229081477</text:p>
              </table:table-cell>
              <table:table-cell office:value-type="float" office:value="-0.173762596737099">
                <text:p>-0.173762596737099</text:p>
              </table:table-cell>
              <table:table-cell office:value-type="float" office:value="-0.156922460056675">
                <text:p>-0.156922460056675</text:p>
              </table:table-cell>
              <table:table-cell office:value-type="float" office:value="-0.115885059633255">
                <text:p>-0.115885059633255</text:p>
              </table:table-cell>
              <table:table-cell office:value-type="float" office:value="-0.105343180544919">
                <text:p>-0.105343180544919</text:p>
              </table:table-cell>
              <table:table-cell office:value-type="float" office:value="-0.115749836023595">
                <text:p>-0.115749836023595</text:p>
              </table:table-cell>
              <table:table-cell office:value-type="float" office:value="-0.112065995715258">
                <text:p>-0.112065995715258</text:p>
              </table:table-cell>
              <table:table-cell office:value-type="float" office:value="-0.075421097174318">
                <text:p>-0.075421097174318</text:p>
              </table:table-cell>
              <table:table-cell office:value-type="float" office:value="-0.0813978468298088">
                <text:p>-0.0813978468298088</text:p>
              </table:table-cell>
              <table:table-cell office:value-type="float" office:value="-0.0633148429150695">
                <text:p>-0.0633148429150695</text:p>
              </table:table-cell>
              <table:table-cell office:value-type="float" office:value="-0.0406870887692163">
                <text:p>-0.0406870887692163</text:p>
              </table:table-cell>
              <table:table-cell office:value-type="float" office:value="-0.0516032692256775">
                <text:p>-0.0516032692256775</text:p>
              </table:table-cell>
              <table:table-cell office:value-type="float" office:value="-0.0417547481070012">
                <text:p>-0.0417547481070012</text:p>
              </table:table-cell>
              <table:table-cell office:value-type="float" office:value="-0.0465428334182684">
                <text:p>-0.0465428334182684</text:p>
              </table:table-cell>
              <table:table-cell office:value-type="float" office:value="-0.0406870887692163">
                <text:p>-0.0406870887692163</text:p>
              </table:table-cell>
              <table:table-cell office:value-type="float" office:value="-0.0240821955744146">
                <text:p>-0.0240821955744146</text:p>
              </table:table-cell>
              <table:table-cell office:value-type="float" office:value="-0.063760887180131">
                <text:p>-0.063760887180131</text:p>
              </table:table-cell>
              <table:table-cell office:value-type="float" office:value="-0.0770151842911171">
                <text:p>-0.0770151842911171</text:p>
              </table:table-cell>
              <table:table-cell office:value-type="float" office:value="-0.0986437258170569">
                <text:p>-0.0986437258170569</text:p>
              </table:table-cell>
              <table:table-cell office:value-type="float" office:value="-0.127171618040592">
                <text:p>-0.127171618040592</text:p>
              </table:table-cell>
              <table:table-cell office:value-type="float" office:value="-0.145494491463912">
                <text:p>-0.145494491463912</text:p>
              </table:table-cell>
              <table:table-cell office:value-type="float" office:value="-0.166431616594955">
                <text:p>-0.166431616594955</text:p>
              </table:table-cell>
              <table:table-cell office:value-type="float" office:value="-0.194084490338851">
                <text:p>-0.194084490338851</text:p>
              </table:table-cell>
              <table:table-cell office:value-type="float" office:value="-0.201645363528069">
                <text:p>-0.201645363528069</text:p>
              </table:table-cell>
              <table:table-cell office:value-type="float" office:value="-0.204958659096611">
                <text:p>-0.204958659096611</text:p>
              </table:table-cell>
              <table:table-cell office:value-type="float" office:value="-0.192672149315594">
                <text:p>-0.192672149315594</text:p>
              </table:table-cell>
              <table:table-cell office:value-type="float" office:value="-0.172545978291032">
                <text:p>-0.172545978291032</text:p>
              </table:table-cell>
              <table:table-cell office:value-type="float" office:value="-0.161943607994389">
                <text:p>-0.161943607994389</text:p>
              </table:table-cell>
              <table:table-cell office:value-type="float" office:value="-0.0798157158199342">
                <text:p>-0.0798157158199342</text:p>
              </table:table-cell>
              <table:table-cell office:value-type="float" office:value="-0.0143581500468672">
                <text:p>-0.0143581500468672</text:p>
              </table:table-cell>
              <table:table-cell office:value-type="float" office:value="0.0297069268330303">
                <text:p>0.0297069268330303</text:p>
              </table:table-cell>
              <table:table-cell office:value-type="float" office:value="0.072232386092297">
                <text:p>0.072232386092297</text:p>
              </table:table-cell>
              <table:table-cell office:value-type="float" office:value="0.0912556234057274">
                <text:p>0.0912556234057274</text:p>
              </table:table-cell>
              <table:table-cell office:value-type="float" office:value="0.110412483411704">
                <text:p>0.110412483411704</text:p>
              </table:table-cell>
              <table:table-cell office:value-type="float" office:value="0.152427340857888">
                <text:p>0.152427340857888</text:p>
              </table:table-cell>
              <table:table-cell office:value-type="float" office:value="0.118099312077995">
                <text:p>0.118099312077995</text:p>
              </table:table-cell>
              <table:table-cell office:value-type="float" office:value="0.0567771364460055">
                <text:p>0.0567771364460055</text:p>
              </table:table-cell>
              <table:table-cell office:value-type="float" office:value="0.0511525224473814">
                <text:p>0.0511525224473814</text:p>
              </table:table-cell>
              <table:table-cell office:value-type="float" office:value="-0.0024888004036947">
                <text:p>-0.0024888004036947</text:p>
              </table:table-cell>
              <table:table-cell office:value-type="float" office:value="0.0104027603997672">
                <text:p>0.0104027603997672</text:p>
              </table:table-cell>
              <table:table-cell office:value-type="float" office:value="-0.00806762174803303">
                <text:p>-0.00806762174803303</text:p>
              </table:table-cell>
              <table:table-cell office:value-type="float" office:value="-0.0248235837250322">
                <text:p>-0.0248235837250322</text:p>
              </table:table-cell>
              <table:table-cell office:value-type="float" office:value="-0.0469218196277811">
                <text:p>-0.0469218196277811</text:p>
              </table:table-cell>
              <table:table-cell office:value-type="float" office:value="-0.0498463726450978">
                <text:p>-0.0498463726450978</text:p>
              </table:table-cell>
              <table:table-cell office:value-type="float" office:value="-0.0168134990096501">
                <text:p>-0.0168134990096501</text:p>
              </table:table-cell>
              <table:table-cell office:value-type="float" office:value="0.0270582327340359">
                <text:p>0.0270582327340359</text:p>
              </table:table-cell>
              <table:table-cell office:value-type="float" office:value="0.021338055530342">
                <text:p>0.021338055530342</text:p>
              </table:table-cell>
              <table:table-cell office:value-type="float" office:value="0.0284367034159706">
                <text:p>0.0284367034159706</text:p>
              </table:table-cell>
              <table:table-cell office:value-type="float" office:value="0.0410911964394853">
                <text:p>0.0410911964394853</text:p>
              </table:table-cell>
              <table:table-cell office:value-type="float" office:value="0.0563183630881206">
                <text:p>0.0563183630881206</text:p>
              </table:table-cell>
              <table:table-cell office:value-type="float" office:value="0.0669467896306131">
                <text:p>0.0669467896306131</text:p>
              </table:table-cell>
              <table:table-cell office:value-type="float" office:value="0.047424649928138">
                <text:p>0.047424649928138</text:p>
              </table:table-cell>
              <table:table-cell office:value-type="float" office:value="-0.00648212752792033">
                <text:p>-0.00648212752792033</text:p>
              </table:table-cell>
              <table:table-cell office:value-type="float" office:value="-0.012868926189321">
                <text:p>-0.012868926189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3cm" svg:y="4.198cm" style:legend-expansion="high" chart:style-name="ch2"/>
        <chart:plot-area chart:style-name="ch3" table:cell-range-address="Bromophenol_07_06.A9:Bromophenol_07_06.PP9" svg:x="0.32cm" svg:y="0.18cm" svg:width="12.873cm" svg:height="8.64cm">
          <chart:coordinate-region svg:x="1.185cm" svg:y="0.382cm" svg:width="12.00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romophenol_07_06.A9:Bromophenol_07_06.PP9" chart:class="chart:line">
            <chart:data-point chart:repeated="4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-0.0816700464513196">
                <text:p>-0.0816700464513196</text:p>
                <draw:g>
                  <svg:desc>Bromophenol_07_06.A9:Bromophenol_07_06.PP9</svg:desc>
                </draw:g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816700464513196">
                <text:p>-0.0816700464513196</text:p>
              </table:table-cell>
              <table:table-cell office:value-type="float" office:value="-0.0939045028683311">
                <text:p>-0.0939045028683311</text:p>
              </table:table-cell>
              <table:table-cell office:value-type="float" office:value="-0.0939045028683311">
                <text:p>-0.0939045028683311</text:p>
              </table:table-cell>
              <table:table-cell office:value-type="float" office:value="-0.0910804693473325">
                <text:p>-0.0910804693473325</text:p>
              </table:table-cell>
              <table:table-cell office:value-type="float" office:value="-0.113943352306837">
                <text:p>-0.113943352306837</text:p>
              </table:table-cell>
              <table:table-cell office:value-type="float" office:value="-0.113943352306837">
                <text:p>-0.113943352306837</text:p>
              </table:table-cell>
              <table:table-cell office:value-type="float" office:value="-0.146128035678238">
                <text:p>-0.146128035678238</text:p>
              </table:table-cell>
              <table:table-cell office:value-type="float" office:value="-0.142106761745314">
                <text:p>-0.142106761745314</text:p>
              </table:table-cell>
              <table:table-cell office:value-type="float" office:value="-0.157607853361668">
                <text:p>-0.157607853361668</text:p>
              </table:table-cell>
              <table:table-cell office:value-type="float" office:value="-0.171682140150626">
                <text:p>-0.171682140150626</text:p>
              </table:table-cell>
              <table:table-cell office:value-type="float" office:value="-0.131278914639319">
                <text:p>-0.131278914639319</text:p>
              </table:table-cell>
              <table:table-cell office:value-type="float" office:value="-0.0791812460476248">
                <text:p>-0.0791812460476248</text:p>
              </table:table-cell>
              <table:table-cell office:value-type="float" office:value="-0.0445821326527405">
                <text:p>-0.0445821326527405</text:p>
              </table:table-cell>
              <table:table-cell office:value-type="float" office:value="0">
                <text:p>0</text:p>
              </table:table-cell>
              <table:table-cell office:value-type="float" office:value="-0.0217192496932363">
                <text:p>-0.0217192496932363</text:p>
              </table:table-cell>
              <table:table-cell office:value-type="float" office:value="-0.0445821326527405">
                <text:p>-0.0445821326527405</text:p>
              </table:table-cell>
              <table:table-cell office:value-type="float" office:value="-0.0705810742857072">
                <text:p>-0.0705810742857072</text:p>
              </table:table-cell>
              <table:table-cell office:value-type="float" office:value="-0.0813049396774803">
                <text:p>-0.0813049396774803</text:p>
              </table:table-cell>
              <table:table-cell office:value-type="float" office:value="-0.094269916841848">
                <text:p>-0.094269916841848</text:p>
              </table:table-cell>
              <table:table-cell office:value-type="float" office:value="-0.101989538537331">
                <text:p>-0.101989538537331</text:p>
              </table:table-cell>
              <table:table-cell office:value-type="float" office:value="-0.0917703733556453">
                <text:p>-0.0917703733556453</text:p>
              </table:table-cell>
              <table:table-cell office:value-type="float" office:value="-0.0791812460476248">
                <text:p>-0.0791812460476248</text:p>
              </table:table-cell>
              <table:table-cell office:value-type="float" office:value="-0.101989538537331">
                <text:p>-0.101989538537331</text:p>
              </table:table-cell>
              <table:table-cell office:value-type="float" office:value="-0.0993846321359118">
                <text:p>-0.0993846321359118</text:p>
              </table:table-cell>
              <table:table-cell office:value-type="float" office:value="-0.0993846321359118">
                <text:p>-0.0993846321359118</text:p>
              </table:table-cell>
              <table:table-cell office:value-type="float" office:value="-0.0894004112293108">
                <text:p>-0.0894004112293108</text:p>
              </table:table-cell>
              <table:table-cell office:value-type="float" office:value="-0.0771659548122992">
                <text:p>-0.0771659548122992</text:p>
              </table:table-cell>
              <table:table-cell office:value-type="float" office:value="-0.0894004112293108">
                <text:p>-0.0894004112293108</text:p>
              </table:table-cell>
              <table:table-cell office:value-type="float" office:value="-0.0871501757189002">
                <text:p>-0.0871501757189002</text:p>
              </table:table-cell>
              <table:table-cell office:value-type="float" office:value="-0.0752509524191924">
                <text:p>-0.0752509524191924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106455330914287">
                <text:p>-0.106455330914287</text:p>
              </table:table-cell>
              <table:table-cell office:value-type="float" office:value="-0.0945561076145791">
                <text:p>-0.0945561076145791</text:p>
              </table:table-cell>
              <table:table-cell office:value-type="float" office:value="-0.103896133868723">
                <text:p>-0.103896133868723</text:p>
              </table:table-cell>
              <table:table-cell office:value-type="float" office:value="-0.103896133868723">
                <text:p>-0.103896133868723</text:p>
              </table:table-cell>
              <table:table-cell office:value-type="float" office:value="-0.101457640758777">
                <text:p>-0.101457640758777</text:p>
              </table:table-cell>
              <table:table-cell office:value-type="float" office:value="-0.119186407719209">
                <text:p>-0.119186407719209</text:p>
              </table:table-cell>
              <table:table-cell office:value-type="float" office:value="-0.116505569071437">
                <text:p>-0.116505569071437</text:p>
              </table:table-cell>
              <table:table-cell office:value-type="float" office:value="-0.13321126257429">
                <text:p>-0.13321126257429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03219486915064">
                <text:p>-0.103219486915064</text:p>
              </table:table-cell>
              <table:table-cell office:value-type="float" office:value="-0.103219486915064">
                <text:p>-0.103219486915064</text:p>
              </table:table-cell>
              <table:table-cell office:value-type="float" office:value="-0.0825348880552126">
                <text:p>-0.0825348880552126</text:p>
              </table:table-cell>
              <table:table-cell office:value-type="float" office:value="-0.0725506671486117">
                <text:p>-0.0725506671486117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741017205183498">
                <text:p>-0.0741017205183498</text:p>
              </table:table-cell>
              <table:table-cell office:value-type="float" office:value="-0.0927540532368986">
                <text:p>-0.0927540532368986</text:p>
              </table:table-cell>
              <table:table-cell office:value-type="float" office:value="-0.0927540532368986">
                <text:p>-0.0927540532368986</text:p>
              </table:table-cell>
              <table:table-cell office:value-type="float" office:value="-0.101026579202889">
                <text:p>-0.101026579202889</text:p>
              </table:table-cell>
              <table:table-cell office:value-type="float" office:value="-0.117113399096343">
                <text:p>-0.117113399096343</text:p>
              </table:table-cell>
              <table:table-cell office:value-type="float" office:value="-0.122406400092905">
                <text:p>-0.122406400092905</text:p>
              </table:table-cell>
              <table:table-cell office:value-type="float" office:value="-0.137383556062558">
                <text:p>-0.137383556062558</text:p>
              </table:table-cell>
              <table:table-cell office:value-type="float" office:value="-0.144682794804057">
                <text:p>-0.144682794804057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00670161881363">
                <text:p>-0.100670161881363</text:p>
              </table:table-cell>
              <table:table-cell office:value-type="float" office:value="-0.0913301356272198">
                <text:p>-0.0913301356272198</text:p>
              </table:table-cell>
              <table:table-cell office:value-type="float" office:value="-0.0656787756439777">
                <text:p>-0.0656787756439777</text:p>
              </table:table-cell>
              <table:table-cell office:value-type="float" office:value="-0.0732319135344236">
                <text:p>-0.0732319135344236</text:p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-0.111150452122667">
                <text:p>-0.111150452122667</text:p>
              </table:table-cell>
              <table:table-cell office:value-type="float" office:value="-0.131672119267268">
                <text:p>-0.131672119267268</text:p>
              </table:table-cell>
              <table:table-cell office:value-type="float" office:value="-0.138302698166281">
                <text:p>-0.138302698166281</text:p>
              </table:table-cell>
              <table:table-cell office:value-type="float" office:value="-0.129347855513355">
                <text:p>-0.129347855513355</text:p>
              </table:table-cell>
              <table:table-cell office:value-type="float" office:value="-0.133538908370218">
                <text:p>-0.133538908370218</text:p>
              </table:table-cell>
              <table:table-cell office:value-type="float" office:value="-0.120822170413468">
                <text:p>-0.120822170413468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51731913196237">
                <text:p>-0.151731913196237</text:p>
              </table:table-cell>
              <table:table-cell office:value-type="float" office:value="-0.176091259055681">
                <text:p>-0.176091259055681</text:p>
              </table:table-cell>
              <table:table-cell office:value-type="float" office:value="-0.221848749616356">
                <text:p>-0.221848749616356</text:p>
              </table:table-cell>
              <table:table-cell office:value-type="float" office:value="-0.209699860036761">
                <text:p>-0.209699860036761</text:p>
              </table:table-cell>
              <table:table-cell office:value-type="float" office:value="-0.150049457191331">
                <text:p>-0.150049457191331</text:p>
              </table:table-cell>
              <table:table-cell office:value-type="float" office:value="-0.0780831557485727">
                <text:p>-0.0780831557485727</text:p>
              </table:table-cell>
              <table:table-cell office:value-type="float" office:value="-0.0172590054415057">
                <text:p>-0.0172590054415057</text:p>
              </table:table-cell>
              <table:table-cell office:value-type="float" office:value="0.0114294617807818">
                <text:p>0.0114294617807818</text:p>
              </table:table-cell>
              <table:table-cell office:value-type="float" office:value="0.00575232888909134">
                <text:p>0.00575232888909134</text:p>
              </table:table-cell>
              <table:table-cell office:value-type="float" office:value="-0.0489864606908736">
                <text:p>-0.0489864606908736</text:p>
              </table:table-cell>
              <table:table-cell office:value-type="float" office:value="-0.0746336182969041">
                <text:p>-0.0746336182969041</text:p>
              </table:table-cell>
              <table:table-cell office:value-type="float" office:value="-0.094099035674228">
                <text:p>-0.094099035674228</text:p>
              </table:table-cell>
              <table:table-cell office:value-type="float" office:value="-0.0954837572700243">
                <text:p>-0.0954837572700243</text:p>
              </table:table-cell>
              <table:table-cell office:value-type="float" office:value="-0.101160890161715">
                <text:p>-0.101160890161715</text:p>
              </table:table-cell>
              <table:table-cell office:value-type="float" office:value="-0.0982865418368597">
                <text:p>-0.0982865418368597</text:p>
              </table:table-cell>
              <table:table-cell office:value-type="float" office:value="-0.103749437538362">
                <text:p>-0.103749437538362</text:p>
              </table:table-cell>
              <table:table-cell office:value-type="float" office:value="-0.109144469425068">
                <text:p>-0.109144469425068</text:p>
              </table:table-cell>
              <table:table-cell office:value-type="float" office:value="-0.118099312077995">
                <text:p>-0.118099312077995</text:p>
              </table:table-cell>
              <table:table-cell office:value-type="float" office:value="-0.133339278634731">
                <text:p>-0.133339278634731</text:p>
              </table:table-cell>
              <table:table-cell office:value-type="float" office:value="-0.15556959191108">
                <text:p>-0.15556959191108</text:p>
              </table:table-cell>
              <table:table-cell office:value-type="float" office:value="-0.160696931565418">
                <text:p>-0.160696931565418</text:p>
              </table:table-cell>
              <table:table-cell office:value-type="float" office:value="-0.167491087293764">
                <text:p>-0.167491087293764</text:p>
              </table:table-cell>
              <table:table-cell office:value-type="float" office:value="-0.15237698495524">
                <text:p>-0.15237698495524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0716932246550749">
                <text:p>-0.0716932246550749</text:p>
              </table:table-cell>
              <table:table-cell office:value-type="float" office:value="-0.0452275399373769">
                <text:p>-0.0452275399373769</text:p>
              </table:table-cell>
              <table:table-cell office:value-type="float" office:value="-0.0606978403536116">
                <text:p>-0.0606978403536116</text:p>
              </table:table-cell>
              <table:table-cell office:value-type="float" office:value="-0.0708558572634937">
                <text:p>-0.0708558572634937</text:p>
              </table:table-cell>
              <table:table-cell office:value-type="float" office:value="-0.0876693562731438">
                <text:p>-0.0876693562731438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116164812300795">
                <text:p>-0.116164812300795</text:p>
              </table:table-cell>
              <table:table-cell office:value-type="float" office:value="-0.133538908370217">
                <text:p>-0.133538908370217</text:p>
              </table:table-cell>
              <table:table-cell office:value-type="float" office:value="-0.144492272983979">
                <text:p>-0.144492272983979</text:p>
              </table:table-cell>
              <table:table-cell office:value-type="float" office:value="-0.12634649953269">
                <text:p>-0.12634649953269</text:p>
              </table:table-cell>
              <table:table-cell office:value-type="float" office:value="-0.105510184769974">
                <text:p>-0.105510184769974</text:p>
              </table:table-cell>
              <table:table-cell office:value-type="float" office:value="-0.0895220793858436">
                <text:p>-0.0895220793858436</text:p>
              </table:table-cell>
              <table:table-cell office:value-type="float" office:value="-0.0775140866801618">
                <text:p>-0.0775140866801618</text:p>
              </table:table-cell>
              <table:table-cell office:value-type="float" office:value="-0.249558021578877">
                <text:p>-0.249558021578877</text:p>
              </table:table-cell>
              <table:table-cell office:value-type="float" office:value="-0.1249387366083">
                <text:p>-0.1249387366083</text:p>
              </table:table-cell>
              <table:table-cell office:value-type="float" office:value="-0.145379896850845">
                <text:p>-0.145379896850845</text:p>
              </table:table-cell>
              <table:table-cell office:value-type="float" office:value="-0.164002759447942">
                <text:p>-0.164002759447942</text:p>
              </table:table-cell>
              <table:table-cell office:value-type="float" office:value="-0.179444901063269">
                <text:p>-0.179444901063269</text:p>
              </table:table-cell>
              <table:table-cell office:value-type="float" office:value="-0.152967460208544">
                <text:p>-0.152967460208544</text:p>
              </table:table-cell>
              <table:table-cell office:value-type="float" office:value="-0.0922148917996766">
                <text:p>-0.0922148917996766</text:p>
              </table:table-cell>
              <table:table-cell office:value-type="float" office:value="-0.0417913033430737">
                <text:p>-0.0417913033430737</text:p>
              </table:table-cell>
              <table:table-cell office:value-type="float" office:value="0.012468640559598">
                <text:p>0.012468640559598</text:p>
              </table:table-cell>
              <table:table-cell office:value-type="float" office:value="0.0344175648036932">
                <text:p>0.0344175648036932</text:p>
              </table:table-cell>
              <table:table-cell office:value-type="float" office:value="0.0268721464003013">
                <text:p>0.0268721464003013</text:p>
              </table:table-cell>
              <table:table-cell office:value-type="float" office:value="-0.00474643502446169">
                <text:p>-0.00474643502446169</text:p>
              </table:table-cell>
              <table:table-cell office:value-type="float" office:value="0.00998422090660092">
                <text:p>0.00998422090660092</text:p>
              </table:table-cell>
              <table:table-cell office:value-type="float" office:value="-0.00520119368580774">
                <text:p>-0.00520119368580774</text:p>
              </table:table-cell>
              <table:table-cell office:value-type="float" office:value="0.0165992618194618">
                <text:p>0.0165992618194618</text:p>
              </table:table-cell>
              <table:table-cell office:value-type="float" office:value="0.034762106259212">
                <text:p>0.034762106259212</text:p>
              </table:table-cell>
              <table:table-cell office:value-type="float" office:value="0.0362121726544447">
                <text:p>0.0362121726544447</text:p>
              </table:table-cell>
              <table:table-cell office:value-type="float" office:value="0.0444191397884128">
                <text:p>0.0444191397884128</text:p>
              </table:table-cell>
              <table:table-cell office:value-type="float" office:value="0.0401172232079825">
                <text:p>0.0401172232079825</text:p>
              </table:table-cell>
              <table:table-cell office:value-type="float" office:value="0.0140107144428147">
                <text:p>0.0140107144428147</text:p>
              </table:table-cell>
              <table:table-cell office:value-type="float" office:value="0.00729923874149942">
                <text:p>0.00729923874149942</text:p>
              </table:table-cell>
              <table:table-cell office:value-type="float" office:value="-0.0075531378904459">
                <text:p>-0.0075531378904459</text:p>
              </table:table-cell>
              <table:table-cell office:value-type="float" office:value="-0.0230653040686934">
                <text:p>-0.0230653040686934</text:p>
              </table:table-cell>
              <table:table-cell office:value-type="float" office:value="-0.0310342337399688">
                <text:p>-0.0310342337399688</text:p>
              </table:table-cell>
              <table:table-cell office:value-type="float" office:value="-0.0391521239621483">
                <text:p>-0.0391521239621483</text:p>
              </table:table-cell>
              <table:table-cell office:value-type="float" office:value="-0.0621479067488445">
                <text:p>-0.0621479067488445</text:p>
              </table:table-cell>
              <table:table-cell office:value-type="float" office:value="-0.0848215134003175">
                <text:p>-0.0848215134003175</text:p>
              </table:table-cell>
              <table:table-cell office:value-type="float" office:value="-0.0917703733556454">
                <text:p>-0.0917703733556454</text:p>
              </table:table-cell>
              <table:table-cell office:value-type="float" office:value="-0.090176630349088">
                <text:p>-0.090176630349088</text:p>
              </table:table-cell>
              <table:table-cell office:value-type="float" office:value="-0.0658172844896433">
                <text:p>-0.0658172844896433</text:p>
              </table:table-cell>
              <table:table-cell office:value-type="float" office:value="-0.0503051183113958">
                <text:p>-0.0503051183113958</text:p>
              </table:table-cell>
              <table:table-cell office:value-type="float" office:value="-0.0147232568207063">
                <text:p>-0.0147232568207063</text:p>
              </table:table-cell>
              <table:table-cell office:value-type="float" office:value="0.0294549793382756">
                <text:p>0.0294549793382756</text:p>
              </table:table-cell>
              <table:table-cell office:value-type="float" office:value="0.0669467896306132">
                <text:p>0.0669467896306132</text:p>
              </table:table-cell>
              <table:table-cell office:value-type="float" office:value="0.0750646798527926">
                <text:p>0.0750646798527926</text:p>
              </table:table-cell>
              <table:table-cell office:value-type="float" office:value="0.0599979296752854">
                <text:p>0.0599979296752854</text:p>
              </table:table-cell>
              <table:table-cell office:value-type="float" office:value="0.0457574905606751">
                <text:p>0.0457574905606751</text:p>
              </table:table-cell>
              <table:table-cell office:value-type="float" office:value="0.0644579892269185">
                <text:p>0.0644579892269185</text:p>
              </table:table-cell>
              <table:table-cell office:value-type="float" office:value="0.0746336182969042">
                <text:p>0.0746336182969042</text:p>
              </table:table-cell>
              <table:table-cell office:value-type="float" office:value="0.137383556062558">
                <text:p>0.137383556062558</text:p>
              </table:table-cell>
              <table:table-cell office:value-type="float" office:value="0.172545978291032">
                <text:p>0.172545978291032</text:p>
              </table:table-cell>
              <table:table-cell office:value-type="float" office:value="0.190331698170292">
                <text:p>0.190331698170292</text:p>
              </table:table-cell>
              <table:table-cell office:value-type="float" office:value="0.217128110943772">
                <text:p>0.217128110943772</text:p>
              </table:table-cell>
              <table:table-cell office:value-type="float" office:value="0.231949076520682">
                <text:p>0.231949076520682</text:p>
              </table:table-cell>
              <table:table-cell office:value-type="float" office:value="0.250724877352585">
                <text:p>0.250724877352585</text:p>
              </table:table-cell>
              <table:table-cell office:value-type="float" office:value="0.271066772286538">
                <text:p>0.271066772286538</text:p>
              </table:table-cell>
              <table:table-cell office:value-type="float" office:value="0.293476857773535">
                <text:p>0.293476857773535</text:p>
              </table:table-cell>
              <table:table-cell office:value-type="float" office:value="0.333214679035383">
                <text:p>0.333214679035383</text:p>
              </table:table-cell>
              <table:table-cell office:value-type="float" office:value="0.350248018334163">
                <text:p>0.350248018334163</text:p>
              </table:table-cell>
              <table:table-cell office:value-type="float" office:value="0.394147019654899">
                <text:p>0.394147019654899</text:p>
              </table:table-cell>
              <table:table-cell office:value-type="float" office:value="0.421005312740731">
                <text:p>0.421005312740731</text:p>
              </table:table-cell>
              <table:table-cell office:value-type="float" office:value="0.441208698829018">
                <text:p>0.441208698829018</text:p>
              </table:table-cell>
              <table:table-cell office:value-type="float" office:value="0.469822015978163">
                <text:p>0.469822015978163</text:p>
              </table:table-cell>
              <table:table-cell office:value-type="float" office:value="0.499397649430815">
                <text:p>0.499397649430815</text:p>
              </table:table-cell>
              <table:table-cell office:value-type="float" office:value="0.554880913632493">
                <text:p>0.554880913632493</text:p>
              </table:table-cell>
              <table:table-cell office:value-type="float" office:value="0.636822097587174">
                <text:p>0.636822097587174</text:p>
              </table:table-cell>
              <table:table-cell office:value-type="float" office:value="0.686380877027998">
                <text:p>0.686380877027998</text:p>
              </table:table-cell>
              <table:table-cell office:value-type="float" office:value="0.723103684052738">
                <text:p>0.723103684052738</text:p>
              </table:table-cell>
              <table:table-cell office:value-type="float" office:value="0.749379507813619">
                <text:p>0.749379507813619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886490725172482">
                <text:p>0.886490725172482</text:p>
              </table:table-cell>
              <table:table-cell office:value-type="float" office:value="0.834632606336092">
                <text:p>0.834632606336092</text:p>
              </table:table-cell>
              <table:table-cell office:value-type="float" office:value="0.897627091290442">
                <text:p>0.897627091290442</text:p>
              </table:table-cell>
              <table:table-cell office:value-type="float" office:value="0.8750612633917">
                <text:p>0.8750612633917</text:p>
              </table:table-cell>
              <table:table-cell office:value-type="float" office:value="0.803705354856032">
                <text:p>0.803705354856032</text:p>
              </table:table-cell>
              <table:table-cell office:value-type="float" office:value="0.746893556653202">
                <text:p>0.746893556653202</text:p>
              </table:table-cell>
              <table:table-cell office:value-type="float" office:value="0.765916793966632">
                <text:p>0.765916793966632</text:p>
              </table:table-cell>
              <table:table-cell office:value-type="float" office:value="0.80986566356085">
                <text:p>0.80986566356085</text:p>
              </table:table-cell>
              <table:table-cell office:value-type="float" office:value="0.926571082841467">
                <text:p>0.926571082841467</text:p>
              </table:table-cell>
              <table:table-cell office:value-type="float" office:value="0.948847477552619">
                <text:p>0.948847477552619</text:p>
              </table:table-cell>
              <table:table-cell office:value-type="float" office:value="0.880813592280791">
                <text:p>0.880813592280791</text:p>
              </table:table-cell>
              <table:table-cell office:value-type="float" office:value="0.914989210291651">
                <text:p>0.914989210291651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884606581297931">
                <text:p>0.884606581297931</text:p>
              </table:table-cell>
              <table:table-cell office:value-type="float" office:value="0.935759103745312">
                <text:p>0.935759103745312</text:p>
              </table:table-cell>
              <table:table-cell office:value-type="float" office:value="0.851258348719075">
                <text:p>0.851258348719075</text:p>
              </table:table-cell>
              <table:table-cell office:value-type="float" office:value="0.749379507813619">
                <text:p>0.749379507813619</text:p>
              </table:table-cell>
              <table:table-cell office:value-type="float" office:value="0.833668578233475">
                <text:p>0.833668578233475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80813592280791">
                <text:p>0.880813592280791</text:p>
              </table:table-cell>
              <table:table-cell office:value-type="float" office:value="0.8750612633917">
                <text:p>0.8750612633917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39420907122566">
                <text:p>0.839420907122566</text:p>
              </table:table-cell>
              <table:table-cell office:value-type="float" office:value="0.89209460269048">
                <text:p>0.89209460269048</text:p>
              </table:table-cell>
              <table:table-cell office:value-type="float" office:value="0.818445845242817">
                <text:p>0.818445845242817</text:p>
              </table:table-cell>
              <table:table-cell office:value-type="float" office:value="0.79987050007688">
                <text:p>0.79987050007688</text:p>
              </table:table-cell>
              <table:table-cell office:value-type="float" office:value="0.820555098936731">
                <text:p>0.820555098936731</text:p>
              </table:table-cell>
              <table:table-cell office:value-type="float" office:value="0.798354636471931">
                <text:p>0.798354636471931</text:p>
              </table:table-cell>
              <table:table-cell office:value-type="float" office:value="0.83614319736133">
                <text:p>0.83614319736133</text:p>
              </table:table-cell>
              <table:table-cell office:value-type="float" office:value="0.849507158919312">
                <text:p>0.849507158919312</text:p>
              </table:table-cell>
              <table:table-cell office:value-type="float" office:value="0.823908740944319">
                <text:p>0.823908740944319</text:p>
              </table:table-cell>
              <table:table-cell office:value-type="float" office:value="0.808717242049247">
                <text:p>0.808717242049247</text:p>
              </table:table-cell>
              <table:table-cell office:value-type="float" office:value="0.808717242049247">
                <text:p>0.808717242049247</text:p>
              </table:table-cell>
              <table:table-cell office:value-type="float" office:value="0.782388303326898">
                <text:p>0.782388303326898</text:p>
              </table:table-cell>
              <table:table-cell office:value-type="float" office:value="0.760777154314221">
                <text:p>0.760777154314221</text:p>
              </table:table-cell>
              <table:table-cell office:value-type="float" office:value="0.756322812887971">
                <text:p>0.756322812887971</text:p>
              </table:table-cell>
              <table:table-cell office:value-type="float" office:value="0.756322812887971">
                <text:p>0.756322812887971</text:p>
              </table:table-cell>
              <table:table-cell office:value-type="float" office:value="0.769551078621726">
                <text:p>0.769551078621726</text:p>
              </table:table-cell>
              <table:table-cell office:value-type="float" office:value="0.744727494896694">
                <text:p>0.744727494896694</text:p>
              </table:table-cell>
              <table:table-cell office:value-type="float" office:value="0.708018133313416">
                <text:p>0.708018133313416</text:p>
              </table:table-cell>
              <table:table-cell office:value-type="float" office:value="0.689729347601106">
                <text:p>0.689729347601106</text:p>
              </table:table-cell>
              <table:table-cell office:value-type="float" office:value="0.653212513775344">
                <text:p>0.653212513775344</text:p>
              </table:table-cell>
              <table:table-cell office:value-type="float" office:value="0.658011396657112">
                <text:p>0.658011396657112</text:p>
              </table:table-cell>
              <table:table-cell office:value-type="float" office:value="0.632023214705406">
                <text:p>0.632023214705406</text:p>
              </table:table-cell>
              <table:table-cell office:value-type="float" office:value="0.611819828617119">
                <text:p>0.611819828617119</text:p>
              </table:table-cell>
              <table:table-cell office:value-type="float" office:value="0.582754836132576">
                <text:p>0.582754836132576</text:p>
              </table:table-cell>
              <table:table-cell office:value-type="float" office:value="0.534416658674095">
                <text:p>0.534416658674095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548814479374737">
                <text:p>0.548814479374737</text:p>
              </table:table-cell>
              <table:table-cell office:value-type="float" office:value="0.546359841129861">
                <text:p>0.546359841129861</text:p>
              </table:table-cell>
              <table:table-cell office:value-type="float" office:value="0.541923375883686">
                <text:p>0.54192337588368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444635500638177">
                <text:p>0.444635500638177</text:p>
              </table:table-cell>
              <table:table-cell office:value-type="float" office:value="0.417535564735418">
                <text:p>0.417535564735418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365328640004906">
                <text:p>0.365328640004906</text:p>
              </table:table-cell>
              <table:table-cell office:value-type="float" office:value="0.387800377321158">
                <text:p>0.387800377321158</text:p>
              </table:table-cell>
              <table:table-cell office:value-type="float" office:value="0.327764248911226">
                <text:p>0.327764248911226</text:p>
              </table:table-cell>
              <table:table-cell office:value-type="float" office:value="0.344328877658153">
                <text:p>0.344328877658153</text:p>
              </table:table-cell>
              <table:table-cell office:value-type="float" office:value="0.383216751851331">
                <text:p>0.383216751851331</text:p>
              </table:table-cell>
              <table:table-cell office:value-type="float" office:value="0.458294397460179">
                <text:p>0.458294397460179</text:p>
              </table:table-cell>
              <table:table-cell office:value-type="float" office:value="0.52596982225748">
                <text:p>0.52596982225748</text:p>
              </table:table-cell>
              <table:table-cell office:value-type="float" office:value="0.486361911454575">
                <text:p>0.486361911454575</text:p>
              </table:table-cell>
              <table:table-cell office:value-type="float" office:value="0.461489431705859">
                <text:p>0.461489431705859</text:p>
              </table:table-cell>
              <table:table-cell office:value-type="float" office:value="0.354275507617206">
                <text:p>0.354275507617206</text:p>
              </table:table-cell>
              <table:table-cell office:value-type="float" office:value="0.29280966541729">
                <text:p>0.29280966541729</text:p>
              </table:table-cell>
              <table:table-cell office:value-type="float" office:value="0.287583271936735">
                <text:p>0.287583271936735</text:p>
              </table:table-cell>
              <table:table-cell office:value-type="float" office:value="0.314231452268934">
                <text:p>0.314231452268934</text:p>
              </table:table-cell>
              <table:table-cell office:value-type="float" office:value="0.288656096483883">
                <text:p>0.288656096483883</text:p>
              </table:table-cell>
              <table:table-cell office:value-type="float" office:value="0.256675719512744">
                <text:p>0.256675719512744</text:p>
              </table:table-cell>
              <table:table-cell office:value-type="float" office:value="0.207754267311019">
                <text:p>0.207754267311019</text:p>
              </table:table-cell>
              <table:table-cell office:value-type="float" office:value="0.230896878593753">
                <text:p>0.230896878593753</text:p>
              </table:table-cell>
              <table:table-cell office:value-type="float" office:value="0.241865863138244">
                <text:p>0.241865863138244</text:p>
              </table:table-cell>
              <table:table-cell office:value-type="float" office:value="0.357285919749492">
                <text:p>0.357285919749492</text:p>
              </table:table-cell>
              <table:table-cell office:value-type="float" office:value="0.432627035929956">
                <text:p>0.432627035929956</text:p>
              </table:table-cell>
              <table:table-cell office:value-type="float" office:value="0.466655821041497">
                <text:p>0.466655821041497</text:p>
              </table:table-cell>
              <table:table-cell office:value-type="float" office:value="0.453242817138943">
                <text:p>0.453242817138943</text:p>
              </table:table-cell>
              <table:table-cell office:value-type="float" office:value="0.377587097885457">
                <text:p>0.377587097885457</text:p>
              </table:table-cell>
              <table:table-cell office:value-type="float" office:value="0.323693980299925">
                <text:p>0.323693980299925</text:p>
              </table:table-cell>
              <table:table-cell office:value-type="float" office:value="0.235212711174338">
                <text:p>0.235212711174338</text:p>
              </table:table-cell>
              <table:table-cell office:value-type="float" office:value="0.179035639702462">
                <text:p>0.179035639702462</text:p>
              </table:table-cell>
              <table:table-cell office:value-type="float" office:value="0.160031482001794">
                <text:p>0.160031482001794</text:p>
              </table:table-cell>
              <table:table-cell office:value-type="float" office:value="0.180638886806402">
                <text:p>0.180638886806402</text:p>
              </table:table-cell>
              <table:table-cell office:value-type="float" office:value="0.217203844570593">
                <text:p>0.217203844570593</text:p>
              </table:table-cell>
              <table:table-cell office:value-type="float" office:value="0.236387160942932">
                <text:p>0.236387160942932</text:p>
              </table:table-cell>
              <table:table-cell office:value-type="float" office:value="0.23333635377381">
                <text:p>0.23333635377381</text:p>
              </table:table-cell>
              <table:table-cell office:value-type="float" office:value="0.180370057034956">
                <text:p>0.180370057034956</text:p>
              </table:table-cell>
              <table:table-cell office:value-type="float" office:value="0.147319516485657">
                <text:p>0.147319516485657</text:p>
              </table:table-cell>
              <table:table-cell office:value-type="float" office:value="0.138302698166281">
                <text:p>0.138302698166281</text:p>
              </table:table-cell>
              <table:table-cell office:value-type="float" office:value="0.133056626830479">
                <text:p>0.133056626830479</text:p>
              </table:table-cell>
              <table:table-cell office:value-type="float" office:value="0.143163556714499">
                <text:p>0.143163556714499</text:p>
              </table:table-cell>
              <table:table-cell office:value-type="float" office:value="0.157787648223231">
                <text:p>0.157787648223231</text:p>
              </table:table-cell>
              <table:table-cell office:value-type="float" office:value="0.149072416325019">
                <text:p>0.149072416325019</text:p>
              </table:table-cell>
              <table:table-cell office:value-type="float" office:value="0.1249387366083">
                <text:p>0.1249387366083</text:p>
              </table:table-cell>
              <table:table-cell office:value-type="float" office:value="0.112149979564793">
                <text:p>0.112149979564793</text:p>
              </table:table-cell>
              <table:table-cell office:value-type="float" office:value="0.102257593981642">
                <text:p>0.102257593981642</text:p>
              </table:table-cell>
              <table:table-cell office:value-type="float" office:value="0.0923142613189072">
                <text:p>0.0923142613189072</text:p>
              </table:table-cell>
              <table:table-cell office:value-type="float" office:value="0.0841024826368948">
                <text:p>0.0841024826368948</text:p>
              </table:table-cell>
              <table:table-cell office:value-type="float" office:value="0.0623832329436585">
                <text:p>0.0623832329436585</text:p>
              </table:table-cell>
              <table:table-cell office:value-type="float" office:value="0.0383449920762197">
                <text:p>0.0383449920762197</text:p>
              </table:table-cell>
              <table:table-cell office:value-type="float" office:value="0.0187494360128389">
                <text:p>0.0187494360128389</text:p>
              </table:table-cell>
              <table:table-cell office:value-type="float" office:value="-0.00302645463018783">
                <text:p>-0.00302645463018783</text:p>
              </table:table-cell>
              <table:table-cell office:value-type="float" office:value="0.0120645114013806">
                <text:p>0.0120645114013806</text:p>
              </table:table-cell>
              <table:table-cell office:value-type="float" office:value="0.0352323764534066">
                <text:p>0.0352323764534066</text:p>
              </table:table-cell>
              <table:table-cell office:value-type="float" office:value="0.00549747191121774">
                <text:p>0.00549747191121774</text:p>
              </table:table-cell>
              <table:table-cell office:value-type="float" office:value="-0.0127368214029325">
                <text:p>-0.0127368214029325</text:p>
              </table:table-cell>
              <table:table-cell office:value-type="float" office:value="-0.102662341897148">
                <text:p>-0.102662341897148</text:p>
              </table:table-cell>
              <table:table-cell office:value-type="float" office:value="-0.101679615965196">
                <text:p>-0.101679615965196</text:p>
              </table:table-cell>
              <table:table-cell office:value-type="float" office:value="-0.0937591323290982">
                <text:p>-0.0937591323290982</text:p>
              </table:table-cell>
              <table:table-cell office:value-type="float" office:value="-0.0843208857000359">
                <text:p>-0.0843208857000359</text:p>
              </table:table-cell>
              <table:table-cell office:value-type="float" office:value="-0.0310342337399688">
                <text:p>-0.0310342337399688</text:p>
              </table:table-cell>
              <table:table-cell office:value-type="float" office:value="-0.0277895087873085">
                <text:p>-0.0277895087873085</text:p>
              </table:table-cell>
              <table:table-cell office:value-type="float" office:value="-0.0392532991476735">
                <text:p>-0.0392532991476735</text:p>
              </table:table-cell>
              <table:table-cell office:value-type="float" office:value="-0.0795116336496395">
                <text:p>-0.0795116336496395</text:p>
              </table:table-cell>
              <table:table-cell office:value-type="float" office:value="-0.0749204390989">
                <text:p>-0.0749204390989</text:p>
              </table:table-cell>
              <table:table-cell office:value-type="float" office:value="0.0513688584328774">
                <text:p>0.0513688584328774</text:p>
              </table:table-cell>
              <table:table-cell office:value-type="float" office:value="0.0788117909152602">
                <text:p>0.0788117909152602</text:p>
              </table:table-cell>
              <table:table-cell office:value-type="float" office:value="0.226308809167989">
                <text:p>0.226308809167989</text:p>
              </table:table-cell>
              <table:table-cell office:value-type="float" office:value="0.284236201038623">
                <text:p>0.284236201038623</text:p>
              </table:table-cell>
              <table:table-cell office:value-type="float" office:value="0.246980234440357">
                <text:p>0.246980234440357</text:p>
              </table:table-cell>
              <table:table-cell office:value-type="float" office:value="0.190331698170291">
                <text:p>0.190331698170291</text:p>
              </table:table-cell>
              <table:table-cell office:value-type="float" office:value="0.0739800523618171">
                <text:p>0.0739800523618171</text:p>
              </table:table-cell>
              <table:table-cell office:value-type="float" office:value="0.0308139474142196">
                <text:p>0.0308139474142196</text:p>
              </table:table-cell>
              <table:table-cell office:value-type="float" office:value="0.0062942330976883">
                <text:p>0.0062942330976883</text:p>
              </table:table-cell>
              <table:table-cell office:value-type="float" office:value="-0.00947589188387756">
                <text:p>-0.00947589188387756</text:p>
              </table:table-cell>
              <table:table-cell office:value-type="float" office:value="-0.0157942671832319">
                <text:p>-0.0157942671832319</text:p>
              </table:table-cell>
              <table:table-cell office:value-type="float" office:value="-0.0350170487272922">
                <text:p>-0.0350170487272922</text:p>
              </table:table-cell>
              <table:table-cell office:value-type="float" office:value="-0.0507782919357259">
                <text:p>-0.0507782919357259</text:p>
              </table:table-cell>
              <table:table-cell office:value-type="float" office:value="-0.0722875380997244">
                <text:p>-0.0722875380997244</text:p>
              </table:table-cell>
              <table:table-cell office:value-type="float" office:value="-0.0893208773985047">
                <text:p>-0.0893208773985047</text:p>
              </table:table-cell>
              <table:table-cell office:value-type="float" office:value="-0.0962361657326008">
                <text:p>-0.0962361657326008</text:p>
              </table:table-cell>
              <table:table-cell office:value-type="float" office:value="-0.126605895975763">
                <text:p>-0.126605895975763</text:p>
              </table:table-cell>
              <table:table-cell office:value-type="float" office:value="-0.134698573897456">
                <text:p>-0.134698573897456</text:p>
              </table:table-cell>
              <table:table-cell office:value-type="float" office:value="-0.127292642001777">
                <text:p>-0.127292642001777</text:p>
              </table:table-cell>
              <table:table-cell office:value-type="float" office:value="-0.121125766708182">
                <text:p>-0.121125766708182</text:p>
              </table:table-cell>
              <table:table-cell office:value-type="float" office:value="-0.129260110390943">
                <text:p>-0.129260110390943</text:p>
              </table:table-cell>
              <table:table-cell office:value-type="float" office:value="-0.154060575514819">
                <text:p>-0.154060575514819</text:p>
              </table:table-cell>
              <table:table-cell office:value-type="float" office:value="-0.194802222775285">
                <text:p>-0.194802222775285</text:p>
              </table:table-cell>
              <table:table-cell office:value-type="float" office:value="-0.18748611707708">
                <text:p>-0.18748611707708</text:p>
              </table:table-cell>
              <table:table-cell office:value-type="float" office:value="-0.114719571426614">
                <text:p>-0.114719571426614</text:p>
              </table:table-cell>
              <table:table-cell office:value-type="float" office:value="-0.0710633558254454">
                <text:p>-0.0710633558254454</text:p>
              </table:table-cell>
              <table:table-cell office:value-type="float" office:value="0.0062790657419006">
                <text:p>0.0062790657419006</text:p>
              </table:table-cell>
              <table:table-cell office:value-type="float" office:value="0.0103655154718337">
                <text:p>0.0103655154718337</text:p>
              </table:table-cell>
              <table:table-cell office:value-type="float" office:value="-0.033105124157981">
                <text:p>-0.033105124157981</text:p>
              </table:table-cell>
              <table:table-cell office:value-type="float" office:value="-0.0940370511623262">
                <text:p>-0.0940370511623262</text:p>
              </table:table-cell>
              <table:table-cell office:value-type="float" office:value="-0.125555194457586">
                <text:p>-0.125555194457586</text:p>
              </table:table-cell>
              <table:table-cell office:value-type="float" office:value="-0.133021759142941">
                <text:p>-0.133021759142941</text:p>
              </table:table-cell>
              <table:table-cell office:value-type="float" office:value="-0.132753242618419">
                <text:p>-0.132753242618419</text:p>
              </table:table-cell>
              <table:table-cell office:value-type="float" office:value="-0.139368452030941">
                <text:p>-0.139368452030941</text:p>
              </table:table-cell>
              <table:table-cell office:value-type="float" office:value="-0.123835065158153">
                <text:p>-0.123835065158153</text:p>
              </table:table-cell>
              <table:table-cell office:value-type="float" office:value="-0.140102677872606">
                <text:p>-0.140102677872606</text:p>
              </table:table-cell>
              <table:table-cell office:value-type="float" office:value="-0.132625565274591">
                <text:p>-0.132625565274591</text:p>
              </table:table-cell>
              <table:table-cell office:value-type="float" office:value="-0.0990030025139002">
                <text:p>-0.0990030025139002</text:p>
              </table:table-cell>
              <table:table-cell office:value-type="float" office:value="-0.0672352615654328">
                <text:p>-0.0672352615654328</text:p>
              </table:table-cell>
              <table:table-cell office:value-type="float" office:value="-0.0533207470303995">
                <text:p>-0.0533207470303995</text:p>
              </table:table-cell>
              <table:table-cell office:value-type="float" office:value="-0.0798447977151407">
                <text:p>-0.0798447977151407</text:p>
              </table:table-cell>
              <table:table-cell office:value-type="float" office:value="-0.0904278854801361">
                <text:p>-0.0904278854801361</text:p>
              </table:table-cell>
              <table:table-cell office:value-type="float" office:value="-0.0994325437120984">
                <text:p>-0.0994325437120984</text:p>
              </table:table-cell>
              <table:table-cell office:value-type="float" office:value="-0.0752988639953791">
                <text:p>-0.0752988639953791</text:p>
              </table:table-cell>
              <table:table-cell office:value-type="float" office:value="-0.060064955600552">
                <text:p>-0.060064955600552</text:p>
              </table:table-cell>
              <table:table-cell office:value-type="float" office:value="-0.0308961871774895">
                <text:p>-0.0308961871774895</text:p>
              </table:table-cell>
              <table:table-cell office:value-type="float" office:value="-0.0329021698750881">
                <text:p>-0.0329021698750881</text:p>
              </table:table-cell>
              <table:table-cell office:value-type="float" office:value="-0.0632818355442078">
                <text:p>-0.0632818355442078</text:p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-0.0836585484023691">
                <text:p>-0.0836585484023691</text:p>
              </table:table-cell>
              <table:table-cell office:value-type="float" office:value="-0.102906739473605">
                <text:p>-0.102906739473605</text:p>
              </table:table-cell>
              <table:table-cell office:value-type="float" office:value="-0.0867343839380707">
                <text:p>-0.0867343839380707</text:p>
              </table:table-cell>
              <table:table-cell office:value-type="float" office:value="-0.1086362253859">
                <text:p>-0.1086362253859</text:p>
              </table:table-cell>
              <table:table-cell office:value-type="float" office:value="-0.109901739855652">
                <text:p>-0.109901739855652</text:p>
              </table:table-cell>
              <table:table-cell office:value-type="float" office:value="-0.136837959908008">
                <text:p>-0.136837959908008</text:p>
              </table:table-cell>
              <table:table-cell office:value-type="float" office:value="-0.167491087293764">
                <text:p>-0.167491087293764</text:p>
              </table:table-cell>
              <table:table-cell office:value-type="float" office:value="-0.17986447550882">
                <text:p>-0.17986447550882</text:p>
              </table:table-cell>
              <table:table-cell office:value-type="float" office:value="-0.186414534146029">
                <text:p>-0.186414534146029</text:p>
              </table:table-cell>
              <table:table-cell office:value-type="float" office:value="-0.171020206655766">
                <text:p>-0.171020206655766</text:p>
              </table:table-cell>
              <table:table-cell office:value-type="float" office:value="-0.136296715468683">
                <text:p>-0.136296715468683</text:p>
              </table:table-cell>
              <table:table-cell office:value-type="float" office:value="-0.114238891264756">
                <text:p>-0.114238891264756</text:p>
              </table:table-cell>
              <table:table-cell office:value-type="float" office:value="-0.0794904624949371">
                <text:p>-0.0794904624949371</text:p>
              </table:table-cell>
              <table:table-cell office:value-type="float" office:value="-0.0399033903716078">
                <text:p>-0.0399033903716078</text:p>
              </table:table-cell>
              <table:table-cell office:value-type="float" office:value="0.0280287236002435">
                <text:p>0.0280287236002435</text:p>
              </table:table-cell>
              <table:table-cell office:value-type="float" office:value="0.0401172232079824">
                <text:p>0.0401172232079824</text:p>
              </table:table-cell>
              <table:table-cell office:value-type="float" office:value="0.0688227946293686">
                <text:p>0.0688227946293686</text:p>
              </table:table-cell>
              <table:table-cell office:value-type="float" office:value="0.0741470137844808">
                <text:p>0.0741470137844808</text:p>
              </table:table-cell>
              <table:table-cell office:value-type="float" office:value="0.0231062192773443">
                <text:p>0.0231062192773443</text:p>
              </table:table-cell>
              <table:table-cell office:value-type="float" office:value="0.0244049866016341">
                <text:p>0.0244049866016341</text:p>
              </table:table-cell>
              <table:table-cell office:value-type="float" office:value="-0.00256221676460038">
                <text:p>-0.00256221676460038</text:p>
              </table:table-cell>
              <table:table-cell office:value-type="float" office:value="-0.0368713599531263">
                <text:p>-0.0368713599531263</text:p>
              </table:table-cell>
              <table:table-cell office:value-type="float" office:value="-0.0483046795745551">
                <text:p>-0.0483046795745551</text:p>
              </table:table-cell>
              <table:table-cell office:value-type="float" office:value="-0.0442976758016323">
                <text:p>-0.0442976758016323</text:p>
              </table:table-cell>
              <table:table-cell office:value-type="float" office:value="-0.0457574905606752">
                <text:p>-0.0457574905606752</text:p>
              </table:table-cell>
              <table:table-cell office:value-type="float" office:value="-0.0457574905606752">
                <text:p>-0.0457574905606752</text:p>
              </table:table-cell>
              <table:table-cell office:value-type="float" office:value="-0.0340797895722754">
                <text:p>-0.0340797895722754</text:p>
              </table:table-cell>
              <table:table-cell office:value-type="float" office:value="-0.0572266701595745">
                <text:p>-0.0572266701595745</text:p>
              </table:table-cell>
              <table:table-cell office:value-type="float" office:value="-0.0469965626762236">
                <text:p>-0.0469965626762236</text:p>
              </table:table-cell>
              <table:table-cell office:value-type="float" office:value="-0.0393706918992744">
                <text:p>-0.0393706918992744</text:p>
              </table:table-cell>
              <table:table-cell office:value-type="float" office:value="0.0157942671832319">
                <text:p>0.0157942671832319</text:p>
              </table:table-cell>
              <table:table-cell office:value-type="float" office:value="0.0380647418092975">
                <text:p>0.0380647418092975</text:p>
              </table:table-cell>
              <table:table-cell office:value-type="float" office:value="0.0447463271658128">
                <text:p>0.0447463271658128</text:p>
              </table:table-cell>
              <table:table-cell office:value-type="float" office:value="0.0392110792981382">
                <text:p>0.0392110792981382</text:p>
              </table:table-cell>
              <table:table-cell office:value-type="float" office:value="0.0173048582084705">
                <text:p>0.0173048582084705</text:p>
              </table:table-cell>
              <table:table-cell office:value-type="float" office:value="0">
                <text:p>0</text:p>
              </table:table-cell>
              <table:table-cell office:value-type="float" office:value="-0.0175851748011129">
                <text:p>-0.0175851748011129</text:p>
              </table:table-cell>
              <table:table-cell office:value-type="float" office:value="-0.034762106259212">
                <text:p>-0.034762106259212</text:p>
              </table:table-cell>
              <table:table-cell office:value-type="float" office:value="-0.0311579819903867">
                <text:p>-0.0311579819903867</text:p>
              </table:table-cell>
              <table:table-cell office:value-type="float" office:value="-0.0311579819903867">
                <text:p>-0.0311579819903867</text:p>
              </table:table-cell>
              <table:table-cell office:value-type="float" office:value="-0.00694885995532785">
                <text:p>-0.00694885995532785</text:p>
              </table:table-cell>
              <table:table-cell office:value-type="float" office:value="0.0860206705779303">
                <text:p>0.0860206705779303</text:p>
              </table:table-cell>
              <table:table-cell office:value-type="float" office:value="0.0889410833367811">
                <text:p>0.0889410833367811</text:p>
              </table:table-cell>
              <table:table-cell office:value-type="float" office:value="0.0953278819981818">
                <text:p>0.0953278819981818</text:p>
              </table:table-cell>
              <table:table-cell office:value-type="float" office:value="0.0921462232119925">
                <text:p>0.0921462232119925</text:p>
              </table:table-cell>
              <table:table-cell office:value-type="float" office:value="0.0805195968198871">
                <text:p>0.0805195968198871</text:p>
              </table:table-cell>
              <table:table-cell office:value-type="float" office:value="0.079876673709276">
                <text:p>0.079876673709276</text:p>
              </table:table-cell>
              <table:table-cell office:value-type="float" office:value="0.0805844604570629">
                <text:p>0.0805844604570629</text:p>
              </table:table-cell>
              <table:table-cell office:value-type="float" office:value="0.0755469613925307">
                <text:p>0.0755469613925307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107064012838596">
                <text:p>0.107064012838596</text:p>
              </table:table-cell>
              <table:table-cell office:value-type="float" office:value="0.0884219027825375">
                <text:p>0.0884219027825375</text:p>
              </table:table-cell>
              <table:table-cell office:value-type="float" office:value="0.0791812460476248">
                <text:p>0.0791812460476248</text:p>
              </table:table-cell>
              <table:table-cell office:value-type="float" office:value="0.044896648887539">
                <text:p>0.044896648887539</text:p>
              </table:table-cell>
              <table:table-cell office:value-type="float" office:value="-0.0040779124204394">
                <text:p>-0.0040779124204394</text:p>
              </table:table-cell>
              <table:table-cell office:value-type="float" office:value="0.00423705294325463">
                <text:p>0.00423705294325463</text:p>
              </table:table-cell>
              <table:table-cell office:value-type="float" office:value="0.0393097340099325">
                <text:p>0.0393097340099325</text:p>
              </table:table-cell>
              <table:table-cell office:value-type="float" office:value="0.0959329721417447">
                <text:p>0.0959329721417447</text:p>
              </table:table-cell>
              <table:table-cell office:value-type="float" office:value="0.129959537983351">
                <text:p>0.129959537983351</text:p>
              </table:table-cell>
              <table:table-cell office:value-type="float" office:value="0.141048510148963">
                <text:p>0.141048510148963</text:p>
              </table:table-cell>
              <table:table-cell office:value-type="float" office:value="0.106894233914657">
                <text:p>0.106894233914657</text:p>
              </table:table-cell>
              <table:table-cell office:value-type="float" office:value="0.0843208857000359">
                <text:p>0.0843208857000359</text:p>
              </table:table-cell>
              <table:table-cell office:value-type="float" office:value="0.048848567537817">
                <text:p>0.048848567537817</text:p>
              </table:table-cell>
              <table:table-cell office:value-type="float" office:value="0.0332409331386792">
                <text:p>0.0332409331386792</text:p>
              </table:table-cell>
              <table:table-cell office:value-type="float" office:value="0.0140864612786051">
                <text:p>0.0140864612786051</text:p>
              </table:table-cell>
              <table:table-cell office:value-type="float" office:value="-0.0186822129677542">
                <text:p>-0.0186822129677542</text:p>
              </table:table-cell>
              <table:table-cell office:value-type="float" office:value="-0.0409586076789064">
                <text:p>-0.0409586076789064</text:p>
              </table:table-cell>
              <table:table-cell office:value-type="float" office:value="-0.0949755132308568">
                <text:p>-0.0949755132308568</text:p>
              </table:table-cell>
              <table:table-cell office:value-type="float" office:value="-0.119186407719209">
                <text:p>-0.119186407719209</text:p>
              </table:table-cell>
              <table:table-cell office:value-type="float" office:value="-0.196705714253601">
                <text:p>-0.196705714253601</text:p>
              </table:table-cell>
              <table:table-cell office:value-type="float" office:value="-0.177551073814724">
                <text:p>-0.177551073814724</text:p>
              </table:table-cell>
              <table:table-cell office:value-type="float" office:value="-0.0969100130080565">
                <text:p>-0.0969100130080565</text:p>
              </table:table-cell>
              <table:table-cell office:value-type="float" office:value="-0.0494853630799183">
                <text:p>-0.0494853630799183</text:p>
              </table:table-cell>
              <table:table-cell office:value-type="float" office:value="0.0440967065792106">
                <text:p>0.0440967065792106</text:p>
              </table:table-cell>
              <table:table-cell office:value-type="float" office:value="0.0605491348284802">
                <text:p>0.0605491348284802</text:p>
              </table:table-cell>
              <table:table-cell office:value-type="float" office:value="0.0664337423389298">
                <text:p>0.0664337423389298</text:p>
              </table:table-cell>
              <table:table-cell office:value-type="float" office:value="0.0570385009703642">
                <text:p>0.0570385009703642</text:p>
              </table:table-cell>
              <table:table-cell office:value-type="float" office:value="0.0356178592097952">
                <text:p>0.0356178592097952</text:p>
              </table:table-cell>
              <table:table-cell office:value-type="float" office:value="-0.0398105541483504">
                <text:p>-0.0398105541483504</text:p>
              </table:table-cell>
              <table:table-cell office:value-type="float" office:value="0.10809417996057">
                <text:p>0.10809417996057</text:p>
              </table:table-cell>
              <table:table-cell office:value-type="float" office:value="0.0714944173813339">
                <text:p>0.0714944173813339</text:p>
              </table:table-cell>
              <table:table-cell office:value-type="float" office:value="0.0344175648036932">
                <text:p>0.0344175648036932</text:p>
              </table:table-cell>
              <table:table-cell office:value-type="float" office:value="-0.0398715120376923">
                <text:p>-0.0398715120376923</text:p>
              </table:table-cell>
              <table:table-cell office:value-type="float" office:value="-0.0390241079017067">
                <text:p>-0.0390241079017067</text:p>
              </table:table-cell>
              <table:table-cell office:value-type="float" office:value="-0.0584260244570054">
                <text:p>-0.0584260244570054</text:p>
              </table:table-cell>
              <table:table-cell office:value-type="float" office:value="-0.249588617547885">
                <text:p>-0.249588617547885</text:p>
              </table:table-cell>
              <table:table-cell office:value-type="float" office:value="-0.267924871506">
                <text:p>-0.267924871506</text:p>
              </table:table-cell>
              <table:table-cell office:value-type="float" office:value="0.517739105627926">
                <text:p>0.517739105627926</text:p>
              </table:table-cell>
              <table:table-cell office:value-type="float" office:value="0.505149978319906">
                <text:p>0.505149978319906</text:p>
              </table:table-cell>
              <table:table-cell office:value-type="float" office:value="0.52521996109524">
                <text:p>0.52521996109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